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5.6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56.29mm"/>
    </style:style>
    <style:style style:name="co6" style:family="table-column">
      <style:table-column-properties fo:break-before="auto" style:column-width="6.7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3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0.53mm"/>
    </style:style>
    <style:style style:name="co11" style:family="table-column">
      <style:table-column-properties fo:break-before="auto" style:column-width="20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9a870" fo:border="0.06pt solid #000000"/>
    </style:style>
    <style:style style:name="ce3" style:family="table-cell" style:parent-style-name="Default">
      <style:table-cell-properties fo:background-color="#cf3834" fo:border="0.06pt solid #000000"/>
    </style:style>
    <style:style style:name="ce426" style:family="table-cell" style:parent-style-name="Default">
      <style:table-cell-properties fo:background-color="#89c765" fo:border="0.06pt solid #000000"/>
    </style:style>
    <style:style style:name="ce4" style:family="table-cell" style:parent-style-name="Default">
      <style:table-cell-properties fo:background-color="#7477b8" fo:border="0.06pt solid #000000"/>
    </style:style>
    <style:style style:name="ce428" style:family="table-cell" style:parent-style-name="Default">
      <style:table-cell-properties fo:background-color="#87d1d1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ackground-color="#00a65d" fo:border="0.06pt solid #000000"/>
    </style:style>
    <style:style style:name="ce7" style:family="table-cell" style:parent-style-name="Default">
      <style:table-cell-properties fo:background-color="#fdc578" fo:border="0.06pt solid #000000"/>
    </style:style>
    <style:style style:name="ce432" style:family="table-cell" style:parent-style-name="Default">
      <style:table-cell-properties fo:background-color="#7477b8"/>
      <style:text-properties fo:font-weight="bold" style:font-weight-asian="bold" style:font-weight-complex="bold"/>
    </style:style>
    <style:style style:name="ce29" style:family="table-cell" style:parent-style-name="Default"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9" style:family="table-cell" style:parent-style-name="Default"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37" style:family="table-cell" style:parent-style-name="Default"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38" style:family="table-cell" style:parent-style-name="Default"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2"/>
      <style:map style:condition="cell-content()=&quot;N&quot;" style:apply-style-name="Bad" style:base-cell-address="状態一覧.B2"/>
    </style:style>
    <style:style style:name="ce11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4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45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46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5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8" style:family="table-cell" style:parent-style-name="Default">
      <style:map style:condition="cell-content()=&quot;Y&quot;" style:apply-style-name="Good" style:base-cell-address="状態一覧.B2"/>
      <style:map style:condition="cell-content()=&quot;N&quot;" style:apply-style-name="Bad" style:base-cell-address="状態一覧.B2"/>
    </style:style>
    <style:style style:name="ce17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5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51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52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53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54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55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24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25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58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D5"/>
      <style:map style:condition="cell-content()=&quot;N&quot;" style:apply-style-name="Bad" style:base-cell-address="状態一覧.D5"/>
    </style:style>
    <style:style style:name="ce60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D5"/>
      <style:map style:condition="cell-content()=&quot;N&quot;" style:apply-style-name="Bad" style:base-cell-address="状態一覧.D5"/>
    </style:style>
    <style:style style:name="ce444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62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63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64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6"/>
      <style:map style:condition="cell-content()=&quot;N&quot;" style:apply-style-name="Bad" style:base-cell-address="状態一覧.E6"/>
    </style:style>
    <style:style style:name="ce65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8"/>
      <style:map style:condition="cell-content()=&quot;N&quot;" style:apply-style-name="Bad" style:base-cell-address="状態一覧.E8"/>
    </style:style>
    <style:style style:name="ce66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11"/>
      <style:map style:condition="cell-content()=&quot;N&quot;" style:apply-style-name="Bad" style:base-cell-address="状態一覧.E11"/>
    </style:style>
    <style:style style:name="ce67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12"/>
      <style:map style:condition="cell-content()=&quot;N&quot;" style:apply-style-name="Bad" style:base-cell-address="状態一覧.E12"/>
    </style:style>
    <style:style style:name="ce68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13"/>
      <style:map style:condition="cell-content()=&quot;N&quot;" style:apply-style-name="Bad" style:base-cell-address="状態一覧.E13"/>
    </style:style>
    <style:style style:name="ce69" style:family="table-cell" style:parent-style-name="Default">
      <style:table-cell-properties fo:background-color="#bd7cb5" fo:border="0.06pt solid #000000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7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F3"/>
      <style:map style:condition="cell-content()=&quot;N&quot;" style:apply-style-name="Bad" style:base-cell-address="状態一覧.F3"/>
    </style:style>
    <style:style style:name="ce7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5"/>
      <style:map style:condition="cell-content()=&quot;N&quot;" style:apply-style-name="Bad" style:base-cell-address="状態一覧.F5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8"/>
      <style:map style:condition="cell-content()=&quot;N&quot;" style:apply-style-name="Bad" style:base-cell-address="状態一覧.F8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0"/>
      <style:map style:condition="cell-content()=&quot;N&quot;" style:apply-style-name="Bad" style:base-cell-address="状態一覧.F10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4"/>
      <style:map style:condition="cell-content()=&quot;N&quot;" style:apply-style-name="Bad" style:base-cell-address="状態一覧.F14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5"/>
      <style:map style:condition="cell-content()=&quot;N&quot;" style:apply-style-name="Bad" style:base-cell-address="状態一覧.F15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6"/>
      <style:map style:condition="cell-content()=&quot;N&quot;" style:apply-style-name="Bad" style:base-cell-address="状態一覧.F16"/>
      <style:map style:condition="cell-content()=&quot;-&quot;" style:apply-style-name="無題1" style:base-cell-address="状態一覧.F16"/>
    </style:style>
    <style:style style:name="ce78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F3"/>
      <style:map style:condition="cell-content()=&quot;N&quot;" style:apply-style-name="Bad" style:base-cell-address="状態一覧.F3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5"/>
      <style:map style:condition="cell-content()=&quot;N&quot;" style:apply-style-name="Bad" style:base-cell-address="状態一覧.G5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8"/>
      <style:map style:condition="cell-content()=&quot;N&quot;" style:apply-style-name="Bad" style:base-cell-address="状態一覧.G8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0"/>
      <style:map style:condition="cell-content()=&quot;N&quot;" style:apply-style-name="Bad" style:base-cell-address="状態一覧.G10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1"/>
      <style:map style:condition="cell-content()=&quot;N&quot;" style:apply-style-name="Bad" style:base-cell-address="状態一覧.G11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2"/>
      <style:map style:condition="cell-content()=&quot;N&quot;" style:apply-style-name="Bad" style:base-cell-address="状態一覧.G12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3"/>
      <style:map style:condition="cell-content()=&quot;N&quot;" style:apply-style-name="Bad" style:base-cell-address="状態一覧.G13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4"/>
      <style:map style:condition="cell-content()=&quot;N&quot;" style:apply-style-name="Bad" style:base-cell-address="状態一覧.G14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5"/>
      <style:map style:condition="cell-content()=&quot;N&quot;" style:apply-style-name="Bad" style:base-cell-address="状態一覧.G15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6"/>
      <style:map style:condition="cell-content()=&quot;N&quot;" style:apply-style-name="Bad" style:base-cell-address="状態一覧.G16"/>
      <style:map style:condition="cell-content()=&quot;-&quot;" style:apply-style-name="無題1" style:base-cell-address="状態一覧.G16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5"/>
      <style:map style:condition="cell-content()=&quot;N&quot;" style:apply-style-name="Bad" style:base-cell-address="状態一覧.H5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8"/>
      <style:map style:condition="cell-content()=&quot;N&quot;" style:apply-style-name="Bad" style:base-cell-address="状態一覧.H8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0"/>
      <style:map style:condition="cell-content()=&quot;N&quot;" style:apply-style-name="Bad" style:base-cell-address="状態一覧.H10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1"/>
      <style:map style:condition="cell-content()=&quot;N&quot;" style:apply-style-name="Bad" style:base-cell-address="状態一覧.H11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2"/>
      <style:map style:condition="cell-content()=&quot;N&quot;" style:apply-style-name="Bad" style:base-cell-address="状態一覧.H12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3"/>
      <style:map style:condition="cell-content()=&quot;N&quot;" style:apply-style-name="Bad" style:base-cell-address="状態一覧.H13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4"/>
      <style:map style:condition="cell-content()=&quot;N&quot;" style:apply-style-name="Bad" style:base-cell-address="状態一覧.H14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5"/>
      <style:map style:condition="cell-content()=&quot;N&quot;" style:apply-style-name="Bad" style:base-cell-address="状態一覧.H15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6"/>
      <style:map style:condition="cell-content()=&quot;N&quot;" style:apply-style-name="Bad" style:base-cell-address="状態一覧.H16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7"/>
      <style:map style:condition="cell-content()=&quot;N&quot;" style:apply-style-name="Bad" style:base-cell-address="状態一覧.H17"/>
      <style:map style:condition="cell-content()=&quot;-&quot;" style:apply-style-name="無題1" style:base-cell-address="状態一覧.H17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8"/>
      <style:map style:condition="cell-content()=&quot;N&quot;" style:apply-style-name="Bad" style:base-cell-address="状態一覧.H18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9"/>
      <style:map style:condition="cell-content()=&quot;N&quot;" style:apply-style-name="Bad" style:base-cell-address="状態一覧.H19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5"/>
      <style:map style:condition="cell-content()=&quot;N&quot;" style:apply-style-name="Bad" style:base-cell-address="状態一覧.I5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8"/>
      <style:map style:condition="cell-content()=&quot;N&quot;" style:apply-style-name="Bad" style:base-cell-address="状態一覧.I8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0"/>
      <style:map style:condition="cell-content()=&quot;N&quot;" style:apply-style-name="Bad" style:base-cell-address="状態一覧.I10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1"/>
      <style:map style:condition="cell-content()=&quot;N&quot;" style:apply-style-name="Bad" style:base-cell-address="状態一覧.I11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2"/>
      <style:map style:condition="cell-content()=&quot;N&quot;" style:apply-style-name="Bad" style:base-cell-address="状態一覧.I12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3"/>
      <style:map style:condition="cell-content()=&quot;N&quot;" style:apply-style-name="Bad" style:base-cell-address="状態一覧.I13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4"/>
      <style:map style:condition="cell-content()=&quot;N&quot;" style:apply-style-name="Bad" style:base-cell-address="状態一覧.I14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5"/>
      <style:map style:condition="cell-content()=&quot;N&quot;" style:apply-style-name="Bad" style:base-cell-address="状態一覧.I15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6"/>
      <style:map style:condition="cell-content()=&quot;N&quot;" style:apply-style-name="Bad" style:base-cell-address="状態一覧.I16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7"/>
      <style:map style:condition="cell-content()=&quot;N&quot;" style:apply-style-name="Bad" style:base-cell-address="状態一覧.I17"/>
      <style:map style:condition="cell-content()=&quot;-&quot;" style:apply-style-name="無題1" style:base-cell-address="状態一覧.I17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8"/>
      <style:map style:condition="cell-content()=&quot;N&quot;" style:apply-style-name="Bad" style:base-cell-address="状態一覧.I18"/>
    </style:style>
    <style:style style:name="ce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9"/>
      <style:map style:condition="cell-content()=&quot;N&quot;" style:apply-style-name="Bad" style:base-cell-address="状態一覧.I19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5"/>
      <style:map style:condition="cell-content()=&quot;N&quot;" style:apply-style-name="Bad" style:base-cell-address="状態一覧.J5"/>
    </style:style>
    <style:style style:name="ce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6"/>
      <style:map style:condition="cell-content()=&quot;N&quot;" style:apply-style-name="Bad" style:base-cell-address="状態一覧.J6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7"/>
      <style:map style:condition="cell-content()=&quot;N&quot;" style:apply-style-name="Bad" style:base-cell-address="状態一覧.J7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8"/>
      <style:map style:condition="cell-content()=&quot;N&quot;" style:apply-style-name="Bad" style:base-cell-address="状態一覧.J8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9"/>
      <style:map style:condition="cell-content()=&quot;N&quot;" style:apply-style-name="Bad" style:base-cell-address="状態一覧.J9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0"/>
      <style:map style:condition="cell-content()=&quot;N&quot;" style:apply-style-name="Bad" style:base-cell-address="状態一覧.J10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1"/>
      <style:map style:condition="cell-content()=&quot;N&quot;" style:apply-style-name="Bad" style:base-cell-address="状態一覧.J11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2"/>
      <style:map style:condition="cell-content()=&quot;N&quot;" style:apply-style-name="Bad" style:base-cell-address="状態一覧.J12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3"/>
      <style:map style:condition="cell-content()=&quot;N&quot;" style:apply-style-name="Bad" style:base-cell-address="状態一覧.J13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4"/>
      <style:map style:condition="cell-content()=&quot;N&quot;" style:apply-style-name="Bad" style:base-cell-address="状態一覧.J14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5"/>
      <style:map style:condition="cell-content()=&quot;N&quot;" style:apply-style-name="Bad" style:base-cell-address="状態一覧.J15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6"/>
      <style:map style:condition="cell-content()=&quot;N&quot;" style:apply-style-name="Bad" style:base-cell-address="状態一覧.J16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7"/>
      <style:map style:condition="cell-content()=&quot;N&quot;" style:apply-style-name="Bad" style:base-cell-address="状態一覧.J17"/>
      <style:map style:condition="cell-content()=&quot;-&quot;" style:apply-style-name="無題1" style:base-cell-address="状態一覧.J17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8"/>
      <style:map style:condition="cell-content()=&quot;N&quot;" style:apply-style-name="Bad" style:base-cell-address="状態一覧.J18"/>
    </style:style>
    <style:style style:name="ce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9"/>
      <style:map style:condition="cell-content()=&quot;N&quot;" style:apply-style-name="Bad" style:base-cell-address="状態一覧.J19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5"/>
      <style:map style:condition="cell-content()=&quot;N&quot;" style:apply-style-name="Bad" style:base-cell-address="状態一覧.K5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6"/>
      <style:map style:condition="cell-content()=&quot;N&quot;" style:apply-style-name="Bad" style:base-cell-address="状態一覧.K6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7"/>
      <style:map style:condition="cell-content()=&quot;N&quot;" style:apply-style-name="Bad" style:base-cell-address="状態一覧.K7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8"/>
      <style:map style:condition="cell-content()=&quot;N&quot;" style:apply-style-name="Bad" style:base-cell-address="状態一覧.K8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9"/>
      <style:map style:condition="cell-content()=&quot;N&quot;" style:apply-style-name="Bad" style:base-cell-address="状態一覧.K9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0"/>
      <style:map style:condition="cell-content()=&quot;N&quot;" style:apply-style-name="Bad" style:base-cell-address="状態一覧.K10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1"/>
      <style:map style:condition="cell-content()=&quot;N&quot;" style:apply-style-name="Bad" style:base-cell-address="状態一覧.K11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2"/>
      <style:map style:condition="cell-content()=&quot;N&quot;" style:apply-style-name="Bad" style:base-cell-address="状態一覧.K12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3"/>
      <style:map style:condition="cell-content()=&quot;N&quot;" style:apply-style-name="Bad" style:base-cell-address="状態一覧.K13"/>
    </style:style>
    <style:style style:name="ce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4"/>
      <style:map style:condition="cell-content()=&quot;N&quot;" style:apply-style-name="Bad" style:base-cell-address="状態一覧.K14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5"/>
      <style:map style:condition="cell-content()=&quot;N&quot;" style:apply-style-name="Bad" style:base-cell-address="状態一覧.K15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6"/>
      <style:map style:condition="cell-content()=&quot;N&quot;" style:apply-style-name="Bad" style:base-cell-address="状態一覧.K16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7"/>
      <style:map style:condition="cell-content()=&quot;N&quot;" style:apply-style-name="Bad" style:base-cell-address="状態一覧.K17"/>
      <style:map style:condition="cell-content()=&quot;-&quot;" style:apply-style-name="無題1" style:base-cell-address="状態一覧.K17"/>
    </style:style>
    <style:style style:name="ce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8"/>
      <style:map style:condition="cell-content()=&quot;N&quot;" style:apply-style-name="Bad" style:base-cell-address="状態一覧.K18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9"/>
      <style:map style:condition="cell-content()=&quot;N&quot;" style:apply-style-name="Bad" style:base-cell-address="状態一覧.K19"/>
    </style:style>
    <style:style style:name="ce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5"/>
      <style:map style:condition="cell-content()=&quot;N&quot;" style:apply-style-name="Bad" style:base-cell-address="状態一覧.L5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6"/>
      <style:map style:condition="cell-content()=&quot;N&quot;" style:apply-style-name="Bad" style:base-cell-address="状態一覧.L6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7"/>
      <style:map style:condition="cell-content()=&quot;N&quot;" style:apply-style-name="Bad" style:base-cell-address="状態一覧.L7"/>
    </style:style>
    <style:style style:name="ce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8"/>
      <style:map style:condition="cell-content()=&quot;N&quot;" style:apply-style-name="Bad" style:base-cell-address="状態一覧.L8"/>
    </style:style>
    <style:style style:name="ce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9"/>
      <style:map style:condition="cell-content()=&quot;N&quot;" style:apply-style-name="Bad" style:base-cell-address="状態一覧.L9"/>
    </style:style>
    <style:style style:name="ce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0"/>
      <style:map style:condition="cell-content()=&quot;N&quot;" style:apply-style-name="Bad" style:base-cell-address="状態一覧.L10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1"/>
      <style:map style:condition="cell-content()=&quot;N&quot;" style:apply-style-name="Bad" style:base-cell-address="状態一覧.L11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2"/>
      <style:map style:condition="cell-content()=&quot;N&quot;" style:apply-style-name="Bad" style:base-cell-address="状態一覧.L12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3"/>
      <style:map style:condition="cell-content()=&quot;N&quot;" style:apply-style-name="Bad" style:base-cell-address="状態一覧.L13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4"/>
      <style:map style:condition="cell-content()=&quot;N&quot;" style:apply-style-name="Bad" style:base-cell-address="状態一覧.L14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5"/>
      <style:map style:condition="cell-content()=&quot;N&quot;" style:apply-style-name="Bad" style:base-cell-address="状態一覧.L15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6"/>
      <style:map style:condition="cell-content()=&quot;N&quot;" style:apply-style-name="Bad" style:base-cell-address="状態一覧.L16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7"/>
      <style:map style:condition="cell-content()=&quot;N&quot;" style:apply-style-name="Bad" style:base-cell-address="状態一覧.L17"/>
      <style:map style:condition="cell-content()=&quot;-&quot;" style:apply-style-name="無題1" style:base-cell-address="状態一覧.L17"/>
    </style: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8"/>
      <style:map style:condition="cell-content()=&quot;N&quot;" style:apply-style-name="Bad" style:base-cell-address="状態一覧.L18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9"/>
      <style:map style:condition="cell-content()=&quot;N&quot;" style:apply-style-name="Bad" style:base-cell-address="状態一覧.L19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6"/>
      <style:map style:condition="cell-content()=&quot;N&quot;" style:apply-style-name="Bad" style:base-cell-address="状態一覧.M6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7"/>
      <style:map style:condition="cell-content()=&quot;N&quot;" style:apply-style-name="Bad" style:base-cell-address="状態一覧.M7"/>
    </style:style>
    <style:style style:name="ce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8"/>
      <style:map style:condition="cell-content()=&quot;N&quot;" style:apply-style-name="Bad" style:base-cell-address="状態一覧.M8"/>
    </style:style>
    <style:style style:name="ce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9"/>
      <style:map style:condition="cell-content()=&quot;N&quot;" style:apply-style-name="Bad" style:base-cell-address="状態一覧.M9"/>
    </style:style>
    <style:style style:name="ce1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0"/>
      <style:map style:condition="cell-content()=&quot;N&quot;" style:apply-style-name="Bad" style:base-cell-address="状態一覧.M10"/>
    </style:style>
    <style:style style:name="ce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1"/>
      <style:map style:condition="cell-content()=&quot;N&quot;" style:apply-style-name="Bad" style:base-cell-address="状態一覧.M11"/>
    </style:style>
    <style:style style:name="ce1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2"/>
      <style:map style:condition="cell-content()=&quot;N&quot;" style:apply-style-name="Bad" style:base-cell-address="状態一覧.M12"/>
    </style:style>
    <style:style style:name="ce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3"/>
      <style:map style:condition="cell-content()=&quot;N&quot;" style:apply-style-name="Bad" style:base-cell-address="状態一覧.M13"/>
    </style:style>
    <style:style style:name="ce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4"/>
      <style:map style:condition="cell-content()=&quot;N&quot;" style:apply-style-name="Bad" style:base-cell-address="状態一覧.M14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5"/>
      <style:map style:condition="cell-content()=&quot;N&quot;" style:apply-style-name="Bad" style:base-cell-address="状態一覧.M15"/>
    </style:style>
    <style:style style:name="ce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6"/>
      <style:map style:condition="cell-content()=&quot;N&quot;" style:apply-style-name="Bad" style:base-cell-address="状態一覧.M16"/>
    </style:style>
    <style:style style:name="ce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7"/>
      <style:map style:condition="cell-content()=&quot;N&quot;" style:apply-style-name="Bad" style:base-cell-address="状態一覧.M17"/>
      <style:map style:condition="cell-content()=&quot;-&quot;" style:apply-style-name="無題1" style:base-cell-address="状態一覧.M17"/>
    </style:style>
    <style:style style:name="ce1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8"/>
      <style:map style:condition="cell-content()=&quot;N&quot;" style:apply-style-name="Bad" style:base-cell-address="状態一覧.M18"/>
    </style:style>
    <style:style style:name="ce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9"/>
      <style:map style:condition="cell-content()=&quot;N&quot;" style:apply-style-name="Bad" style:base-cell-address="状態一覧.M19"/>
    </style:style>
    <style:style style:name="ce17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N4"/>
      <style:map style:condition="cell-content()=&quot;N&quot;" style:apply-style-name="Bad" style:base-cell-address="状態一覧.N4"/>
    </style:style>
    <style:style style:name="ce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5"/>
      <style:map style:condition="cell-content()=&quot;N&quot;" style:apply-style-name="Bad" style:base-cell-address="状態一覧.N5"/>
    </style:style>
    <style:style style:name="ce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4"/>
      <style:map style:condition="cell-content()=&quot;N&quot;" style:apply-style-name="Bad" style:base-cell-address="状態一覧.N14"/>
      <style:map style:condition="cell-content()=&quot;-&quot;" style:apply-style-name="無題1" style:base-cell-address="状態一覧.N14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6"/>
      <style:map style:condition="cell-content()=&quot;N&quot;" style:apply-style-name="Bad" style:base-cell-address="状態一覧.N16"/>
    </style:style>
    <style:style style:name="ce1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7"/>
      <style:map style:condition="cell-content()=&quot;N&quot;" style:apply-style-name="Bad" style:base-cell-address="状態一覧.N17"/>
      <style:map style:condition="cell-content()=&quot;-&quot;" style:apply-style-name="無題1" style:base-cell-address="状態一覧.N17"/>
    </style:style>
    <style:style style:name="ce1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8"/>
      <style:map style:condition="cell-content()=&quot;N&quot;" style:apply-style-name="Bad" style:base-cell-address="状態一覧.N18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9"/>
      <style:map style:condition="cell-content()=&quot;N&quot;" style:apply-style-name="Bad" style:base-cell-address="状態一覧.N19"/>
    </style:style>
    <style:style style:name="ce18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O4"/>
      <style:map style:condition="cell-content()=&quot;N&quot;" style:apply-style-name="Bad" style:base-cell-address="状態一覧.O4"/>
    </style:style>
    <style:style style:name="ce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5"/>
      <style:map style:condition="cell-content()=&quot;N&quot;" style:apply-style-name="Bad" style:base-cell-address="状態一覧.O5"/>
    </style:style>
    <style:style style:name="ce1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6"/>
      <style:map style:condition="cell-content()=&quot;N&quot;" style:apply-style-name="Bad" style:base-cell-address="状態一覧.O16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7"/>
      <style:map style:condition="cell-content()=&quot;N&quot;" style:apply-style-name="Bad" style:base-cell-address="状態一覧.O17"/>
      <style:map style:condition="cell-content()=&quot;-&quot;" style:apply-style-name="無題1" style:base-cell-address="状態一覧.O17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8"/>
      <style:map style:condition="cell-content()=&quot;N&quot;" style:apply-style-name="Bad" style:base-cell-address="状態一覧.O18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9"/>
      <style:map style:condition="cell-content()=&quot;N&quot;" style:apply-style-name="Bad" style:base-cell-address="状態一覧.O19"/>
    </style:style>
    <style:style style:name="ce19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P4"/>
      <style:map style:condition="cell-content()=&quot;N&quot;" style:apply-style-name="Bad" style:base-cell-address="状態一覧.P4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5"/>
      <style:map style:condition="cell-content()=&quot;N&quot;" style:apply-style-name="Bad" style:base-cell-address="状態一覧.P5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6"/>
      <style:map style:condition="cell-content()=&quot;N&quot;" style:apply-style-name="Bad" style:base-cell-address="状態一覧.P6"/>
    </style:style>
    <style:style style:name="ce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7"/>
      <style:map style:condition="cell-content()=&quot;N&quot;" style:apply-style-name="Bad" style:base-cell-address="状態一覧.P7"/>
    </style:style>
    <style:style style:name="ce1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8"/>
      <style:map style:condition="cell-content()=&quot;N&quot;" style:apply-style-name="Bad" style:base-cell-address="状態一覧.P8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9"/>
      <style:map style:condition="cell-content()=&quot;N&quot;" style:apply-style-name="Bad" style:base-cell-address="状態一覧.P9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0"/>
      <style:map style:condition="cell-content()=&quot;N&quot;" style:apply-style-name="Bad" style:base-cell-address="状態一覧.P10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1"/>
      <style:map style:condition="cell-content()=&quot;N&quot;" style:apply-style-name="Bad" style:base-cell-address="状態一覧.P11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4"/>
      <style:map style:condition="cell-content()=&quot;N&quot;" style:apply-style-name="Bad" style:base-cell-address="状態一覧.P14"/>
    </style:style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5"/>
      <style:map style:condition="cell-content()=&quot;N&quot;" style:apply-style-name="Bad" style:base-cell-address="状態一覧.P15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6"/>
      <style:map style:condition="cell-content()=&quot;N&quot;" style:apply-style-name="Bad" style:base-cell-address="状態一覧.P16"/>
    </style:style>
    <style:style style:name="ce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7"/>
      <style:map style:condition="cell-content()=&quot;N&quot;" style:apply-style-name="Bad" style:base-cell-address="状態一覧.P17"/>
      <style:map style:condition="cell-content()=&quot;-&quot;" style:apply-style-name="無題1" style:base-cell-address="状態一覧.P17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8"/>
      <style:map style:condition="cell-content()=&quot;N&quot;" style:apply-style-name="Bad" style:base-cell-address="状態一覧.P18"/>
    </style:style>
    <style:style style:name="ce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9"/>
      <style:map style:condition="cell-content()=&quot;N&quot;" style:apply-style-name="Bad" style:base-cell-address="状態一覧.P19"/>
    </style:style>
    <style:style style:name="ce21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Q4"/>
      <style:map style:condition="cell-content()=&quot;N&quot;" style:apply-style-name="Bad" style:base-cell-address="状態一覧.Q4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5"/>
      <style:map style:condition="cell-content()=&quot;N&quot;" style:apply-style-name="Bad" style:base-cell-address="状態一覧.Q5"/>
    </style:style>
    <style:style style:name="ce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6"/>
      <style:map style:condition="cell-content()=&quot;N&quot;" style:apply-style-name="Bad" style:base-cell-address="状態一覧.Q6"/>
    </style:style>
    <style:style style:name="ce2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7"/>
      <style:map style:condition="cell-content()=&quot;N&quot;" style:apply-style-name="Bad" style:base-cell-address="状態一覧.Q7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8"/>
      <style:map style:condition="cell-content()=&quot;N&quot;" style:apply-style-name="Bad" style:base-cell-address="状態一覧.Q8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9"/>
      <style:map style:condition="cell-content()=&quot;N&quot;" style:apply-style-name="Bad" style:base-cell-address="状態一覧.Q9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0"/>
      <style:map style:condition="cell-content()=&quot;N&quot;" style:apply-style-name="Bad" style:base-cell-address="状態一覧.Q10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1"/>
      <style:map style:condition="cell-content()=&quot;N&quot;" style:apply-style-name="Bad" style:base-cell-address="状態一覧.Q11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2"/>
      <style:map style:condition="cell-content()=&quot;N&quot;" style:apply-style-name="Bad" style:base-cell-address="状態一覧.Q12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3"/>
      <style:map style:condition="cell-content()=&quot;N&quot;" style:apply-style-name="Bad" style:base-cell-address="状態一覧.Q13"/>
    </style:style>
    <style:style style:name="ce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4"/>
      <style:map style:condition="cell-content()=&quot;N&quot;" style:apply-style-name="Bad" style:base-cell-address="状態一覧.Q14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5"/>
      <style:map style:condition="cell-content()=&quot;N&quot;" style:apply-style-name="Bad" style:base-cell-address="状態一覧.Q15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6"/>
      <style:map style:condition="cell-content()=&quot;N&quot;" style:apply-style-name="Bad" style:base-cell-address="状態一覧.Q16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7"/>
      <style:map style:condition="cell-content()=&quot;N&quot;" style:apply-style-name="Bad" style:base-cell-address="状態一覧.Q17"/>
      <style:map style:condition="cell-content()=&quot;-&quot;" style:apply-style-name="無題1" style:base-cell-address="状態一覧.Q17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8"/>
      <style:map style:condition="cell-content()=&quot;N&quot;" style:apply-style-name="Bad" style:base-cell-address="状態一覧.Q18"/>
    </style:style>
    <style:style style:name="ce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9"/>
      <style:map style:condition="cell-content()=&quot;N&quot;" style:apply-style-name="Bad" style:base-cell-address="状態一覧.Q19"/>
    </style:style>
    <style:style style:name="ce22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R4"/>
      <style:map style:condition="cell-content()=&quot;N&quot;" style:apply-style-name="Bad" style:base-cell-address="状態一覧.R4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5"/>
      <style:map style:condition="cell-content()=&quot;N&quot;" style:apply-style-name="Bad" style:base-cell-address="状態一覧.R5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7"/>
      <style:map style:condition="cell-content()=&quot;N&quot;" style:apply-style-name="Bad" style:base-cell-address="状態一覧.R7"/>
    </style:style>
    <style:style style:name="ce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8"/>
      <style:map style:condition="cell-content()=&quot;N&quot;" style:apply-style-name="Bad" style:base-cell-address="状態一覧.R8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9"/>
      <style:map style:condition="cell-content()=&quot;N&quot;" style:apply-style-name="Bad" style:base-cell-address="状態一覧.R9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0"/>
      <style:map style:condition="cell-content()=&quot;N&quot;" style:apply-style-name="Bad" style:base-cell-address="状態一覧.R10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1"/>
      <style:map style:condition="cell-content()=&quot;N&quot;" style:apply-style-name="Bad" style:base-cell-address="状態一覧.R11"/>
    </style:style>
    <style:style style:name="ce2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2"/>
      <style:map style:condition="cell-content()=&quot;N&quot;" style:apply-style-name="Bad" style:base-cell-address="状態一覧.R12"/>
    </style:style>
    <style:style style:name="ce2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3"/>
      <style:map style:condition="cell-content()=&quot;N&quot;" style:apply-style-name="Bad" style:base-cell-address="状態一覧.R13"/>
    </style:style>
    <style:style style:name="ce2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4"/>
      <style:map style:condition="cell-content()=&quot;N&quot;" style:apply-style-name="Bad" style:base-cell-address="状態一覧.R14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5"/>
      <style:map style:condition="cell-content()=&quot;N&quot;" style:apply-style-name="Bad" style:base-cell-address="状態一覧.R15"/>
    </style:style>
    <style:style style:name="ce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6"/>
      <style:map style:condition="cell-content()=&quot;N&quot;" style:apply-style-name="Bad" style:base-cell-address="状態一覧.R16"/>
    </style:style>
    <style:style style:name="ce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8"/>
      <style:map style:condition="cell-content()=&quot;N&quot;" style:apply-style-name="Bad" style:base-cell-address="状態一覧.R18"/>
      <style:map style:condition="cell-content()=&quot;-&quot;" style:apply-style-name="無題1" style:base-cell-address="状態一覧.R18"/>
    </style:style>
    <style:style style:name="ce2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9"/>
      <style:map style:condition="cell-content()=&quot;N&quot;" style:apply-style-name="Bad" style:base-cell-address="状態一覧.R19"/>
    </style:style>
    <style:style style:name="ce24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S4"/>
      <style:map style:condition="cell-content()=&quot;N&quot;" style:apply-style-name="Bad" style:base-cell-address="状態一覧.S4"/>
    </style:style>
    <style:style style:name="ce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5"/>
      <style:map style:condition="cell-content()=&quot;N&quot;" style:apply-style-name="Bad" style:base-cell-address="状態一覧.S5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2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7"/>
      <style:map style:condition="cell-content()=&quot;N&quot;" style:apply-style-name="Bad" style:base-cell-address="状態一覧.S7"/>
    </style:style>
    <style:style style:name="ce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8"/>
      <style:map style:condition="cell-content()=&quot;N&quot;" style:apply-style-name="Bad" style:base-cell-address="状態一覧.S8"/>
    </style:style>
    <style:style style:name="ce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9"/>
      <style:map style:condition="cell-content()=&quot;N&quot;" style:apply-style-name="Bad" style:base-cell-address="状態一覧.S9"/>
    </style:style>
    <style:style style:name="ce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0"/>
      <style:map style:condition="cell-content()=&quot;N&quot;" style:apply-style-name="Bad" style:base-cell-address="状態一覧.S1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1"/>
      <style:map style:condition="cell-content()=&quot;N&quot;" style:apply-style-name="Bad" style:base-cell-address="状態一覧.S11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2"/>
      <style:map style:condition="cell-content()=&quot;N&quot;" style:apply-style-name="Bad" style:base-cell-address="状態一覧.S12"/>
    </style:style>
    <style:style style:name="ce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3"/>
      <style:map style:condition="cell-content()=&quot;N&quot;" style:apply-style-name="Bad" style:base-cell-address="状態一覧.S13"/>
    </style:style>
    <style:style style:name="ce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4"/>
      <style:map style:condition="cell-content()=&quot;N&quot;" style:apply-style-name="Bad" style:base-cell-address="状態一覧.S14"/>
    </style:style>
    <style:style style:name="ce2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5"/>
      <style:map style:condition="cell-content()=&quot;N&quot;" style:apply-style-name="Bad" style:base-cell-address="状態一覧.S15"/>
    </style:style>
    <style:style style:name="ce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6"/>
      <style:map style:condition="cell-content()=&quot;N&quot;" style:apply-style-name="Bad" style:base-cell-address="状態一覧.S16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8"/>
      <style:map style:condition="cell-content()=&quot;N&quot;" style:apply-style-name="Bad" style:base-cell-address="状態一覧.S18"/>
      <style:map style:condition="cell-content()=&quot;-&quot;" style:apply-style-name="無題1" style:base-cell-address="状態一覧.S18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9"/>
      <style:map style:condition="cell-content()=&quot;N&quot;" style:apply-style-name="Bad" style:base-cell-address="状態一覧.S19"/>
    </style:style>
    <style:style style:name="ce26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T4"/>
      <style:map style:condition="cell-content()=&quot;N&quot;" style:apply-style-name="Bad" style:base-cell-address="状態一覧.T4"/>
    </style:style>
    <style:style style:name="ce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5"/>
      <style:map style:condition="cell-content()=&quot;N&quot;" style:apply-style-name="Bad" style:base-cell-address="状態一覧.T5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8"/>
      <style:map style:condition="cell-content()=&quot;N&quot;" style:apply-style-name="Bad" style:base-cell-address="状態一覧.T8"/>
    </style:style>
    <style:style style:name="ce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4"/>
      <style:map style:condition="cell-content()=&quot;N&quot;" style:apply-style-name="Bad" style:base-cell-address="状態一覧.T14"/>
    </style:style>
    <style:style style:name="ce2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5"/>
      <style:map style:condition="cell-content()=&quot;N&quot;" style:apply-style-name="Bad" style:base-cell-address="状態一覧.T15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6"/>
      <style:map style:condition="cell-content()=&quot;N&quot;" style:apply-style-name="Bad" style:base-cell-address="状態一覧.T16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8"/>
      <style:map style:condition="cell-content()=&quot;N&quot;" style:apply-style-name="Bad" style:base-cell-address="状態一覧.T18"/>
      <style:map style:condition="cell-content()=&quot;-&quot;" style:apply-style-name="無題1" style:base-cell-address="状態一覧.T18"/>
    </style:style>
    <style:style style:name="ce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9"/>
      <style:map style:condition="cell-content()=&quot;N&quot;" style:apply-style-name="Bad" style:base-cell-address="状態一覧.T19"/>
    </style:style>
    <style:style style:name="ce28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U4"/>
      <style:map style:condition="cell-content()=&quot;N&quot;" style:apply-style-name="Bad" style:base-cell-address="状態一覧.U4"/>
    </style:style>
    <style:style style:name="ce2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5"/>
      <style:map style:condition="cell-content()=&quot;N&quot;" style:apply-style-name="Bad" style:base-cell-address="状態一覧.U5"/>
    </style:style>
    <style:style style:name="ce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8"/>
      <style:map style:condition="cell-content()=&quot;N&quot;" style:apply-style-name="Bad" style:base-cell-address="状態一覧.U8"/>
    </style:style>
    <style:style style:name="ce2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4"/>
      <style:map style:condition="cell-content()=&quot;N&quot;" style:apply-style-name="Bad" style:base-cell-address="状態一覧.U14"/>
    </style:style>
    <style:style style:name="ce2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5"/>
      <style:map style:condition="cell-content()=&quot;N&quot;" style:apply-style-name="Bad" style:base-cell-address="状態一覧.U15"/>
    </style:style>
    <style:style style:name="ce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6"/>
      <style:map style:condition="cell-content()=&quot;N&quot;" style:apply-style-name="Bad" style:base-cell-address="状態一覧.U16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8"/>
      <style:map style:condition="cell-content()=&quot;N&quot;" style:apply-style-name="Bad" style:base-cell-address="状態一覧.U18"/>
      <style:map style:condition="cell-content()=&quot;-&quot;" style:apply-style-name="無題1" style:base-cell-address="状態一覧.U18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9"/>
      <style:map style:condition="cell-content()=&quot;N&quot;" style:apply-style-name="Bad" style:base-cell-address="状態一覧.U19"/>
    </style:style>
    <style:style style:name="ce30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V4"/>
      <style:map style:condition="cell-content()=&quot;N&quot;" style:apply-style-name="Bad" style:base-cell-address="状態一覧.V4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5"/>
      <style:map style:condition="cell-content()=&quot;N&quot;" style:apply-style-name="Bad" style:base-cell-address="状態一覧.V5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8"/>
      <style:map style:condition="cell-content()=&quot;N&quot;" style:apply-style-name="Bad" style:base-cell-address="状態一覧.V8"/>
    </style:style>
    <style:style style:name="ce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4"/>
      <style:map style:condition="cell-content()=&quot;N&quot;" style:apply-style-name="Bad" style:base-cell-address="状態一覧.V14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5"/>
      <style:map style:condition="cell-content()=&quot;N&quot;" style:apply-style-name="Bad" style:base-cell-address="状態一覧.V15"/>
    </style:style>
    <style:style style:name="ce3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6"/>
      <style:map style:condition="cell-content()=&quot;N&quot;" style:apply-style-name="Bad" style:base-cell-address="状態一覧.V16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8"/>
      <style:map style:condition="cell-content()=&quot;N&quot;" style:apply-style-name="Bad" style:base-cell-address="状態一覧.V18"/>
      <style:map style:condition="cell-content()=&quot;-&quot;" style:apply-style-name="無題1" style:base-cell-address="状態一覧.V18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9"/>
      <style:map style:condition="cell-content()=&quot;N&quot;" style:apply-style-name="Bad" style:base-cell-address="状態一覧.V19"/>
    </style:style>
    <style:style style:name="ce31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W4"/>
      <style:map style:condition="cell-content()=&quot;N&quot;" style:apply-style-name="Bad" style:base-cell-address="状態一覧.W4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5"/>
      <style:map style:condition="cell-content()=&quot;N&quot;" style:apply-style-name="Bad" style:base-cell-address="状態一覧.W5"/>
    </style:style>
    <style:style style:name="ce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8"/>
      <style:map style:condition="cell-content()=&quot;N&quot;" style:apply-style-name="Bad" style:base-cell-address="状態一覧.W8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4"/>
      <style:map style:condition="cell-content()=&quot;N&quot;" style:apply-style-name="Bad" style:base-cell-address="状態一覧.W14"/>
    </style:style>
    <style:style style:name="ce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5"/>
      <style:map style:condition="cell-content()=&quot;N&quot;" style:apply-style-name="Bad" style:base-cell-address="状態一覧.W15"/>
    </style:style>
    <style:style style:name="ce3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6"/>
      <style:map style:condition="cell-content()=&quot;N&quot;" style:apply-style-name="Bad" style:base-cell-address="状態一覧.W16"/>
    </style:style>
    <style:style style:name="ce3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8"/>
      <style:map style:condition="cell-content()=&quot;N&quot;" style:apply-style-name="Bad" style:base-cell-address="状態一覧.W18"/>
      <style:map style:condition="cell-content()=&quot;-&quot;" style:apply-style-name="無題1" style:base-cell-address="状態一覧.W18"/>
    </style:style>
    <style:style style:name="ce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9"/>
      <style:map style:condition="cell-content()=&quot;N&quot;" style:apply-style-name="Bad" style:base-cell-address="状態一覧.W19"/>
    </style:style>
    <style:style style:name="ce33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X4"/>
      <style:map style:condition="cell-content()=&quot;N&quot;" style:apply-style-name="Bad" style:base-cell-address="状態一覧.X4"/>
    </style:style>
    <style:style style:name="ce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5"/>
      <style:map style:condition="cell-content()=&quot;N&quot;" style:apply-style-name="Bad" style:base-cell-address="状態一覧.X5"/>
    </style:style>
    <style:style style:name="ce3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3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7"/>
      <style:map style:condition="cell-content()=&quot;N&quot;" style:apply-style-name="Bad" style:base-cell-address="状態一覧.X7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14"/>
      <style:map style:condition="cell-content()=&quot;N&quot;" style:apply-style-name="Bad" style:base-cell-address="状態一覧.X14"/>
      <style:map style:condition="cell-content()=&quot;-&quot;" style:apply-style-name="無題1" style:base-cell-address="状態一覧.X14"/>
    </style:style>
    <style:style style:name="ce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16"/>
      <style:map style:condition="cell-content()=&quot;N&quot;" style:apply-style-name="Bad" style:base-cell-address="状態一覧.X16"/>
    </style:style>
    <style:style style:name="ce3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18"/>
      <style:map style:condition="cell-content()=&quot;N&quot;" style:apply-style-name="Bad" style:base-cell-address="状態一覧.X18"/>
      <style:map style:condition="cell-content()=&quot;-&quot;" style:apply-style-name="無題1" style:base-cell-address="状態一覧.X18"/>
    </style:style>
    <style:style style:name="ce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19"/>
      <style:map style:condition="cell-content()=&quot;N&quot;" style:apply-style-name="Bad" style:base-cell-address="状態一覧.X19"/>
    </style:style>
    <style:style style:name="ce34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Y4"/>
      <style:map style:condition="cell-content()=&quot;N&quot;" style:apply-style-name="Bad" style:base-cell-address="状態一覧.Y4"/>
    </style:style>
    <style:style style:name="ce3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5"/>
      <style:map style:condition="cell-content()=&quot;N&quot;" style:apply-style-name="Bad" style:base-cell-address="状態一覧.Y5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3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7"/>
      <style:map style:condition="cell-content()=&quot;N&quot;" style:apply-style-name="Bad" style:base-cell-address="状態一覧.Y7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16"/>
      <style:map style:condition="cell-content()=&quot;N&quot;" style:apply-style-name="Bad" style:base-cell-address="状態一覧.Y16"/>
    </style:style>
    <style:style style:name="ce3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18"/>
      <style:map style:condition="cell-content()=&quot;N&quot;" style:apply-style-name="Bad" style:base-cell-address="状態一覧.Y18"/>
      <style:map style:condition="cell-content()=&quot;-&quot;" style:apply-style-name="無題1" style:base-cell-address="状態一覧.Y18"/>
    </style:style>
    <style:style style:name="ce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19"/>
      <style:map style:condition="cell-content()=&quot;N&quot;" style:apply-style-name="Bad" style:base-cell-address="状態一覧.Y19"/>
    </style:style>
    <style:style style:name="ce35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Z4"/>
      <style:map style:condition="cell-content()=&quot;N&quot;" style:apply-style-name="Bad" style:base-cell-address="状態一覧.Z4"/>
    </style:style>
    <style:style style:name="ce3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5"/>
      <style:map style:condition="cell-content()=&quot;N&quot;" style:apply-style-name="Bad" style:base-cell-address="状態一覧.Z5"/>
    </style:style>
    <style:style style:name="ce3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3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7"/>
      <style:map style:condition="cell-content()=&quot;N&quot;" style:apply-style-name="Bad" style:base-cell-address="状態一覧.Z7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8"/>
      <style:map style:condition="cell-content()=&quot;N&quot;" style:apply-style-name="Bad" style:base-cell-address="状態一覧.Z8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9"/>
      <style:map style:condition="cell-content()=&quot;N&quot;" style:apply-style-name="Bad" style:base-cell-address="状態一覧.Z9"/>
    </style:style>
    <style:style style:name="ce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0"/>
      <style:map style:condition="cell-content()=&quot;N&quot;" style:apply-style-name="Bad" style:base-cell-address="状態一覧.Z10"/>
    </style:style>
    <style:style style:name="ce3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1"/>
      <style:map style:condition="cell-content()=&quot;N&quot;" style:apply-style-name="Bad" style:base-cell-address="状態一覧.Z11"/>
    </style:style>
    <style:style style:name="ce3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5"/>
      <style:map style:condition="cell-content()=&quot;N&quot;" style:apply-style-name="Bad" style:base-cell-address="状態一覧.Z15"/>
    </style:style>
    <style:style style:name="ce3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6"/>
      <style:map style:condition="cell-content()=&quot;N&quot;" style:apply-style-name="Bad" style:base-cell-address="状態一覧.Z16"/>
    </style:style>
    <style:style style:name="ce3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7"/>
      <style:map style:condition="cell-content()=&quot;N&quot;" style:apply-style-name="Bad" style:base-cell-address="状態一覧.Z17"/>
      <style:map style:condition="cell-content()=&quot;-&quot;" style:apply-style-name="無題1" style:base-cell-address="状態一覧.Z17"/>
    </style:style>
    <style:style style:name="ce3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8"/>
      <style:map style:condition="cell-content()=&quot;N&quot;" style:apply-style-name="Bad" style:base-cell-address="状態一覧.Z18"/>
    </style:style>
    <style:style style:name="ce3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9"/>
      <style:map style:condition="cell-content()=&quot;N&quot;" style:apply-style-name="Bad" style:base-cell-address="状態一覧.Z19"/>
    </style:style>
    <style:style style:name="ce36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A4"/>
      <style:map style:condition="cell-content()=&quot;N&quot;" style:apply-style-name="Bad" style:base-cell-address="状態一覧.AA4"/>
    </style:style>
    <style:style style:name="ce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5"/>
      <style:map style:condition="cell-content()=&quot;N&quot;" style:apply-style-name="Bad" style:base-cell-address="状態一覧.AA5"/>
    </style:style>
    <style:style style:name="ce3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7"/>
      <style:map style:condition="cell-content()=&quot;N&quot;" style:apply-style-name="Bad" style:base-cell-address="状態一覧.AA7"/>
    </style:style>
    <style:style style:name="ce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8"/>
      <style:map style:condition="cell-content()=&quot;N&quot;" style:apply-style-name="Bad" style:base-cell-address="状態一覧.AA8"/>
    </style:style>
    <style:style style:name="ce3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9"/>
      <style:map style:condition="cell-content()=&quot;N&quot;" style:apply-style-name="Bad" style:base-cell-address="状態一覧.AA9"/>
    </style:style>
    <style:style style:name="ce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0"/>
      <style:map style:condition="cell-content()=&quot;N&quot;" style:apply-style-name="Bad" style:base-cell-address="状態一覧.AA10"/>
    </style:style>
    <style:style style:name="ce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1"/>
      <style:map style:condition="cell-content()=&quot;N&quot;" style:apply-style-name="Bad" style:base-cell-address="状態一覧.AA11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2"/>
      <style:map style:condition="cell-content()=&quot;N&quot;" style:apply-style-name="Bad" style:base-cell-address="状態一覧.AA12"/>
    </style:style>
    <style:style style:name="ce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3"/>
      <style:map style:condition="cell-content()=&quot;N&quot;" style:apply-style-name="Bad" style:base-cell-address="状態一覧.AA13"/>
    </style:style>
    <style:style style:name="ce3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4"/>
      <style:map style:condition="cell-content()=&quot;N&quot;" style:apply-style-name="Bad" style:base-cell-address="状態一覧.AA14"/>
      <style:map style:condition="cell-content()=&quot;-&quot;" style:apply-style-name="無題1" style:base-cell-address="状態一覧.AA14"/>
    </style:style>
    <style:style style:name="ce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5"/>
      <style:map style:condition="cell-content()=&quot;N&quot;" style:apply-style-name="Bad" style:base-cell-address="状態一覧.AA15"/>
    </style:style>
    <style:style style:name="ce3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6"/>
      <style:map style:condition="cell-content()=&quot;N&quot;" style:apply-style-name="Bad" style:base-cell-address="状態一覧.AA16"/>
    </style:style>
    <style:style style:name="ce3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7"/>
      <style:map style:condition="cell-content()=&quot;N&quot;" style:apply-style-name="Bad" style:base-cell-address="状態一覧.AA17"/>
      <style:map style:condition="cell-content()=&quot;-&quot;" style:apply-style-name="無題1" style:base-cell-address="状態一覧.AA17"/>
    </style:style>
    <style:style style:name="ce3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8"/>
      <style:map style:condition="cell-content()=&quot;N&quot;" style:apply-style-name="Bad" style:base-cell-address="状態一覧.AA18"/>
    </style:style>
    <style:style style:name="ce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9"/>
      <style:map style:condition="cell-content()=&quot;N&quot;" style:apply-style-name="Bad" style:base-cell-address="状態一覧.AA19"/>
    </style:style>
    <style:style style:name="ce38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B4"/>
      <style:map style:condition="cell-content()=&quot;N&quot;" style:apply-style-name="Bad" style:base-cell-address="状態一覧.AB4"/>
    </style:style>
    <style:style style:name="ce3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5"/>
      <style:map style:condition="cell-content()=&quot;N&quot;" style:apply-style-name="Bad" style:base-cell-address="状態一覧.AB5"/>
    </style:style>
    <style:style style:name="ce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8"/>
      <style:map style:condition="cell-content()=&quot;N&quot;" style:apply-style-name="Bad" style:base-cell-address="状態一覧.AB8"/>
    </style:style>
    <style:style style:name="ce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4"/>
      <style:map style:condition="cell-content()=&quot;N&quot;" style:apply-style-name="Bad" style:base-cell-address="状態一覧.AB14"/>
      <style:map style:condition="cell-content()=&quot;-&quot;" style:apply-style-name="無題1" style:base-cell-address="状態一覧.AB14"/>
    </style:style>
    <style:style style:name="ce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5"/>
      <style:map style:condition="cell-content()=&quot;N&quot;" style:apply-style-name="Bad" style:base-cell-address="状態一覧.AB15"/>
    </style:style>
    <style:style style:name="ce4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6"/>
      <style:map style:condition="cell-content()=&quot;N&quot;" style:apply-style-name="Bad" style:base-cell-address="状態一覧.AB16"/>
    </style:style>
    <style:style style:name="ce4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8"/>
      <style:map style:condition="cell-content()=&quot;N&quot;" style:apply-style-name="Bad" style:base-cell-address="状態一覧.AB18"/>
      <style:map style:condition="cell-content()=&quot;-&quot;" style:apply-style-name="無題1" style:base-cell-address="状態一覧.AB18"/>
    </style:style>
    <style:style style:name="ce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9"/>
      <style:map style:condition="cell-content()=&quot;N&quot;" style:apply-style-name="Bad" style:base-cell-address="状態一覧.AB19"/>
    </style:style>
    <style:style style:name="ce40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C4"/>
      <style:map style:condition="cell-content()=&quot;N&quot;" style:apply-style-name="Bad" style:base-cell-address="状態一覧.AC4"/>
    </style:style>
    <style:style style:name="ce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5"/>
      <style:map style:condition="cell-content()=&quot;N&quot;" style:apply-style-name="Bad" style:base-cell-address="状態一覧.AC5"/>
    </style:style>
    <style:style style:name="ce4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8"/>
      <style:map style:condition="cell-content()=&quot;N&quot;" style:apply-style-name="Bad" style:base-cell-address="状態一覧.AC8"/>
    </style:style>
    <style:style style:name="ce4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4"/>
      <style:map style:condition="cell-content()=&quot;N&quot;" style:apply-style-name="Bad" style:base-cell-address="状態一覧.AC14"/>
      <style:map style:condition="cell-content()=&quot;-&quot;" style:apply-style-name="無題1" style:base-cell-address="状態一覧.AC14"/>
    </style:style>
    <style:style style:name="ce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5"/>
      <style:map style:condition="cell-content()=&quot;N&quot;" style:apply-style-name="Bad" style:base-cell-address="状態一覧.AC15"/>
    </style:style>
    <style:style style:name="ce4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6"/>
      <style:map style:condition="cell-content()=&quot;N&quot;" style:apply-style-name="Bad" style:base-cell-address="状態一覧.AC16"/>
    </style:style>
    <style:style style:name="ce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8"/>
      <style:map style:condition="cell-content()=&quot;N&quot;" style:apply-style-name="Bad" style:base-cell-address="状態一覧.AC18"/>
      <style:map style:condition="cell-content()=&quot;-&quot;" style:apply-style-name="無題1" style:base-cell-address="状態一覧.AC18"/>
    </style:style>
    <style:style style:name="ce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9"/>
      <style:map style:condition="cell-content()=&quot;N&quot;" style:apply-style-name="Bad" style:base-cell-address="状態一覧.AC19"/>
    </style:style>
    <style:style style:name="ce42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D4"/>
      <style:map style:condition="cell-content()=&quot;N&quot;" style:apply-style-name="Bad" style:base-cell-address="状態一覧.AD4"/>
    </style:style>
    <style:style style:name="ce4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5"/>
      <style:map style:condition="cell-content()=&quot;N&quot;" style:apply-style-name="Bad" style:base-cell-address="状態一覧.AD5"/>
    </style:style>
    <style:style style:name="ce4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8"/>
      <style:map style:condition="cell-content()=&quot;N&quot;" style:apply-style-name="Bad" style:base-cell-address="状態一覧.AD8"/>
    </style:style>
    <style:style style:name="ce4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4"/>
      <style:map style:condition="cell-content()=&quot;N&quot;" style:apply-style-name="Bad" style:base-cell-address="状態一覧.AD14"/>
      <style:map style:condition="cell-content()=&quot;-&quot;" style:apply-style-name="無題1" style:base-cell-address="状態一覧.AD14"/>
    </style:style>
    <style:style style:name="ce4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5"/>
      <style:map style:condition="cell-content()=&quot;N&quot;" style:apply-style-name="Bad" style:base-cell-address="状態一覧.AD15"/>
    </style:style>
    <style:style style:name="ce4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7"/>
      <style:map style:condition="cell-content()=&quot;N&quot;" style:apply-style-name="Bad" style:base-cell-address="状態一覧.AD17"/>
      <style:map style:condition="cell-content()=&quot;-&quot;" style:apply-style-name="無題1" style:base-cell-address="状態一覧.AD17"/>
    </style:style>
    <style:style style:name="ce44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E4"/>
      <style:map style:condition="cell-content()=&quot;N&quot;" style:apply-style-name="Bad" style:base-cell-address="状態一覧.AE4"/>
    </style:style>
    <style:style style:name="ce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5"/>
      <style:map style:condition="cell-content()=&quot;N&quot;" style:apply-style-name="Bad" style:base-cell-address="状態一覧.AE5"/>
    </style:style>
    <style:style style:name="ce4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4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4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8"/>
      <style:map style:condition="cell-content()=&quot;N&quot;" style:apply-style-name="Bad" style:base-cell-address="状態一覧.AE8"/>
    </style:style>
    <style:style style:name="ce4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4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4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4"/>
      <style:map style:condition="cell-content()=&quot;N&quot;" style:apply-style-name="Bad" style:base-cell-address="状態一覧.AE14"/>
      <style:map style:condition="cell-content()=&quot;-&quot;" style:apply-style-name="無題1" style:base-cell-address="状態一覧.AE14"/>
    </style:style>
    <style:style style:name="ce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5"/>
      <style:map style:condition="cell-content()=&quot;N&quot;" style:apply-style-name="Bad" style:base-cell-address="状態一覧.AE15"/>
    </style:style>
    <style:style style:name="ce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6"/>
      <style:map style:condition="cell-content()=&quot;N&quot;" style:apply-style-name="Bad" style:base-cell-address="状態一覧.AE16"/>
    </style:style>
    <style:style style:name="ce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7"/>
      <style:map style:condition="cell-content()=&quot;N&quot;" style:apply-style-name="Bad" style:base-cell-address="状態一覧.AE17"/>
      <style:map style:condition="cell-content()=&quot;-&quot;" style:apply-style-name="無題1" style:base-cell-address="状態一覧.AE17"/>
    </style:style>
    <style:style style:name="ce61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F4"/>
      <style:map style:condition="cell-content()=&quot;N&quot;" style:apply-style-name="Bad" style:base-cell-address="状態一覧.AF4"/>
    </style:style>
    <style:style style:name="ce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5"/>
      <style:map style:condition="cell-content()=&quot;N&quot;" style:apply-style-name="Bad" style:base-cell-address="状態一覧.AF5"/>
    </style:style>
    <style:style style:name="ce6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6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8"/>
      <style:map style:condition="cell-content()=&quot;N&quot;" style:apply-style-name="Bad" style:base-cell-address="状態一覧.AF8"/>
    </style:style>
    <style:style style:name="ce6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6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6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6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7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14"/>
      <style:map style:condition="cell-content()=&quot;N&quot;" style:apply-style-name="Bad" style:base-cell-address="状態一覧.AF14"/>
      <style:map style:condition="cell-content()=&quot;-&quot;" style:apply-style-name="無題1" style:base-cell-address="状態一覧.AF14"/>
    </style:style>
    <style:style style:name="ce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15"/>
      <style:map style:condition="cell-content()=&quot;N&quot;" style:apply-style-name="Bad" style:base-cell-address="状態一覧.AF15"/>
    </style:style>
    <style:style style:name="ce7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16"/>
      <style:map style:condition="cell-content()=&quot;N&quot;" style:apply-style-name="Bad" style:base-cell-address="状態一覧.AF16"/>
    </style:style>
    <style:style style:name="ce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17"/>
      <style:map style:condition="cell-content()=&quot;N&quot;" style:apply-style-name="Bad" style:base-cell-address="状態一覧.AF17"/>
      <style:map style:condition="cell-content()=&quot;-&quot;" style:apply-style-name="無題1" style:base-cell-address="状態一覧.AF17"/>
    </style:style>
    <style:style style:name="ce72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G4"/>
      <style:map style:condition="cell-content()=&quot;N&quot;" style:apply-style-name="Bad" style:base-cell-address="状態一覧.AG4"/>
    </style:style>
    <style:style style:name="ce7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5"/>
      <style:map style:condition="cell-content()=&quot;N&quot;" style:apply-style-name="Bad" style:base-cell-address="状態一覧.AG5"/>
    </style:style>
    <style:style style:name="ce7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8"/>
      <style:map style:condition="cell-content()=&quot;N&quot;" style:apply-style-name="Bad" style:base-cell-address="状態一覧.AG8"/>
    </style:style>
    <style:style style:name="ce7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7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8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14"/>
      <style:map style:condition="cell-content()=&quot;N&quot;" style:apply-style-name="Bad" style:base-cell-address="状態一覧.AG14"/>
      <style:map style:condition="cell-content()=&quot;-&quot;" style:apply-style-name="無題1" style:base-cell-address="状態一覧.AG14"/>
    </style:style>
    <style:style style:name="ce8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15"/>
      <style:map style:condition="cell-content()=&quot;N&quot;" style:apply-style-name="Bad" style:base-cell-address="状態一覧.AG15"/>
    </style:style>
    <style:style style:name="ce8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16"/>
      <style:map style:condition="cell-content()=&quot;N&quot;" style:apply-style-name="Bad" style:base-cell-address="状態一覧.AG16"/>
    </style:style>
    <style:style style:name="ce8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17"/>
      <style:map style:condition="cell-content()=&quot;N&quot;" style:apply-style-name="Bad" style:base-cell-address="状態一覧.AG17"/>
      <style:map style:condition="cell-content()=&quot;-&quot;" style:apply-style-name="無題1" style:base-cell-address="状態一覧.AG17"/>
    </style:style>
    <style:style style:name="ce83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H4"/>
      <style:map style:condition="cell-content()=&quot;N&quot;" style:apply-style-name="Bad" style:base-cell-address="状態一覧.AH4"/>
    </style:style>
    <style:style style:name="ce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5"/>
      <style:map style:condition="cell-content()=&quot;N&quot;" style:apply-style-name="Bad" style:base-cell-address="状態一覧.AH5"/>
    </style:style>
    <style:style style:name="ce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8"/>
      <style:map style:condition="cell-content()=&quot;N&quot;" style:apply-style-name="Bad" style:base-cell-address="状態一覧.AH8"/>
    </style:style>
    <style:style style:name="ce8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14"/>
      <style:map style:condition="cell-content()=&quot;N&quot;" style:apply-style-name="Bad" style:base-cell-address="状態一覧.AH14"/>
    </style:style>
    <style:style style:name="ce8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8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17"/>
      <style:map style:condition="cell-content()=&quot;N&quot;" style:apply-style-name="Bad" style:base-cell-address="状態一覧.AH17"/>
      <style:map style:condition="cell-content()=&quot;-&quot;" style:apply-style-name="無題1" style:base-cell-address="状態一覧.AH17"/>
    </style:style>
    <style:style style:name="ce89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I4"/>
      <style:map style:condition="cell-content()=&quot;N&quot;" style:apply-style-name="Bad" style:base-cell-address="状態一覧.AI4"/>
    </style:style>
    <style:style style:name="ce9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5"/>
      <style:map style:condition="cell-content()=&quot;N&quot;" style:apply-style-name="Bad" style:base-cell-address="状態一覧.AI5"/>
    </style:style>
    <style:style style:name="ce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9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9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8"/>
      <style:map style:condition="cell-content()=&quot;N&quot;" style:apply-style-name="Bad" style:base-cell-address="状態一覧.AI8"/>
    </style:style>
    <style:style style:name="ce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14"/>
      <style:map style:condition="cell-content()=&quot;N&quot;" style:apply-style-name="Bad" style:base-cell-address="状態一覧.AI14"/>
    </style:style>
    <style:style style:name="ce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17"/>
      <style:map style:condition="cell-content()=&quot;N&quot;" style:apply-style-name="Bad" style:base-cell-address="状態一覧.AI17"/>
      <style:map style:condition="cell-content()=&quot;-&quot;" style:apply-style-name="無題1" style:base-cell-address="状態一覧.AI17"/>
    </style:style>
    <style:style style:name="ce91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J4"/>
      <style:map style:condition="cell-content()=&quot;N&quot;" style:apply-style-name="Bad" style:base-cell-address="状態一覧.AJ4"/>
    </style:style>
    <style:style style:name="ce9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5"/>
      <style:map style:condition="cell-content()=&quot;N&quot;" style:apply-style-name="Bad" style:base-cell-address="状態一覧.AJ5"/>
    </style:style>
    <style:style style:name="ce9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6"/>
      <style:map style:condition="cell-content()=&quot;N&quot;" style:apply-style-name="Bad" style:base-cell-address="状態一覧.AJ6"/>
    </style:style>
    <style:style style:name="ce9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7"/>
      <style:map style:condition="cell-content()=&quot;N&quot;" style:apply-style-name="Bad" style:base-cell-address="状態一覧.AJ7"/>
    </style:style>
    <style:style style:name="ce9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9"/>
      <style:map style:condition="cell-content()=&quot;N&quot;" style:apply-style-name="Bad" style:base-cell-address="状態一覧.AJ9"/>
    </style:style>
    <style:style style:name="ce9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0"/>
      <style:map style:condition="cell-content()=&quot;N&quot;" style:apply-style-name="Bad" style:base-cell-address="状態一覧.AJ10"/>
    </style:style>
    <style:style style:name="ce9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1"/>
      <style:map style:condition="cell-content()=&quot;N&quot;" style:apply-style-name="Bad" style:base-cell-address="状態一覧.AJ11"/>
    </style:style>
    <style:style style:name="ce9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4"/>
      <style:map style:condition="cell-content()=&quot;N&quot;" style:apply-style-name="Bad" style:base-cell-address="状態一覧.AJ14"/>
    </style:style>
    <style:style style:name="ce9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5"/>
      <style:map style:condition="cell-content()=&quot;N&quot;" style:apply-style-name="Bad" style:base-cell-address="状態一覧.AJ15"/>
    </style:style>
    <style:style style:name="ce9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6"/>
      <style:map style:condition="cell-content()=&quot;N&quot;" style:apply-style-name="Bad" style:base-cell-address="状態一覧.AJ16"/>
    </style:style>
    <style:style style:name="ce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7"/>
      <style:map style:condition="cell-content()=&quot;N&quot;" style:apply-style-name="Bad" style:base-cell-address="状態一覧.AJ17"/>
      <style:map style:condition="cell-content()=&quot;-&quot;" style:apply-style-name="無題1" style:base-cell-address="状態一覧.AJ17"/>
    </style:style>
    <style:style style:name="ce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8"/>
      <style:map style:condition="cell-content()=&quot;N&quot;" style:apply-style-name="Bad" style:base-cell-address="状態一覧.AJ18"/>
    </style:style>
    <style:style style:name="ce9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9"/>
      <style:map style:condition="cell-content()=&quot;N&quot;" style:apply-style-name="Bad" style:base-cell-address="状態一覧.AJ19"/>
    </style:style>
    <style:style style:name="ce92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K4"/>
      <style:map style:condition="cell-content()=&quot;N&quot;" style:apply-style-name="Bad" style:base-cell-address="状態一覧.AK4"/>
    </style:style>
    <style:style style:name="ce9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5"/>
      <style:map style:condition="cell-content()=&quot;N&quot;" style:apply-style-name="Bad" style:base-cell-address="状態一覧.AK5"/>
    </style:style>
    <style:style style:name="ce9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6"/>
      <style:map style:condition="cell-content()=&quot;N&quot;" style:apply-style-name="Bad" style:base-cell-address="状態一覧.AK6"/>
    </style:style>
    <style:style style:name="ce9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7"/>
      <style:map style:condition="cell-content()=&quot;N&quot;" style:apply-style-name="Bad" style:base-cell-address="状態一覧.AK7"/>
    </style:style>
    <style:style style:name="ce9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9"/>
      <style:map style:condition="cell-content()=&quot;N&quot;" style:apply-style-name="Bad" style:base-cell-address="状態一覧.AK9"/>
    </style:style>
    <style:style style:name="ce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0"/>
      <style:map style:condition="cell-content()=&quot;N&quot;" style:apply-style-name="Bad" style:base-cell-address="状態一覧.AK10"/>
    </style:style>
    <style:style style:name="ce9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1"/>
      <style:map style:condition="cell-content()=&quot;N&quot;" style:apply-style-name="Bad" style:base-cell-address="状態一覧.AK11"/>
    </style:style>
    <style:style style:name="ce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2"/>
      <style:map style:condition="cell-content()=&quot;N&quot;" style:apply-style-name="Bad" style:base-cell-address="状態一覧.AK12"/>
    </style:style>
    <style:style style:name="ce9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3"/>
      <style:map style:condition="cell-content()=&quot;N&quot;" style:apply-style-name="Bad" style:base-cell-address="状態一覧.AK13"/>
    </style:style>
    <style:style style:name="ce9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4"/>
      <style:map style:condition="cell-content()=&quot;N&quot;" style:apply-style-name="Bad" style:base-cell-address="状態一覧.AK14"/>
    </style:style>
    <style:style style:name="ce9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5"/>
      <style:map style:condition="cell-content()=&quot;N&quot;" style:apply-style-name="Bad" style:base-cell-address="状態一覧.AK15"/>
    </style:style>
    <style:style style:name="ce9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6"/>
      <style:map style:condition="cell-content()=&quot;N&quot;" style:apply-style-name="Bad" style:base-cell-address="状態一覧.AK16"/>
    </style:style>
    <style:style style:name="ce9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7"/>
      <style:map style:condition="cell-content()=&quot;N&quot;" style:apply-style-name="Bad" style:base-cell-address="状態一覧.AK17"/>
      <style:map style:condition="cell-content()=&quot;-&quot;" style:apply-style-name="無題1" style:base-cell-address="状態一覧.AK17"/>
    </style:style>
    <style:style style:name="ce9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8"/>
      <style:map style:condition="cell-content()=&quot;N&quot;" style:apply-style-name="Bad" style:base-cell-address="状態一覧.AK18"/>
    </style:style>
    <style:style style:name="ce9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9"/>
      <style:map style:condition="cell-content()=&quot;N&quot;" style:apply-style-name="Bad" style:base-cell-address="状態一覧.AK19"/>
    </style:style>
    <style:style style:name="ce94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L4"/>
      <style:map style:condition="cell-content()=&quot;N&quot;" style:apply-style-name="Bad" style:base-cell-address="状態一覧.AL4"/>
    </style:style>
    <style:style style:name="ce9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5"/>
      <style:map style:condition="cell-content()=&quot;N&quot;" style:apply-style-name="Bad" style:base-cell-address="状態一覧.AL5"/>
    </style:style>
    <style:style style:name="ce9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9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9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9"/>
      <style:map style:condition="cell-content()=&quot;N&quot;" style:apply-style-name="Bad" style:base-cell-address="状態一覧.AL9"/>
    </style:style>
    <style:style style:name="ce9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9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9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9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9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4"/>
      <style:map style:condition="cell-content()=&quot;N&quot;" style:apply-style-name="Bad" style:base-cell-address="状態一覧.AL14"/>
    </style:style>
    <style:style style:name="ce9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5"/>
      <style:map style:condition="cell-content()=&quot;N&quot;" style:apply-style-name="Bad" style:base-cell-address="状態一覧.AL15"/>
    </style:style>
    <style:style style:name="ce9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6"/>
      <style:map style:condition="cell-content()=&quot;N&quot;" style:apply-style-name="Bad" style:base-cell-address="状態一覧.AL16"/>
    </style:style>
    <style:style style:name="ce9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8"/>
      <style:map style:condition="cell-content()=&quot;N&quot;" style:apply-style-name="Bad" style:base-cell-address="状態一覧.AL18"/>
      <style:map style:condition="cell-content()=&quot;-&quot;" style:apply-style-name="無題1" style:base-cell-address="状態一覧.AL18"/>
    </style:style>
    <style:style style:name="ce9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9"/>
      <style:map style:condition="cell-content()=&quot;N&quot;" style:apply-style-name="Bad" style:base-cell-address="状態一覧.AL19"/>
    </style:style>
    <style:style style:name="ce95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M4"/>
      <style:map style:condition="cell-content()=&quot;N&quot;" style:apply-style-name="Bad" style:base-cell-address="状態一覧.AM4"/>
    </style:style>
    <style:style style:name="ce9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5"/>
      <style:map style:condition="cell-content()=&quot;N&quot;" style:apply-style-name="Bad" style:base-cell-address="状態一覧.AM5"/>
    </style:style>
    <style:style style:name="ce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9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9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9"/>
      <style:map style:condition="cell-content()=&quot;N&quot;" style:apply-style-name="Bad" style:base-cell-address="状態一覧.AM9"/>
    </style:style>
    <style:style style:name="ce9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9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9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9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9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4"/>
      <style:map style:condition="cell-content()=&quot;N&quot;" style:apply-style-name="Bad" style:base-cell-address="状態一覧.AM14"/>
    </style:style>
    <style:style style:name="ce9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5"/>
      <style:map style:condition="cell-content()=&quot;N&quot;" style:apply-style-name="Bad" style:base-cell-address="状態一覧.AM15"/>
    </style:style>
    <style:style style:name="ce9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6"/>
      <style:map style:condition="cell-content()=&quot;N&quot;" style:apply-style-name="Bad" style:base-cell-address="状態一覧.AM16"/>
    </style:style>
    <style:style style:name="ce9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8"/>
      <style:map style:condition="cell-content()=&quot;N&quot;" style:apply-style-name="Bad" style:base-cell-address="状態一覧.AM18"/>
      <style:map style:condition="cell-content()=&quot;-&quot;" style:apply-style-name="無題1" style:base-cell-address="状態一覧.AM18"/>
    </style:style>
    <style:style style:name="ce9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9"/>
      <style:map style:condition="cell-content()=&quot;N&quot;" style:apply-style-name="Bad" style:base-cell-address="状態一覧.AM19"/>
    </style:style>
    <style:style style:name="ce97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N4"/>
      <style:map style:condition="cell-content()=&quot;N&quot;" style:apply-style-name="Bad" style:base-cell-address="状態一覧.AN4"/>
    </style:style>
    <style:style style:name="ce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5"/>
      <style:map style:condition="cell-content()=&quot;N&quot;" style:apply-style-name="Bad" style:base-cell-address="状態一覧.AN5"/>
    </style:style>
    <style:style style:name="ce9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9"/>
      <style:map style:condition="cell-content()=&quot;N&quot;" style:apply-style-name="Bad" style:base-cell-address="状態一覧.AN9"/>
    </style:style>
    <style:style style:name="ce9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14"/>
      <style:map style:condition="cell-content()=&quot;N&quot;" style:apply-style-name="Bad" style:base-cell-address="状態一覧.AN14"/>
    </style:style>
    <style:style style:name="ce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15"/>
      <style:map style:condition="cell-content()=&quot;N&quot;" style:apply-style-name="Bad" style:base-cell-address="状態一覧.AN15"/>
    </style:style>
    <style:style style:name="ce9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17"/>
      <style:map style:condition="cell-content()=&quot;N&quot;" style:apply-style-name="Bad" style:base-cell-address="状態一覧.AN17"/>
    </style:style>
    <style:style style:name="ce99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O4"/>
      <style:map style:condition="cell-content()=&quot;N&quot;" style:apply-style-name="Bad" style:base-cell-address="状態一覧.AO4"/>
    </style:style>
    <style:style style:name="ce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5"/>
      <style:map style:condition="cell-content()=&quot;N&quot;" style:apply-style-name="Bad" style:base-cell-address="状態一覧.AO5"/>
    </style:style>
    <style:style style:name="ce9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9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9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9"/>
      <style:map style:condition="cell-content()=&quot;N&quot;" style:apply-style-name="Bad" style:base-cell-address="状態一覧.AO9"/>
    </style:style>
    <style:style style:name="ce9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9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1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10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14"/>
      <style:map style:condition="cell-content()=&quot;N&quot;" style:apply-style-name="Bad" style:base-cell-address="状態一覧.AO14"/>
    </style:style>
    <style:style style:name="ce1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15"/>
      <style:map style:condition="cell-content()=&quot;N&quot;" style:apply-style-name="Bad" style:base-cell-address="状態一覧.AO15"/>
    </style:style>
    <style:style style:name="ce10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10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17"/>
      <style:map style:condition="cell-content()=&quot;N&quot;" style:apply-style-name="Bad" style:base-cell-address="状態一覧.AO17"/>
    </style:style>
    <style:style style:name="ce100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P4"/>
      <style:map style:condition="cell-content()=&quot;N&quot;" style:apply-style-name="Bad" style:base-cell-address="状態一覧.AP4"/>
    </style:style>
    <style:style style:name="ce10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5"/>
      <style:map style:condition="cell-content()=&quot;N&quot;" style:apply-style-name="Bad" style:base-cell-address="状態一覧.AP5"/>
    </style:style>
    <style:style style:name="ce10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6"/>
      <style:map style:condition="cell-content()=&quot;N&quot;" style:apply-style-name="Bad" style:base-cell-address="状態一覧.AP6"/>
    </style:style>
    <style:style style:name="ce10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7"/>
      <style:map style:condition="cell-content()=&quot;N&quot;" style:apply-style-name="Bad" style:base-cell-address="状態一覧.AP7"/>
    </style:style>
    <style:style style:name="ce10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9"/>
      <style:map style:condition="cell-content()=&quot;N&quot;" style:apply-style-name="Bad" style:base-cell-address="状態一覧.AP9"/>
    </style:style>
    <style:style style:name="ce10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0"/>
      <style:map style:condition="cell-content()=&quot;N&quot;" style:apply-style-name="Bad" style:base-cell-address="状態一覧.AP10"/>
    </style:style>
    <style:style style:name="ce10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1"/>
      <style:map style:condition="cell-content()=&quot;N&quot;" style:apply-style-name="Bad" style:base-cell-address="状態一覧.AP11"/>
    </style:style>
    <style:style style:name="ce1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2"/>
      <style:map style:condition="cell-content()=&quot;N&quot;" style:apply-style-name="Bad" style:base-cell-address="状態一覧.AP12"/>
    </style:style>
    <style:style style:name="ce10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3"/>
      <style:map style:condition="cell-content()=&quot;N&quot;" style:apply-style-name="Bad" style:base-cell-address="状態一覧.AP13"/>
    </style:style>
    <style:style style:name="ce10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4"/>
      <style:map style:condition="cell-content()=&quot;N&quot;" style:apply-style-name="Bad" style:base-cell-address="状態一覧.AP14"/>
    </style:style>
    <style:style style:name="ce1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5"/>
      <style:map style:condition="cell-content()=&quot;N&quot;" style:apply-style-name="Bad" style:base-cell-address="状態一覧.AP15"/>
    </style:style>
    <style:style style:name="ce10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6"/>
      <style:map style:condition="cell-content()=&quot;N&quot;" style:apply-style-name="Bad" style:base-cell-address="状態一覧.AP16"/>
      <style:map style:condition="cell-content()=&quot;-&quot;" style:apply-style-name="無題1" style:base-cell-address="状態一覧.AP16"/>
    </style:style>
    <style:style style:name="ce101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Q4"/>
      <style:map style:condition="cell-content()=&quot;N&quot;" style:apply-style-name="Bad" style:base-cell-address="状態一覧.AQ4"/>
    </style:style>
    <style:style style:name="ce10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5"/>
      <style:map style:condition="cell-content()=&quot;N&quot;" style:apply-style-name="Bad" style:base-cell-address="状態一覧.AQ5"/>
    </style:style>
    <style:style style:name="ce10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6"/>
      <style:map style:condition="cell-content()=&quot;N&quot;" style:apply-style-name="Bad" style:base-cell-address="状態一覧.AQ6"/>
    </style:style>
    <style:style style:name="ce10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7"/>
      <style:map style:condition="cell-content()=&quot;N&quot;" style:apply-style-name="Bad" style:base-cell-address="状態一覧.AQ7"/>
    </style:style>
    <style:style style:name="ce1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9"/>
      <style:map style:condition="cell-content()=&quot;N&quot;" style:apply-style-name="Bad" style:base-cell-address="状態一覧.AQ9"/>
    </style:style>
    <style:style style:name="ce10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0"/>
      <style:map style:condition="cell-content()=&quot;N&quot;" style:apply-style-name="Bad" style:base-cell-address="状態一覧.AQ10"/>
    </style:style>
    <style:style style:name="ce10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1"/>
      <style:map style:condition="cell-content()=&quot;N&quot;" style:apply-style-name="Bad" style:base-cell-address="状態一覧.AQ11"/>
    </style:style>
    <style:style style:name="ce10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2"/>
      <style:map style:condition="cell-content()=&quot;N&quot;" style:apply-style-name="Bad" style:base-cell-address="状態一覧.AQ12"/>
    </style:style>
    <style:style style:name="ce10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3"/>
      <style:map style:condition="cell-content()=&quot;N&quot;" style:apply-style-name="Bad" style:base-cell-address="状態一覧.AQ13"/>
    </style:style>
    <style:style style:name="ce10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4"/>
      <style:map style:condition="cell-content()=&quot;N&quot;" style:apply-style-name="Bad" style:base-cell-address="状態一覧.AQ14"/>
    </style:style>
    <style:style style:name="ce10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5"/>
      <style:map style:condition="cell-content()=&quot;N&quot;" style:apply-style-name="Bad" style:base-cell-address="状態一覧.AQ15"/>
    </style:style>
    <style:style style:name="ce10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6"/>
      <style:map style:condition="cell-content()=&quot;N&quot;" style:apply-style-name="Bad" style:base-cell-address="状態一覧.AQ16"/>
      <style:map style:condition="cell-content()=&quot;-&quot;" style:apply-style-name="無題1" style:base-cell-address="状態一覧.AQ16"/>
    </style:style>
    <style:style style:name="ce103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R4"/>
      <style:map style:condition="cell-content()=&quot;N&quot;" style:apply-style-name="Bad" style:base-cell-address="状態一覧.AR4"/>
    </style:style>
    <style:style style:name="ce10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5"/>
      <style:map style:condition="cell-content()=&quot;N&quot;" style:apply-style-name="Bad" style:base-cell-address="状態一覧.AR5"/>
    </style:style>
    <style:style style:name="ce1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6"/>
      <style:map style:condition="cell-content()=&quot;N&quot;" style:apply-style-name="Bad" style:base-cell-address="状態一覧.AR6"/>
    </style:style>
    <style:style style:name="ce10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7"/>
      <style:map style:condition="cell-content()=&quot;N&quot;" style:apply-style-name="Bad" style:base-cell-address="状態一覧.AR7"/>
    </style:style>
    <style:style style:name="ce10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8"/>
      <style:map style:condition="cell-content()=&quot;N&quot;" style:apply-style-name="Bad" style:base-cell-address="状態一覧.AR8"/>
    </style:style>
    <style:style style:name="ce10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9"/>
      <style:map style:condition="cell-content()=&quot;N&quot;" style:apply-style-name="Bad" style:base-cell-address="状態一覧.AR9"/>
    </style:style>
    <style:style style:name="ce10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14"/>
      <style:map style:condition="cell-content()=&quot;N&quot;" style:apply-style-name="Bad" style:base-cell-address="状態一覧.AR14"/>
    </style:style>
    <style:style style:name="ce103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S4"/>
      <style:map style:condition="cell-content()=&quot;N&quot;" style:apply-style-name="Bad" style:base-cell-address="状態一覧.AS4"/>
    </style:style>
    <style:style style:name="ce10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5"/>
      <style:map style:condition="cell-content()=&quot;N&quot;" style:apply-style-name="Bad" style:base-cell-address="状態一覧.AS5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6"/>
      <style:map style:condition="cell-content()=&quot;N&quot;" style:apply-style-name="Bad" style:base-cell-address="状態一覧.AS6"/>
    </style:style>
    <style:style style:name="ce10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7"/>
      <style:map style:condition="cell-content()=&quot;N&quot;" style:apply-style-name="Bad" style:base-cell-address="状態一覧.AS7"/>
    </style:style>
    <style:style style:name="ce10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8"/>
      <style:map style:condition="cell-content()=&quot;N&quot;" style:apply-style-name="Bad" style:base-cell-address="状態一覧.AS8"/>
    </style:style>
    <style:style style:name="ce1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9"/>
      <style:map style:condition="cell-content()=&quot;N&quot;" style:apply-style-name="Bad" style:base-cell-address="状態一覧.AS9"/>
    </style:style>
    <style:style style:name="ce10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14"/>
      <style:map style:condition="cell-content()=&quot;N&quot;" style:apply-style-name="Bad" style:base-cell-address="状態一覧.AS14"/>
    </style:style>
    <style:style style:name="ce10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16"/>
      <style:map style:condition="cell-content()=&quot;N&quot;" style:apply-style-name="Bad" style:base-cell-address="状態一覧.AS16"/>
    </style:style>
    <style:style style:name="ce10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6"/>
      <style:map style:condition="cell-content()=&quot;N&quot;" style:apply-style-name="Bad" style:base-cell-address="状態一覧.AQ16"/>
      <style:map style:condition="cell-content()=&quot;-&quot;" style:apply-style-name="無題1" style:base-cell-address="状態一覧.AQ16"/>
    </style:style>
    <style:style style:name="ce104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T4"/>
      <style:map style:condition="cell-content()=&quot;N&quot;" style:apply-style-name="Bad" style:base-cell-address="状態一覧.AT4"/>
    </style:style>
    <style:style style:name="ce10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9"/>
      <style:map style:condition="cell-content()=&quot;N&quot;" style:apply-style-name="Bad" style:base-cell-address="状態一覧.AT9"/>
    </style:style>
    <style:style style:name="ce10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0"/>
      <style:map style:condition="cell-content()=&quot;N&quot;" style:apply-style-name="Bad" style:base-cell-address="状態一覧.AT10"/>
    </style:style>
    <style:style style:name="ce10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1"/>
      <style:map style:condition="cell-content()=&quot;N&quot;" style:apply-style-name="Bad" style:base-cell-address="状態一覧.AT11"/>
    </style:style>
    <style:style style:name="ce1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4"/>
      <style:map style:condition="cell-content()=&quot;N&quot;" style:apply-style-name="Bad" style:base-cell-address="状態一覧.AT14"/>
    </style:style>
    <style:style style:name="ce10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5"/>
      <style:map style:condition="cell-content()=&quot;N&quot;" style:apply-style-name="Bad" style:base-cell-address="状態一覧.AT15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6"/>
      <style:map style:condition="cell-content()=&quot;N&quot;" style:apply-style-name="Bad" style:base-cell-address="状態一覧.AT16"/>
    </style:style>
    <style:style style:name="ce10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7"/>
      <style:map style:condition="cell-content()=&quot;N&quot;" style:apply-style-name="Bad" style:base-cell-address="状態一覧.AT17"/>
      <style:map style:condition="cell-content()=&quot;-&quot;" style:apply-style-name="無題1" style:base-cell-address="状態一覧.AT17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8"/>
      <style:map style:condition="cell-content()=&quot;N&quot;" style:apply-style-name="Bad" style:base-cell-address="状態一覧.AT18"/>
    </style:style>
    <style:style style:name="ce10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9"/>
      <style:map style:condition="cell-content()=&quot;N&quot;" style:apply-style-name="Bad" style:base-cell-address="状態一覧.AT19"/>
    </style:style>
    <style:style style:name="ce105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U4"/>
      <style:map style:condition="cell-content()=&quot;N&quot;" style:apply-style-name="Bad" style:base-cell-address="状態一覧.AU4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5"/>
      <style:map style:condition="cell-content()=&quot;N&quot;" style:apply-style-name="Bad" style:base-cell-address="状態一覧.AU5"/>
    </style:style>
    <style:style style:name="ce1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9"/>
      <style:map style:condition="cell-content()=&quot;N&quot;" style:apply-style-name="Bad" style:base-cell-address="状態一覧.AU9"/>
    </style:style>
    <style:style style:name="ce10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0"/>
      <style:map style:condition="cell-content()=&quot;N&quot;" style:apply-style-name="Bad" style:base-cell-address="状態一覧.AU10"/>
    </style:style>
    <style:style style:name="ce10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1"/>
      <style:map style:condition="cell-content()=&quot;N&quot;" style:apply-style-name="Bad" style:base-cell-address="状態一覧.AU11"/>
    </style:style>
    <style:style style:name="ce1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2"/>
      <style:map style:condition="cell-content()=&quot;N&quot;" style:apply-style-name="Bad" style:base-cell-address="状態一覧.AU12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3"/>
      <style:map style:condition="cell-content()=&quot;N&quot;" style:apply-style-name="Bad" style:base-cell-address="状態一覧.AU13"/>
    </style:style>
    <style:style style:name="ce1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4"/>
      <style:map style:condition="cell-content()=&quot;N&quot;" style:apply-style-name="Bad" style:base-cell-address="状態一覧.AU14"/>
    </style:style>
    <style:style style:name="ce1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5"/>
      <style:map style:condition="cell-content()=&quot;N&quot;" style:apply-style-name="Bad" style:base-cell-address="状態一覧.AU15"/>
    </style:style>
    <style:style style:name="ce10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6"/>
      <style:map style:condition="cell-content()=&quot;N&quot;" style:apply-style-name="Bad" style:base-cell-address="状態一覧.AU16"/>
    </style:style>
    <style:style style:name="ce10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7"/>
      <style:map style:condition="cell-content()=&quot;N&quot;" style:apply-style-name="Bad" style:base-cell-address="状態一覧.AU17"/>
      <style:map style:condition="cell-content()=&quot;-&quot;" style:apply-style-name="無題1" style:base-cell-address="状態一覧.AU17"/>
    </style:style>
    <style:style style:name="ce10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8"/>
      <style:map style:condition="cell-content()=&quot;N&quot;" style:apply-style-name="Bad" style:base-cell-address="状態一覧.AU18"/>
    </style:style>
    <style:style style:name="ce10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9"/>
      <style:map style:condition="cell-content()=&quot;N&quot;" style:apply-style-name="Bad" style:base-cell-address="状態一覧.AU19"/>
    </style:style>
    <style:style style:name="ce107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V4"/>
      <style:map style:condition="cell-content()=&quot;N&quot;" style:apply-style-name="Bad" style:base-cell-address="状態一覧.AV4"/>
    </style:style>
    <style:style style:name="ce10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5"/>
      <style:map style:condition="cell-content()=&quot;N&quot;" style:apply-style-name="Bad" style:base-cell-address="状態一覧.AV5"/>
    </style:style>
    <style:style style:name="ce10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9"/>
      <style:map style:condition="cell-content()=&quot;N&quot;" style:apply-style-name="Bad" style:base-cell-address="状態一覧.AV9"/>
    </style:style>
    <style:style style:name="ce10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0"/>
      <style:map style:condition="cell-content()=&quot;N&quot;" style:apply-style-name="Bad" style:base-cell-address="状態一覧.AV10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0"/>
      <style:map style:condition="cell-content()=&quot;N&quot;" style:apply-style-name="Bad" style:base-cell-address="状態一覧.AV10"/>
    </style:style>
    <style:style style:name="ce10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0"/>
      <style:map style:condition="cell-content()=&quot;N&quot;" style:apply-style-name="Bad" style:base-cell-address="状態一覧.AV10"/>
    </style:style>
    <style:style style:name="ce10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0"/>
      <style:map style:condition="cell-content()=&quot;N&quot;" style:apply-style-name="Bad" style:base-cell-address="状態一覧.AV10"/>
    </style:style>
    <style:style style:name="ce1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4"/>
      <style:map style:condition="cell-content()=&quot;N&quot;" style:apply-style-name="Bad" style:base-cell-address="状態一覧.AV14"/>
    </style:style>
    <style:style style:name="ce10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5"/>
      <style:map style:condition="cell-content()=&quot;N&quot;" style:apply-style-name="Bad" style:base-cell-address="状態一覧.AV15"/>
    </style:style>
    <style:style style:name="ce10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6"/>
      <style:map style:condition="cell-content()=&quot;N&quot;" style:apply-style-name="Bad" style:base-cell-address="状態一覧.AV16"/>
    </style:style>
    <style:style style:name="ce1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8"/>
      <style:map style:condition="cell-content()=&quot;N&quot;" style:apply-style-name="Bad" style:base-cell-address="状態一覧.AV18"/>
      <style:map style:condition="cell-content()=&quot;-&quot;" style:apply-style-name="無題1" style:base-cell-address="状態一覧.AV18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9"/>
      <style:map style:condition="cell-content()=&quot;N&quot;" style:apply-style-name="Bad" style:base-cell-address="状態一覧.AV19"/>
    </style:style>
    <style:style style:name="ce108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W4"/>
      <style:map style:condition="cell-content()=&quot;N&quot;" style:apply-style-name="Bad" style:base-cell-address="状態一覧.AW4"/>
    </style:style>
    <style:style style:name="ce1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5"/>
      <style:map style:condition="cell-content()=&quot;N&quot;" style:apply-style-name="Bad" style:base-cell-address="状態一覧.AW5"/>
    </style:style>
    <style:style style:name="ce1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9"/>
      <style:map style:condition="cell-content()=&quot;N&quot;" style:apply-style-name="Bad" style:base-cell-address="状態一覧.AW9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0"/>
      <style:map style:condition="cell-content()=&quot;N&quot;" style:apply-style-name="Bad" style:base-cell-address="状態一覧.AW10"/>
    </style:style>
    <style:style style:name="ce10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0"/>
      <style:map style:condition="cell-content()=&quot;N&quot;" style:apply-style-name="Bad" style:base-cell-address="状態一覧.AW10"/>
    </style:style>
    <style:style style:name="ce10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0"/>
      <style:map style:condition="cell-content()=&quot;N&quot;" style:apply-style-name="Bad" style:base-cell-address="状態一覧.AW10"/>
    </style:style>
    <style:style style:name="ce10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0"/>
      <style:map style:condition="cell-content()=&quot;N&quot;" style:apply-style-name="Bad" style:base-cell-address="状態一覧.AW10"/>
    </style:style>
    <style:style style:name="ce10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4"/>
      <style:map style:condition="cell-content()=&quot;N&quot;" style:apply-style-name="Bad" style:base-cell-address="状態一覧.AW14"/>
    </style:style>
    <style:style style:name="ce10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5"/>
      <style:map style:condition="cell-content()=&quot;N&quot;" style:apply-style-name="Bad" style:base-cell-address="状態一覧.AW15"/>
    </style:style>
    <style:style style:name="ce10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6"/>
      <style:map style:condition="cell-content()=&quot;N&quot;" style:apply-style-name="Bad" style:base-cell-address="状態一覧.AW16"/>
    </style:style>
    <style:style style:name="ce1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8"/>
      <style:map style:condition="cell-content()=&quot;N&quot;" style:apply-style-name="Bad" style:base-cell-address="状態一覧.AW18"/>
      <style:map style:condition="cell-content()=&quot;-&quot;" style:apply-style-name="無題1" style:base-cell-address="状態一覧.AW18"/>
    </style:style>
    <style:style style:name="ce1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9"/>
      <style:map style:condition="cell-content()=&quot;N&quot;" style:apply-style-name="Bad" style:base-cell-address="状態一覧.AW19"/>
    </style:style>
    <style:style style:name="ce109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X4"/>
      <style:map style:condition="cell-content()=&quot;N&quot;" style:apply-style-name="Bad" style:base-cell-address="状態一覧.AX4"/>
    </style:style>
    <style:style style:name="ce10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5"/>
      <style:map style:condition="cell-content()=&quot;N&quot;" style:apply-style-name="Bad" style:base-cell-address="状態一覧.AX5"/>
    </style:style>
    <style:style style:name="ce10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9"/>
      <style:map style:condition="cell-content()=&quot;N&quot;" style:apply-style-name="Bad" style:base-cell-address="状態一覧.AX9"/>
    </style:style>
    <style:style style:name="ce10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0"/>
      <style:map style:condition="cell-content()=&quot;N&quot;" style:apply-style-name="Bad" style:base-cell-address="状態一覧.AX10"/>
    </style:style>
    <style:style style:name="ce1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0"/>
      <style:map style:condition="cell-content()=&quot;N&quot;" style:apply-style-name="Bad" style:base-cell-address="状態一覧.AX10"/>
    </style:style>
    <style:style style:name="ce10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0"/>
      <style:map style:condition="cell-content()=&quot;N&quot;" style:apply-style-name="Bad" style:base-cell-address="状態一覧.AX10"/>
    </style:style>
    <style:style style:name="ce1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0"/>
      <style:map style:condition="cell-content()=&quot;N&quot;" style:apply-style-name="Bad" style:base-cell-address="状態一覧.AX10"/>
    </style:style>
    <style:style style:name="ce1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4"/>
      <style:map style:condition="cell-content()=&quot;N&quot;" style:apply-style-name="Bad" style:base-cell-address="状態一覧.AX14"/>
    </style:style>
    <style:style style:name="ce1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5"/>
      <style:map style:condition="cell-content()=&quot;N&quot;" style:apply-style-name="Bad" style:base-cell-address="状態一覧.AX15"/>
    </style:style>
    <style:style style:name="ce110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Y4"/>
      <style:map style:condition="cell-content()=&quot;N&quot;" style:apply-style-name="Bad" style:base-cell-address="状態一覧.AY4"/>
    </style:style>
    <style:style style:name="ce1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5"/>
      <style:map style:condition="cell-content()=&quot;N&quot;" style:apply-style-name="Bad" style:base-cell-address="状態一覧.AY5"/>
    </style:style>
    <style:style style:name="ce1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9"/>
      <style:map style:condition="cell-content()=&quot;N&quot;" style:apply-style-name="Bad" style:base-cell-address="状態一覧.AY9"/>
    </style:style>
    <style:style style:name="ce1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0"/>
      <style:map style:condition="cell-content()=&quot;N&quot;" style:apply-style-name="Bad" style:base-cell-address="状態一覧.AY10"/>
    </style:style>
    <style:style style:name="ce1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0"/>
      <style:map style:condition="cell-content()=&quot;N&quot;" style:apply-style-name="Bad" style:base-cell-address="状態一覧.AY10"/>
    </style:style>
    <style:style style:name="ce1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0"/>
      <style:map style:condition="cell-content()=&quot;N&quot;" style:apply-style-name="Bad" style:base-cell-address="状態一覧.AY10"/>
    </style:style>
    <style:style style:name="ce1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0"/>
      <style:map style:condition="cell-content()=&quot;N&quot;" style:apply-style-name="Bad" style:base-cell-address="状態一覧.AY10"/>
    </style:style>
    <style:style style:name="ce1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4"/>
      <style:map style:condition="cell-content()=&quot;N&quot;" style:apply-style-name="Bad" style:base-cell-address="状態一覧.AY14"/>
    </style:style>
    <style:style style:name="ce1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5"/>
      <style:map style:condition="cell-content()=&quot;N&quot;" style:apply-style-name="Bad" style:base-cell-address="状態一覧.AY15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7"/>
      <style:map style:condition="cell-content()=&quot;N&quot;" style:apply-style-name="Bad" style:base-cell-address="状態一覧.AY17"/>
      <style:map style:condition="cell-content()=&quot;-&quot;" style:apply-style-name="無題1" style:base-cell-address="状態一覧.AY17"/>
    </style:style>
    <style:style style:name="ce111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Z4"/>
      <style:map style:condition="cell-content()=&quot;N&quot;" style:apply-style-name="Bad" style:base-cell-address="状態一覧.AZ4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5"/>
      <style:map style:condition="cell-content()=&quot;N&quot;" style:apply-style-name="Bad" style:base-cell-address="状態一覧.AZ5"/>
    </style:style>
    <style:style style:name="ce1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9"/>
      <style:map style:condition="cell-content()=&quot;N&quot;" style:apply-style-name="Bad" style:base-cell-address="状態一覧.AZ9"/>
    </style:style>
    <style:style style:name="ce1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0"/>
      <style:map style:condition="cell-content()=&quot;N&quot;" style:apply-style-name="Bad" style:base-cell-address="状態一覧.AZ10"/>
    </style:style>
    <style:style style:name="ce1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1"/>
      <style:map style:condition="cell-content()=&quot;N&quot;" style:apply-style-name="Bad" style:base-cell-address="状態一覧.AZ11"/>
    </style:style>
    <style:style style:name="ce1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2"/>
      <style:map style:condition="cell-content()=&quot;N&quot;" style:apply-style-name="Bad" style:base-cell-address="状態一覧.AZ12"/>
    </style:style>
    <style:style style:name="ce1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3"/>
      <style:map style:condition="cell-content()=&quot;N&quot;" style:apply-style-name="Bad" style:base-cell-address="状態一覧.AZ13"/>
    </style:style>
    <style:style style:name="ce1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4"/>
      <style:map style:condition="cell-content()=&quot;N&quot;" style:apply-style-name="Bad" style:base-cell-address="状態一覧.AZ14"/>
    </style:style>
    <style:style style:name="ce1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5"/>
      <style:map style:condition="cell-content()=&quot;N&quot;" style:apply-style-name="Bad" style:base-cell-address="状態一覧.AZ15"/>
    </style:style>
    <style:style style:name="ce1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6"/>
      <style:map style:condition="cell-content()=&quot;N&quot;" style:apply-style-name="Bad" style:base-cell-address="状態一覧.AZ16"/>
      <style:map style:condition="cell-content()=&quot;-&quot;" style:apply-style-name="無題1" style:base-cell-address="状態一覧.AZ16"/>
    </style:style>
    <style:style style:name="ce112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A4"/>
      <style:map style:condition="cell-content()=&quot;N&quot;" style:apply-style-name="Bad" style:base-cell-address="状態一覧.BA4"/>
    </style:style>
    <style:style style:name="ce1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5"/>
      <style:map style:condition="cell-content()=&quot;N&quot;" style:apply-style-name="Bad" style:base-cell-address="状態一覧.BA5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9"/>
      <style:map style:condition="cell-content()=&quot;N&quot;" style:apply-style-name="Bad" style:base-cell-address="状態一覧.BA9"/>
    </style:style>
    <style:style style:name="ce1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0"/>
      <style:map style:condition="cell-content()=&quot;N&quot;" style:apply-style-name="Bad" style:base-cell-address="状態一覧.BA10"/>
    </style:style>
    <style:style style:name="ce1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1"/>
      <style:map style:condition="cell-content()=&quot;N&quot;" style:apply-style-name="Bad" style:base-cell-address="状態一覧.BA11"/>
    </style:style>
    <style:style style:name="ce1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2"/>
      <style:map style:condition="cell-content()=&quot;N&quot;" style:apply-style-name="Bad" style:base-cell-address="状態一覧.BA12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3"/>
      <style:map style:condition="cell-content()=&quot;N&quot;" style:apply-style-name="Bad" style:base-cell-address="状態一覧.BA13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4"/>
      <style:map style:condition="cell-content()=&quot;N&quot;" style:apply-style-name="Bad" style:base-cell-address="状態一覧.BA14"/>
    </style:style>
    <style:style style:name="ce1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5"/>
      <style:map style:condition="cell-content()=&quot;N&quot;" style:apply-style-name="Bad" style:base-cell-address="状態一覧.BA15"/>
    </style:style>
    <style:style style:name="ce1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7"/>
      <style:map style:condition="cell-content()=&quot;N&quot;" style:apply-style-name="Bad" style:base-cell-address="状態一覧.BA17"/>
      <style:map style:condition="cell-content()=&quot;-&quot;" style:apply-style-name="無題1" style:base-cell-address="状態一覧.BA17"/>
    </style:style>
    <style:style style:name="ce1133" style:family="table-cell" style:parent-style-name="Default">
      <style:map style:condition="cell-content()=&quot;Y&quot;" style:apply-style-name="Good" style:base-cell-address="状態一覧.B2"/>
      <style:map style:condition="cell-content()=&quot;N&quot;" style:apply-style-name="Bad" style:base-cell-address="状態一覧.B2"/>
    </style:style>
    <style:style style:name="ce39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F3"/>
      <style:map style:condition="cell-content()=&quot;N&quot;" style:apply-style-name="Bad" style:base-cell-address="状態一覧.F3"/>
    </style:style>
    <style:style style:name="ce113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B4"/>
      <style:map style:condition="cell-content()=&quot;N&quot;" style:apply-style-name="Bad" style:base-cell-address="状態一覧.BB4"/>
    </style:style>
    <style:style style:name="ce1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5"/>
      <style:map style:condition="cell-content()=&quot;N&quot;" style:apply-style-name="Bad" style:base-cell-address="状態一覧.BB5"/>
    </style:style>
    <style:style style:name="ce1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9"/>
      <style:map style:condition="cell-content()=&quot;N&quot;" style:apply-style-name="Bad" style:base-cell-address="状態一覧.BB9"/>
    </style:style>
    <style:style style:name="ce1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0"/>
      <style:map style:condition="cell-content()=&quot;N&quot;" style:apply-style-name="Bad" style:base-cell-address="状態一覧.BB10"/>
    </style:style>
    <style:style style:name="ce1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4"/>
      <style:map style:condition="cell-content()=&quot;N&quot;" style:apply-style-name="Bad" style:base-cell-address="状態一覧.BB14"/>
    </style:style>
    <style:style style:name="ce1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6"/>
      <style:map style:condition="cell-content()=&quot;N&quot;" style:apply-style-name="Bad" style:base-cell-address="状態一覧.BB16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8"/>
      <style:map style:condition="cell-content()=&quot;N&quot;" style:apply-style-name="Bad" style:base-cell-address="状態一覧.BB18"/>
      <style:map style:condition="cell-content()=&quot;-&quot;" style:apply-style-name="無題1" style:base-cell-address="状態一覧.BB18"/>
    </style:style>
    <style:style style:name="ce1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8"/>
      <style:map style:condition="cell-content()=&quot;N&quot;" style:apply-style-name="Bad" style:base-cell-address="状態一覧.BB18"/>
      <style:map style:condition="cell-content()=&quot;-&quot;" style:apply-style-name="無題1" style:base-cell-address="状態一覧.BB18"/>
    </style:style>
    <style:style style:name="ce114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C4"/>
      <style:map style:condition="cell-content()=&quot;N&quot;" style:apply-style-name="Bad" style:base-cell-address="状態一覧.BC4"/>
    </style:style>
    <style:style style:name="ce1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5"/>
      <style:map style:condition="cell-content()=&quot;N&quot;" style:apply-style-name="Bad" style:base-cell-address="状態一覧.BC5"/>
    </style:style>
    <style:style style:name="ce1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9"/>
      <style:map style:condition="cell-content()=&quot;N&quot;" style:apply-style-name="Bad" style:base-cell-address="状態一覧.BC9"/>
    </style:style>
    <style:style style:name="ce1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0"/>
      <style:map style:condition="cell-content()=&quot;N&quot;" style:apply-style-name="Bad" style:base-cell-address="状態一覧.BC10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4"/>
      <style:map style:condition="cell-content()=&quot;N&quot;" style:apply-style-name="Bad" style:base-cell-address="状態一覧.BC14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6"/>
      <style:map style:condition="cell-content()=&quot;N&quot;" style:apply-style-name="Bad" style:base-cell-address="状態一覧.BC16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8"/>
      <style:map style:condition="cell-content()=&quot;N&quot;" style:apply-style-name="Bad" style:base-cell-address="状態一覧.BC18"/>
      <style:map style:condition="cell-content()=&quot;-&quot;" style:apply-style-name="無題1" style:base-cell-address="状態一覧.BC18"/>
    </style:style>
    <style:style style:name="ce1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8"/>
      <style:map style:condition="cell-content()=&quot;N&quot;" style:apply-style-name="Bad" style:base-cell-address="状態一覧.BC18"/>
      <style:map style:condition="cell-content()=&quot;-&quot;" style:apply-style-name="無題1" style:base-cell-address="状態一覧.BC18"/>
    </style:style>
    <style:style style:name="ce115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D4"/>
      <style:map style:condition="cell-content()=&quot;N&quot;" style:apply-style-name="Bad" style:base-cell-address="状態一覧.BD4"/>
    </style:style>
    <style:style style:name="ce1152" style:family="table-cell" style:parent-style-name="Default">
      <style:table-cell-properties fo:border="0.06pt solid #000000"/>
      <style:map style:condition="cell-content()=&quot;Y&quot;" style:apply-style-name="Good" style:base-cell-address="状態一覧.BD5"/>
      <style:map style:condition="cell-content()=&quot;N&quot;" style:apply-style-name="Bad" style:base-cell-address="状態一覧.BD5"/>
    </style:style>
    <style:style style:name="ce1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D9"/>
      <style:map style:condition="cell-content()=&quot;N&quot;" style:apply-style-name="Bad" style:base-cell-address="状態一覧.BD9"/>
    </style:style>
    <style:style style:name="ce1154" style:family="table-cell" style:parent-style-name="Default">
      <style:table-cell-properties fo:border="0.06pt solid #000000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1155" style:family="table-cell" style:parent-style-name="Default">
      <style:table-cell-properties fo:border="0.06pt solid #000000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</office:automatic-styles>
  <office:body>
    <office:spreadsheet>
      <table:calculation-settings table:automatic-find-labels="false" table:use-regular-expressions="false" table:use-wildcards="true"/>
      <table:table table:name="基本情報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ce4"/>
        <table:table-column table:style-name="co2" table:number-columns-repeated="2" table:default-cell-style-name="ce2"/>
        <table:table-column table:style-name="co2" table:default-cell-style-name="ce426"/>
        <table:table-column table:style-name="co2" table:default-cell-style-name="ce3"/>
        <table:table-column table:style-name="co2" table:default-cell-style-name="ce426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432" office:value-type="string" calcext:value-type="string">
            <text:p>状態</text:p>
          </table:table-cell>
          <table:table-cell table:style-name="ce432" office:value-type="string" calcext:value-type="string">
            <text:p>備考</text:p>
          </table:table-cell>
          <table:table-cell/>
          <table:table-cell table:style-name="ce432" office:value-type="string" calcext:value-type="string">
            <text:p>他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office:value-type="string" calcext:value-type="string">
            <text:p>プレイヤー1の駒自身</text:p>
          </table:table-cell>
          <table:table-cell office:value-type="string" calcext:value-type="string">
            <text:p>歩、銀などの駒</text:p>
          </table:table-cell>
          <table:table-cell/>
          <table:table-cell office:value-type="string" calcext:value-type="string">
            <text:p>相手の領土を自分の領土で上書きできる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number-columns-repeated="3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office:value-type="string" calcext:value-type="string">
            <text:p>プレイヤー1の領土</text:p>
          </table:table-cell>
          <table:table-cell office:value-type="string" calcext:value-type="string">
            <text:p>駒の攻撃範囲</text:p>
          </table:table-cell>
          <table:table-cell/>
          <table:table-cell office:value-type="string" calcext:value-type="string">
            <text:p>領地が重複した場合はどちらも配置できる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number-columns-repeated="6"/>
          <table:table-cell table:style-name="ce7" office:value-type="string" calcext:value-type="string">
            <text:p>飛</text:p>
          </table:table-cell>
          <table:table-cell table:style-name="ce3" table:number-columns-repeated="2"/>
          <table:table-cell/>
          <table:table-cell office:value-type="string" calcext:value-type="string">
            <text:p>プレイヤー1の領地</text:p>
          </table:table-cell>
          <table:table-cell office:value-type="string" calcext:value-type="string">
            <text:p>駒と、駒の攻撃範囲に隣接する範囲</text:p>
          </table:table-cell>
          <table:table-cell/>
          <table:table-cell office:value-type="string" calcext:value-type="string">
            <text:p>領土が重複した場合は、上書きした方の領土の処理が優先される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26" table:number-columns-repeated="5"/>
          <table:table-cell table:number-columns-repeated="3"/>
          <table:table-cell table:style-name="ce426"/>
          <table:table-cell/>
          <table:table-cell office:value-type="string" calcext:value-type="string">
            <text:p>プレイヤー1の陣地</text:p>
          </table:table-cell>
          <table:table-cell office:value-type="string" calcext:value-type="string">
            <text:p>1手目のときだけ配置可能範囲</text:p>
          </table:table-cell>
          <table:table-cell/>
          <table:table-cell office:value-type="string" calcext:value-type="string">
            <text:p>駒の上には先手、後手ともに駒を配置できない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"/>
          <table:table-cell table:style-name="ce428" table:number-columns-repeated="2"/>
          <table:table-cell table:number-columns-repeated="5"/>
          <table:table-cell office:value-type="string" calcext:value-type="string">
            <text:p>プレイヤー2の駒自身</text:p>
          </table:table-cell>
          <table:table-cell office:value-type="string" calcext:value-type="string">
            <text:p>歩、銀などの駒</text:p>
          </table:table-cell>
          <table:table-cell/>
          <table:table-cell office:value-type="string" calcext:value-type="string">
            <text:p>領土の上には先手、後手ともに駒を配置できない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428"/>
          <table:table-cell table:style-name="ce5" table:number-columns-repeated="3"/>
          <table:table-cell table:number-columns-repeated="4"/>
          <table:table-cell office:value-type="string" calcext:value-type="string">
            <text:p>プレイヤー2の領土</text:p>
          </table:table-cell>
          <table:table-cell office:value-type="string" calcext:value-type="string">
            <text:p>駒の攻撃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table:number-columns-repeated="2"/>
          <table:table-cell/>
          <table:table-cell table:style-name="ce5"/>
          <table:table-cell table:style-name="ce6" office:value-type="string" calcext:value-type="string">
            <text:p>金</text:p>
          </table:table-cell>
          <table:table-cell table:style-name="ce5"/>
          <table:table-cell table:number-columns-repeated="2"/>
          <table:table-cell table:style-name="ce4"/>
          <table:table-cell/>
          <table:table-cell office:value-type="string" calcext:value-type="string">
            <text:p>プレイヤー2の領地</text:p>
          </table:table-cell>
          <table:table-cell office:value-type="string" calcext:value-type="string">
            <text:p>駒と、駒の攻撃範囲に隣接する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table:number-columns-repeated="2"/>
          <table:table-cell/>
          <table:table-cell table:style-name="ce4"/>
          <table:table-cell table:style-name="ce5"/>
          <table:table-cell table:number-columns-repeated="3"/>
          <table:table-cell table:style-name="ce4"/>
          <table:table-cell/>
          <table:table-cell office:value-type="string" calcext:value-type="string">
            <text:p>プレイヤー2の陣地</text:p>
          </table:table-cell>
          <table:table-cell office:value-type="string" calcext:value-type="string">
            <text:p>1手目のときだけ配置可能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table:number-columns-repeated="2"/>
          <table:table-cell/>
          <table:table-cell table:style-name="ce4" table:number-columns-repeated="2"/>
          <table:table-cell table:number-columns-repeated="3"/>
          <table:table-cell table:style-name="ce4"/>
          <table:table-cell/>
          <table:table-cell office:value-type="string" calcext:value-type="string">
            <text:p>空</text:p>
          </table:table-cell>
          <table:table-cell office:value-type="string" calcext:value-type="string">
            <text:p>どちらのエリアでもない</text:p>
          </table:table-cell>
          <table:table-cell table:number-columns-repeated="2"/>
        </table:table-row>
      </table:table>
      <table:table table:name="状態一覧" table:style-name="ta1">
        <table:table-column table:style-name="co8" table:number-columns-repeated="2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8" table:number-columns-repeated="1019" table:default-cell-style-name="ce37"/>
        <table:table-row table:style-name="ro1">
          <table:table-cell table:style-name="ce29" table:number-columns-repeated="1024"/>
        </table:table-row>
        <table:table-row table:style-name="ro1">
          <table:table-cell table:style-name="ce29"/>
          <table:table-cell table:style-name="ce41" office:value-type="string" calcext:value-type="string" table:number-columns-spanned="55" table:number-rows-spanned="1">
            <text:p>表1 マスに駒を配置するときの配置可否判定</text:p>
          </table:table-cell>
          <table:covered-table-cell table:number-columns-repeated="51" table:style-name="ce48"/>
          <table:covered-table-cell table:style-name="ce1133"/>
          <table:covered-table-cell table:number-columns-repeated="2" table:style-name="ce48"/>
          <table:table-cell table:style-name="ce29" table:number-columns-repeated="968"/>
        </table:table-row>
        <table:table-row table:style-name="ro1">
          <table:table-cell table:style-name="ce9"/>
          <table:table-cell table:style-name="ce11" table:number-columns-spanned="2" table:number-rows-spanned="1"/>
          <table:covered-table-cell table:style-name="ce17"/>
          <table:table-cell table:style-name="ce25" office:value-type="string" calcext:value-type="string" table:number-columns-spanned="2" table:number-rows-spanned="1">
            <text:p>ルール</text:p>
          </table:table-cell>
          <table:covered-table-cell table:style-name="ce17"/>
          <table:table-cell table:style-name="ce70" office:value-type="string" calcext:value-type="string" table:number-columns-spanned="51" table:number-rows-spanned="1">
            <text:p>ルール</text:p>
          </table:table-cell>
          <table:covered-table-cell table:number-columns-repeated="47" table:style-name="ce78"/>
          <table:covered-table-cell table:style-name="ce39"/>
          <table:covered-table-cell table:number-columns-repeated="2" table:style-name="ce78"/>
          <table:table-cell table:style-name="ce9" table:number-columns-repeated="968"/>
        </table:table-row>
        <table:table-row table:style-name="ro1">
          <table:table-cell table:style-name="ce36"/>
          <table:table-cell table:style-name="ce43" office:value-type="string" calcext:value-type="string" table:number-columns-spanned="2" table:number-rows-spanned="1">
            <text:p>条件</text:p>
          </table:table-cell>
          <table:covered-table-cell table:style-name="ce50"/>
          <table:table-cell table:style-name="ce43" table:number-columns-spanned="2" table:number-rows-spanned="1"/>
          <table:covered-table-cell table:style-name="ce50"/>
          <table:table-cell table:style-name="ce71" office:value-type="float" office:value="1" calcext:value-type="float">
            <text:p>1</text:p>
          </table:table-cell>
          <table:table-cell table:style-name="ce71" table:formula="of:=[.F4]+1" office:value-type="float" office:value="2" calcext:value-type="float">
            <text:p>2</text:p>
          </table:table-cell>
          <table:table-cell table:style-name="ce71" table:formula="of:=[.G4]+1" office:value-type="float" office:value="3" calcext:value-type="float">
            <text:p>3</text:p>
          </table:table-cell>
          <table:table-cell table:style-name="ce71" table:formula="of:=[.H4]+1" office:value-type="float" office:value="4" calcext:value-type="float">
            <text:p>4</text:p>
          </table:table-cell>
          <table:table-cell table:style-name="ce71" table:formula="of:=[.I4]+1" office:value-type="float" office:value="5" calcext:value-type="float">
            <text:p>5</text:p>
          </table:table-cell>
          <table:table-cell table:style-name="ce71" table:formula="of:=[.J4]+1" office:value-type="float" office:value="6" calcext:value-type="float">
            <text:p>6</text:p>
          </table:table-cell>
          <table:table-cell table:style-name="ce71" table:formula="of:=[.K4]+1" office:value-type="float" office:value="7" calcext:value-type="float">
            <text:p>7</text:p>
          </table:table-cell>
          <table:table-cell table:style-name="ce71" table:formula="of:=[.L4]+1" office:value-type="float" office:value="8" calcext:value-type="float">
            <text:p>8</text:p>
          </table:table-cell>
          <table:table-cell table:style-name="ce179" table:formula="of:=[.M4]+1" office:value-type="float" office:value="9" calcext:value-type="float">
            <text:p>9</text:p>
          </table:table-cell>
          <table:table-cell table:style-name="ce186" table:formula="of:=[.N4]+1" office:value-type="float" office:value="10" calcext:value-type="float">
            <text:p>10</text:p>
          </table:table-cell>
          <table:table-cell table:style-name="ce194" table:formula="of:=[.O4]+1" office:value-type="float" office:value="11" calcext:value-type="float">
            <text:p>11</text:p>
          </table:table-cell>
          <table:table-cell table:style-name="ce210" table:formula="of:=[.P4]+1" office:value-type="float" office:value="12" calcext:value-type="float">
            <text:p>12</text:p>
          </table:table-cell>
          <table:table-cell table:style-name="ce229" table:formula="of:=[.Q4]+1" office:value-type="float" office:value="13" calcext:value-type="float">
            <text:p>13</text:p>
          </table:table-cell>
          <table:table-cell table:style-name="ce245" table:formula="of:=[.R4]+1" office:value-type="float" office:value="14" calcext:value-type="float">
            <text:p>14</text:p>
          </table:table-cell>
          <table:table-cell table:style-name="ce264" table:formula="of:=[.S4]+1" office:value-type="float" office:value="15" calcext:value-type="float">
            <text:p>15</text:p>
          </table:table-cell>
          <table:table-cell table:style-name="ce281" table:formula="of:=[.T4]+1" office:value-type="float" office:value="16" calcext:value-type="float">
            <text:p>16</text:p>
          </table:table-cell>
          <table:table-cell table:style-name="ce300" table:formula="of:=[.U4]+1" office:value-type="float" office:value="17" calcext:value-type="float">
            <text:p>17</text:p>
          </table:table-cell>
          <table:table-cell table:style-name="ce317" table:formula="of:=[.V4]+1" office:value-type="float" office:value="18" calcext:value-type="float">
            <text:p>18</text:p>
          </table:table-cell>
          <table:table-cell table:style-name="ce334" table:formula="of:=[.W4]+1" office:value-type="float" office:value="19" calcext:value-type="float">
            <text:p>19</text:p>
          </table:table-cell>
          <table:table-cell table:style-name="ce342" table:formula="of:=[.X4]+1" office:value-type="float" office:value="20" calcext:value-type="float">
            <text:p>20</text:p>
          </table:table-cell>
          <table:table-cell table:style-name="ce351" table:formula="of:=[.Y4]+1" office:value-type="float" office:value="21" calcext:value-type="float">
            <text:p>21</text:p>
          </table:table-cell>
          <table:table-cell table:style-name="ce367" table:formula="of:=[.Z4]+1" office:value-type="float" office:value="22" calcext:value-type="float">
            <text:p>22</text:p>
          </table:table-cell>
          <table:table-cell table:style-name="ce387" table:formula="of:=[.AA4]+1" office:value-type="float" office:value="23" calcext:value-type="float">
            <text:p>23</text:p>
          </table:table-cell>
          <table:table-cell table:style-name="ce403" table:formula="of:=[.AB4]+1" office:value-type="float" office:value="24" calcext:value-type="float">
            <text:p>24</text:p>
          </table:table-cell>
          <table:table-cell table:style-name="ce422" table:formula="of:=[.AC4]+1" office:value-type="float" office:value="25" calcext:value-type="float">
            <text:p>25</text:p>
          </table:table-cell>
          <table:table-cell table:style-name="ce442" table:formula="of:=[.AD4]+1" office:value-type="float" office:value="26" calcext:value-type="float">
            <text:p>26</text:p>
          </table:table-cell>
          <table:table-cell table:style-name="ce618" table:formula="of:=[.AE4]+1" office:value-type="float" office:value="27" calcext:value-type="float">
            <text:p>27</text:p>
          </table:table-cell>
          <table:table-cell table:style-name="ce727" table:formula="of:=[.AF4]+1" office:value-type="float" office:value="28" calcext:value-type="float">
            <text:p>28</text:p>
          </table:table-cell>
          <table:table-cell table:style-name="ce839" table:formula="of:=[.AG4]+1" office:value-type="float" office:value="29" calcext:value-type="float">
            <text:p>29</text:p>
          </table:table-cell>
          <table:table-cell table:style-name="ce898" table:formula="of:=[.AH4]+1" office:value-type="float" office:value="30" calcext:value-type="float">
            <text:p>30</text:p>
          </table:table-cell>
          <table:table-cell table:style-name="ce913" table:formula="of:=[.AI4]+1" office:value-type="float" office:value="31" calcext:value-type="float">
            <text:p>31</text:p>
          </table:table-cell>
          <table:table-cell table:style-name="ce927" table:formula="of:=[.AJ4]+1" office:value-type="float" office:value="32" calcext:value-type="float">
            <text:p>32</text:p>
          </table:table-cell>
          <table:table-cell table:style-name="ce943" table:formula="of:=[.AK4]+1" office:value-type="float" office:value="33" calcext:value-type="float">
            <text:p>33</text:p>
          </table:table-cell>
          <table:table-cell table:style-name="ce958" table:formula="of:=[.AL4]+1" office:value-type="float" office:value="34" calcext:value-type="float">
            <text:p>34</text:p>
          </table:table-cell>
          <table:table-cell table:style-name="ce977" table:formula="of:=[.AM4]+1" office:value-type="float" office:value="35" calcext:value-type="float">
            <text:p>35</text:p>
          </table:table-cell>
          <table:table-cell table:style-name="ce991" table:formula="of:=[.AN4]+1" office:value-type="float" office:value="36" calcext:value-type="float">
            <text:p>36</text:p>
          </table:table-cell>
          <table:table-cell table:style-name="ce1005" table:formula="of:=[.AO4]+1" office:value-type="float" office:value="37" calcext:value-type="float">
            <text:p>37</text:p>
          </table:table-cell>
          <table:table-cell table:style-name="ce1018" table:formula="of:=[.AP4]+1" office:value-type="float" office:value="38" calcext:value-type="float">
            <text:p>38</text:p>
          </table:table-cell>
          <table:table-cell table:style-name="ce1031" table:formula="of:=[.AQ4]+1" office:value-type="float" office:value="39" calcext:value-type="float">
            <text:p>39</text:p>
          </table:table-cell>
          <table:table-cell table:style-name="ce1038" table:formula="of:=[.AR4]+1" office:value-type="float" office:value="40" calcext:value-type="float">
            <text:p>40</text:p>
          </table:table-cell>
          <table:table-cell table:style-name="ce1047" table:formula="of:=[.AS4]+1" office:value-type="float" office:value="41" calcext:value-type="float">
            <text:p>41</text:p>
          </table:table-cell>
          <table:table-cell table:style-name="ce1057" table:formula="of:=[.AT4]+1" office:value-type="float" office:value="42" calcext:value-type="float">
            <text:p>42</text:p>
          </table:table-cell>
          <table:table-cell table:style-name="ce1070" table:formula="of:=[.AU4]+1" office:value-type="float" office:value="43" calcext:value-type="float">
            <text:p>43</text:p>
          </table:table-cell>
          <table:table-cell table:style-name="ce1082" table:formula="of:=[.AV4]+1" office:value-type="float" office:value="44" calcext:value-type="float">
            <text:p>44</text:p>
          </table:table-cell>
          <table:table-cell table:style-name="ce1094" table:formula="of:=[.AW4]+1" office:value-type="float" office:value="45" calcext:value-type="float">
            <text:p>45</text:p>
          </table:table-cell>
          <table:table-cell table:style-name="ce1103" table:formula="of:=[.AX4]+1" office:value-type="float" office:value="46" calcext:value-type="float">
            <text:p>46</text:p>
          </table:table-cell>
          <table:table-cell table:style-name="ce1113" table:formula="of:=[.AY4]+1" office:value-type="float" office:value="47" calcext:value-type="float">
            <text:p>47</text:p>
          </table:table-cell>
          <table:table-cell table:style-name="ce1123" table:formula="of:=[.AZ4]+1" office:value-type="float" office:value="48" calcext:value-type="float">
            <text:p>48</text:p>
          </table:table-cell>
          <table:table-cell table:style-name="ce1135" table:formula="of:=[.BA4]+1" office:value-type="float" office:value="49" calcext:value-type="float">
            <text:p>49</text:p>
          </table:table-cell>
          <table:table-cell table:style-name="ce1143" table:formula="of:=[.BB4]+1" office:value-type="float" office:value="50" calcext:value-type="float">
            <text:p>50</text:p>
          </table:table-cell>
          <table:table-cell table:style-name="ce1151"/>
          <table:table-cell table:style-name="ce36" table:number-columns-repeated="968"/>
        </table:table-row>
        <table:table-row table:style-name="ro1">
          <table:table-cell/>
          <table:table-cell table:style-name="ce44" office:value-type="string" calcext:value-type="string" table:number-columns-spanned="1" table:number-rows-spanned="11">
            <text:p>前提条件</text:p>
          </table:table-cell>
          <table:table-cell table:style-name="ce51" office:value-type="string" calcext:value-type="string" table:number-columns-spanned="1" table:number-rows-spanned="10">
            <text:p>マス</text:p>
          </table:table-cell>
          <table:table-cell table:style-name="ce58" office:value-type="string" calcext:value-type="string" table:number-columns-spanned="1" table:number-rows-spanned="5">
            <text:p>プレイヤー1</text:p>
          </table:table-cell>
          <table:table-cell table:style-name="ce63" office:value-type="string" calcext:value-type="string">
            <text:p>駒自身</text:p>
          </table:table-cell>
          <table:table-cell table:style-name="ce72" office:value-type="string" calcext:value-type="string">
            <text:p>Y</text:p>
          </table:table-cell>
          <table:table-cell table:style-name="ce79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100" office:value-type="string" calcext:value-type="string">
            <text:p>Y</text:p>
          </table:table-cell>
          <table:table-cell table:style-name="ce112" office:value-type="string" calcext:value-type="string">
            <text:p>Y</text:p>
          </table:table-cell>
          <table:table-cell table:style-name="ce129" office:value-type="string" calcext:value-type="string">
            <text:p>Y</text:p>
          </table:table-cell>
          <table:table-cell table:style-name="ce145" office:value-type="string" calcext:value-type="string">
            <text:p>Y</text:p>
          </table:table-cell>
          <table:table-cell table:style-name="ce161" office:value-type="string" calcext:value-type="string">
            <text:p>Y</text:p>
          </table:table-cell>
          <table:table-cell table:style-name="ce180" office:value-type="string" calcext:value-type="string">
            <text:p>Y</text:p>
          </table:table-cell>
          <table:table-cell table:style-name="ce187" office:value-type="string" calcext:value-type="string">
            <text:p>Y</text:p>
          </table:table-cell>
          <table:table-cell table:style-name="ce195" office:value-type="string" calcext:value-type="string">
            <text:p>N</text:p>
          </table:table-cell>
          <table:table-cell table:style-name="ce211" office:value-type="string" calcext:value-type="string">
            <text:p>N</text:p>
          </table:table-cell>
          <table:table-cell table:style-name="ce230" office:value-type="string" calcext:value-type="string">
            <text:p>N</text:p>
          </table:table-cell>
          <table:table-cell table:style-name="ce246" office:value-type="string" calcext:value-type="string">
            <text:p>N</text:p>
          </table:table-cell>
          <table:table-cell table:style-name="ce265" office:value-type="string" calcext:value-type="string">
            <text:p>N</text:p>
          </table:table-cell>
          <table:table-cell table:style-name="ce282" office:value-type="string" calcext:value-type="string">
            <text:p>N</text:p>
          </table:table-cell>
          <table:table-cell table:style-name="ce301" office:value-type="string" calcext:value-type="string">
            <text:p>N</text:p>
          </table:table-cell>
          <table:table-cell table:style-name="ce318" office:value-type="string" calcext:value-type="string">
            <text:p>N</text:p>
          </table:table-cell>
          <table:table-cell table:style-name="ce335" office:value-type="string" calcext:value-type="string">
            <text:p>N</text:p>
          </table:table-cell>
          <table:table-cell table:style-name="ce343" office:value-type="string" calcext:value-type="string">
            <text:p>N</text:p>
          </table:table-cell>
          <table:table-cell table:style-name="ce352" office:value-type="string" calcext:value-type="string">
            <text:p>N</text:p>
          </table:table-cell>
          <table:table-cell table:style-name="ce370" office:value-type="string" calcext:value-type="string">
            <text:p>N</text:p>
          </table:table-cell>
          <table:table-cell table:style-name="ce388" office:value-type="string" calcext:value-type="string">
            <text:p>N</text:p>
          </table:table-cell>
          <table:table-cell table:style-name="ce404" office:value-type="string" calcext:value-type="string">
            <text:p>N</text:p>
          </table:table-cell>
          <table:table-cell table:style-name="ce424" office:value-type="string" calcext:value-type="string">
            <text:p>N</text:p>
          </table:table-cell>
          <table:table-cell table:style-name="ce446" office:value-type="string" calcext:value-type="string">
            <text:p>N</text:p>
          </table:table-cell>
          <table:table-cell table:style-name="ce630" office:value-type="string" calcext:value-type="string">
            <text:p>N</text:p>
          </table:table-cell>
          <table:table-cell table:style-name="ce739" office:value-type="string" calcext:value-type="string">
            <text:p>N</text:p>
          </table:table-cell>
          <table:table-cell table:style-name="ce851" office:value-type="string" calcext:value-type="string">
            <text:p>N</text:p>
          </table:table-cell>
          <table:table-cell table:style-name="ce900" office:value-type="string" calcext:value-type="string">
            <text:p>N</text:p>
          </table:table-cell>
          <table:table-cell table:style-name="ce914" office:value-type="string" calcext:value-type="string">
            <text:p>N</text:p>
          </table:table-cell>
          <table:table-cell table:style-name="ce928" office:value-type="string" calcext:value-type="string">
            <text:p>N</text:p>
          </table:table-cell>
          <table:table-cell table:style-name="ce944" office:value-type="string" calcext:value-type="string">
            <text:p>N</text:p>
          </table:table-cell>
          <table:table-cell table:style-name="ce961" office:value-type="string" calcext:value-type="string">
            <text:p>N</text:p>
          </table:table-cell>
          <table:table-cell table:style-name="ce978" office:value-type="string" calcext:value-type="string">
            <text:p>N</text:p>
          </table:table-cell>
          <table:table-cell table:style-name="ce992" office:value-type="string" calcext:value-type="string">
            <text:p>N</text:p>
          </table:table-cell>
          <table:table-cell table:style-name="ce1006" office:value-type="string" calcext:value-type="string">
            <text:p>N</text:p>
          </table:table-cell>
          <table:table-cell table:style-name="ce1019" office:value-type="string" calcext:value-type="string">
            <text:p>N</text:p>
          </table:table-cell>
          <table:table-cell table:style-name="ce1032" office:value-type="string" calcext:value-type="string">
            <text:p>N</text:p>
          </table:table-cell>
          <table:table-cell table:style-name="ce1039" office:value-type="string" calcext:value-type="string">
            <text:p>N</text:p>
          </table:table-cell>
          <table:table-cell table:style-name="ce1019" office:value-type="string" calcext:value-type="string">
            <text:p>N</text:p>
          </table:table-cell>
          <table:table-cell table:style-name="ce1058" office:value-type="string" calcext:value-type="string">
            <text:p>N</text:p>
          </table:table-cell>
          <table:table-cell table:style-name="ce1071" office:value-type="string" calcext:value-type="string">
            <text:p>N</text:p>
          </table:table-cell>
          <table:table-cell table:style-name="ce1083" office:value-type="string" calcext:value-type="string">
            <text:p>N</text:p>
          </table:table-cell>
          <table:table-cell table:style-name="ce1095" office:value-type="string" calcext:value-type="string">
            <text:p>N</text:p>
          </table:table-cell>
          <table:table-cell table:style-name="ce1104" office:value-type="string" calcext:value-type="string">
            <text:p>N</text:p>
          </table:table-cell>
          <table:table-cell table:style-name="ce1114" office:value-type="string" calcext:value-type="string">
            <text:p>N</text:p>
          </table:table-cell>
          <table:table-cell table:style-name="ce1124" office:value-type="string" calcext:value-type="string">
            <text:p>N</text:p>
          </table:table-cell>
          <table:table-cell table:style-name="ce1136" office:value-type="string" calcext:value-type="string">
            <text:p>N</text:p>
          </table:table-cell>
          <table:table-cell table:style-name="ce1144" office:value-type="string" calcext:value-type="string">
            <text:p>N</text:p>
          </table:table-cell>
          <table:table-cell table:style-name="ce1152"/>
          <table:table-cell table:number-columns-repeated="968"/>
        </table:table-row>
        <table:table-row table:style-name="ro1">
          <table:table-cell/>
          <table:covered-table-cell table:style-name="ce45"/>
          <table:covered-table-cell table:style-name="ce52"/>
          <table:covered-table-cell table:style-name="ce60"/>
          <table:table-cell table:style-name="ce64" office:value-type="string" calcext:value-type="string">
            <text:p>領土</text:p>
          </table:table-cell>
          <table:table-cell table:style-name="ce72" office:value-type="string" calcext:value-type="string">
            <text:p>N</text:p>
          </table:table-cell>
          <table:table-cell table:style-name="ce79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100" office:value-type="string" calcext:value-type="string">
            <text:p>N</text:p>
          </table:table-cell>
          <table:table-cell table:style-name="ce113" office:value-type="string" calcext:value-type="string">
            <text:p>N</text:p>
          </table:table-cell>
          <table:table-cell table:style-name="ce130" office:value-type="string" calcext:value-type="string">
            <text:p>N</text:p>
          </table:table-cell>
          <table:table-cell table:style-name="ce146" office:value-type="string" calcext:value-type="string">
            <text:p>N</text:p>
          </table:table-cell>
          <table:table-cell table:number-columns-repeated="3" table:style-name="ce162" office:value-type="string" calcext:value-type="string">
            <text:p>N</text:p>
          </table:table-cell>
          <table:table-cell table:style-name="ce196" office:value-type="string" calcext:value-type="string">
            <text:p>Y</text:p>
          </table:table-cell>
          <table:table-cell table:style-name="ce214" office:value-type="string" calcext:value-type="string">
            <text:p>Y</text:p>
          </table:table-cell>
          <table:table-cell table:style-name="ce231" office:value-type="string" calcext:value-type="string">
            <text:p>Y</text:p>
          </table:table-cell>
          <table:table-cell table:style-name="ce247" office:value-type="string" calcext:value-type="string">
            <text:p>Y</text:p>
          </table:table-cell>
          <table:table-cell table:style-name="ce266" office:value-type="string" calcext:value-type="string">
            <text:p>Y</text:p>
          </table:table-cell>
          <table:table-cell table:style-name="ce283" office:value-type="string" calcext:value-type="string">
            <text:p>Y</text:p>
          </table:table-cell>
          <table:table-cell table:style-name="ce302" office:value-type="string" calcext:value-type="string">
            <text:p>Y</text:p>
          </table:table-cell>
          <table:table-cell table:style-name="ce319" office:value-type="string" calcext:value-type="string">
            <text:p>Y</text:p>
          </table:table-cell>
          <table:table-cell table:style-name="ce336" office:value-type="string" calcext:value-type="string">
            <text:p>Y</text:p>
          </table:table-cell>
          <table:table-cell table:style-name="ce346" office:value-type="string" calcext:value-type="string">
            <text:p>Y</text:p>
          </table:table-cell>
          <table:table-cell table:style-name="ce353" office:value-type="string" calcext:value-type="string">
            <text:p>N</text:p>
          </table:table-cell>
          <table:table-cell table:style-name="ce371" office:value-type="string" calcext:value-type="string">
            <text:p>N</text:p>
          </table:table-cell>
          <table:table-cell table:style-name="ce389" office:value-type="string" calcext:value-type="string">
            <text:p>N</text:p>
          </table:table-cell>
          <table:table-cell table:style-name="ce405" office:value-type="string" calcext:value-type="string">
            <text:p>N</text:p>
          </table:table-cell>
          <table:table-cell table:style-name="ce425" office:value-type="string" calcext:value-type="string">
            <text:p>N</text:p>
          </table:table-cell>
          <table:table-cell table:style-name="ce447" office:value-type="string" calcext:value-type="string">
            <text:p>N</text:p>
          </table:table-cell>
          <table:table-cell table:style-name="ce631" office:value-type="string" calcext:value-type="string">
            <text:p>N</text:p>
          </table:table-cell>
          <table:table-cell table:style-name="ce741" office:value-type="string" calcext:value-type="string">
            <text:p>N</text:p>
          </table:table-cell>
          <table:table-cell table:style-name="ce853" office:value-type="string" calcext:value-type="string">
            <text:p>N</text:p>
          </table:table-cell>
          <table:table-cell table:style-name="ce901" office:value-type="string" calcext:value-type="string">
            <text:p>N</text:p>
          </table:table-cell>
          <table:table-cell table:style-name="ce915" office:value-type="string" calcext:value-type="string">
            <text:p>N</text:p>
          </table:table-cell>
          <table:table-cell table:style-name="ce929" office:value-type="string" calcext:value-type="string">
            <text:p>N</text:p>
          </table:table-cell>
          <table:table-cell table:style-name="ce945" office:value-type="string" calcext:value-type="string">
            <text:p>N</text:p>
          </table:table-cell>
          <table:table-cell table:style-name="ce962" office:value-type="string" calcext:value-type="string">
            <text:p>N</text:p>
          </table:table-cell>
          <table:table-cell table:style-name="ce979" office:value-type="string" calcext:value-type="string">
            <text:p>N</text:p>
          </table:table-cell>
          <table:table-cell table:style-name="ce993" office:value-type="string" calcext:value-type="string">
            <text:p>N</text:p>
          </table:table-cell>
          <table:table-cell table:style-name="ce1007" office:value-type="string" calcext:value-type="string">
            <text:p>N</text:p>
          </table:table-cell>
          <table:table-cell table:style-name="ce1020" office:value-type="string" calcext:value-type="string">
            <text:p>N</text:p>
          </table:table-cell>
          <table:table-cell table:style-name="ce1033" office:value-type="string" calcext:value-type="string">
            <text:p>N</text:p>
          </table:table-cell>
          <table:table-cell table:style-name="ce1040" office:value-type="string" calcext:value-type="string">
            <text:p>N</text:p>
          </table:table-cell>
          <table:table-cell table:style-name="ce1019" office:value-type="string" calcext:value-type="string">
            <text:p>N</text:p>
          </table:table-cell>
          <table:table-cell table:style-name="ce1058" office:value-type="string" calcext:value-type="string">
            <text:p>N</text:p>
          </table:table-cell>
          <table:table-cell table:style-name="ce1071" office:value-type="string" calcext:value-type="string">
            <text:p>N</text:p>
          </table:table-cell>
          <table:table-cell table:style-name="ce1083" office:value-type="string" calcext:value-type="string">
            <text:p>N</text:p>
          </table:table-cell>
          <table:table-cell table:style-name="ce1095" office:value-type="string" calcext:value-type="string">
            <text:p>N</text:p>
          </table:table-cell>
          <table:table-cell table:style-name="ce1104" office:value-type="string" calcext:value-type="string">
            <text:p>N</text:p>
          </table:table-cell>
          <table:table-cell table:style-name="ce1114" office:value-type="string" calcext:value-type="string">
            <text:p>N</text:p>
          </table:table-cell>
          <table:table-cell table:style-name="ce1124" office:value-type="string" calcext:value-type="string">
            <text:p>N</text:p>
          </table:table-cell>
          <table:table-cell table:style-name="ce1136" office:value-type="string" calcext:value-type="string">
            <text:p>N</text:p>
          </table:table-cell>
          <table:table-cell table:style-name="ce1144" office:value-type="string" calcext:value-type="string">
            <text:p>N</text:p>
          </table:table-cell>
          <table:table-cell table:style-name="ce1152"/>
          <table:table-cell table:number-columns-repeated="968"/>
        </table:table-row>
        <table:table-row table:style-name="ro1">
          <table:table-cell/>
          <table:covered-table-cell table:style-name="ce45"/>
          <table:covered-table-cell table:style-name="ce52"/>
          <table:covered-table-cell table:style-name="ce60"/>
          <table:table-cell table:style-name="ce63" office:value-type="string" calcext:value-type="string">
            <text:p>領地</text:p>
          </table:table-cell>
          <table:table-cell table:style-name="ce72" office:value-type="string" calcext:value-type="string">
            <text:p>N</text:p>
          </table:table-cell>
          <table:table-cell table:style-name="ce79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100" office:value-type="string" calcext:value-type="string">
            <text:p>N</text:p>
          </table:table-cell>
          <table:table-cell table:style-name="ce114" office:value-type="string" calcext:value-type="string">
            <text:p>N</text:p>
          </table:table-cell>
          <table:table-cell table:style-name="ce131" office:value-type="string" calcext:value-type="string">
            <text:p>N</text:p>
          </table:table-cell>
          <table:table-cell table:style-name="ce147" office:value-type="string" calcext:value-type="string">
            <text:p>N</text:p>
          </table:table-cell>
          <table:table-cell table:style-name="ce163" office:value-type="string" calcext:value-type="string">
            <text:p>N</text:p>
          </table:table-cell>
          <table:table-cell table:number-columns-repeated="2" table:style-name="ce162" office:value-type="string" calcext:value-type="string">
            <text:p>N</text:p>
          </table:table-cell>
          <table:table-cell table:style-name="ce197" office:value-type="string" calcext:value-type="string">
            <text:p>N</text:p>
          </table:table-cell>
          <table:table-cell table:style-name="ce215" office:value-type="string" calcext:value-type="string">
            <text:p>N</text:p>
          </table:table-cell>
          <table:table-cell table:style-name="ce232" office:value-type="string" calcext:value-type="string">
            <text:p>N</text:p>
          </table:table-cell>
          <table:table-cell table:style-name="ce250" office:value-type="string" calcext:value-type="string">
            <text:p>N</text:p>
          </table:table-cell>
          <table:table-cell table:style-name="ce267" office:value-type="string" calcext:value-type="string">
            <text:p>N</text:p>
          </table:table-cell>
          <table:table-cell table:style-name="ce286" office:value-type="string" calcext:value-type="string">
            <text:p>N</text:p>
          </table:table-cell>
          <table:table-cell table:style-name="ce303" office:value-type="string" calcext:value-type="string">
            <text:p>N</text:p>
          </table:table-cell>
          <table:table-cell table:style-name="ce321" office:value-type="string" calcext:value-type="string">
            <text:p>N</text:p>
          </table:table-cell>
          <table:table-cell table:style-name="ce337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style-name="ce354" office:value-type="string" calcext:value-type="string">
            <text:p>Y</text:p>
          </table:table-cell>
          <table:table-cell table:style-name="ce372" office:value-type="string" calcext:value-type="string">
            <text:p>Y</text:p>
          </table:table-cell>
          <table:table-cell table:style-name="ce390" office:value-type="string" calcext:value-type="string">
            <text:p>Y</text:p>
          </table:table-cell>
          <table:table-cell table:style-name="ce406" office:value-type="string" calcext:value-type="string">
            <text:p>Y</text:p>
          </table:table-cell>
          <table:table-cell table:style-name="ce427" office:value-type="string" calcext:value-type="string">
            <text:p>Y</text:p>
          </table:table-cell>
          <table:table-cell table:style-name="ce448" office:value-type="string" calcext:value-type="string">
            <text:p>Y</text:p>
          </table:table-cell>
          <table:table-cell table:style-name="ce643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865" office:value-type="string" calcext:value-type="string">
            <text:p>Y</text:p>
          </table:table-cell>
          <table:table-cell table:style-name="ce905" office:value-type="string" calcext:value-type="string">
            <text:p>Y</text:p>
          </table:table-cell>
          <table:table-cell table:style-name="ce916" office:value-type="string" calcext:value-type="string">
            <text:p>N</text:p>
          </table:table-cell>
          <table:table-cell table:style-name="ce930" office:value-type="string" calcext:value-type="string">
            <text:p>N</text:p>
          </table:table-cell>
          <table:table-cell table:style-name="ce946" office:value-type="string" calcext:value-type="string">
            <text:p>N</text:p>
          </table:table-cell>
          <table:table-cell table:style-name="ce963" office:value-type="string" calcext:value-type="string">
            <text:p>N</text:p>
          </table:table-cell>
          <table:table-cell table:style-name="ce980" office:value-type="string" calcext:value-type="string">
            <text:p>N</text:p>
          </table:table-cell>
          <table:table-cell table:style-name="ce994" office:value-type="string" calcext:value-type="string">
            <text:p>N</text:p>
          </table:table-cell>
          <table:table-cell table:style-name="ce1008" office:value-type="string" calcext:value-type="string">
            <text:p>N</text:p>
          </table:table-cell>
          <table:table-cell table:style-name="ce1021" office:value-type="string" calcext:value-type="string">
            <text:p>N</text:p>
          </table:table-cell>
          <table:table-cell table:style-name="ce1034" office:value-type="string" calcext:value-type="string">
            <text:p>N</text:p>
          </table:table-cell>
          <table:table-cell table:style-name="ce1041" office:value-type="string" calcext:value-type="string">
            <text:p>N</text:p>
          </table:table-cell>
          <table:table-cell table:style-name="ce1019" office:value-type="string" calcext:value-type="string">
            <text:p>N</text:p>
          </table:table-cell>
          <table:table-cell table:style-name="ce1058" office:value-type="string" calcext:value-type="string">
            <text:p>N</text:p>
          </table:table-cell>
          <table:table-cell table:style-name="ce1071" office:value-type="string" calcext:value-type="string">
            <text:p>N</text:p>
          </table:table-cell>
          <table:table-cell table:style-name="ce1083" office:value-type="string" calcext:value-type="string">
            <text:p>N</text:p>
          </table:table-cell>
          <table:table-cell table:style-name="ce1095" office:value-type="string" calcext:value-type="string">
            <text:p>N</text:p>
          </table:table-cell>
          <table:table-cell table:style-name="ce1104" office:value-type="string" calcext:value-type="string">
            <text:p>N</text:p>
          </table:table-cell>
          <table:table-cell table:style-name="ce1114" office:value-type="string" calcext:value-type="string">
            <text:p>N</text:p>
          </table:table-cell>
          <table:table-cell table:style-name="ce1124" office:value-type="string" calcext:value-type="string">
            <text:p>N</text:p>
          </table:table-cell>
          <table:table-cell table:style-name="ce1136" office:value-type="string" calcext:value-type="string">
            <text:p>N</text:p>
          </table:table-cell>
          <table:table-cell table:style-name="ce1144" office:value-type="string" calcext:value-type="string">
            <text:p>N</text:p>
          </table:table-cell>
          <table:table-cell table:style-name="ce1152"/>
          <table:table-cell table:number-columns-repeated="968"/>
        </table:table-row>
        <table:table-row table:style-name="ro1">
          <table:table-cell/>
          <table:covered-table-cell table:style-name="ce45"/>
          <table:covered-table-cell table:style-name="ce52"/>
          <table:covered-table-cell table:style-name="ce60"/>
          <table:table-cell table:style-name="ce65" office:value-type="string" calcext:value-type="string">
            <text:p>陣地</text:p>
          </table:table-cell>
          <table:table-cell table:style-name="ce73" office:value-type="string" calcext:value-type="string">
            <text:p>N</text:p>
          </table:table-cell>
          <table:table-cell table:style-name="ce80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101" office:value-type="string" calcext:value-type="string">
            <text:p>N</text:p>
          </table:table-cell>
          <table:table-cell table:style-name="ce115" office:value-type="string" calcext:value-type="string">
            <text:p>N</text:p>
          </table:table-cell>
          <table:table-cell table:style-name="ce132" office:value-type="string" calcext:value-type="string">
            <text:p>N</text:p>
          </table:table-cell>
          <table:table-cell table:style-name="ce148" office:value-type="string" calcext:value-type="string">
            <text:p>N</text:p>
          </table:table-cell>
          <table:table-cell table:style-name="ce165" office:value-type="string" calcext:value-type="string">
            <text:p>N</text:p>
          </table:table-cell>
          <table:table-cell table:number-columns-repeated="2" table:style-name="ce162" office:value-type="string" calcext:value-type="string">
            <text:p>N</text:p>
          </table:table-cell>
          <table:table-cell table:style-name="ce198" office:value-type="string" calcext:value-type="string">
            <text:p>N</text:p>
          </table:table-cell>
          <table:table-cell table:style-name="ce216" office:value-type="string" calcext:value-type="string">
            <text:p>N</text:p>
          </table:table-cell>
          <table:table-cell table:style-name="ce233" office:value-type="string" calcext:value-type="string">
            <text:p>N</text:p>
          </table:table-cell>
          <table:table-cell table:style-name="ce251" office:value-type="string" calcext:value-type="string">
            <text:p>N</text:p>
          </table:table-cell>
          <table:table-cell table:style-name="ce268" office:value-type="string" calcext:value-type="string">
            <text:p>N</text:p>
          </table:table-cell>
          <table:table-cell table:style-name="ce287" office:value-type="string" calcext:value-type="string">
            <text:p>N</text:p>
          </table:table-cell>
          <table:table-cell table:style-name="ce304" office:value-type="string" calcext:value-type="string">
            <text:p>N</text:p>
          </table:table-cell>
          <table:table-cell table:style-name="ce322" office:value-type="string" calcext:value-type="string">
            <text:p>N</text:p>
          </table:table-cell>
          <table:table-cell table:style-name="ce337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style-name="ce355" office:value-type="string" calcext:value-type="string">
            <text:p>N</text:p>
          </table:table-cell>
          <table:table-cell table:style-name="ce373" office:value-type="string" calcext:value-type="string">
            <text:p>N</text:p>
          </table:table-cell>
          <table:table-cell table:style-name="ce391" office:value-type="string" calcext:value-type="string">
            <text:p>N</text:p>
          </table:table-cell>
          <table:table-cell table:style-name="ce407" office:value-type="string" calcext:value-type="string">
            <text:p>N</text:p>
          </table:table-cell>
          <table:table-cell table:style-name="ce429" office:value-type="string" calcext:value-type="string">
            <text:p>N</text:p>
          </table:table-cell>
          <table:table-cell table:style-name="ce449" office:value-type="string" calcext:value-type="string">
            <text:p>N</text:p>
          </table:table-cell>
          <table:table-cell table:style-name="ce644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style-name="ce907" office:value-type="string" calcext:value-type="string">
            <text:p>N</text:p>
          </table:table-cell>
          <table:table-cell table:style-name="ce917" office:value-type="string" calcext:value-type="string">
            <text:p>Y</text:p>
          </table:table-cell>
          <table:table-cell table:style-name="ce931" office:value-type="string" calcext:value-type="string">
            <text:p>Y</text:p>
          </table:table-cell>
          <table:table-cell table:style-name="ce947" office:value-type="string" calcext:value-type="string">
            <text:p>Y</text:p>
          </table:table-cell>
          <table:table-cell table:style-name="ce964" office:value-type="string" calcext:value-type="string">
            <text:p>Y</text:p>
          </table:table-cell>
          <table:table-cell table:style-name="ce981" office:value-type="string" calcext:value-type="string">
            <text:p>Y</text:p>
          </table:table-cell>
          <table:table-cell table:style-name="ce995" office:value-type="string" calcext:value-type="string">
            <text:p>Y</text:p>
          </table:table-cell>
          <table:table-cell table:style-name="ce1009" office:value-type="string" calcext:value-type="string">
            <text:p>Y</text:p>
          </table:table-cell>
          <table:table-cell table:style-name="ce1022" office:value-type="string" calcext:value-type="string">
            <text:p>Y</text:p>
          </table:table-cell>
          <table:table-cell table:style-name="ce1035" office:value-type="string" calcext:value-type="string">
            <text:p>Y</text:p>
          </table:table-cell>
          <table:table-cell table:style-name="ce1042" office:value-type="string" calcext:value-type="string">
            <text:p>Y</text:p>
          </table:table-cell>
          <table:table-cell table:style-name="ce1019" office:value-type="string" calcext:value-type="string">
            <text:p>N</text:p>
          </table:table-cell>
          <table:table-cell table:style-name="ce1058" office:value-type="string" calcext:value-type="string">
            <text:p>N</text:p>
          </table:table-cell>
          <table:table-cell table:style-name="ce1071" office:value-type="string" calcext:value-type="string">
            <text:p>N</text:p>
          </table:table-cell>
          <table:table-cell table:style-name="ce1083" office:value-type="string" calcext:value-type="string">
            <text:p>N</text:p>
          </table:table-cell>
          <table:table-cell table:style-name="ce1095" office:value-type="string" calcext:value-type="string">
            <text:p>N</text:p>
          </table:table-cell>
          <table:table-cell table:style-name="ce1104" office:value-type="string" calcext:value-type="string">
            <text:p>N</text:p>
          </table:table-cell>
          <table:table-cell table:style-name="ce1114" office:value-type="string" calcext:value-type="string">
            <text:p>N</text:p>
          </table:table-cell>
          <table:table-cell table:style-name="ce1124" office:value-type="string" calcext:value-type="string">
            <text:p>N</text:p>
          </table:table-cell>
          <table:table-cell table:style-name="ce1136" office:value-type="string" calcext:value-type="string">
            <text:p>N</text:p>
          </table:table-cell>
          <table:table-cell table:style-name="ce1144" office:value-type="string" calcext:value-type="string">
            <text:p>N</text:p>
          </table:table-cell>
          <table:table-cell table:style-name="ce1152"/>
          <table:table-cell table:number-columns-repeated="968"/>
        </table:table-row>
        <table:table-row table:style-name="ro1">
          <table:table-cell/>
          <table:covered-table-cell table:style-name="ce45"/>
          <table:covered-table-cell table:style-name="ce52"/>
          <table:covered-table-cell table:style-name="ce60"/>
          <table:table-cell table:style-name="ce63" office:value-type="string" calcext:value-type="string">
            <text:p>空</text:p>
          </table:table-cell>
          <table:table-cell table:style-name="ce72" office:value-type="string" calcext:value-type="string">
            <text:p>N</text:p>
          </table:table-cell>
          <table:table-cell table:style-name="ce79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100" office:value-type="string" calcext:value-type="string">
            <text:p>N</text:p>
          </table:table-cell>
          <table:table-cell table:style-name="ce117" office:value-type="string" calcext:value-type="string">
            <text:p>N</text:p>
          </table:table-cell>
          <table:table-cell table:style-name="ce133" office:value-type="string" calcext:value-type="string">
            <text:p>N</text:p>
          </table:table-cell>
          <table:table-cell table:style-name="ce149" office:value-type="string" calcext:value-type="string">
            <text:p>N</text:p>
          </table:table-cell>
          <table:table-cell table:style-name="ce166" office:value-type="string" calcext:value-type="string">
            <text:p>N</text:p>
          </table:table-cell>
          <table:table-cell table:number-columns-repeated="2" table:style-name="ce162" office:value-type="string" calcext:value-type="string">
            <text:p>N</text:p>
          </table:table-cell>
          <table:table-cell table:style-name="ce199" office:value-type="string" calcext:value-type="string">
            <text:p>N</text:p>
          </table:table-cell>
          <table:table-cell table:style-name="ce217" office:value-type="string" calcext:value-type="string">
            <text:p>N</text:p>
          </table:table-cell>
          <table:table-cell table:style-name="ce234" office:value-type="string" calcext:value-type="string">
            <text:p>N</text:p>
          </table:table-cell>
          <table:table-cell table:style-name="ce252" office:value-type="string" calcext:value-type="string">
            <text:p>N</text:p>
          </table:table-cell>
          <table:table-cell table:style-name="ce269" office:value-type="string" calcext:value-type="string">
            <text:p>N</text:p>
          </table:table-cell>
          <table:table-cell table:style-name="ce288" office:value-type="string" calcext:value-type="string">
            <text:p>N</text:p>
          </table:table-cell>
          <table:table-cell table:style-name="ce305" office:value-type="string" calcext:value-type="string">
            <text:p>N</text:p>
          </table:table-cell>
          <table:table-cell table:style-name="ce323" office:value-type="string" calcext:value-type="string">
            <text:p>N</text:p>
          </table:table-cell>
          <table:table-cell table:style-name="ce337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style-name="ce358" office:value-type="string" calcext:value-type="string">
            <text:p>N</text:p>
          </table:table-cell>
          <table:table-cell table:style-name="ce374" office:value-type="string" calcext:value-type="string">
            <text:p>N</text:p>
          </table:table-cell>
          <table:table-cell table:style-name="ce392" office:value-type="string" calcext:value-type="string">
            <text:p>N</text:p>
          </table:table-cell>
          <table:table-cell table:style-name="ce408" office:value-type="string" calcext:value-type="string">
            <text:p>N</text:p>
          </table:table-cell>
          <table:table-cell table:style-name="ce430" office:value-type="string" calcext:value-type="string">
            <text:p>N</text:p>
          </table:table-cell>
          <table:table-cell table:style-name="ce458" office:value-type="string" calcext:value-type="string">
            <text:p>N</text:p>
          </table:table-cell>
          <table:table-cell table:style-name="ce656" office:value-type="string" calcext:value-type="string">
            <text:p>N</text:p>
          </table:table-cell>
          <table:table-cell table:style-name="ce767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style-name="ce907" office:value-type="string" calcext:value-type="string">
            <text:p>N</text:p>
          </table:table-cell>
          <table:table-cell table:style-name="ce918" office:value-type="string" calcext:value-type="string">
            <text:p>N</text:p>
          </table:table-cell>
          <table:table-cell table:style-name="ce932" office:value-type="string" calcext:value-type="string">
            <text:p>N</text:p>
          </table:table-cell>
          <table:table-cell table:style-name="ce948" office:value-type="string" calcext:value-type="string">
            <text:p>N</text:p>
          </table:table-cell>
          <table:table-cell table:style-name="ce965" office:value-type="string" calcext:value-type="string">
            <text:p>N</text:p>
          </table:table-cell>
          <table:table-cell table:style-name="ce982" office:value-type="string" calcext:value-type="string">
            <text:p>N</text:p>
          </table:table-cell>
          <table:table-cell table:style-name="ce996" office:value-type="string" calcext:value-type="string">
            <text:p>N</text:p>
          </table:table-cell>
          <table:table-cell table:style-name="ce1010" office:value-type="string" calcext:value-type="string">
            <text:p>N</text:p>
          </table:table-cell>
          <table:table-cell table:style-name="ce1023" office:value-type="string" calcext:value-type="string">
            <text:p>N</text:p>
          </table:table-cell>
          <table:table-cell table:style-name="ce1036" office:value-type="string" calcext:value-type="string">
            <text:p>N</text:p>
          </table:table-cell>
          <table:table-cell table:style-name="ce1043" office:value-type="string" calcext:value-type="string">
            <text:p>N</text:p>
          </table:table-cell>
          <table:table-cell table:style-name="ce1048" office:value-type="string" calcext:value-type="string">
            <text:p>Y</text:p>
          </table:table-cell>
          <table:table-cell table:style-name="ce1059" office:value-type="string" calcext:value-type="string">
            <text:p>Y</text:p>
          </table:table-cell>
          <table:table-cell table:style-name="ce1072" office:value-type="string" calcext:value-type="string">
            <text:p>Y</text:p>
          </table:table-cell>
          <table:table-cell table:style-name="ce1084" office:value-type="string" calcext:value-type="string">
            <text:p>Y</text:p>
          </table:table-cell>
          <table:table-cell table:style-name="ce1096" office:value-type="string" calcext:value-type="string">
            <text:p>Y</text:p>
          </table:table-cell>
          <table:table-cell table:style-name="ce1105" office:value-type="string" calcext:value-type="string">
            <text:p>Y</text:p>
          </table:table-cell>
          <table:table-cell table:style-name="ce1115" office:value-type="string" calcext:value-type="string">
            <text:p>Y</text:p>
          </table:table-cell>
          <table:table-cell table:style-name="ce1125" office:value-type="string" calcext:value-type="string">
            <text:p>Y</text:p>
          </table:table-cell>
          <table:table-cell table:style-name="ce1137" office:value-type="string" calcext:value-type="string">
            <text:p>Y</text:p>
          </table:table-cell>
          <table:table-cell table:style-name="ce1145" office:value-type="string" calcext:value-type="string">
            <text:p>Y</text:p>
          </table:table-cell>
          <table:table-cell table:style-name="ce1153"/>
          <table:table-cell table:number-columns-repeated="968"/>
        </table:table-row>
        <table:table-row table:style-name="ro1">
          <table:table-cell/>
          <table:covered-table-cell table:style-name="ce45"/>
          <table:covered-table-cell table:style-name="ce52"/>
          <table:table-cell table:style-name="ce58" office:value-type="string" calcext:value-type="string" table:number-columns-spanned="1" table:number-rows-spanned="5">
            <text:p>プレイヤー2</text:p>
          </table:table-cell>
          <table:table-cell table:style-name="ce63" office:value-type="string" calcext:value-type="string">
            <text:p>駒自身</text:p>
          </table:table-cell>
          <table:table-cell table:style-name="ce74" office:value-type="string" calcext:value-type="string">
            <text:p>Y</text:p>
          </table:table-cell>
          <table:table-cell table:style-name="ce8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102" office:value-type="string" calcext:value-type="string">
            <text:p>N</text:p>
          </table:table-cell>
          <table:table-cell table:style-name="ce118" office:value-type="string" calcext:value-type="string">
            <text:p>N</text:p>
          </table:table-cell>
          <table:table-cell table:style-name="ce134" office:value-type="string" calcext:value-type="string">
            <text:p>N</text:p>
          </table:table-cell>
          <table:table-cell table:style-name="ce150" office:value-type="string" calcext:value-type="string">
            <text:p>N</text:p>
          </table:table-cell>
          <table:table-cell table:style-name="ce167" office:value-type="string" calcext:value-type="string">
            <text:p>N</text:p>
          </table:table-cell>
          <table:table-cell table:number-columns-repeated="2" table:style-name="ce162" office:value-type="string" calcext:value-type="string">
            <text:p>N</text:p>
          </table:table-cell>
          <table:table-cell table:style-name="ce202" office:value-type="string" calcext:value-type="string">
            <text:p>Y</text:p>
          </table:table-cell>
          <table:table-cell table:style-name="ce218" office:value-type="string" calcext:value-type="string">
            <text:p>Y</text:p>
          </table:table-cell>
          <table:table-cell table:style-name="ce235" office:value-type="string" calcext:value-type="string">
            <text:p>N</text:p>
          </table:table-cell>
          <table:table-cell table:style-name="ce253" office:value-type="string" calcext:value-type="string">
            <text:p>N</text:p>
          </table:table-cell>
          <table:table-cell table:style-name="ce270" office:value-type="string" calcext:value-type="string">
            <text:p>N</text:p>
          </table:table-cell>
          <table:table-cell table:style-name="ce289" office:value-type="string" calcext:value-type="string">
            <text:p>N</text:p>
          </table:table-cell>
          <table:table-cell table:style-name="ce306" office:value-type="string" calcext:value-type="string">
            <text:p>N</text:p>
          </table:table-cell>
          <table:table-cell table:style-name="ce324" office:value-type="string" calcext:value-type="string">
            <text:p>N</text:p>
          </table:table-cell>
          <table:table-cell table:style-name="ce337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style-name="ce359" office:value-type="string" calcext:value-type="string">
            <text:p>Y</text:p>
          </table:table-cell>
          <table:table-cell table:style-name="ce375" office:value-type="string" calcext:value-type="string">
            <text:p>Y</text:p>
          </table:table-cell>
          <table:table-cell table:style-name="ce393" office:value-type="string" calcext:value-type="string">
            <text:p>N</text:p>
          </table:table-cell>
          <table:table-cell table:style-name="ce409" office:value-type="string" calcext:value-type="string">
            <text:p>N</text:p>
          </table:table-cell>
          <table:table-cell table:style-name="ce431" office:value-type="string" calcext:value-type="string">
            <text:p>N</text:p>
          </table:table-cell>
          <table:table-cell table:style-name="ce459" office:value-type="string" calcext:value-type="string">
            <text:p>N</text:p>
          </table:table-cell>
          <table:table-cell table:style-name="ce658" office:value-type="string" calcext:value-type="string">
            <text:p>N</text:p>
          </table:table-cell>
          <table:table-cell table:style-name="ce769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style-name="ce907" office:value-type="string" calcext:value-type="string">
            <text:p>N</text:p>
          </table:table-cell>
          <table:table-cell table:style-name="ce919" office:value-type="string" calcext:value-type="string">
            <text:p>Y</text:p>
          </table:table-cell>
          <table:table-cell table:style-name="ce933" office:value-type="string" calcext:value-type="string">
            <text:p>Y</text:p>
          </table:table-cell>
          <table:table-cell table:style-name="ce949" office:value-type="string" calcext:value-type="string">
            <text:p>N</text:p>
          </table:table-cell>
          <table:table-cell table:style-name="ce966" office:value-type="string" calcext:value-type="string">
            <text:p>N</text:p>
          </table:table-cell>
          <table:table-cell table:style-name="ce983" office:value-type="string" calcext:value-type="string">
            <text:p>N</text:p>
          </table:table-cell>
          <table:table-cell table:style-name="ce997" office:value-type="string" calcext:value-type="string">
            <text:p>N</text:p>
          </table:table-cell>
          <table:table-cell table:style-name="ce1011" office:value-type="string" calcext:value-type="string">
            <text:p>N</text:p>
          </table:table-cell>
          <table:table-cell table:style-name="ce1024" office:value-type="string" calcext:value-type="string">
            <text:p>N</text:p>
          </table:table-cell>
          <table:table-cell table:style-name="ce1036" office:value-type="string" calcext:value-type="string">
            <text:p>N</text:p>
          </table:table-cell>
          <table:table-cell table:style-name="ce1043" office:value-type="string" calcext:value-type="string">
            <text:p>N</text:p>
          </table:table-cell>
          <table:table-cell table:style-name="ce1049" office:value-type="string" calcext:value-type="string">
            <text:p>Y</text:p>
          </table:table-cell>
          <table:table-cell table:style-name="ce1060" office:value-type="string" calcext:value-type="string">
            <text:p>Y</text:p>
          </table:table-cell>
          <table:table-cell table:style-name="ce1073" office:value-type="string" calcext:value-type="string">
            <text:p>N</text:p>
          </table:table-cell>
          <table:table-cell table:style-name="ce1085" office:value-type="string" calcext:value-type="string">
            <text:p>N</text:p>
          </table:table-cell>
          <table:table-cell table:style-name="ce1097" office:value-type="string" calcext:value-type="string">
            <text:p>N</text:p>
          </table:table-cell>
          <table:table-cell table:style-name="ce1106" office:value-type="string" calcext:value-type="string">
            <text:p>N</text:p>
          </table:table-cell>
          <table:table-cell table:style-name="ce1116" office:value-type="string" calcext:value-type="string">
            <text:p>N</text:p>
          </table:table-cell>
          <table:table-cell table:style-name="ce1126" office:value-type="string" calcext:value-type="string">
            <text:p>N</text:p>
          </table:table-cell>
          <table:table-cell table:style-name="ce1138" office:value-type="string" calcext:value-type="string">
            <text:p>N</text:p>
          </table:table-cell>
          <table:table-cell table:style-name="ce1146" office:value-type="string" calcext:value-type="string">
            <text:p>N</text:p>
          </table:table-cell>
          <table:table-cell table:style-name="ce1152"/>
          <table:table-cell table:number-columns-repeated="968"/>
        </table:table-row>
        <table:table-row table:style-name="ro1">
          <table:table-cell/>
          <table:covered-table-cell table:style-name="ce45"/>
          <table:covered-table-cell table:style-name="ce52"/>
          <table:covered-table-cell table:style-name="ce60"/>
          <table:table-cell table:style-name="ce66" office:value-type="string" calcext:value-type="string">
            <text:p>領土</text:p>
          </table:table-cell>
          <table:table-cell table:style-name="ce72" office:value-type="string" calcext:value-type="string">
            <text:p>N</text:p>
          </table:table-cell>
          <table:table-cell table:style-name="ce82" office:value-type="string" calcext:value-type="string">
            <text:p>N</text:p>
          </table:table-cell>
          <table:table-cell table:style-name="ce91" office:value-type="string" calcext:value-type="string">
            <text:p>Y</text:p>
          </table:table-cell>
          <table:table-cell table:style-name="ce103" office:value-type="string" calcext:value-type="string">
            <text:p>Y</text:p>
          </table:table-cell>
          <table:table-cell table:style-name="ce119" office:value-type="string" calcext:value-type="string">
            <text:p>N</text:p>
          </table:table-cell>
          <table:table-cell table:style-name="ce135" office:value-type="string" calcext:value-type="string">
            <text:p>N</text:p>
          </table:table-cell>
          <table:table-cell table:style-name="ce151" office:value-type="string" calcext:value-type="string">
            <text:p>N</text:p>
          </table:table-cell>
          <table:table-cell table:style-name="ce168" office:value-type="string" calcext:value-type="string">
            <text:p>N</text:p>
          </table:table-cell>
          <table:table-cell table:number-columns-repeated="2" table:style-name="ce162" office:value-type="string" calcext:value-type="string">
            <text:p>N</text:p>
          </table:table-cell>
          <table:table-cell table:style-name="ce203" office:value-type="string" calcext:value-type="string">
            <text:p>N</text:p>
          </table:table-cell>
          <table:table-cell table:style-name="ce219" office:value-type="string" calcext:value-type="string">
            <text:p>N</text:p>
          </table:table-cell>
          <table:table-cell table:style-name="ce236" office:value-type="string" calcext:value-type="string">
            <text:p>Y</text:p>
          </table:table-cell>
          <table:table-cell table:style-name="ce254" office:value-type="string" calcext:value-type="string">
            <text:p>Y</text:p>
          </table:table-cell>
          <table:table-cell table:style-name="ce271" office:value-type="string" calcext:value-type="string">
            <text:p>N</text:p>
          </table:table-cell>
          <table:table-cell table:style-name="ce290" office:value-type="string" calcext:value-type="string">
            <text:p>N</text:p>
          </table:table-cell>
          <table:table-cell table:style-name="ce307" office:value-type="string" calcext:value-type="string">
            <text:p>N</text:p>
          </table:table-cell>
          <table:table-cell table:style-name="ce325" office:value-type="string" calcext:value-type="string">
            <text:p>N</text:p>
          </table:table-cell>
          <table:table-cell table:style-name="ce337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style-name="ce360" office:value-type="string" calcext:value-type="string">
            <text:p>N</text:p>
          </table:table-cell>
          <table:table-cell table:style-name="ce376" office:value-type="string" calcext:value-type="string">
            <text:p>N</text:p>
          </table:table-cell>
          <table:table-cell table:style-name="ce394" office:value-type="string" calcext:value-type="string">
            <text:p>Y</text:p>
          </table:table-cell>
          <table:table-cell table:style-name="ce410" office:value-type="string" calcext:value-type="string">
            <text:p>Y</text:p>
          </table:table-cell>
          <table:table-cell table:style-name="ce433" office:value-type="string" calcext:value-type="string">
            <text:p>N</text:p>
          </table:table-cell>
          <table:table-cell table:style-name="ce460" office:value-type="string" calcext:value-type="string">
            <text:p>N</text:p>
          </table:table-cell>
          <table:table-cell table:style-name="ce670" office:value-type="string" calcext:value-type="string">
            <text:p>N</text:p>
          </table:table-cell>
          <table:table-cell table:style-name="ce781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style-name="ce907" office:value-type="string" calcext:value-type="string">
            <text:p>N</text:p>
          </table:table-cell>
          <table:table-cell table:style-name="ce920" office:value-type="string" calcext:value-type="string">
            <text:p>N</text:p>
          </table:table-cell>
          <table:table-cell table:style-name="ce934" office:value-type="string" calcext:value-type="string">
            <text:p>N</text:p>
          </table:table-cell>
          <table:table-cell table:style-name="ce950" office:value-type="string" calcext:value-type="string">
            <text:p>Y</text:p>
          </table:table-cell>
          <table:table-cell table:style-name="ce969" office:value-type="string" calcext:value-type="string">
            <text:p>Y</text:p>
          </table:table-cell>
          <table:table-cell table:style-name="ce984" office:value-type="string" calcext:value-type="string">
            <text:p>N</text:p>
          </table:table-cell>
          <table:table-cell table:style-name="ce998" office:value-type="string" calcext:value-type="string">
            <text:p>N</text:p>
          </table:table-cell>
          <table:table-cell table:style-name="ce1012" office:value-type="string" calcext:value-type="string">
            <text:p>N</text:p>
          </table:table-cell>
          <table:table-cell table:style-name="ce1025" office:value-type="string" calcext:value-type="string">
            <text:p>N</text:p>
          </table:table-cell>
          <table:table-cell table:style-name="ce1036" office:value-type="string" calcext:value-type="string">
            <text:p>N</text:p>
          </table:table-cell>
          <table:table-cell table:style-name="ce1043" office:value-type="string" calcext:value-type="string">
            <text:p>N</text:p>
          </table:table-cell>
          <table:table-cell table:style-name="ce1050" office:value-type="string" calcext:value-type="string">
            <text:p>N</text:p>
          </table:table-cell>
          <table:table-cell table:style-name="ce1061" office:value-type="string" calcext:value-type="string">
            <text:p>N</text:p>
          </table:table-cell>
          <table:table-cell table:style-name="ce1074" office:value-type="string" calcext:value-type="string">
            <text:p>Y</text:p>
          </table:table-cell>
          <table:table-cell table:style-name="ce1086" office:value-type="string" calcext:value-type="string">
            <text:p>Y</text:p>
          </table:table-cell>
          <table:table-cell table:style-name="ce1098" office:value-type="string" calcext:value-type="string">
            <text:p>N</text:p>
          </table:table-cell>
          <table:table-cell table:style-name="ce1107" office:value-type="string" calcext:value-type="string">
            <text:p>N</text:p>
          </table:table-cell>
          <table:table-cell table:style-name="ce1117" office:value-type="string" calcext:value-type="string">
            <text:p>N</text:p>
          </table:table-cell>
          <table:table-cell table:style-name="ce1127" office:value-type="string" calcext:value-type="string">
            <text:p>N</text:p>
          </table:table-cell>
          <table:table-cell table:style-name="ce1138" office:value-type="string" calcext:value-type="string">
            <text:p>N</text:p>
          </table:table-cell>
          <table:table-cell table:style-name="ce1146" office:value-type="string" calcext:value-type="string">
            <text:p>N</text:p>
          </table:table-cell>
          <table:table-cell table:style-name="ce1152"/>
          <table:table-cell table:number-columns-repeated="968"/>
        </table:table-row>
        <table:table-row table:style-name="ro1">
          <table:table-cell/>
          <table:covered-table-cell table:style-name="ce45"/>
          <table:covered-table-cell table:style-name="ce52"/>
          <table:covered-table-cell table:style-name="ce60"/>
          <table:table-cell table:style-name="ce67" office:value-type="string" calcext:value-type="string">
            <text:p>領地</text:p>
          </table:table-cell>
          <table:table-cell table:style-name="ce72" office:value-type="string" calcext:value-type="string">
            <text:p>N</text:p>
          </table:table-cell>
          <table:table-cell table:style-name="ce83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104" office:value-type="string" calcext:value-type="string">
            <text:p>N</text:p>
          </table:table-cell>
          <table:table-cell table:style-name="ce120" office:value-type="string" calcext:value-type="string">
            <text:p>Y</text:p>
          </table:table-cell>
          <table:table-cell table:style-name="ce136" office:value-type="string" calcext:value-type="string">
            <text:p>Y</text:p>
          </table:table-cell>
          <table:table-cell table:style-name="ce153" office:value-type="string" calcext:value-type="string">
            <text:p>N</text:p>
          </table:table-cell>
          <table:table-cell table:style-name="ce169" office:value-type="string" calcext:value-type="string">
            <text:p>N</text:p>
          </table:table-cell>
          <table:table-cell table:number-columns-repeated="2" table:style-name="ce162" office:value-type="string" calcext:value-type="string">
            <text:p>N</text:p>
          </table:table-cell>
          <table:table-cell table:style-name="ce203" office:value-type="string" calcext:value-type="string">
            <text:p>N</text:p>
          </table:table-cell>
          <table:table-cell table:style-name="ce220" office:value-type="string" calcext:value-type="string">
            <text:p>N</text:p>
          </table:table-cell>
          <table:table-cell table:style-name="ce238" office:value-type="string" calcext:value-type="string">
            <text:p>N</text:p>
          </table:table-cell>
          <table:table-cell table:style-name="ce255" office:value-type="string" calcext:value-type="string">
            <text:p>N</text:p>
          </table:table-cell>
          <table:table-cell table:style-name="ce274" office:value-type="string" calcext:value-type="string">
            <text:p>Y</text:p>
          </table:table-cell>
          <table:table-cell table:style-name="ce291" office:value-type="string" calcext:value-type="string">
            <text:p>Y</text:p>
          </table:table-cell>
          <table:table-cell table:style-name="ce310" office:value-type="string" calcext:value-type="string">
            <text:p>N</text:p>
          </table:table-cell>
          <table:table-cell table:style-name="ce326" office:value-type="string" calcext:value-type="string">
            <text:p>N</text:p>
          </table:table-cell>
          <table:table-cell table:style-name="ce337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style-name="ce360" office:value-type="string" calcext:value-type="string">
            <text:p>N</text:p>
          </table:table-cell>
          <table:table-cell table:style-name="ce377" office:value-type="string" calcext:value-type="string">
            <text:p>N</text:p>
          </table:table-cell>
          <table:table-cell table:style-name="ce396" office:value-type="string" calcext:value-type="string">
            <text:p>N</text:p>
          </table:table-cell>
          <table:table-cell table:style-name="ce412" office:value-type="string" calcext:value-type="string">
            <text:p>N</text:p>
          </table:table-cell>
          <table:table-cell table:style-name="ce434" office:value-type="string" calcext:value-type="string">
            <text:p>Y</text:p>
          </table:table-cell>
          <table:table-cell table:style-name="ce467" office:value-type="string" calcext:value-type="string">
            <text:p>Y</text:p>
          </table:table-cell>
          <table:table-cell table:style-name="ce671" office:value-type="string" calcext:value-type="string">
            <text:p>N</text:p>
          </table:table-cell>
          <table:table-cell table:style-name="ce783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style-name="ce907" office:value-type="string" calcext:value-type="string">
            <text:p>N</text:p>
          </table:table-cell>
          <table:table-cell table:style-name="ce920" office:value-type="string" calcext:value-type="string">
            <text:p>N</text:p>
          </table:table-cell>
          <table:table-cell table:style-name="ce935" office:value-type="string" calcext:value-type="string">
            <text:p>N</text:p>
          </table:table-cell>
          <table:table-cell table:style-name="ce951" office:value-type="string" calcext:value-type="string">
            <text:p>N</text:p>
          </table:table-cell>
          <table:table-cell table:style-name="ce970" office:value-type="string" calcext:value-type="string">
            <text:p>N</text:p>
          </table:table-cell>
          <table:table-cell table:style-name="ce985" office:value-type="string" calcext:value-type="string">
            <text:p>Y</text:p>
          </table:table-cell>
          <table:table-cell table:style-name="ce999" office:value-type="string" calcext:value-type="string">
            <text:p>Y</text:p>
          </table:table-cell>
          <table:table-cell table:style-name="ce1013" office:value-type="string" calcext:value-type="string">
            <text:p>N</text:p>
          </table:table-cell>
          <table:table-cell table:style-name="ce1026" office:value-type="string" calcext:value-type="string">
            <text:p>N</text:p>
          </table:table-cell>
          <table:table-cell table:style-name="ce1036" office:value-type="string" calcext:value-type="string">
            <text:p>N</text:p>
          </table:table-cell>
          <table:table-cell table:style-name="ce1043" office:value-type="string" calcext:value-type="string">
            <text:p>N</text:p>
          </table:table-cell>
          <table:table-cell table:style-name="ce1050" office:value-type="string" calcext:value-type="string">
            <text:p>N</text:p>
          </table:table-cell>
          <table:table-cell table:style-name="ce1062" office:value-type="string" calcext:value-type="string">
            <text:p>N</text:p>
          </table:table-cell>
          <table:table-cell table:style-name="ce1075" office:value-type="string" calcext:value-type="string">
            <text:p>N</text:p>
          </table:table-cell>
          <table:table-cell table:style-name="ce1087" office:value-type="string" calcext:value-type="string">
            <text:p>N</text:p>
          </table:table-cell>
          <table:table-cell table:style-name="ce1099" office:value-type="string" calcext:value-type="string">
            <text:p>Y</text:p>
          </table:table-cell>
          <table:table-cell table:style-name="ce1108" office:value-type="string" calcext:value-type="string">
            <text:p>Y</text:p>
          </table:table-cell>
          <table:table-cell table:style-name="ce1118" office:value-type="string" calcext:value-type="string">
            <text:p>N</text:p>
          </table:table-cell>
          <table:table-cell table:style-name="ce1128" office:value-type="string" calcext:value-type="string">
            <text:p>N</text:p>
          </table:table-cell>
          <table:table-cell table:style-name="ce1138" office:value-type="string" calcext:value-type="string">
            <text:p>N</text:p>
          </table:table-cell>
          <table:table-cell table:style-name="ce1146" office:value-type="string" calcext:value-type="string">
            <text:p>N</text:p>
          </table:table-cell>
          <table:table-cell table:style-name="ce1152"/>
          <table:table-cell table:number-columns-repeated="968"/>
        </table:table-row>
        <table:table-row table:style-name="ro1">
          <table:table-cell/>
          <table:covered-table-cell table:style-name="ce45"/>
          <table:covered-table-cell table:style-name="ce52"/>
          <table:covered-table-cell table:style-name="ce60"/>
          <table:table-cell table:style-name="ce68" office:value-type="string" calcext:value-type="string">
            <text:p>陣地</text:p>
          </table:table-cell>
          <table:table-cell table:style-name="ce72" office:value-type="string" calcext:value-type="string">
            <text:p>N</text:p>
          </table:table-cell>
          <table:table-cell table:style-name="ce84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  <table:table-cell table:style-name="ce121" office:value-type="string" calcext:value-type="string">
            <text:p>N</text:p>
          </table:table-cell>
          <table:table-cell table:style-name="ce137" office:value-type="string" calcext:value-type="string">
            <text:p>N</text:p>
          </table:table-cell>
          <table:table-cell table:style-name="ce154" office:value-type="string" calcext:value-type="string">
            <text:p>Y</text:p>
          </table:table-cell>
          <table:table-cell table:style-name="ce170" office:value-type="string" calcext:value-type="string">
            <text:p>Y</text:p>
          </table:table-cell>
          <table:table-cell table:number-columns-repeated="2" table:style-name="ce162" office:value-type="string" calcext:value-type="string">
            <text:p>N</text:p>
          </table:table-cell>
          <table:table-cell table:style-name="ce203" office:value-type="string" calcext:value-type="string">
            <text:p>N</text:p>
          </table:table-cell>
          <table:table-cell table:style-name="ce221" office:value-type="string" calcext:value-type="string">
            <text:p>N</text:p>
          </table:table-cell>
          <table:table-cell table:style-name="ce239" office:value-type="string" calcext:value-type="string">
            <text:p>N</text:p>
          </table:table-cell>
          <table:table-cell table:style-name="ce256" office:value-type="string" calcext:value-type="string">
            <text:p>N</text:p>
          </table:table-cell>
          <table:table-cell table:style-name="ce275" office:value-type="string" calcext:value-type="string">
            <text:p>N</text:p>
          </table:table-cell>
          <table:table-cell table:style-name="ce292" office:value-type="string" calcext:value-type="string">
            <text:p>N</text:p>
          </table:table-cell>
          <table:table-cell table:style-name="ce311" office:value-type="string" calcext:value-type="string">
            <text:p>Y</text:p>
          </table:table-cell>
          <table:table-cell table:style-name="ce327" office:value-type="string" calcext:value-type="string">
            <text:p>Y</text:p>
          </table:table-cell>
          <table:table-cell table:style-name="ce337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style-name="ce360" office:value-type="string" calcext:value-type="string">
            <text:p>N</text:p>
          </table:table-cell>
          <table:table-cell table:style-name="ce378" office:value-type="string" calcext:value-type="string">
            <text:p>N</text:p>
          </table:table-cell>
          <table:table-cell table:style-name="ce397" office:value-type="string" calcext:value-type="string">
            <text:p>N</text:p>
          </table:table-cell>
          <table:table-cell table:style-name="ce413" office:value-type="string" calcext:value-type="string">
            <text:p>N</text:p>
          </table:table-cell>
          <table:table-cell table:style-name="ce435" office:value-type="string" calcext:value-type="string">
            <text:p>N</text:p>
          </table:table-cell>
          <table:table-cell table:style-name="ce468" office:value-type="string" calcext:value-type="string">
            <text:p>N</text:p>
          </table:table-cell>
          <table:table-cell table:style-name="ce685" office:value-type="string" calcext:value-type="string">
            <text:p>Y</text:p>
          </table:table-cell>
          <table:table-cell table:style-name="ce797" office:value-type="string" calcext:value-type="string">
            <text:p>Y</text:p>
          </table:table-cell>
          <table:table-cell table:style-name="ce867" office:value-type="string" calcext:value-type="string">
            <text:p>N</text:p>
          </table:table-cell>
          <table:table-cell table:style-name="ce907" office:value-type="string" calcext:value-type="string">
            <text:p>N</text:p>
          </table:table-cell>
          <table:table-cell table:style-name="ce920" office:value-type="string" calcext:value-type="string">
            <text:p>N</text:p>
          </table:table-cell>
          <table:table-cell table:style-name="ce936" office:value-type="string" calcext:value-type="string">
            <text:p>N</text:p>
          </table:table-cell>
          <table:table-cell table:style-name="ce952" office:value-type="string" calcext:value-type="string">
            <text:p>N</text:p>
          </table:table-cell>
          <table:table-cell table:style-name="ce971" office:value-type="string" calcext:value-type="string">
            <text:p>N</text:p>
          </table:table-cell>
          <table:table-cell table:style-name="ce986" office:value-type="string" calcext:value-type="string">
            <text:p>N</text:p>
          </table:table-cell>
          <table:table-cell table:style-name="ce1000" office:value-type="string" calcext:value-type="string">
            <text:p>N</text:p>
          </table:table-cell>
          <table:table-cell table:style-name="ce1014" office:value-type="string" calcext:value-type="string">
            <text:p>Y</text:p>
          </table:table-cell>
          <table:table-cell table:style-name="ce1027" office:value-type="string" calcext:value-type="string">
            <text:p>Y</text:p>
          </table:table-cell>
          <table:table-cell table:style-name="ce1036" office:value-type="string" calcext:value-type="string">
            <text:p>N</text:p>
          </table:table-cell>
          <table:table-cell table:style-name="ce1043" office:value-type="string" calcext:value-type="string">
            <text:p>N</text:p>
          </table:table-cell>
          <table:table-cell table:style-name="ce1050" office:value-type="string" calcext:value-type="string">
            <text:p>N</text:p>
          </table:table-cell>
          <table:table-cell table:style-name="ce1063" office:value-type="string" calcext:value-type="string">
            <text:p>N</text:p>
          </table:table-cell>
          <table:table-cell table:style-name="ce1076" office:value-type="string" calcext:value-type="string">
            <text:p>N</text:p>
          </table:table-cell>
          <table:table-cell table:style-name="ce1088" office:value-type="string" calcext:value-type="string">
            <text:p>N</text:p>
          </table:table-cell>
          <table:table-cell table:style-name="ce1100" office:value-type="string" calcext:value-type="string">
            <text:p>N</text:p>
          </table:table-cell>
          <table:table-cell table:style-name="ce1109" office:value-type="string" calcext:value-type="string">
            <text:p>N</text:p>
          </table:table-cell>
          <table:table-cell table:style-name="ce1119" office:value-type="string" calcext:value-type="string">
            <text:p>Y</text:p>
          </table:table-cell>
          <table:table-cell table:style-name="ce1129" office:value-type="string" calcext:value-type="string">
            <text:p>Y</text:p>
          </table:table-cell>
          <table:table-cell table:style-name="ce1138" office:value-type="string" calcext:value-type="string">
            <text:p>N</text:p>
          </table:table-cell>
          <table:table-cell table:style-name="ce1146" office:value-type="string" calcext:value-type="string">
            <text:p>N</text:p>
          </table:table-cell>
          <table:table-cell table:style-name="ce1152"/>
          <table:table-cell table:number-columns-repeated="968"/>
        </table:table-row>
        <table:table-row table:style-name="ro1">
          <table:table-cell/>
          <table:covered-table-cell table:style-name="ce45"/>
          <table:covered-table-cell table:style-name="ce52"/>
          <table:covered-table-cell table:style-name="ce444"/>
          <table:table-cell table:style-name="ce63" office:value-type="string" calcext:value-type="string">
            <text:p>空</text:p>
          </table:table-cell>
          <table:table-cell table:style-name="ce75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" office:value-type="string" calcext:value-type="string">
            <text:p>N</text:p>
          </table:table-cell>
          <table:table-cell table:style-name="ce122" office:value-type="string" calcext:value-type="string">
            <text:p>N</text:p>
          </table:table-cell>
          <table:table-cell table:style-name="ce138" office:value-type="string" calcext:value-type="string">
            <text:p>N</text:p>
          </table:table-cell>
          <table:table-cell table:style-name="ce155" office:value-type="string" calcext:value-type="string">
            <text:p>N</text:p>
          </table:table-cell>
          <table:table-cell table:style-name="ce171" office:value-type="string" calcext:value-type="string">
            <text:p>N</text:p>
          </table:table-cell>
          <table:table-cell table:number-columns-repeated="2" table:style-name="ce181" office:value-type="string" calcext:value-type="string">
            <text:p>Y</text:p>
          </table:table-cell>
          <table:table-cell table:style-name="ce204" office:value-type="string" calcext:value-type="string">
            <text:p>N</text:p>
          </table:table-cell>
          <table:table-cell table:style-name="ce222" office:value-type="string" calcext:value-type="string">
            <text:p>N</text:p>
          </table:table-cell>
          <table:table-cell table:style-name="ce240" office:value-type="string" calcext:value-type="string">
            <text:p>N</text:p>
          </table:table-cell>
          <table:table-cell table:style-name="ce257" office:value-type="string" calcext:value-type="string">
            <text:p>N</text:p>
          </table:table-cell>
          <table:table-cell table:style-name="ce276" office:value-type="string" calcext:value-type="string">
            <text:p>N</text:p>
          </table:table-cell>
          <table:table-cell table:style-name="ce293" office:value-type="string" calcext:value-type="string">
            <text:p>N</text:p>
          </table:table-cell>
          <table:table-cell table:style-name="ce312" office:value-type="string" calcext:value-type="string">
            <text:p>N</text:p>
          </table:table-cell>
          <table:table-cell table:style-name="ce328" office:value-type="string" calcext:value-type="string">
            <text:p>N</text:p>
          </table:table-cell>
          <table:table-cell table:number-columns-repeated="2" table:style-name="ce338" office:value-type="string" calcext:value-type="string">
            <text:p>Y</text:p>
          </table:table-cell>
          <table:table-cell table:style-name="ce361" office:value-type="string" calcext:value-type="string">
            <text:p>N</text:p>
          </table:table-cell>
          <table:table-cell table:style-name="ce379" office:value-type="string" calcext:value-type="string">
            <text:p>N</text:p>
          </table:table-cell>
          <table:table-cell table:style-name="ce398" office:value-type="string" calcext:value-type="string">
            <text:p>N</text:p>
          </table:table-cell>
          <table:table-cell table:style-name="ce414" office:value-type="string" calcext:value-type="string">
            <text:p>N</text:p>
          </table:table-cell>
          <table:table-cell table:style-name="ce436" office:value-type="string" calcext:value-type="string">
            <text:p>N</text:p>
          </table:table-cell>
          <table:table-cell table:style-name="ce562" office:value-type="string" calcext:value-type="string">
            <text:p>N</text:p>
          </table:table-cell>
          <table:table-cell table:style-name="ce701" office:value-type="string" calcext:value-type="string">
            <text:p>N</text:p>
          </table:table-cell>
          <table:table-cell table:style-name="ce813" office:value-type="string" calcext:value-type="string">
            <text:p>N</text:p>
          </table:table-cell>
          <table:table-cell table:style-name="ce880" office:value-type="string" calcext:value-type="string">
            <text:p>Y</text:p>
          </table:table-cell>
          <table:table-cell table:style-name="ce911" office:value-type="string" calcext:value-type="string">
            <text:p>Y</text:p>
          </table:table-cell>
          <table:table-cell table:style-name="ce921" office:value-type="string" calcext:value-type="string">
            <text:p>N</text:p>
          </table:table-cell>
          <table:table-cell table:style-name="ce937" office:value-type="string" calcext:value-type="string">
            <text:p>N</text:p>
          </table:table-cell>
          <table:table-cell table:style-name="ce953" office:value-type="string" calcext:value-type="string">
            <text:p>N</text:p>
          </table:table-cell>
          <table:table-cell table:style-name="ce972" office:value-type="string" calcext:value-type="string">
            <text:p>N</text:p>
          </table:table-cell>
          <table:table-cell table:style-name="ce987" office:value-type="string" calcext:value-type="string">
            <text:p>N</text:p>
          </table:table-cell>
          <table:table-cell table:style-name="ce1001" office:value-type="string" calcext:value-type="string">
            <text:p>N</text:p>
          </table:table-cell>
          <table:table-cell table:style-name="ce1015" office:value-type="string" calcext:value-type="string">
            <text:p>N</text:p>
          </table:table-cell>
          <table:table-cell table:style-name="ce1028" office:value-type="string" calcext:value-type="string">
            <text:p>N</text:p>
          </table:table-cell>
          <table:table-cell table:style-name="ce1037" office:value-type="string" calcext:value-type="string">
            <text:p>Y</text:p>
          </table:table-cell>
          <table:table-cell table:style-name="ce1044" office:value-type="string" calcext:value-type="string">
            <text:p>Y</text:p>
          </table:table-cell>
          <table:table-cell table:style-name="ce1051" office:value-type="string" calcext:value-type="string">
            <text:p>N</text:p>
          </table:table-cell>
          <table:table-cell table:style-name="ce1064" office:value-type="string" calcext:value-type="string">
            <text:p>N</text:p>
          </table:table-cell>
          <table:table-cell table:style-name="ce1077" office:value-type="string" calcext:value-type="string">
            <text:p>N</text:p>
          </table:table-cell>
          <table:table-cell table:style-name="ce1089" office:value-type="string" calcext:value-type="string">
            <text:p>N</text:p>
          </table:table-cell>
          <table:table-cell table:style-name="ce1101" office:value-type="string" calcext:value-type="string">
            <text:p>N</text:p>
          </table:table-cell>
          <table:table-cell table:style-name="ce1110" office:value-type="string" calcext:value-type="string">
            <text:p>N</text:p>
          </table:table-cell>
          <table:table-cell table:style-name="ce1120" office:value-type="string" calcext:value-type="string">
            <text:p>N</text:p>
          </table:table-cell>
          <table:table-cell table:style-name="ce1130" office:value-type="string" calcext:value-type="string">
            <text:p>N</text:p>
          </table:table-cell>
          <table:table-cell table:style-name="ce1139" office:value-type="string" calcext:value-type="string">
            <text:p>Y</text:p>
          </table:table-cell>
          <table:table-cell table:style-name="ce1147" office:value-type="string" calcext:value-type="string">
            <text:p>Y</text:p>
          </table:table-cell>
          <table:table-cell table:style-name="ce1152"/>
          <table:table-cell table:number-columns-repeated="968"/>
        </table:table-row>
        <table:table-row table:style-name="ro1">
          <table:table-cell/>
          <table:covered-table-cell table:style-name="ce45"/>
          <table:table-cell table:style-name="ce53" office:value-type="string" calcext:value-type="string">
            <text:p>ターン</text:p>
          </table:table-cell>
          <table:table-cell table:style-name="ce62"/>
          <table:table-cell table:style-name="ce63" office:value-type="string" calcext:value-type="string">
            <text:p>プレイヤー</text:p>
          </table:table-cell>
          <table:table-cell table:style-name="ce7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56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223"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 table:style-name="ce258" office:value-type="float" office:value="2" calcext:value-type="float">
            <text:p>2</text:p>
          </table:table-cell>
          <table:table-cell table:style-name="ce277" office:value-type="float" office:value="1" calcext:value-type="float">
            <text:p>1</text:p>
          </table:table-cell>
          <table:table-cell table:style-name="ce294" office:value-type="float" office:value="2" calcext:value-type="float">
            <text:p>2</text:p>
          </table:table-cell>
          <table:table-cell table:style-name="ce313" office:value-type="float" office:value="1" calcext:value-type="float">
            <text:p>1</text:p>
          </table:table-cell>
          <table:table-cell table:style-name="ce329" office:value-type="float" office:value="2" calcext:value-type="float">
            <text:p>2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float" office:value="2" calcext:value-type="float">
            <text:p>2</text:p>
          </table:table-cell>
          <table:table-cell table:style-name="ce362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99" office:value-type="float" office:value="1" calcext:value-type="float">
            <text:p>1</text:p>
          </table:table-cell>
          <table:table-cell table:style-name="ce416" office:value-type="float" office:value="2" calcext:value-type="float">
            <text:p>2</text:p>
          </table:table-cell>
          <table:table-cell table:style-name="ce439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825" office:value-type="float" office:value="2" calcext:value-type="float">
            <text:p>2</text:p>
          </table:table-cell>
          <table:table-cell table:style-name="ce825" office:value-type="float" office:value="1" calcext:value-type="float">
            <text:p>1</text:p>
          </table:table-cell>
          <table:table-cell table:style-name="ce825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938" office:value-type="float" office:value="2" calcext:value-type="float">
            <text:p>2</text:p>
          </table:table-cell>
          <table:table-cell table:style-name="ce954" office:value-type="float" office:value="1" calcext:value-type="float">
            <text:p>1</text:p>
          </table:table-cell>
          <table:table-cell table:style-name="ce973" office:value-type="float" office:value="2" calcext:value-type="float">
            <text:p>2</text:p>
          </table:table-cell>
          <table:table-cell table:style-name="ce988" office:value-type="float" office:value="1" calcext:value-type="float">
            <text:p>1</text:p>
          </table:table-cell>
          <table:table-cell table:style-name="ce1002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1029" office:value-type="float" office:value="2" calcext:value-type="float">
            <text:p>2</text:p>
          </table:table-cell>
          <table:table-cell table:style-name="ce1029" office:value-type="float" office:value="1" calcext:value-type="float">
            <text:p>1</text:p>
          </table:table-cell>
          <table:table-cell table:style-name="ce1029" office:value-type="float" office:value="2" calcext:value-type="float">
            <text:p>2</text:p>
          </table:table-cell>
          <table:table-cell table:style-name="ce1052" office:value-type="float" office:value="1" calcext:value-type="float">
            <text:p>1</text:p>
          </table:table-cell>
          <table:table-cell table:style-name="ce1065" office:value-type="float" office:value="2" calcext:value-type="float">
            <text:p>2</text:p>
          </table:table-cell>
          <table:table-cell table:style-name="ce1078" office:value-type="float" office:value="1" calcext:value-type="float">
            <text:p>1</text:p>
          </table:table-cell>
          <table:table-cell table:style-name="ce1090" office:value-type="float" office:value="2" calcext:value-type="float">
            <text:p>2</text:p>
          </table:table-cell>
          <table:table-cell table:style-name="ce1102" office:value-type="float" office:value="1" calcext:value-type="float">
            <text:p>1</text:p>
          </table:table-cell>
          <table:table-cell table:style-name="ce1111" office:value-type="float" office:value="2" calcext:value-type="float">
            <text:p>2</text:p>
          </table:table-cell>
          <table:table-cell table:style-name="ce1121" office:value-type="float" office:value="1" calcext:value-type="float">
            <text:p>1</text:p>
          </table:table-cell>
          <table:table-cell table:style-name="ce1131" office:value-type="float" office:value="2" calcext:value-type="float">
            <text:p>2</text:p>
          </table:table-cell>
          <table:table-cell table:style-name="ce1131" office:value-type="float" office:value="1" calcext:value-type="float">
            <text:p>1</text:p>
          </table:table-cell>
          <table:table-cell table:style-name="ce1131" office:value-type="float" office:value="2" calcext:value-type="float">
            <text:p>2</text:p>
          </table:table-cell>
          <table:table-cell table:style-name="ce1154"/>
          <table:table-cell table:number-columns-repeated="968"/>
        </table:table-row>
        <table:table-row table:style-name="ro1">
          <table:table-cell table:style-name="ce38"/>
          <table:table-cell table:style-name="ce46" office:value-type="string" calcext:value-type="string" table:number-columns-spanned="1" table:number-rows-spanned="4">
            <text:p>結果</text:p>
          </table:table-cell>
          <table:table-cell table:style-name="ce54" office:value-type="string" calcext:value-type="string">
            <text:p>配置</text:p>
          </table:table-cell>
          <table:table-cell table:style-name="ce54"/>
          <table:table-cell table:style-name="ce69" office:value-type="string" calcext:value-type="string">
            <text:p>配置可</text:p>
          </table:table-cell>
          <table:table-cell table:style-name="ce77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96" office:value-type="string" calcext:value-type="string">
            <text:p>N</text:p>
          </table:table-cell>
          <table:table-cell table:style-name="ce108" office:value-type="string" calcext:value-type="string">
            <text:p>N</text:p>
          </table:table-cell>
          <table:table-cell table:style-name="ce124" office:value-type="string" calcext:value-type="string">
            <text:p>N</text:p>
          </table:table-cell>
          <table:table-cell table:style-name="ce141" office:value-type="string" calcext:value-type="string">
            <text:p>N</text:p>
          </table:table-cell>
          <table:table-cell table:style-name="ce157" office:value-type="string" calcext:value-type="string">
            <text:p>N</text:p>
          </table:table-cell>
          <table:table-cell table:style-name="ce173" office:value-type="string" calcext:value-type="string">
            <text:p>N</text:p>
          </table:table-cell>
          <table:table-cell table:style-name="ce182" office:value-type="string" calcext:value-type="string">
            <text:p>N</text:p>
          </table:table-cell>
          <table:table-cell table:style-name="ce190" office:value-type="string" calcext:value-type="string">
            <text:p>N</text:p>
          </table:table-cell>
          <table:table-cell table:style-name="ce206" office:value-type="string" calcext:value-type="string">
            <text:p>N</text:p>
          </table:table-cell>
          <table:table-cell table:style-name="ce225" office:value-type="string" calcext:value-type="string">
            <text:p>N</text:p>
          </table:table-cell>
          <table:table-cell table:style-name="ce242" office:value-type="string" calcext:value-type="string">
            <text:p>N</text:p>
          </table:table-cell>
          <table:table-cell table:style-name="ce259" office:value-type="string" calcext:value-type="string">
            <text:p>N</text:p>
          </table:table-cell>
          <table:table-cell table:style-name="ce278" office:value-type="string" calcext:value-type="string">
            <text:p>N</text:p>
          </table:table-cell>
          <table:table-cell table:style-name="ce295" office:value-type="string" calcext:value-type="string">
            <text:p>N</text:p>
          </table:table-cell>
          <table:table-cell table:style-name="ce314" office:value-type="string" calcext:value-type="string">
            <text:p>N</text:p>
          </table:table-cell>
          <table:table-cell table:style-name="ce330" office:value-type="string" calcext:value-type="string">
            <text:p>N</text:p>
          </table:table-cell>
          <table:table-cell table:style-name="ce339" office:value-type="string" calcext:value-type="string">
            <text:p>N</text:p>
          </table:table-cell>
          <table:table-cell table:style-name="ce348" office:value-type="string" calcext:value-type="string">
            <text:p>N</text:p>
          </table:table-cell>
          <table:table-cell table:style-name="ce363" office:value-type="string" calcext:value-type="string">
            <text:p>N</text:p>
          </table:table-cell>
          <table:table-cell table:style-name="ce383" office:value-type="string" calcext:value-type="string">
            <text:p>N</text:p>
          </table:table-cell>
          <table:table-cell table:style-name="ce400" office:value-type="string" calcext:value-type="string">
            <text:p>N</text:p>
          </table:table-cell>
          <table:table-cell table:style-name="ce418" office:value-type="string" calcext:value-type="string">
            <text:p>N</text:p>
          </table:table-cell>
          <table:table-cell table:style-name="ce440" office:value-type="string" calcext:value-type="string">
            <text:p>Y</text:p>
          </table:table-cell>
          <table:table-cell table:style-name="ce592" office:value-type="string" calcext:value-type="string">
            <text:p>Y</text:p>
          </table:table-cell>
          <table:table-cell table:style-name="ce714" office:value-type="string" calcext:value-type="string">
            <text:p>Y</text:p>
          </table:table-cell>
          <table:table-cell table:style-name="ce826" office:value-type="string" calcext:value-type="string">
            <text:p>Y</text:p>
          </table:table-cell>
          <table:table-cell table:style-name="ce893" office:value-type="string" calcext:value-type="string">
            <text:p>Y</text:p>
          </table:table-cell>
          <table:table-cell table:style-name="ce893" office:value-type="string" calcext:value-type="string">
            <text:p>N</text:p>
          </table:table-cell>
          <table:table-cell table:style-name="ce923" office:value-type="string" calcext:value-type="string">
            <text:p>N</text:p>
          </table:table-cell>
          <table:table-cell table:style-name="ce939" office:value-type="string" calcext:value-type="string">
            <text:p>N</text:p>
          </table:table-cell>
          <table:table-cell table:style-name="ce955" office:value-type="string" calcext:value-type="string">
            <text:p>N</text:p>
          </table:table-cell>
          <table:table-cell table:style-name="ce974" office:value-type="string" calcext:value-type="string">
            <text:p>N</text:p>
          </table:table-cell>
          <table:table-cell table:style-name="ce989" office:value-type="string" calcext:value-type="string">
            <text:p>Y</text:p>
          </table:table-cell>
          <table:table-cell table:style-name="ce1003" office:value-type="string" calcext:value-type="string">
            <text:p>Y</text:p>
          </table:table-cell>
          <table:table-cell table:style-name="ce1017" office:value-type="string" calcext:value-type="string">
            <text:p>-</text:p>
          </table:table-cell>
          <table:table-cell table:style-name="ce1030" office:value-type="string" calcext:value-type="string">
            <text:p>-</text:p>
          </table:table-cell>
          <table:table-cell table:style-name="ce1030" office:value-type="string" calcext:value-type="string">
            <text:p>Y</text:p>
          </table:table-cell>
          <table:table-cell table:style-name="ce1045" office:value-type="string" calcext:value-type="string">
            <text:p>N</text:p>
          </table:table-cell>
          <table:table-cell table:style-name="ce1053" office:value-type="string" calcext:value-type="string">
            <text:p>N</text:p>
          </table:table-cell>
          <table:table-cell table:style-name="ce1066" office:value-type="string" calcext:value-type="string">
            <text:p>N</text:p>
          </table:table-cell>
          <table:table-cell table:style-name="ce1079" office:value-type="string" calcext:value-type="string">
            <text:p>N</text:p>
          </table:table-cell>
          <table:table-cell table:style-name="ce1091" office:value-type="string" calcext:value-type="string">
            <text:p>N</text:p>
          </table:table-cell>
          <table:table-cell table:style-name="ce1030" office:value-type="string" calcext:value-type="string">
            <text:p>N</text:p>
          </table:table-cell>
          <table:table-cell table:style-name="ce1030" office:value-type="string" calcext:value-type="string">
            <text:p>Y</text:p>
          </table:table-cell>
          <table:table-cell table:style-name="ce1122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style-name="ce1140" office:value-type="string" calcext:value-type="string">
            <text:p>N</text:p>
          </table:table-cell>
          <table:table-cell table:style-name="ce1148" office:value-type="string" calcext:value-type="string">
            <text:p>N</text:p>
          </table:table-cell>
          <table:table-cell table:style-name="ce1155"/>
          <table:table-cell table:number-columns-repeated="968"/>
        </table:table-row>
        <table:table-row table:style-name="ro1">
          <table:table-cell table:style-name="ce38"/>
          <table:covered-table-cell table:style-name="ce15"/>
          <table:table-cell table:style-name="ce55" office:value-type="string" calcext:value-type="string" table:number-columns-spanned="1" table:number-rows-spanned="3">
            <text:p>ポップアップ</text:p>
          </table:table-cell>
          <table:table-cell table:style-name="ce54"/>
          <table:table-cell table:style-name="ce69" office:value-type="string" calcext:value-type="string">
            <text:p>駒の上不可</text:p>
          </table:table-cell>
          <table:table-cell table:style-name="ce77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97" office:value-type="string" calcext:value-type="string">
            <text:p>Y</text:p>
          </table:table-cell>
          <table:table-cell table:style-name="ce109" office:value-type="string" calcext:value-type="string">
            <text:p>Y</text:p>
          </table:table-cell>
          <table:table-cell table:style-name="ce125" office:value-type="string" calcext:value-type="string">
            <text:p>Y</text:p>
          </table:table-cell>
          <table:table-cell table:style-name="ce142" office:value-type="string" calcext:value-type="string">
            <text:p>Y</text:p>
          </table:table-cell>
          <table:table-cell table:style-name="ce158" office:value-type="string" calcext:value-type="string">
            <text:p>Y</text:p>
          </table:table-cell>
          <table:table-cell table:style-name="ce174" office:value-type="string" calcext:value-type="string">
            <text:p>Y</text:p>
          </table:table-cell>
          <table:table-cell table:style-name="ce183" office:value-type="string" calcext:value-type="string">
            <text:p>Y</text:p>
          </table:table-cell>
          <table:table-cell table:style-name="ce191" office:value-type="string" calcext:value-type="string">
            <text:p>Y</text:p>
          </table:table-cell>
          <table:table-cell table:style-name="ce207" office:value-type="string" calcext:value-type="string">
            <text:p>Y</text:p>
          </table:table-cell>
          <table:table-cell table:style-name="ce226" office:value-type="string" calcext:value-type="string">
            <text:p>Y</text:p>
          </table:table-cell>
          <table:table-cell table:style-name="ce242" office:value-type="string" calcext:value-type="string">
            <text:p>N</text:p>
          </table:table-cell>
          <table:table-cell table:style-name="ce259" office:value-type="string" calcext:value-type="string">
            <text:p>N</text:p>
          </table:table-cell>
          <table:table-cell table:style-name="ce278" office:value-type="string" calcext:value-type="string">
            <text:p>N</text:p>
          </table:table-cell>
          <table:table-cell table:style-name="ce295" office:value-type="string" calcext:value-type="string">
            <text:p>N</text:p>
          </table:table-cell>
          <table:table-cell table:style-name="ce314" office:value-type="string" calcext:value-type="string">
            <text:p>N</text:p>
          </table:table-cell>
          <table:table-cell table:style-name="ce330" office:value-type="string" calcext:value-type="string">
            <text:p>N</text:p>
          </table:table-cell>
          <table:table-cell table:style-name="ce339" office:value-type="string" calcext:value-type="string">
            <text:p>N</text:p>
          </table:table-cell>
          <table:table-cell table:style-name="ce348" office:value-type="string" calcext:value-type="string">
            <text:p>N</text:p>
          </table:table-cell>
          <table:table-cell table:style-name="ce364" office:value-type="string" calcext:value-type="string">
            <text:p>Y</text:p>
          </table:table-cell>
          <table:table-cell table:style-name="ce384" office:value-type="string" calcext:value-type="string">
            <text:p>Y</text:p>
          </table:table-cell>
          <table:table-cell table:style-name="ce400" office:value-type="string" calcext:value-type="string">
            <text:p>N</text:p>
          </table:table-cell>
          <table:table-cell table:style-name="ce418" office:value-type="string" calcext:value-type="string">
            <text:p>N</text:p>
          </table:table-cell>
          <table:table-cell table:style-name="ce441" office:value-type="string" calcext:value-type="string">
            <text:p>N</text:p>
          </table:table-cell>
          <table:table-cell table:style-name="ce605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838" office:value-type="string" calcext:value-type="string">
            <text:p>N</text:p>
          </table:table-cell>
          <table:table-cell table:style-name="ce894" office:value-type="string" calcext:value-type="string">
            <text:p>N</text:p>
          </table:table-cell>
          <table:table-cell table:style-name="ce912" office:value-type="string" calcext:value-type="string">
            <text:p>N</text:p>
          </table:table-cell>
          <table:table-cell table:style-name="ce924" office:value-type="string" calcext:value-type="string">
            <text:p>Y</text:p>
          </table:table-cell>
          <table:table-cell table:style-name="ce940" office:value-type="string" calcext:value-type="string">
            <text:p>Y</text:p>
          </table:table-cell>
          <table:table-cell table:style-name="ce955" office:value-type="string" calcext:value-type="string">
            <text:p>N</text:p>
          </table:table-cell>
          <table:table-cell table:style-name="ce974" office:value-type="string" calcext:value-type="string">
            <text:p>N</text:p>
          </table:table-cell>
          <table:table-cell table:style-name="ce990" office:value-type="string" calcext:value-type="string">
            <text:p>N</text:p>
          </table:table-cell>
          <table:table-cell table:style-name="ce1004" office:value-type="string" calcext:value-type="string">
            <text:p>N</text:p>
          </table:table-cell>
          <table:table-cell table:style-name="ce1017" office:value-type="string" calcext:value-type="string">
            <text:p>-</text:p>
          </table:table-cell>
          <table:table-cell table:style-name="ce1030" office:value-type="string" calcext:value-type="string">
            <text:p>-</text:p>
          </table:table-cell>
          <table:table-cell table:style-name="ce1030" office:value-type="string" calcext:value-type="string">
            <text:p>N</text:p>
          </table:table-cell>
          <table:table-cell table:style-name="ce1045" office:value-type="string" calcext:value-type="string">
            <text:p>N</text:p>
          </table:table-cell>
          <table:table-cell table:style-name="ce1054" office:value-type="string" calcext:value-type="string">
            <text:p>Y</text:p>
          </table:table-cell>
          <table:table-cell table:style-name="ce1067" office:value-type="string" calcext:value-type="string">
            <text:p>Y</text:p>
          </table:table-cell>
          <table:table-cell table:style-name="ce1079" office:value-type="string" calcext:value-type="string">
            <text:p>N</text:p>
          </table:table-cell>
          <table:table-cell table:style-name="ce1091" office:value-type="string" calcext:value-type="string">
            <text:p>N</text:p>
          </table:table-cell>
          <table:table-cell table:style-name="ce1030" office:value-type="string" calcext:value-type="string">
            <text:p>N</text:p>
          </table:table-cell>
          <table:table-cell table:style-name="ce1112" office:value-type="string" calcext:value-type="string">
            <text:p>N</text:p>
          </table:table-cell>
          <table:table-cell table:style-name="ce1122" office:value-type="string" calcext:value-type="string">
            <text:p>N</text:p>
          </table:table-cell>
          <table:table-cell table:style-name="ce1132" office:value-type="string" calcext:value-type="string">
            <text:p>N</text:p>
          </table:table-cell>
          <table:table-cell table:style-name="ce1140" office:value-type="string" calcext:value-type="string">
            <text:p>N</text:p>
          </table:table-cell>
          <table:table-cell table:style-name="ce1148" office:value-type="string" calcext:value-type="string">
            <text:p>N</text:p>
          </table:table-cell>
          <table:table-cell table:style-name="ce1155"/>
          <table:table-cell table:number-columns-repeated="968"/>
        </table:table-row>
        <table:table-row table:style-name="ro1">
          <table:table-cell table:style-name="ce38"/>
          <table:covered-table-cell table:style-name="ce15"/>
          <table:covered-table-cell table:style-name="ce24"/>
          <table:table-cell table:style-name="ce54"/>
          <table:table-cell table:style-name="ce69" office:value-type="string" calcext:value-type="string">
            <text:p>領土上不可</text:p>
          </table:table-cell>
          <table:table-cell table:style-name="ce77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98" office:value-type="string" calcext:value-type="string">
            <text:p>N</text:p>
          </table:table-cell>
          <table:table-cell table:style-name="ce110" office:value-type="string" calcext:value-type="string">
            <text:p>N</text:p>
          </table:table-cell>
          <table:table-cell table:style-name="ce126" office:value-type="string" calcext:value-type="string">
            <text:p>N</text:p>
          </table:table-cell>
          <table:table-cell table:style-name="ce143" office:value-type="string" calcext:value-type="string">
            <text:p>N</text:p>
          </table:table-cell>
          <table:table-cell table:style-name="ce159" office:value-type="string" calcext:value-type="string">
            <text:p>N</text:p>
          </table:table-cell>
          <table:table-cell table:style-name="ce176" office:value-type="string" calcext:value-type="string">
            <text:p>N</text:p>
          </table:table-cell>
          <table:table-cell table:style-name="ce184" office:value-type="string" calcext:value-type="string">
            <text:p>N</text:p>
          </table:table-cell>
          <table:table-cell table:style-name="ce192" office:value-type="string" calcext:value-type="string">
            <text:p>N</text:p>
          </table:table-cell>
          <table:table-cell table:style-name="ce208" office:value-type="string" calcext:value-type="string">
            <text:p>N</text:p>
          </table:table-cell>
          <table:table-cell table:style-name="ce227" office:value-type="string" calcext:value-type="string">
            <text:p>N</text:p>
          </table:table-cell>
          <table:table-cell table:style-name="ce243" office:value-type="string" calcext:value-type="string">
            <text:p>Y</text:p>
          </table:table-cell>
          <table:table-cell table:style-name="ce262" office:value-type="string" calcext:value-type="string">
            <text:p>Y</text:p>
          </table:table-cell>
          <table:table-cell table:style-name="ce279" office:value-type="string" calcext:value-type="string">
            <text:p>Y</text:p>
          </table:table-cell>
          <table:table-cell table:style-name="ce298" office:value-type="string" calcext:value-type="string">
            <text:p>Y</text:p>
          </table:table-cell>
          <table:table-cell table:style-name="ce315" office:value-type="string" calcext:value-type="string">
            <text:p>Y</text:p>
          </table:table-cell>
          <table:table-cell table:style-name="ce331" office:value-type="string" calcext:value-type="string">
            <text:p>Y</text:p>
          </table:table-cell>
          <table:table-cell table:style-name="ce340" office:value-type="string" calcext:value-type="string">
            <text:p>Y</text:p>
          </table:table-cell>
          <table:table-cell table:style-name="ce349" office:value-type="string" calcext:value-type="string">
            <text:p>Y</text:p>
          </table:table-cell>
          <table:table-cell table:style-name="ce365" office:value-type="string" calcext:value-type="string">
            <text:p>N</text:p>
          </table:table-cell>
          <table:table-cell table:style-name="ce385" office:value-type="string" calcext:value-type="string">
            <text:p>N</text:p>
          </table:table-cell>
          <table:table-cell table:style-name="ce401" office:value-type="string" calcext:value-type="string">
            <text:p>Y</text:p>
          </table:table-cell>
          <table:table-cell table:style-name="ce419" office:value-type="string" calcext:value-type="string">
            <text:p>Y</text:p>
          </table:table-cell>
          <table:table-cell table:style-name="ce441" office:value-type="string" calcext:value-type="string">
            <text:p>N</text:p>
          </table:table-cell>
          <table:table-cell table:style-name="ce605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838" office:value-type="string" calcext:value-type="string">
            <text:p>N</text:p>
          </table:table-cell>
          <table:table-cell table:style-name="ce894" office:value-type="string" calcext:value-type="string">
            <text:p>N</text:p>
          </table:table-cell>
          <table:table-cell table:style-name="ce912" office:value-type="string" calcext:value-type="string">
            <text:p>N</text:p>
          </table:table-cell>
          <table:table-cell table:style-name="ce925" office:value-type="string" calcext:value-type="string">
            <text:p>N</text:p>
          </table:table-cell>
          <table:table-cell table:style-name="ce941" office:value-type="string" calcext:value-type="string">
            <text:p>N</text:p>
          </table:table-cell>
          <table:table-cell table:style-name="ce956" office:value-type="string" calcext:value-type="string">
            <text:p>Y</text:p>
          </table:table-cell>
          <table:table-cell table:style-name="ce975" office:value-type="string" calcext:value-type="string">
            <text:p>Y</text:p>
          </table:table-cell>
          <table:table-cell table:style-name="ce990" office:value-type="string" calcext:value-type="string">
            <text:p>N</text:p>
          </table:table-cell>
          <table:table-cell table:style-name="ce1004" office:value-type="string" calcext:value-type="string">
            <text:p>N</text:p>
          </table:table-cell>
          <table:table-cell table:style-name="ce1017" office:value-type="string" calcext:value-type="string">
            <text:p>-</text:p>
          </table:table-cell>
          <table:table-cell table:style-name="ce1030" office:value-type="string" calcext:value-type="string">
            <text:p>-</text:p>
          </table:table-cell>
          <table:table-cell table:style-name="ce1030" office:value-type="string" calcext:value-type="string">
            <text:p>N</text:p>
          </table:table-cell>
          <table:table-cell table:style-name="ce1045" office:value-type="string" calcext:value-type="string">
            <text:p>N</text:p>
          </table:table-cell>
          <table:table-cell table:style-name="ce1055" office:value-type="string" calcext:value-type="string">
            <text:p>N</text:p>
          </table:table-cell>
          <table:table-cell table:style-name="ce1068" office:value-type="string" calcext:value-type="string">
            <text:p>N</text:p>
          </table:table-cell>
          <table:table-cell table:style-name="ce1080" office:value-type="string" calcext:value-type="string">
            <text:p>Y</text:p>
          </table:table-cell>
          <table:table-cell table:style-name="ce1092" office:value-type="string" calcext:value-type="string">
            <text:p>Y</text:p>
          </table:table-cell>
          <table:table-cell table:style-name="ce1030" office:value-type="string" calcext:value-type="string">
            <text:p>N</text:p>
          </table:table-cell>
          <table:table-cell table:style-name="ce1112" office:value-type="string" calcext:value-type="string">
            <text:p>N</text:p>
          </table:table-cell>
          <table:table-cell table:style-name="ce1122" office:value-type="string" calcext:value-type="string">
            <text:p>N</text:p>
          </table:table-cell>
          <table:table-cell table:style-name="ce1132" office:value-type="string" calcext:value-type="string">
            <text:p>N</text:p>
          </table:table-cell>
          <table:table-cell table:style-name="ce1141" office:value-type="string" calcext:value-type="string">
            <text:p>N</text:p>
          </table:table-cell>
          <table:table-cell table:style-name="ce1149" office:value-type="string" calcext:value-type="string">
            <text:p>N</text:p>
          </table:table-cell>
          <table:table-cell table:style-name="ce1155"/>
          <table:table-cell table:number-columns-repeated="968"/>
        </table:table-row>
        <table:table-row table:style-name="ro1">
          <table:table-cell table:style-name="ce38"/>
          <table:covered-table-cell table:style-name="ce15"/>
          <table:covered-table-cell table:style-name="ce24"/>
          <table:table-cell table:style-name="ce54"/>
          <table:table-cell table:style-name="ce69" office:value-type="string" calcext:value-type="string">
            <text:p>領地外不可</text:p>
          </table:table-cell>
          <table:table-cell table:style-name="ce77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99" office:value-type="string" calcext:value-type="string">
            <text:p>N</text:p>
          </table:table-cell>
          <table:table-cell table:style-name="ce111" office:value-type="string" calcext:value-type="string">
            <text:p>N</text:p>
          </table:table-cell>
          <table:table-cell table:style-name="ce128" office:value-type="string" calcext:value-type="string">
            <text:p>N</text:p>
          </table:table-cell>
          <table:table-cell table:style-name="ce144" office:value-type="string" calcext:value-type="string">
            <text:p>N</text:p>
          </table:table-cell>
          <table:table-cell table:style-name="ce160" office:value-type="string" calcext:value-type="string">
            <text:p>N</text:p>
          </table:table-cell>
          <table:table-cell table:style-name="ce178" office:value-type="string" calcext:value-type="string">
            <text:p>N</text:p>
          </table:table-cell>
          <table:table-cell table:style-name="ce185" office:value-type="string" calcext:value-type="string">
            <text:p>N</text:p>
          </table:table-cell>
          <table:table-cell table:style-name="ce193" office:value-type="string" calcext:value-type="string">
            <text:p>N</text:p>
          </table:table-cell>
          <table:table-cell table:style-name="ce209" office:value-type="string" calcext:value-type="string">
            <text:p>N</text:p>
          </table:table-cell>
          <table:table-cell table:style-name="ce228" office:value-type="string" calcext:value-type="string">
            <text:p>N</text:p>
          </table:table-cell>
          <table:table-cell table:style-name="ce244" office:value-type="string" calcext:value-type="string">
            <text:p>N</text:p>
          </table:table-cell>
          <table:table-cell table:style-name="ce263" office:value-type="string" calcext:value-type="string">
            <text:p>N</text:p>
          </table:table-cell>
          <table:table-cell table:style-name="ce280" office:value-type="string" calcext:value-type="string">
            <text:p>N</text:p>
          </table:table-cell>
          <table:table-cell table:style-name="ce299" office:value-type="string" calcext:value-type="string">
            <text:p>N</text:p>
          </table:table-cell>
          <table:table-cell table:style-name="ce316" office:value-type="string" calcext:value-type="string">
            <text:p>N</text:p>
          </table:table-cell>
          <table:table-cell table:style-name="ce332" office:value-type="string" calcext:value-type="string">
            <text:p>N</text:p>
          </table:table-cell>
          <table:table-cell table:style-name="ce341" office:value-type="string" calcext:value-type="string">
            <text:p>N</text:p>
          </table:table-cell>
          <table:table-cell table:style-name="ce350" office:value-type="string" calcext:value-type="string">
            <text:p>N</text:p>
          </table:table-cell>
          <table:table-cell table:style-name="ce366" office:value-type="string" calcext:value-type="string">
            <text:p>N</text:p>
          </table:table-cell>
          <table:table-cell table:style-name="ce386" office:value-type="string" calcext:value-type="string">
            <text:p>N</text:p>
          </table:table-cell>
          <table:table-cell table:style-name="ce402" office:value-type="string" calcext:value-type="string">
            <text:p>N</text:p>
          </table:table-cell>
          <table:table-cell table:style-name="ce420" office:value-type="string" calcext:value-type="string">
            <text:p>N</text:p>
          </table:table-cell>
          <table:table-cell table:style-name="ce441" office:value-type="string" calcext:value-type="string">
            <text:p>N</text:p>
          </table:table-cell>
          <table:table-cell table:style-name="ce605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838" office:value-type="string" calcext:value-type="string">
            <text:p>N</text:p>
          </table:table-cell>
          <table:table-cell table:style-name="ce894" office:value-type="string" calcext:value-type="string">
            <text:p>N</text:p>
          </table:table-cell>
          <table:table-cell table:style-name="ce912" office:value-type="string" calcext:value-type="string">
            <text:p>Y</text:p>
          </table:table-cell>
          <table:table-cell table:style-name="ce926" office:value-type="string" calcext:value-type="string">
            <text:p>N</text:p>
          </table:table-cell>
          <table:table-cell table:style-name="ce942" office:value-type="string" calcext:value-type="string">
            <text:p>N</text:p>
          </table:table-cell>
          <table:table-cell table:style-name="ce957" office:value-type="string" calcext:value-type="string">
            <text:p>N</text:p>
          </table:table-cell>
          <table:table-cell table:style-name="ce976" office:value-type="string" calcext:value-type="string">
            <text:p>N</text:p>
          </table:table-cell>
          <table:table-cell table:style-name="ce990" office:value-type="string" calcext:value-type="string">
            <text:p>N</text:p>
          </table:table-cell>
          <table:table-cell table:style-name="ce1004" office:value-type="string" calcext:value-type="string">
            <text:p>N</text:p>
          </table:table-cell>
          <table:table-cell table:style-name="ce1017" office:value-type="string" calcext:value-type="string">
            <text:p>-</text:p>
          </table:table-cell>
          <table:table-cell table:style-name="ce1030" office:value-type="string" calcext:value-type="string">
            <text:p>-</text:p>
          </table:table-cell>
          <table:table-cell table:style-name="ce1030" office:value-type="string" calcext:value-type="string">
            <text:p>N</text:p>
          </table:table-cell>
          <table:table-cell table:style-name="ce1046" office:value-type="string" calcext:value-type="string">
            <text:p>Y</text:p>
          </table:table-cell>
          <table:table-cell table:style-name="ce1056" office:value-type="string" calcext:value-type="string">
            <text:p>N</text:p>
          </table:table-cell>
          <table:table-cell table:style-name="ce1069" office:value-type="string" calcext:value-type="string">
            <text:p>N</text:p>
          </table:table-cell>
          <table:table-cell table:style-name="ce1081" office:value-type="string" calcext:value-type="string">
            <text:p>N</text:p>
          </table:table-cell>
          <table:table-cell table:style-name="ce1093" office:value-type="string" calcext:value-type="string">
            <text:p>N</text:p>
          </table:table-cell>
          <table:table-cell table:style-name="ce1030" office:value-type="string" calcext:value-type="string">
            <text:p>Y</text:p>
          </table:table-cell>
          <table:table-cell table:style-name="ce1112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style-name="ce1132" office:value-type="string" calcext:value-type="string">
            <text:p>N</text:p>
          </table:table-cell>
          <table:table-cell table:style-name="ce1142" office:value-type="string" calcext:value-type="string">
            <text:p>Y</text:p>
          </table:table-cell>
          <table:table-cell table:style-name="ce1150" office:value-type="string" calcext:value-type="string">
            <text:p>Y</text:p>
          </table:table-cell>
          <table:table-cell table:style-name="ce1155"/>
          <table:table-cell table:number-columns-repeated="96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状態一覧.A16:状態一覧.E19 状態一覧.BE5:状態一覧.AMJ14 状態一覧.BE15:状態一覧.AMJ15 状態一覧.BE4:状態一覧.AMJ4 状態一覧.BD16:状態一覧.AMJ16 状態一覧.BE3:状態一覧.AMJ3 状態一覧.A2:状態一覧.A2 状態一覧.BE2:状態一覧.AMJ2 状態一覧.A3:状態一覧.E3 状態一覧.A1:状態一覧.AMJ1 状態一覧.A5:状態一覧.A19 状態一覧.BD17:状態一覧.AMJ17 状態一覧.BD18:状態一覧.AMJ19 状態一覧.A20:状態一覧.AMJ1048576 状態一覧.A4:状態一覧.M4">
            <calcext:condition calcext:apply-style-name="Good" calcext:value="=&quot;Y&quot;" calcext:base-cell-address="状態一覧.A1"/>
            <calcext:condition calcext:apply-style-name="Bad" calcext:value="=&quot;N&quot;" calcext:base-cell-address="状態一覧.A1"/>
          </calcext:conditional-format>
          <calcext:conditional-format calcext:target-range-address="状態一覧.T4:状態一覧.T4">
            <calcext:condition calcext:apply-style-name="Good" calcext:value="=&quot;Y&quot;" calcext:base-cell-address="状態一覧.T4"/>
            <calcext:condition calcext:apply-style-name="Bad" calcext:value="=&quot;N&quot;" calcext:base-cell-address="状態一覧.T4"/>
          </calcext:conditional-format>
          <calcext:conditional-format calcext:target-range-address="状態一覧.U4:状態一覧.U4">
            <calcext:condition calcext:apply-style-name="Good" calcext:value="=&quot;Y&quot;" calcext:base-cell-address="状態一覧.U4"/>
            <calcext:condition calcext:apply-style-name="Bad" calcext:value="=&quot;N&quot;" calcext:base-cell-address="状態一覧.U4"/>
          </calcext:conditional-format>
          <calcext:conditional-format calcext:target-range-address="状態一覧.V4:状態一覧.V4">
            <calcext:condition calcext:apply-style-name="Good" calcext:value="=&quot;Y&quot;" calcext:base-cell-address="状態一覧.V4"/>
            <calcext:condition calcext:apply-style-name="Bad" calcext:value="=&quot;N&quot;" calcext:base-cell-address="状態一覧.V4"/>
          </calcext:conditional-format>
          <calcext:conditional-format calcext:target-range-address="状態一覧.U6:状態一覧.U7 状態一覧.U9:状態一覧.U13">
            <calcext:condition calcext:apply-style-name="Good" calcext:value="=&quot;Y&quot;" calcext:base-cell-address="状態一覧.U6"/>
            <calcext:condition calcext:apply-style-name="Bad" calcext:value="=&quot;N&quot;" calcext:base-cell-address="状態一覧.U6"/>
          </calcext:conditional-format>
          <calcext:conditional-format calcext:target-range-address="状態一覧.T6:状態一覧.T7 状態一覧.T9:状態一覧.T13">
            <calcext:condition calcext:apply-style-name="Good" calcext:value="=&quot;Y&quot;" calcext:base-cell-address="状態一覧.T6"/>
            <calcext:condition calcext:apply-style-name="Bad" calcext:value="=&quot;N&quot;" calcext:base-cell-address="状態一覧.T6"/>
          </calcext:conditional-format>
          <calcext:conditional-format calcext:target-range-address="状態一覧.W7:状態一覧.W7 状態一覧.W9:状態一覧.W13 状態一覧.W6:状態一覧.W6">
            <calcext:condition calcext:apply-style-name="Good" calcext:value="=&quot;Y&quot;" calcext:base-cell-address="状態一覧.W6"/>
            <calcext:condition calcext:apply-style-name="Bad" calcext:value="=&quot;N&quot;" calcext:base-cell-address="状態一覧.W6"/>
          </calcext:conditional-format>
          <calcext:conditional-format calcext:target-range-address="状態一覧.V6:状態一覧.V7 状態一覧.V9:状態一覧.V13">
            <calcext:condition calcext:apply-style-name="Good" calcext:value="=&quot;Y&quot;" calcext:base-cell-address="状態一覧.V6"/>
            <calcext:condition calcext:apply-style-name="Bad" calcext:value="=&quot;N&quot;" calcext:base-cell-address="状態一覧.V6"/>
          </calcext:conditional-format>
          <calcext:conditional-format calcext:target-range-address="状態一覧.B2:状態一覧.BD2">
            <calcext:condition calcext:apply-style-name="Good" calcext:value="=&quot;Y&quot;" calcext:base-cell-address="状態一覧.B2"/>
            <calcext:condition calcext:apply-style-name="Bad" calcext:value="=&quot;N&quot;" calcext:base-cell-address="状態一覧.B2"/>
          </calcext:conditional-format>
          <calcext:conditional-format calcext:target-range-address="状態一覧.F3:状態一覧.BD3">
            <calcext:condition calcext:apply-style-name="Good" calcext:value="=&quot;Y&quot;" calcext:base-cell-address="状態一覧.F3"/>
            <calcext:condition calcext:apply-style-name="Bad" calcext:value="=&quot;N&quot;" calcext:base-cell-address="状態一覧.F3"/>
          </calcext:conditional-format>
          <calcext:conditional-format calcext:target-range-address="状態一覧.AQ4:状態一覧.AQ4">
            <calcext:condition calcext:apply-style-name="Good" calcext:value="=&quot;Y&quot;" calcext:base-cell-address="状態一覧.AQ4"/>
            <calcext:condition calcext:apply-style-name="Bad" calcext:value="=&quot;N&quot;" calcext:base-cell-address="状態一覧.AQ4"/>
          </calcext:conditional-format>
          <calcext:conditional-format calcext:target-range-address="状態一覧.AA4:状態一覧.AA4">
            <calcext:condition calcext:apply-style-name="Good" calcext:value="=&quot;Y&quot;" calcext:base-cell-address="状態一覧.AA4"/>
            <calcext:condition calcext:apply-style-name="Bad" calcext:value="=&quot;N&quot;" calcext:base-cell-address="状態一覧.AA4"/>
          </calcext:conditional-format>
          <calcext:conditional-format calcext:target-range-address="状態一覧.AB4:状態一覧.AB4">
            <calcext:condition calcext:apply-style-name="Good" calcext:value="=&quot;Y&quot;" calcext:base-cell-address="状態一覧.AB4"/>
            <calcext:condition calcext:apply-style-name="Bad" calcext:value="=&quot;N&quot;" calcext:base-cell-address="状態一覧.AB4"/>
          </calcext:conditional-format>
          <calcext:conditional-format calcext:target-range-address="状態一覧.AC4:状態一覧.AC4">
            <calcext:condition calcext:apply-style-name="Good" calcext:value="=&quot;Y&quot;" calcext:base-cell-address="状態一覧.AC4"/>
            <calcext:condition calcext:apply-style-name="Bad" calcext:value="=&quot;N&quot;" calcext:base-cell-address="状態一覧.AC4"/>
          </calcext:conditional-format>
          <calcext:conditional-format calcext:target-range-address="状態一覧.AD4:状態一覧.AD4">
            <calcext:condition calcext:apply-style-name="Good" calcext:value="=&quot;Y&quot;" calcext:base-cell-address="状態一覧.AD4"/>
            <calcext:condition calcext:apply-style-name="Bad" calcext:value="=&quot;N&quot;" calcext:base-cell-address="状態一覧.AD4"/>
          </calcext:conditional-format>
          <calcext:conditional-format calcext:target-range-address="状態一覧.AE4:状態一覧.AE4">
            <calcext:condition calcext:apply-style-name="Good" calcext:value="=&quot;Y&quot;" calcext:base-cell-address="状態一覧.AE4"/>
            <calcext:condition calcext:apply-style-name="Bad" calcext:value="=&quot;N&quot;" calcext:base-cell-address="状態一覧.AE4"/>
          </calcext:conditional-format>
          <calcext:conditional-format calcext:target-range-address="状態一覧.AF4:状態一覧.AF4">
            <calcext:condition calcext:apply-style-name="Good" calcext:value="=&quot;Y&quot;" calcext:base-cell-address="状態一覧.AF4"/>
            <calcext:condition calcext:apply-style-name="Bad" calcext:value="=&quot;N&quot;" calcext:base-cell-address="状態一覧.AF4"/>
          </calcext:conditional-format>
          <calcext:conditional-format calcext:target-range-address="状態一覧.AG4:状態一覧.AG4">
            <calcext:condition calcext:apply-style-name="Good" calcext:value="=&quot;Y&quot;" calcext:base-cell-address="状態一覧.AG4"/>
            <calcext:condition calcext:apply-style-name="Bad" calcext:value="=&quot;N&quot;" calcext:base-cell-address="状態一覧.AG4"/>
          </calcext:conditional-format>
          <calcext:conditional-format calcext:target-range-address="状態一覧.AK4:状態一覧.AK4">
            <calcext:condition calcext:apply-style-name="Good" calcext:value="=&quot;Y&quot;" calcext:base-cell-address="状態一覧.AK4"/>
            <calcext:condition calcext:apply-style-name="Bad" calcext:value="=&quot;N&quot;" calcext:base-cell-address="状態一覧.AK4"/>
          </calcext:conditional-format>
          <calcext:conditional-format calcext:target-range-address="状態一覧.AL4:状態一覧.AL4">
            <calcext:condition calcext:apply-style-name="Good" calcext:value="=&quot;Y&quot;" calcext:base-cell-address="状態一覧.AL4"/>
            <calcext:condition calcext:apply-style-name="Bad" calcext:value="=&quot;N&quot;" calcext:base-cell-address="状態一覧.AL4"/>
          </calcext:conditional-format>
          <calcext:conditional-format calcext:target-range-address="状態一覧.AM4:状態一覧.AM4">
            <calcext:condition calcext:apply-style-name="Good" calcext:value="=&quot;Y&quot;" calcext:base-cell-address="状態一覧.AM4"/>
            <calcext:condition calcext:apply-style-name="Bad" calcext:value="=&quot;N&quot;" calcext:base-cell-address="状態一覧.AM4"/>
          </calcext:conditional-format>
          <calcext:conditional-format calcext:target-range-address="状態一覧.AN4:状態一覧.AN4">
            <calcext:condition calcext:apply-style-name="Good" calcext:value="=&quot;Y&quot;" calcext:base-cell-address="状態一覧.AN4"/>
            <calcext:condition calcext:apply-style-name="Bad" calcext:value="=&quot;N&quot;" calcext:base-cell-address="状態一覧.AN4"/>
          </calcext:conditional-format>
          <calcext:conditional-format calcext:target-range-address="状態一覧.AO4:状態一覧.AO4">
            <calcext:condition calcext:apply-style-name="Good" calcext:value="=&quot;Y&quot;" calcext:base-cell-address="状態一覧.AO4"/>
            <calcext:condition calcext:apply-style-name="Bad" calcext:value="=&quot;N&quot;" calcext:base-cell-address="状態一覧.AO4"/>
          </calcext:conditional-format>
          <calcext:conditional-format calcext:target-range-address="状態一覧.AP4:状態一覧.AP4">
            <calcext:condition calcext:apply-style-name="Good" calcext:value="=&quot;Y&quot;" calcext:base-cell-address="状態一覧.AP4"/>
            <calcext:condition calcext:apply-style-name="Bad" calcext:value="=&quot;N&quot;" calcext:base-cell-address="状態一覧.AP4"/>
          </calcext:conditional-format>
          <calcext:conditional-format calcext:target-range-address="状態一覧.W4:状態一覧.W4">
            <calcext:condition calcext:apply-style-name="Good" calcext:value="=&quot;Y&quot;" calcext:base-cell-address="状態一覧.W4"/>
            <calcext:condition calcext:apply-style-name="Bad" calcext:value="=&quot;N&quot;" calcext:base-cell-address="状態一覧.W4"/>
          </calcext:conditional-format>
          <calcext:conditional-format calcext:target-range-address="状態一覧.AC6:状態一覧.AC7 状態一覧.AC9:状態一覧.AC13">
            <calcext:condition calcext:apply-style-name="Good" calcext:value="=&quot;Y&quot;" calcext:base-cell-address="状態一覧.AC6"/>
            <calcext:condition calcext:apply-style-name="Bad" calcext:value="=&quot;N&quot;" calcext:base-cell-address="状態一覧.AC6"/>
          </calcext:conditional-format>
          <calcext:conditional-format calcext:target-range-address="状態一覧.AB6:状態一覧.AB7 状態一覧.AB9:状態一覧.AB13">
            <calcext:condition calcext:apply-style-name="Good" calcext:value="=&quot;Y&quot;" calcext:base-cell-address="状態一覧.AB6"/>
            <calcext:condition calcext:apply-style-name="Bad" calcext:value="=&quot;N&quot;" calcext:base-cell-address="状態一覧.AB6"/>
          </calcext:conditional-format>
          <calcext:conditional-format calcext:target-range-address="状態一覧.AE6:状態一覧.AE7 状態一覧.AE9:状態一覧.AE13">
            <calcext:condition calcext:apply-style-name="Good" calcext:value="=&quot;Y&quot;" calcext:base-cell-address="状態一覧.AE6"/>
            <calcext:condition calcext:apply-style-name="Bad" calcext:value="=&quot;N&quot;" calcext:base-cell-address="状態一覧.AE6"/>
          </calcext:conditional-format>
          <calcext:conditional-format calcext:target-range-address="状態一覧.AD16:状態一覧.AD16 状態一覧.AD6:状態一覧.AD7 状態一覧.AD9:状態一覧.AD13">
            <calcext:condition calcext:apply-style-name="Good" calcext:value="=&quot;Y&quot;" calcext:base-cell-address="状態一覧.AD6"/>
            <calcext:condition calcext:apply-style-name="Bad" calcext:value="=&quot;N&quot;" calcext:base-cell-address="状態一覧.AD6"/>
          </calcext:conditional-format>
          <calcext:conditional-format calcext:target-range-address="状態一覧.AG6:状態一覧.AG7 状態一覧.AG9:状態一覧.AG13">
            <calcext:condition calcext:apply-style-name="Good" calcext:value="=&quot;Y&quot;" calcext:base-cell-address="状態一覧.AG6"/>
            <calcext:condition calcext:apply-style-name="Bad" calcext:value="=&quot;N&quot;" calcext:base-cell-address="状態一覧.AG6"/>
          </calcext:conditional-format>
          <calcext:conditional-format calcext:target-range-address="状態一覧.AF6:状態一覧.AF7 状態一覧.AF9:状態一覧.AF13">
            <calcext:condition calcext:apply-style-name="Good" calcext:value="=&quot;Y&quot;" calcext:base-cell-address="状態一覧.AF6"/>
            <calcext:condition calcext:apply-style-name="Bad" calcext:value="=&quot;N&quot;" calcext:base-cell-address="状態一覧.AF6"/>
          </calcext:conditional-format>
          <calcext:conditional-format calcext:target-range-address="状態一覧.AM6:状態一覧.AM7 状態一覧.AM10:状態一覧.AM13">
            <calcext:condition calcext:apply-style-name="Good" calcext:value="=&quot;Y&quot;" calcext:base-cell-address="状態一覧.AM6"/>
            <calcext:condition calcext:apply-style-name="Bad" calcext:value="=&quot;N&quot;" calcext:base-cell-address="状態一覧.AM6"/>
          </calcext:conditional-format>
          <calcext:conditional-format calcext:target-range-address="状態一覧.AL6:状態一覧.AL7 状態一覧.AL10:状態一覧.AL13">
            <calcext:condition calcext:apply-style-name="Good" calcext:value="=&quot;Y&quot;" calcext:base-cell-address="状態一覧.AL6"/>
            <calcext:condition calcext:apply-style-name="Bad" calcext:value="=&quot;N&quot;" calcext:base-cell-address="状態一覧.AL6"/>
          </calcext:conditional-format>
          <calcext:conditional-format calcext:target-range-address="状態一覧.AO16:状態一覧.AO16 状態一覧.AO6:状態一覧.AO7 状態一覧.AO10:状態一覧.AO13">
            <calcext:condition calcext:apply-style-name="Good" calcext:value="=&quot;Y&quot;" calcext:base-cell-address="状態一覧.AO6"/>
            <calcext:condition calcext:apply-style-name="Bad" calcext:value="=&quot;N&quot;" calcext:base-cell-address="状態一覧.AO6"/>
          </calcext:conditional-format>
          <calcext:conditional-format calcext:target-range-address="状態一覧.AN16:状態一覧.AN16 状態一覧.AN6:状態一覧.AN7 状態一覧.AN10:状態一覧.AN13">
            <calcext:condition calcext:apply-style-name="Good" calcext:value="=&quot;Y&quot;" calcext:base-cell-address="状態一覧.AN6"/>
            <calcext:condition calcext:apply-style-name="Bad" calcext:value="=&quot;N&quot;" calcext:base-cell-address="状態一覧.AN6"/>
          </calcext:conditional-format>
          <calcext:conditional-format calcext:target-range-address="状態一覧.BD4:状態一覧.BD4">
            <calcext:condition calcext:apply-style-name="Good" calcext:value="=&quot;Y&quot;" calcext:base-cell-address="状態一覧.BD4"/>
            <calcext:condition calcext:apply-style-name="Bad" calcext:value="=&quot;N&quot;" calcext:base-cell-address="状態一覧.BD4"/>
          </calcext:conditional-format>
          <calcext:conditional-format calcext:target-range-address="状態一覧.R18:状態一覧.R18">
            <calcext:condition calcext:apply-style-name="Good" calcext:value="=&quot;Y&quot;" calcext:base-cell-address="状態一覧.R18"/>
            <calcext:condition calcext:apply-style-name="Bad" calcext:value="=&quot;N&quot;" calcext:base-cell-address="状態一覧.R18"/>
            <calcext:condition calcext:apply-style-name="無題1" calcext:value="=&quot;-&quot;" calcext:base-cell-address="状態一覧.R18"/>
          </calcext:conditional-format>
          <calcext:conditional-format calcext:target-range-address="状態一覧.AP16:状態一覧.AP19">
            <calcext:condition calcext:apply-style-name="Good" calcext:value="=&quot;Y&quot;" calcext:base-cell-address="状態一覧.AP16"/>
            <calcext:condition calcext:apply-style-name="Bad" calcext:value="=&quot;N&quot;" calcext:base-cell-address="状態一覧.AP16"/>
            <calcext:condition calcext:apply-style-name="無題1" calcext:value="=&quot;-&quot;" calcext:base-cell-address="状態一覧.AP16"/>
          </calcext:conditional-format>
          <calcext:conditional-format calcext:target-range-address="状態一覧.AQ16:状態一覧.AR19 状態一覧.AX17:状態一覧.AX19 状態一覧.AX16:状態一覧.AY16">
            <calcext:condition calcext:apply-style-name="Good" calcext:value="=&quot;Y&quot;" calcext:base-cell-address="状態一覧.AQ16"/>
            <calcext:condition calcext:apply-style-name="Bad" calcext:value="=&quot;N&quot;" calcext:base-cell-address="状態一覧.AQ16"/>
            <calcext:condition calcext:apply-style-name="無題1" calcext:value="=&quot;-&quot;" calcext:base-cell-address="状態一覧.AQ16"/>
          </calcext:conditional-format>
          <calcext:conditional-format calcext:target-range-address="状態一覧.AO17:状態一覧.AO19">
            <calcext:condition calcext:apply-style-name="Good" calcext:value="=&quot;Y&quot;" calcext:base-cell-address="状態一覧.AO17"/>
            <calcext:condition calcext:apply-style-name="Bad" calcext:value="=&quot;N&quot;" calcext:base-cell-address="状態一覧.AO17"/>
          </calcext:conditional-format>
          <calcext:conditional-format calcext:target-range-address="状態一覧.AN17:状態一覧.AN19">
            <calcext:condition calcext:apply-style-name="Good" calcext:value="=&quot;Y&quot;" calcext:base-cell-address="状態一覧.AN17"/>
            <calcext:condition calcext:apply-style-name="Bad" calcext:value="=&quot;N&quot;" calcext:base-cell-address="状態一覧.AN17"/>
          </calcext:conditional-format>
          <calcext:conditional-format calcext:target-range-address="状態一覧.H17:状態一覧.H17">
            <calcext:condition calcext:apply-style-name="Good" calcext:value="=&quot;Y&quot;" calcext:base-cell-address="状態一覧.H17"/>
            <calcext:condition calcext:apply-style-name="Bad" calcext:value="=&quot;N&quot;" calcext:base-cell-address="状態一覧.H17"/>
            <calcext:condition calcext:apply-style-name="無題1" calcext:value="=&quot;-&quot;" calcext:base-cell-address="状態一覧.H17"/>
          </calcext:conditional-format>
          <calcext:conditional-format calcext:target-range-address="状態一覧.H16:状態一覧.H16">
            <calcext:condition calcext:apply-style-name="Good" calcext:value="=&quot;Y&quot;" calcext:base-cell-address="状態一覧.H16"/>
            <calcext:condition calcext:apply-style-name="Bad" calcext:value="=&quot;N&quot;" calcext:base-cell-address="状態一覧.H16"/>
          </calcext:conditional-format>
          <calcext:conditional-format calcext:target-range-address="状態一覧.F16:状態一覧.F19">
            <calcext:condition calcext:apply-style-name="Good" calcext:value="=&quot;Y&quot;" calcext:base-cell-address="状態一覧.F16"/>
            <calcext:condition calcext:apply-style-name="Bad" calcext:value="=&quot;N&quot;" calcext:base-cell-address="状態一覧.F16"/>
            <calcext:condition calcext:apply-style-name="無題1" calcext:value="=&quot;-&quot;" calcext:base-cell-address="状態一覧.F16"/>
          </calcext:conditional-format>
          <calcext:conditional-format calcext:target-range-address="状態一覧.U6:状態一覧.U7 状態一覧.U9:状態一覧.U13">
            <calcext:condition calcext:apply-style-name="Good" calcext:value="=&quot;Y&quot;" calcext:base-cell-address="状態一覧.U6"/>
            <calcext:condition calcext:apply-style-name="Bad" calcext:value="=&quot;N&quot;" calcext:base-cell-address="状態一覧.U6"/>
          </calcext:conditional-format>
          <calcext:conditional-format calcext:target-range-address="状態一覧.T6:状態一覧.T7 状態一覧.T9:状態一覧.T13">
            <calcext:condition calcext:apply-style-name="Good" calcext:value="=&quot;Y&quot;" calcext:base-cell-address="状態一覧.T6"/>
            <calcext:condition calcext:apply-style-name="Bad" calcext:value="=&quot;N&quot;" calcext:base-cell-address="状態一覧.T6"/>
          </calcext:conditional-format>
          <calcext:conditional-format calcext:target-range-address="状態一覧.W7:状態一覧.W7 状態一覧.W9:状態一覧.W13 状態一覧.W6:状態一覧.W6">
            <calcext:condition calcext:apply-style-name="Good" calcext:value="=&quot;Y&quot;" calcext:base-cell-address="状態一覧.W6"/>
            <calcext:condition calcext:apply-style-name="Bad" calcext:value="=&quot;N&quot;" calcext:base-cell-address="状態一覧.W6"/>
          </calcext:conditional-format>
          <calcext:conditional-format calcext:target-range-address="状態一覧.V6:状態一覧.V7 状態一覧.V9:状態一覧.V13">
            <calcext:condition calcext:apply-style-name="Good" calcext:value="=&quot;Y&quot;" calcext:base-cell-address="状態一覧.V6"/>
            <calcext:condition calcext:apply-style-name="Bad" calcext:value="=&quot;N&quot;" calcext:base-cell-address="状態一覧.V6"/>
          </calcext:conditional-format>
          <calcext:conditional-format calcext:target-range-address="状態一覧.AC6:状態一覧.AC7 状態一覧.AC9:状態一覧.AC13">
            <calcext:condition calcext:apply-style-name="Good" calcext:value="=&quot;Y&quot;" calcext:base-cell-address="状態一覧.AC6"/>
            <calcext:condition calcext:apply-style-name="Bad" calcext:value="=&quot;N&quot;" calcext:base-cell-address="状態一覧.AC6"/>
          </calcext:conditional-format>
          <calcext:conditional-format calcext:target-range-address="状態一覧.AB6:状態一覧.AB7 状態一覧.AB9:状態一覧.AB13">
            <calcext:condition calcext:apply-style-name="Good" calcext:value="=&quot;Y&quot;" calcext:base-cell-address="状態一覧.AB6"/>
            <calcext:condition calcext:apply-style-name="Bad" calcext:value="=&quot;N&quot;" calcext:base-cell-address="状態一覧.AB6"/>
          </calcext:conditional-format>
          <calcext:conditional-format calcext:target-range-address="状態一覧.AE6:状態一覧.AE7 状態一覧.AE9:状態一覧.AE13">
            <calcext:condition calcext:apply-style-name="Good" calcext:value="=&quot;Y&quot;" calcext:base-cell-address="状態一覧.AE6"/>
            <calcext:condition calcext:apply-style-name="Bad" calcext:value="=&quot;N&quot;" calcext:base-cell-address="状態一覧.AE6"/>
          </calcext:conditional-format>
          <calcext:conditional-format calcext:target-range-address="状態一覧.AD6:状態一覧.AD7 状態一覧.AD9:状態一覧.AD13">
            <calcext:condition calcext:apply-style-name="Good" calcext:value="=&quot;Y&quot;" calcext:base-cell-address="状態一覧.AD6"/>
            <calcext:condition calcext:apply-style-name="Bad" calcext:value="=&quot;N&quot;" calcext:base-cell-address="状態一覧.AD6"/>
          </calcext:conditional-format>
          <calcext:conditional-format calcext:target-range-address="状態一覧.AG6:状態一覧.AG7 状態一覧.AG9:状態一覧.AG13">
            <calcext:condition calcext:apply-style-name="Good" calcext:value="=&quot;Y&quot;" calcext:base-cell-address="状態一覧.AG6"/>
            <calcext:condition calcext:apply-style-name="Bad" calcext:value="=&quot;N&quot;" calcext:base-cell-address="状態一覧.AG6"/>
          </calcext:conditional-format>
          <calcext:conditional-format calcext:target-range-address="状態一覧.AF6:状態一覧.AF7 状態一覧.AF9:状態一覧.AF13">
            <calcext:condition calcext:apply-style-name="Good" calcext:value="=&quot;Y&quot;" calcext:base-cell-address="状態一覧.AF6"/>
            <calcext:condition calcext:apply-style-name="Bad" calcext:value="=&quot;N&quot;" calcext:base-cell-address="状態一覧.AF6"/>
          </calcext:conditional-format>
          <calcext:conditional-format calcext:target-range-address="状態一覧.AM6:状態一覧.AM7 状態一覧.AM10:状態一覧.AM13">
            <calcext:condition calcext:apply-style-name="Good" calcext:value="=&quot;Y&quot;" calcext:base-cell-address="状態一覧.AM6"/>
            <calcext:condition calcext:apply-style-name="Bad" calcext:value="=&quot;N&quot;" calcext:base-cell-address="状態一覧.AM6"/>
          </calcext:conditional-format>
          <calcext:conditional-format calcext:target-range-address="状態一覧.AL6:状態一覧.AL7 状態一覧.AL10:状態一覧.AL13">
            <calcext:condition calcext:apply-style-name="Good" calcext:value="=&quot;Y&quot;" calcext:base-cell-address="状態一覧.AL6"/>
            <calcext:condition calcext:apply-style-name="Bad" calcext:value="=&quot;N&quot;" calcext:base-cell-address="状態一覧.AL6"/>
          </calcext:conditional-format>
          <calcext:conditional-format calcext:target-range-address="状態一覧.AO6:状態一覧.AO7 状態一覧.AO10:状態一覧.AO13">
            <calcext:condition calcext:apply-style-name="Good" calcext:value="=&quot;Y&quot;" calcext:base-cell-address="状態一覧.AO6"/>
            <calcext:condition calcext:apply-style-name="Bad" calcext:value="=&quot;N&quot;" calcext:base-cell-address="状態一覧.AO6"/>
          </calcext:conditional-format>
          <calcext:conditional-format calcext:target-range-address="状態一覧.AN6:状態一覧.AN7 状態一覧.AN10:状態一覧.AN13">
            <calcext:condition calcext:apply-style-name="Good" calcext:value="=&quot;Y&quot;" calcext:base-cell-address="状態一覧.AN6"/>
            <calcext:condition calcext:apply-style-name="Bad" calcext:value="=&quot;N&quot;" calcext:base-cell-address="状態一覧.AN6"/>
          </calcext:conditional-format>
          <calcext:conditional-format calcext:target-range-address="状態一覧.B14:状態一覧.E15 状態一覧.BD15:状態一覧.BD15 状態一覧.B5:状態一覧.C13 状態一覧.E5:状態一覧.E5 状態一覧.E9:状態一覧.E10 状態一覧.E7:状態一覧.E7">
            <calcext:condition calcext:apply-style-name="Good" calcext:value="=&quot;Y&quot;" calcext:base-cell-address="状態一覧.B5"/>
            <calcext:condition calcext:apply-style-name="Bad" calcext:value="=&quot;N&quot;" calcext:base-cell-address="状態一覧.B5"/>
          </calcext:conditional-format>
          <calcext:conditional-format calcext:target-range-address="状態一覧.F11:状態一覧.F13 状態一覧.F9:状態一覧.F9 状態一覧.F5:状態一覧.F7">
            <calcext:condition calcext:apply-style-name="Good" calcext:value="=&quot;Y&quot;" calcext:base-cell-address="状態一覧.F5"/>
            <calcext:condition calcext:apply-style-name="Bad" calcext:value="=&quot;N&quot;" calcext:base-cell-address="状態一覧.F5"/>
          </calcext:conditional-format>
          <calcext:conditional-format calcext:target-range-address="状態一覧.J11:状態一覧.J11">
            <calcext:condition calcext:apply-style-name="Good" calcext:value="=&quot;Y&quot;" calcext:base-cell-address="状態一覧.J11"/>
            <calcext:condition calcext:apply-style-name="Bad" calcext:value="=&quot;N&quot;" calcext:base-cell-address="状態一覧.J11"/>
          </calcext:conditional-format>
          <calcext:conditional-format calcext:target-range-address="状態一覧.L11:状態一覧.L11">
            <calcext:condition calcext:apply-style-name="Good" calcext:value="=&quot;Y&quot;" calcext:base-cell-address="状態一覧.L11"/>
            <calcext:condition calcext:apply-style-name="Bad" calcext:value="=&quot;N&quot;" calcext:base-cell-address="状態一覧.L11"/>
          </calcext:conditional-format>
          <calcext:conditional-format calcext:target-range-address="状態一覧.BD10:状態一覧.BD14 状態一覧.BD5:状態一覧.BD8">
            <calcext:condition calcext:apply-style-name="Good" calcext:value="=&quot;Y&quot;" calcext:base-cell-address="状態一覧.BD5"/>
            <calcext:condition calcext:apply-style-name="Bad" calcext:value="=&quot;N&quot;" calcext:base-cell-address="状態一覧.BD5"/>
          </calcext:conditional-format>
          <calcext:conditional-format calcext:target-range-address="状態一覧.F10:状態一覧.F10">
            <calcext:condition calcext:apply-style-name="Good" calcext:value="=&quot;Y&quot;" calcext:base-cell-address="状態一覧.F10"/>
            <calcext:condition calcext:apply-style-name="Bad" calcext:value="=&quot;N&quot;" calcext:base-cell-address="状態一覧.F10"/>
          </calcext:conditional-format>
          <calcext:conditional-format calcext:target-range-address="状態一覧.G13:状態一覧.G13">
            <calcext:condition calcext:apply-style-name="Good" calcext:value="=&quot;Y&quot;" calcext:base-cell-address="状態一覧.G13"/>
            <calcext:condition calcext:apply-style-name="Bad" calcext:value="=&quot;N&quot;" calcext:base-cell-address="状態一覧.G13"/>
          </calcext:conditional-format>
          <calcext:conditional-format calcext:target-range-address="状態一覧.H13:状態一覧.H13">
            <calcext:condition calcext:apply-style-name="Good" calcext:value="=&quot;Y&quot;" calcext:base-cell-address="状態一覧.H13"/>
            <calcext:condition calcext:apply-style-name="Bad" calcext:value="=&quot;N&quot;" calcext:base-cell-address="状態一覧.H13"/>
          </calcext:conditional-format>
          <calcext:conditional-format calcext:target-range-address="状態一覧.G12:状態一覧.G12">
            <calcext:condition calcext:apply-style-name="Good" calcext:value="=&quot;Y&quot;" calcext:base-cell-address="状態一覧.G12"/>
            <calcext:condition calcext:apply-style-name="Bad" calcext:value="=&quot;N&quot;" calcext:base-cell-address="状態一覧.G12"/>
          </calcext:conditional-format>
          <calcext:conditional-format calcext:target-range-address="状態一覧.H10:状態一覧.H10">
            <calcext:condition calcext:apply-style-name="Good" calcext:value="=&quot;Y&quot;" calcext:base-cell-address="状態一覧.H10"/>
            <calcext:condition calcext:apply-style-name="Bad" calcext:value="=&quot;N&quot;" calcext:base-cell-address="状態一覧.H10"/>
          </calcext:conditional-format>
          <calcext:conditional-format calcext:target-range-address="状態一覧.I10:状態一覧.I10">
            <calcext:condition calcext:apply-style-name="Good" calcext:value="=&quot;Y&quot;" calcext:base-cell-address="状態一覧.I10"/>
            <calcext:condition calcext:apply-style-name="Bad" calcext:value="=&quot;N&quot;" calcext:base-cell-address="状態一覧.I10"/>
          </calcext:conditional-format>
          <calcext:conditional-format calcext:target-range-address="状態一覧.I12:状態一覧.I12">
            <calcext:condition calcext:apply-style-name="Good" calcext:value="=&quot;Y&quot;" calcext:base-cell-address="状態一覧.I12"/>
            <calcext:condition calcext:apply-style-name="Bad" calcext:value="=&quot;N&quot;" calcext:base-cell-address="状態一覧.I12"/>
          </calcext:conditional-format>
          <calcext:conditional-format calcext:target-range-address="状態一覧.G9:状態一覧.G9 状態一覧.G5:状態一覧.G7">
            <calcext:condition calcext:apply-style-name="Good" calcext:value="=&quot;Y&quot;" calcext:base-cell-address="状態一覧.G5"/>
            <calcext:condition calcext:apply-style-name="Bad" calcext:value="=&quot;N&quot;" calcext:base-cell-address="状態一覧.G5"/>
          </calcext:conditional-format>
          <calcext:conditional-format calcext:target-range-address="状態一覧.H9:状態一覧.H9 状態一覧.H5:状態一覧.H7">
            <calcext:condition calcext:apply-style-name="Good" calcext:value="=&quot;Y&quot;" calcext:base-cell-address="状態一覧.H5"/>
            <calcext:condition calcext:apply-style-name="Bad" calcext:value="=&quot;N&quot;" calcext:base-cell-address="状態一覧.H5"/>
          </calcext:conditional-format>
          <calcext:conditional-format calcext:target-range-address="状態一覧.I9:状態一覧.I9 状態一覧.I5:状態一覧.I7">
            <calcext:condition calcext:apply-style-name="Good" calcext:value="=&quot;Y&quot;" calcext:base-cell-address="状態一覧.I5"/>
            <calcext:condition calcext:apply-style-name="Bad" calcext:value="=&quot;N&quot;" calcext:base-cell-address="状態一覧.I5"/>
          </calcext:conditional-format>
          <calcext:conditional-format calcext:target-range-address="状態一覧.P5:状態一覧.P5">
            <calcext:condition calcext:apply-style-name="Good" calcext:value="=&quot;Y&quot;" calcext:base-cell-address="状態一覧.P5"/>
            <calcext:condition calcext:apply-style-name="Bad" calcext:value="=&quot;N&quot;" calcext:base-cell-address="状態一覧.P5"/>
          </calcext:conditional-format>
          <calcext:conditional-format calcext:target-range-address="状態一覧.Q5:状態一覧.Q5">
            <calcext:condition calcext:apply-style-name="Good" calcext:value="=&quot;Y&quot;" calcext:base-cell-address="状態一覧.Q5"/>
            <calcext:condition calcext:apply-style-name="Bad" calcext:value="=&quot;N&quot;" calcext:base-cell-address="状態一覧.Q5"/>
          </calcext:conditional-format>
          <calcext:conditional-format calcext:target-range-address="状態一覧.R5:状態一覧.R5">
            <calcext:condition calcext:apply-style-name="Good" calcext:value="=&quot;Y&quot;" calcext:base-cell-address="状態一覧.R5"/>
            <calcext:condition calcext:apply-style-name="Bad" calcext:value="=&quot;N&quot;" calcext:base-cell-address="状態一覧.R5"/>
          </calcext:conditional-format>
          <calcext:conditional-format calcext:target-range-address="状態一覧.S5:状態一覧.S5">
            <calcext:condition calcext:apply-style-name="Good" calcext:value="=&quot;Y&quot;" calcext:base-cell-address="状態一覧.S5"/>
            <calcext:condition calcext:apply-style-name="Bad" calcext:value="=&quot;N&quot;" calcext:base-cell-address="状態一覧.S5"/>
          </calcext:conditional-format>
          <calcext:conditional-format calcext:target-range-address="状態一覧.T5:状態一覧.T5">
            <calcext:condition calcext:apply-style-name="Good" calcext:value="=&quot;Y&quot;" calcext:base-cell-address="状態一覧.T5"/>
            <calcext:condition calcext:apply-style-name="Bad" calcext:value="=&quot;N&quot;" calcext:base-cell-address="状態一覧.T5"/>
          </calcext:conditional-format>
          <calcext:conditional-format calcext:target-range-address="状態一覧.U5:状態一覧.U5">
            <calcext:condition calcext:apply-style-name="Good" calcext:value="=&quot;Y&quot;" calcext:base-cell-address="状態一覧.U5"/>
            <calcext:condition calcext:apply-style-name="Bad" calcext:value="=&quot;N&quot;" calcext:base-cell-address="状態一覧.U5"/>
          </calcext:conditional-format>
          <calcext:conditional-format calcext:target-range-address="状態一覧.V5:状態一覧.V5">
            <calcext:condition calcext:apply-style-name="Good" calcext:value="=&quot;Y&quot;" calcext:base-cell-address="状態一覧.V5"/>
            <calcext:condition calcext:apply-style-name="Bad" calcext:value="=&quot;N&quot;" calcext:base-cell-address="状態一覧.V5"/>
          </calcext:conditional-format>
          <calcext:conditional-format calcext:target-range-address="状態一覧.W5:状態一覧.W5">
            <calcext:condition calcext:apply-style-name="Good" calcext:value="=&quot;Y&quot;" calcext:base-cell-address="状態一覧.W5"/>
            <calcext:condition calcext:apply-style-name="Bad" calcext:value="=&quot;N&quot;" calcext:base-cell-address="状態一覧.W5"/>
          </calcext:conditional-format>
          <calcext:conditional-format calcext:target-range-address="状態一覧.T7:状態一覧.T7">
            <calcext:condition calcext:apply-style-name="Good" calcext:value="=&quot;Y&quot;" calcext:base-cell-address="状態一覧.T7"/>
            <calcext:condition calcext:apply-style-name="Bad" calcext:value="=&quot;N&quot;" calcext:base-cell-address="状態一覧.T7"/>
          </calcext:conditional-format>
          <calcext:conditional-format calcext:target-range-address="状態一覧.U7:状態一覧.U7">
            <calcext:condition calcext:apply-style-name="Good" calcext:value="=&quot;Y&quot;" calcext:base-cell-address="状態一覧.U7"/>
            <calcext:condition calcext:apply-style-name="Bad" calcext:value="=&quot;N&quot;" calcext:base-cell-address="状態一覧.U7"/>
          </calcext:conditional-format>
          <calcext:conditional-format calcext:target-range-address="状態一覧.V7:状態一覧.V7">
            <calcext:condition calcext:apply-style-name="Good" calcext:value="=&quot;Y&quot;" calcext:base-cell-address="状態一覧.V7"/>
            <calcext:condition calcext:apply-style-name="Bad" calcext:value="=&quot;N&quot;" calcext:base-cell-address="状態一覧.V7"/>
          </calcext:conditional-format>
          <calcext:conditional-format calcext:target-range-address="状態一覧.J7:状態一覧.J7">
            <calcext:condition calcext:apply-style-name="Good" calcext:value="=&quot;Y&quot;" calcext:base-cell-address="状態一覧.J7"/>
            <calcext:condition calcext:apply-style-name="Bad" calcext:value="=&quot;N&quot;" calcext:base-cell-address="状態一覧.J7"/>
          </calcext:conditional-format>
          <calcext:conditional-format calcext:target-range-address="状態一覧.K7:状態一覧.K7">
            <calcext:condition calcext:apply-style-name="Good" calcext:value="=&quot;Y&quot;" calcext:base-cell-address="状態一覧.K7"/>
            <calcext:condition calcext:apply-style-name="Bad" calcext:value="=&quot;N&quot;" calcext:base-cell-address="状態一覧.K7"/>
          </calcext:conditional-format>
          <calcext:conditional-format calcext:target-range-address="状態一覧.L7:状態一覧.L7">
            <calcext:condition calcext:apply-style-name="Good" calcext:value="=&quot;Y&quot;" calcext:base-cell-address="状態一覧.L7"/>
            <calcext:condition calcext:apply-style-name="Bad" calcext:value="=&quot;N&quot;" calcext:base-cell-address="状態一覧.L7"/>
          </calcext:conditional-format>
          <calcext:conditional-format calcext:target-range-address="状態一覧.M7:状態一覧.M7">
            <calcext:condition calcext:apply-style-name="Good" calcext:value="=&quot;Y&quot;" calcext:base-cell-address="状態一覧.M7"/>
            <calcext:condition calcext:apply-style-name="Bad" calcext:value="=&quot;N&quot;" calcext:base-cell-address="状態一覧.M7"/>
          </calcext:conditional-format>
          <calcext:conditional-format calcext:target-range-address="状態一覧.J9:状態一覧.J9">
            <calcext:condition calcext:apply-style-name="Good" calcext:value="=&quot;Y&quot;" calcext:base-cell-address="状態一覧.J9"/>
            <calcext:condition calcext:apply-style-name="Bad" calcext:value="=&quot;N&quot;" calcext:base-cell-address="状態一覧.J9"/>
          </calcext:conditional-format>
          <calcext:conditional-format calcext:target-range-address="状態一覧.K9:状態一覧.K9">
            <calcext:condition calcext:apply-style-name="Good" calcext:value="=&quot;Y&quot;" calcext:base-cell-address="状態一覧.K9"/>
            <calcext:condition calcext:apply-style-name="Bad" calcext:value="=&quot;N&quot;" calcext:base-cell-address="状態一覧.K9"/>
          </calcext:conditional-format>
          <calcext:conditional-format calcext:target-range-address="状態一覧.L9:状態一覧.L9">
            <calcext:condition calcext:apply-style-name="Good" calcext:value="=&quot;Y&quot;" calcext:base-cell-address="状態一覧.L9"/>
            <calcext:condition calcext:apply-style-name="Bad" calcext:value="=&quot;N&quot;" calcext:base-cell-address="状態一覧.L9"/>
          </calcext:conditional-format>
          <calcext:conditional-format calcext:target-range-address="状態一覧.M9:状態一覧.M9">
            <calcext:condition calcext:apply-style-name="Good" calcext:value="=&quot;Y&quot;" calcext:base-cell-address="状態一覧.M9"/>
            <calcext:condition calcext:apply-style-name="Bad" calcext:value="=&quot;N&quot;" calcext:base-cell-address="状態一覧.M9"/>
          </calcext:conditional-format>
          <calcext:conditional-format calcext:target-range-address="状態一覧.P9:状態一覧.P9">
            <calcext:condition calcext:apply-style-name="Good" calcext:value="=&quot;Y&quot;" calcext:base-cell-address="状態一覧.P9"/>
            <calcext:condition calcext:apply-style-name="Bad" calcext:value="=&quot;N&quot;" calcext:base-cell-address="状態一覧.P9"/>
          </calcext:conditional-format>
          <calcext:conditional-format calcext:target-range-address="状態一覧.Q9:状態一覧.Q9">
            <calcext:condition calcext:apply-style-name="Good" calcext:value="=&quot;Y&quot;" calcext:base-cell-address="状態一覧.Q9"/>
            <calcext:condition calcext:apply-style-name="Bad" calcext:value="=&quot;N&quot;" calcext:base-cell-address="状態一覧.Q9"/>
          </calcext:conditional-format>
          <calcext:conditional-format calcext:target-range-address="状態一覧.R9:状態一覧.R9">
            <calcext:condition calcext:apply-style-name="Good" calcext:value="=&quot;Y&quot;" calcext:base-cell-address="状態一覧.R9"/>
            <calcext:condition calcext:apply-style-name="Bad" calcext:value="=&quot;N&quot;" calcext:base-cell-address="状態一覧.R9"/>
          </calcext:conditional-format>
          <calcext:conditional-format calcext:target-range-address="状態一覧.S9:状態一覧.S9">
            <calcext:condition calcext:apply-style-name="Good" calcext:value="=&quot;Y&quot;" calcext:base-cell-address="状態一覧.S9"/>
            <calcext:condition calcext:apply-style-name="Bad" calcext:value="=&quot;N&quot;" calcext:base-cell-address="状態一覧.S9"/>
          </calcext:conditional-format>
          <calcext:conditional-format calcext:target-range-address="状態一覧.J11:状態一覧.J11">
            <calcext:condition calcext:apply-style-name="Good" calcext:value="=&quot;Y&quot;" calcext:base-cell-address="状態一覧.J11"/>
            <calcext:condition calcext:apply-style-name="Bad" calcext:value="=&quot;N&quot;" calcext:base-cell-address="状態一覧.J11"/>
          </calcext:conditional-format>
          <calcext:conditional-format calcext:target-range-address="状態一覧.K10:状態一覧.K10">
            <calcext:condition calcext:apply-style-name="Good" calcext:value="=&quot;Y&quot;" calcext:base-cell-address="状態一覧.K10"/>
            <calcext:condition calcext:apply-style-name="Bad" calcext:value="=&quot;N&quot;" calcext:base-cell-address="状態一覧.K10"/>
          </calcext:conditional-format>
          <calcext:conditional-format calcext:target-range-address="状態一覧.L10:状態一覧.L10">
            <calcext:condition calcext:apply-style-name="Good" calcext:value="=&quot;Y&quot;" calcext:base-cell-address="状態一覧.L10"/>
            <calcext:condition calcext:apply-style-name="Bad" calcext:value="=&quot;N&quot;" calcext:base-cell-address="状態一覧.L10"/>
          </calcext:conditional-format>
          <calcext:conditional-format calcext:target-range-address="状態一覧.L11:状態一覧.L11">
            <calcext:condition calcext:apply-style-name="Good" calcext:value="=&quot;Y&quot;" calcext:base-cell-address="状態一覧.L11"/>
            <calcext:condition calcext:apply-style-name="Bad" calcext:value="=&quot;N&quot;" calcext:base-cell-address="状態一覧.L11"/>
          </calcext:conditional-format>
          <calcext:conditional-format calcext:target-range-address="状態一覧.M10:状態一覧.M10">
            <calcext:condition calcext:apply-style-name="Good" calcext:value="=&quot;Y&quot;" calcext:base-cell-address="状態一覧.M10"/>
            <calcext:condition calcext:apply-style-name="Bad" calcext:value="=&quot;N&quot;" calcext:base-cell-address="状態一覧.M10"/>
          </calcext:conditional-format>
          <calcext:conditional-format calcext:target-range-address="状態一覧.M11:状態一覧.M11">
            <calcext:condition calcext:apply-style-name="Good" calcext:value="=&quot;Y&quot;" calcext:base-cell-address="状態一覧.M11"/>
            <calcext:condition calcext:apply-style-name="Bad" calcext:value="=&quot;N&quot;" calcext:base-cell-address="状態一覧.M11"/>
          </calcext:conditional-format>
          <calcext:conditional-format calcext:target-range-address="状態一覧.N14:状態一覧.O14">
            <calcext:condition calcext:apply-style-name="Good" calcext:value="=&quot;Y&quot;" calcext:base-cell-address="状態一覧.N14"/>
            <calcext:condition calcext:apply-style-name="Bad" calcext:value="=&quot;N&quot;" calcext:base-cell-address="状態一覧.N14"/>
            <calcext:condition calcext:apply-style-name="無題1" calcext:value="=&quot;-&quot;" calcext:base-cell-address="状態一覧.N14"/>
          </calcext:conditional-format>
          <calcext:conditional-format calcext:target-range-address="状態一覧.F15:状態一覧.F15">
            <calcext:condition calcext:apply-style-name="Good" calcext:value="=&quot;Y&quot;" calcext:base-cell-address="状態一覧.F15"/>
            <calcext:condition calcext:apply-style-name="Bad" calcext:value="=&quot;N&quot;" calcext:base-cell-address="状態一覧.F15"/>
          </calcext:conditional-format>
          <calcext:conditional-format calcext:target-range-address="状態一覧.G15:状態一覧.G15">
            <calcext:condition calcext:apply-style-name="Good" calcext:value="=&quot;Y&quot;" calcext:base-cell-address="状態一覧.G15"/>
            <calcext:condition calcext:apply-style-name="Bad" calcext:value="=&quot;N&quot;" calcext:base-cell-address="状態一覧.G15"/>
          </calcext:conditional-format>
          <calcext:conditional-format calcext:target-range-address="状態一覧.H15:状態一覧.H15">
            <calcext:condition calcext:apply-style-name="Good" calcext:value="=&quot;Y&quot;" calcext:base-cell-address="状態一覧.H15"/>
            <calcext:condition calcext:apply-style-name="Bad" calcext:value="=&quot;N&quot;" calcext:base-cell-address="状態一覧.H15"/>
          </calcext:conditional-format>
          <calcext:conditional-format calcext:target-range-address="状態一覧.I15:状態一覧.I15">
            <calcext:condition calcext:apply-style-name="Good" calcext:value="=&quot;Y&quot;" calcext:base-cell-address="状態一覧.I15"/>
            <calcext:condition calcext:apply-style-name="Bad" calcext:value="=&quot;N&quot;" calcext:base-cell-address="状態一覧.I15"/>
          </calcext:conditional-format>
          <calcext:conditional-format calcext:target-range-address="状態一覧.J15:状態一覧.J15">
            <calcext:condition calcext:apply-style-name="Good" calcext:value="=&quot;Y&quot;" calcext:base-cell-address="状態一覧.J15"/>
            <calcext:condition calcext:apply-style-name="Bad" calcext:value="=&quot;N&quot;" calcext:base-cell-address="状態一覧.J15"/>
          </calcext:conditional-format>
          <calcext:conditional-format calcext:target-range-address="状態一覧.K15:状態一覧.K15">
            <calcext:condition calcext:apply-style-name="Good" calcext:value="=&quot;Y&quot;" calcext:base-cell-address="状態一覧.K15"/>
            <calcext:condition calcext:apply-style-name="Bad" calcext:value="=&quot;N&quot;" calcext:base-cell-address="状態一覧.K15"/>
          </calcext:conditional-format>
          <calcext:conditional-format calcext:target-range-address="状態一覧.L15:状態一覧.L15">
            <calcext:condition calcext:apply-style-name="Good" calcext:value="=&quot;Y&quot;" calcext:base-cell-address="状態一覧.L15"/>
            <calcext:condition calcext:apply-style-name="Bad" calcext:value="=&quot;N&quot;" calcext:base-cell-address="状態一覧.L15"/>
          </calcext:conditional-format>
          <calcext:conditional-format calcext:target-range-address="状態一覧.M15:状態一覧.O15">
            <calcext:condition calcext:apply-style-name="Good" calcext:value="=&quot;Y&quot;" calcext:base-cell-address="状態一覧.M15"/>
            <calcext:condition calcext:apply-style-name="Bad" calcext:value="=&quot;N&quot;" calcext:base-cell-address="状態一覧.M15"/>
          </calcext:conditional-format>
          <calcext:conditional-format calcext:target-range-address="状態一覧.G10:状態一覧.G10">
            <calcext:condition calcext:apply-style-name="Good" calcext:value="=&quot;Y&quot;" calcext:base-cell-address="状態一覧.G10"/>
            <calcext:condition calcext:apply-style-name="Bad" calcext:value="=&quot;N&quot;" calcext:base-cell-address="状態一覧.G10"/>
          </calcext:conditional-format>
          <calcext:conditional-format calcext:target-range-address="状態一覧.G11:状態一覧.G11">
            <calcext:condition calcext:apply-style-name="Good" calcext:value="=&quot;Y&quot;" calcext:base-cell-address="状態一覧.G11"/>
            <calcext:condition calcext:apply-style-name="Bad" calcext:value="=&quot;N&quot;" calcext:base-cell-address="状態一覧.G11"/>
          </calcext:conditional-format>
          <calcext:conditional-format calcext:target-range-address="状態一覧.H11:状態一覧.H11">
            <calcext:condition calcext:apply-style-name="Good" calcext:value="=&quot;Y&quot;" calcext:base-cell-address="状態一覧.H11"/>
            <calcext:condition calcext:apply-style-name="Bad" calcext:value="=&quot;N&quot;" calcext:base-cell-address="状態一覧.H11"/>
          </calcext:conditional-format>
          <calcext:conditional-format calcext:target-range-address="状態一覧.I11:状態一覧.I11">
            <calcext:condition calcext:apply-style-name="Good" calcext:value="=&quot;Y&quot;" calcext:base-cell-address="状態一覧.I11"/>
            <calcext:condition calcext:apply-style-name="Bad" calcext:value="=&quot;N&quot;" calcext:base-cell-address="状態一覧.I11"/>
          </calcext:conditional-format>
          <calcext:conditional-format calcext:target-range-address="状態一覧.H12:状態一覧.H12">
            <calcext:condition calcext:apply-style-name="Good" calcext:value="=&quot;Y&quot;" calcext:base-cell-address="状態一覧.H12"/>
            <calcext:condition calcext:apply-style-name="Bad" calcext:value="=&quot;N&quot;" calcext:base-cell-address="状態一覧.H12"/>
          </calcext:conditional-format>
          <calcext:conditional-format calcext:target-range-address="状態一覧.I13:状態一覧.I13">
            <calcext:condition calcext:apply-style-name="Good" calcext:value="=&quot;Y&quot;" calcext:base-cell-address="状態一覧.I13"/>
            <calcext:condition calcext:apply-style-name="Bad" calcext:value="=&quot;N&quot;" calcext:base-cell-address="状態一覧.I13"/>
          </calcext:conditional-format>
          <calcext:conditional-format calcext:target-range-address="状態一覧.J13:状態一覧.J13">
            <calcext:condition calcext:apply-style-name="Good" calcext:value="=&quot;Y&quot;" calcext:base-cell-address="状態一覧.J13"/>
            <calcext:condition calcext:apply-style-name="Bad" calcext:value="=&quot;N&quot;" calcext:base-cell-address="状態一覧.J13"/>
          </calcext:conditional-format>
          <calcext:conditional-format calcext:target-range-address="状態一覧.J12:状態一覧.J12">
            <calcext:condition calcext:apply-style-name="Good" calcext:value="=&quot;Y&quot;" calcext:base-cell-address="状態一覧.J12"/>
            <calcext:condition calcext:apply-style-name="Bad" calcext:value="=&quot;N&quot;" calcext:base-cell-address="状態一覧.J12"/>
          </calcext:conditional-format>
          <calcext:conditional-format calcext:target-range-address="状態一覧.L12:状態一覧.L12">
            <calcext:condition calcext:apply-style-name="Good" calcext:value="=&quot;Y&quot;" calcext:base-cell-address="状態一覧.L12"/>
            <calcext:condition calcext:apply-style-name="Bad" calcext:value="=&quot;N&quot;" calcext:base-cell-address="状態一覧.L12"/>
          </calcext:conditional-format>
          <calcext:conditional-format calcext:target-range-address="状態一覧.M12:状態一覧.M12">
            <calcext:condition calcext:apply-style-name="Good" calcext:value="=&quot;Y&quot;" calcext:base-cell-address="状態一覧.M12"/>
            <calcext:condition calcext:apply-style-name="Bad" calcext:value="=&quot;N&quot;" calcext:base-cell-address="状態一覧.M12"/>
          </calcext:conditional-format>
          <calcext:conditional-format calcext:target-range-address="状態一覧.K12:状態一覧.K12">
            <calcext:condition calcext:apply-style-name="Good" calcext:value="=&quot;Y&quot;" calcext:base-cell-address="状態一覧.K12"/>
            <calcext:condition calcext:apply-style-name="Bad" calcext:value="=&quot;N&quot;" calcext:base-cell-address="状態一覧.K12"/>
          </calcext:conditional-format>
          <calcext:conditional-format calcext:target-range-address="状態一覧.K13:状態一覧.K13">
            <calcext:condition calcext:apply-style-name="Good" calcext:value="=&quot;Y&quot;" calcext:base-cell-address="状態一覧.K13"/>
            <calcext:condition calcext:apply-style-name="Bad" calcext:value="=&quot;N&quot;" calcext:base-cell-address="状態一覧.K13"/>
          </calcext:conditional-format>
          <calcext:conditional-format calcext:target-range-address="状態一覧.L13:状態一覧.L13">
            <calcext:condition calcext:apply-style-name="Good" calcext:value="=&quot;Y&quot;" calcext:base-cell-address="状態一覧.L13"/>
            <calcext:condition calcext:apply-style-name="Bad" calcext:value="=&quot;N&quot;" calcext:base-cell-address="状態一覧.L13"/>
          </calcext:conditional-format>
          <calcext:conditional-format calcext:target-range-address="状態一覧.M13:状態一覧.M13">
            <calcext:condition calcext:apply-style-name="Good" calcext:value="=&quot;Y&quot;" calcext:base-cell-address="状態一覧.M13"/>
            <calcext:condition calcext:apply-style-name="Bad" calcext:value="=&quot;N&quot;" calcext:base-cell-address="状態一覧.M13"/>
          </calcext:conditional-format>
          <calcext:conditional-format calcext:target-range-address="状態一覧.J10:状態一覧.J10">
            <calcext:condition calcext:apply-style-name="Good" calcext:value="=&quot;Y&quot;" calcext:base-cell-address="状態一覧.J10"/>
            <calcext:condition calcext:apply-style-name="Bad" calcext:value="=&quot;N&quot;" calcext:base-cell-address="状態一覧.J10"/>
          </calcext:conditional-format>
          <calcext:conditional-format calcext:target-range-address="状態一覧.K11:状態一覧.K11">
            <calcext:condition calcext:apply-style-name="Good" calcext:value="=&quot;Y&quot;" calcext:base-cell-address="状態一覧.K11"/>
            <calcext:condition calcext:apply-style-name="Bad" calcext:value="=&quot;N&quot;" calcext:base-cell-address="状態一覧.K11"/>
          </calcext:conditional-format>
          <calcext:conditional-format calcext:target-range-address="状態一覧.P11:状態一覧.P13">
            <calcext:condition calcext:apply-style-name="Good" calcext:value="=&quot;Y&quot;" calcext:base-cell-address="状態一覧.P11"/>
            <calcext:condition calcext:apply-style-name="Bad" calcext:value="=&quot;N&quot;" calcext:base-cell-address="状態一覧.P11"/>
          </calcext:conditional-format>
          <calcext:conditional-format calcext:target-range-address="状態一覧.T11:状態一覧.T11">
            <calcext:condition calcext:apply-style-name="Good" calcext:value="=&quot;Y&quot;" calcext:base-cell-address="状態一覧.T11"/>
            <calcext:condition calcext:apply-style-name="Bad" calcext:value="=&quot;N&quot;" calcext:base-cell-address="状態一覧.T11"/>
          </calcext:conditional-format>
          <calcext:conditional-format calcext:target-range-address="状態一覧.V11:状態一覧.V11">
            <calcext:condition calcext:apply-style-name="Good" calcext:value="=&quot;Y&quot;" calcext:base-cell-address="状態一覧.V11"/>
            <calcext:condition calcext:apply-style-name="Bad" calcext:value="=&quot;N&quot;" calcext:base-cell-address="状態一覧.V11"/>
          </calcext:conditional-format>
          <calcext:conditional-format calcext:target-range-address="状態一覧.P10:状態一覧.P10">
            <calcext:condition calcext:apply-style-name="Good" calcext:value="=&quot;Y&quot;" calcext:base-cell-address="状態一覧.P10"/>
            <calcext:condition calcext:apply-style-name="Bad" calcext:value="=&quot;N&quot;" calcext:base-cell-address="状態一覧.P10"/>
          </calcext:conditional-format>
          <calcext:conditional-format calcext:target-range-address="状態一覧.Q13:状態一覧.Q13">
            <calcext:condition calcext:apply-style-name="Good" calcext:value="=&quot;Y&quot;" calcext:base-cell-address="状態一覧.Q13"/>
            <calcext:condition calcext:apply-style-name="Bad" calcext:value="=&quot;N&quot;" calcext:base-cell-address="状態一覧.Q13"/>
          </calcext:conditional-format>
          <calcext:conditional-format calcext:target-range-address="状態一覧.R13:状態一覧.R13">
            <calcext:condition calcext:apply-style-name="Good" calcext:value="=&quot;Y&quot;" calcext:base-cell-address="状態一覧.R13"/>
            <calcext:condition calcext:apply-style-name="Bad" calcext:value="=&quot;N&quot;" calcext:base-cell-address="状態一覧.R13"/>
          </calcext:conditional-format>
          <calcext:conditional-format calcext:target-range-address="状態一覧.Q12:状態一覧.Q12">
            <calcext:condition calcext:apply-style-name="Good" calcext:value="=&quot;Y&quot;" calcext:base-cell-address="状態一覧.Q12"/>
            <calcext:condition calcext:apply-style-name="Bad" calcext:value="=&quot;N&quot;" calcext:base-cell-address="状態一覧.Q12"/>
          </calcext:conditional-format>
          <calcext:conditional-format calcext:target-range-address="状態一覧.R10:状態一覧.R10">
            <calcext:condition calcext:apply-style-name="Good" calcext:value="=&quot;Y&quot;" calcext:base-cell-address="状態一覧.R10"/>
            <calcext:condition calcext:apply-style-name="Bad" calcext:value="=&quot;N&quot;" calcext:base-cell-address="状態一覧.R10"/>
          </calcext:conditional-format>
          <calcext:conditional-format calcext:target-range-address="状態一覧.S10:状態一覧.S10">
            <calcext:condition calcext:apply-style-name="Good" calcext:value="=&quot;Y&quot;" calcext:base-cell-address="状態一覧.S10"/>
            <calcext:condition calcext:apply-style-name="Bad" calcext:value="=&quot;N&quot;" calcext:base-cell-address="状態一覧.S10"/>
          </calcext:conditional-format>
          <calcext:conditional-format calcext:target-range-address="状態一覧.S12:状態一覧.S12">
            <calcext:condition calcext:apply-style-name="Good" calcext:value="=&quot;Y&quot;" calcext:base-cell-address="状態一覧.S12"/>
            <calcext:condition calcext:apply-style-name="Bad" calcext:value="=&quot;N&quot;" calcext:base-cell-address="状態一覧.S12"/>
          </calcext:conditional-format>
          <calcext:conditional-format calcext:target-range-address="状態一覧.T11:状態一覧.T11">
            <calcext:condition calcext:apply-style-name="Good" calcext:value="=&quot;Y&quot;" calcext:base-cell-address="状態一覧.T11"/>
            <calcext:condition calcext:apply-style-name="Bad" calcext:value="=&quot;N&quot;" calcext:base-cell-address="状態一覧.T11"/>
          </calcext:conditional-format>
          <calcext:conditional-format calcext:target-range-address="状態一覧.U10:状態一覧.U10">
            <calcext:condition calcext:apply-style-name="Good" calcext:value="=&quot;Y&quot;" calcext:base-cell-address="状態一覧.U10"/>
            <calcext:condition calcext:apply-style-name="Bad" calcext:value="=&quot;N&quot;" calcext:base-cell-address="状態一覧.U10"/>
          </calcext:conditional-format>
          <calcext:conditional-format calcext:target-range-address="状態一覧.V10:状態一覧.V10">
            <calcext:condition calcext:apply-style-name="Good" calcext:value="=&quot;Y&quot;" calcext:base-cell-address="状態一覧.V10"/>
            <calcext:condition calcext:apply-style-name="Bad" calcext:value="=&quot;N&quot;" calcext:base-cell-address="状態一覧.V10"/>
          </calcext:conditional-format>
          <calcext:conditional-format calcext:target-range-address="状態一覧.V11:状態一覧.V11">
            <calcext:condition calcext:apply-style-name="Good" calcext:value="=&quot;Y&quot;" calcext:base-cell-address="状態一覧.V11"/>
            <calcext:condition calcext:apply-style-name="Bad" calcext:value="=&quot;N&quot;" calcext:base-cell-address="状態一覧.V11"/>
          </calcext:conditional-format>
          <calcext:conditional-format calcext:target-range-address="状態一覧.W10:状態一覧.W10">
            <calcext:condition calcext:apply-style-name="Good" calcext:value="=&quot;Y&quot;" calcext:base-cell-address="状態一覧.W10"/>
            <calcext:condition calcext:apply-style-name="Bad" calcext:value="=&quot;N&quot;" calcext:base-cell-address="状態一覧.W10"/>
          </calcext:conditional-format>
          <calcext:conditional-format calcext:target-range-address="状態一覧.W11:状態一覧.W11">
            <calcext:condition calcext:apply-style-name="Good" calcext:value="=&quot;Y&quot;" calcext:base-cell-address="状態一覧.W11"/>
            <calcext:condition calcext:apply-style-name="Bad" calcext:value="=&quot;N&quot;" calcext:base-cell-address="状態一覧.W11"/>
          </calcext:conditional-format>
          <calcext:conditional-format calcext:target-range-address="状態一覧.Q10:状態一覧.Q10">
            <calcext:condition calcext:apply-style-name="Good" calcext:value="=&quot;Y&quot;" calcext:base-cell-address="状態一覧.Q10"/>
            <calcext:condition calcext:apply-style-name="Bad" calcext:value="=&quot;N&quot;" calcext:base-cell-address="状態一覧.Q10"/>
          </calcext:conditional-format>
          <calcext:conditional-format calcext:target-range-address="状態一覧.Q11:状態一覧.Q11">
            <calcext:condition calcext:apply-style-name="Good" calcext:value="=&quot;Y&quot;" calcext:base-cell-address="状態一覧.Q11"/>
            <calcext:condition calcext:apply-style-name="Bad" calcext:value="=&quot;N&quot;" calcext:base-cell-address="状態一覧.Q11"/>
          </calcext:conditional-format>
          <calcext:conditional-format calcext:target-range-address="状態一覧.R11:状態一覧.R11">
            <calcext:condition calcext:apply-style-name="Good" calcext:value="=&quot;Y&quot;" calcext:base-cell-address="状態一覧.R11"/>
            <calcext:condition calcext:apply-style-name="Bad" calcext:value="=&quot;N&quot;" calcext:base-cell-address="状態一覧.R11"/>
          </calcext:conditional-format>
          <calcext:conditional-format calcext:target-range-address="状態一覧.S11:状態一覧.S11">
            <calcext:condition calcext:apply-style-name="Good" calcext:value="=&quot;Y&quot;" calcext:base-cell-address="状態一覧.S11"/>
            <calcext:condition calcext:apply-style-name="Bad" calcext:value="=&quot;N&quot;" calcext:base-cell-address="状態一覧.S11"/>
          </calcext:conditional-format>
          <calcext:conditional-format calcext:target-range-address="状態一覧.R12:状態一覧.R12">
            <calcext:condition calcext:apply-style-name="Good" calcext:value="=&quot;Y&quot;" calcext:base-cell-address="状態一覧.R12"/>
            <calcext:condition calcext:apply-style-name="Bad" calcext:value="=&quot;N&quot;" calcext:base-cell-address="状態一覧.R12"/>
          </calcext:conditional-format>
          <calcext:conditional-format calcext:target-range-address="状態一覧.S13:状態一覧.S13">
            <calcext:condition calcext:apply-style-name="Good" calcext:value="=&quot;Y&quot;" calcext:base-cell-address="状態一覧.S13"/>
            <calcext:condition calcext:apply-style-name="Bad" calcext:value="=&quot;N&quot;" calcext:base-cell-address="状態一覧.S13"/>
          </calcext:conditional-format>
          <calcext:conditional-format calcext:target-range-address="状態一覧.T13:状態一覧.T13">
            <calcext:condition calcext:apply-style-name="Good" calcext:value="=&quot;Y&quot;" calcext:base-cell-address="状態一覧.T13"/>
            <calcext:condition calcext:apply-style-name="Bad" calcext:value="=&quot;N&quot;" calcext:base-cell-address="状態一覧.T13"/>
          </calcext:conditional-format>
          <calcext:conditional-format calcext:target-range-address="状態一覧.T12:状態一覧.T12">
            <calcext:condition calcext:apply-style-name="Good" calcext:value="=&quot;Y&quot;" calcext:base-cell-address="状態一覧.T12"/>
            <calcext:condition calcext:apply-style-name="Bad" calcext:value="=&quot;N&quot;" calcext:base-cell-address="状態一覧.T12"/>
          </calcext:conditional-format>
          <calcext:conditional-format calcext:target-range-address="状態一覧.V12:状態一覧.V12">
            <calcext:condition calcext:apply-style-name="Good" calcext:value="=&quot;Y&quot;" calcext:base-cell-address="状態一覧.V12"/>
            <calcext:condition calcext:apply-style-name="Bad" calcext:value="=&quot;N&quot;" calcext:base-cell-address="状態一覧.V12"/>
          </calcext:conditional-format>
          <calcext:conditional-format calcext:target-range-address="状態一覧.W12:状態一覧.W12">
            <calcext:condition calcext:apply-style-name="Good" calcext:value="=&quot;Y&quot;" calcext:base-cell-address="状態一覧.W12"/>
            <calcext:condition calcext:apply-style-name="Bad" calcext:value="=&quot;N&quot;" calcext:base-cell-address="状態一覧.W12"/>
          </calcext:conditional-format>
          <calcext:conditional-format calcext:target-range-address="状態一覧.U12:状態一覧.U12">
            <calcext:condition calcext:apply-style-name="Good" calcext:value="=&quot;Y&quot;" calcext:base-cell-address="状態一覧.U12"/>
            <calcext:condition calcext:apply-style-name="Bad" calcext:value="=&quot;N&quot;" calcext:base-cell-address="状態一覧.U12"/>
          </calcext:conditional-format>
          <calcext:conditional-format calcext:target-range-address="状態一覧.U13:状態一覧.U13">
            <calcext:condition calcext:apply-style-name="Good" calcext:value="=&quot;Y&quot;" calcext:base-cell-address="状態一覧.U13"/>
            <calcext:condition calcext:apply-style-name="Bad" calcext:value="=&quot;N&quot;" calcext:base-cell-address="状態一覧.U13"/>
          </calcext:conditional-format>
          <calcext:conditional-format calcext:target-range-address="状態一覧.V13:状態一覧.V13">
            <calcext:condition calcext:apply-style-name="Good" calcext:value="=&quot;Y&quot;" calcext:base-cell-address="状態一覧.V13"/>
            <calcext:condition calcext:apply-style-name="Bad" calcext:value="=&quot;N&quot;" calcext:base-cell-address="状態一覧.V13"/>
          </calcext:conditional-format>
          <calcext:conditional-format calcext:target-range-address="状態一覧.W13:状態一覧.W13">
            <calcext:condition calcext:apply-style-name="Good" calcext:value="=&quot;Y&quot;" calcext:base-cell-address="状態一覧.W13"/>
            <calcext:condition calcext:apply-style-name="Bad" calcext:value="=&quot;N&quot;" calcext:base-cell-address="状態一覧.W13"/>
          </calcext:conditional-format>
          <calcext:conditional-format calcext:target-range-address="状態一覧.T10:状態一覧.T10">
            <calcext:condition calcext:apply-style-name="Good" calcext:value="=&quot;Y&quot;" calcext:base-cell-address="状態一覧.T10"/>
            <calcext:condition calcext:apply-style-name="Bad" calcext:value="=&quot;N&quot;" calcext:base-cell-address="状態一覧.T10"/>
          </calcext:conditional-format>
          <calcext:conditional-format calcext:target-range-address="状態一覧.U11:状態一覧.U11">
            <calcext:condition calcext:apply-style-name="Good" calcext:value="=&quot;Y&quot;" calcext:base-cell-address="状態一覧.U11"/>
            <calcext:condition calcext:apply-style-name="Bad" calcext:value="=&quot;N&quot;" calcext:base-cell-address="状態一覧.U11"/>
          </calcext:conditional-format>
          <calcext:conditional-format calcext:target-range-address="状態一覧.J5:状態一覧.J5">
            <calcext:condition calcext:apply-style-name="Good" calcext:value="=&quot;Y&quot;" calcext:base-cell-address="状態一覧.J5"/>
            <calcext:condition calcext:apply-style-name="Bad" calcext:value="=&quot;N&quot;" calcext:base-cell-address="状態一覧.J5"/>
          </calcext:conditional-format>
          <calcext:conditional-format calcext:target-range-address="状態一覧.K5:状態一覧.K5">
            <calcext:condition calcext:apply-style-name="Good" calcext:value="=&quot;Y&quot;" calcext:base-cell-address="状態一覧.K5"/>
            <calcext:condition calcext:apply-style-name="Bad" calcext:value="=&quot;N&quot;" calcext:base-cell-address="状態一覧.K5"/>
          </calcext:conditional-format>
          <calcext:conditional-format calcext:target-range-address="状態一覧.L5:状態一覧.L5">
            <calcext:condition calcext:apply-style-name="Good" calcext:value="=&quot;Y&quot;" calcext:base-cell-address="状態一覧.L5"/>
            <calcext:condition calcext:apply-style-name="Bad" calcext:value="=&quot;N&quot;" calcext:base-cell-address="状態一覧.L5"/>
          </calcext:conditional-format>
          <calcext:conditional-format calcext:target-range-address="状態一覧.J6:状態一覧.J6">
            <calcext:condition calcext:apply-style-name="Good" calcext:value="=&quot;Y&quot;" calcext:base-cell-address="状態一覧.J6"/>
            <calcext:condition calcext:apply-style-name="Bad" calcext:value="=&quot;N&quot;" calcext:base-cell-address="状態一覧.J6"/>
          </calcext:conditional-format>
          <calcext:conditional-format calcext:target-range-address="状態一覧.K6:状態一覧.K6">
            <calcext:condition calcext:apply-style-name="Good" calcext:value="=&quot;Y&quot;" calcext:base-cell-address="状態一覧.K6"/>
            <calcext:condition calcext:apply-style-name="Bad" calcext:value="=&quot;N&quot;" calcext:base-cell-address="状態一覧.K6"/>
          </calcext:conditional-format>
          <calcext:conditional-format calcext:target-range-address="状態一覧.L6:状態一覧.L6">
            <calcext:condition calcext:apply-style-name="Good" calcext:value="=&quot;Y&quot;" calcext:base-cell-address="状態一覧.L6"/>
            <calcext:condition calcext:apply-style-name="Bad" calcext:value="=&quot;N&quot;" calcext:base-cell-address="状態一覧.L6"/>
          </calcext:conditional-format>
          <calcext:conditional-format calcext:target-range-address="状態一覧.M6:状態一覧.O6 状態一覧.N7:状態一覧.O13">
            <calcext:condition calcext:apply-style-name="Good" calcext:value="=&quot;Y&quot;" calcext:base-cell-address="状態一覧.M6"/>
            <calcext:condition calcext:apply-style-name="Bad" calcext:value="=&quot;N&quot;" calcext:base-cell-address="状態一覧.M6"/>
          </calcext:conditional-format>
          <calcext:conditional-format calcext:target-range-address="状態一覧.P7:状態一覧.P7">
            <calcext:condition calcext:apply-style-name="Good" calcext:value="=&quot;Y&quot;" calcext:base-cell-address="状態一覧.P7"/>
            <calcext:condition calcext:apply-style-name="Bad" calcext:value="=&quot;N&quot;" calcext:base-cell-address="状態一覧.P7"/>
          </calcext:conditional-format>
          <calcext:conditional-format calcext:target-range-address="状態一覧.Q7:状態一覧.Q7">
            <calcext:condition calcext:apply-style-name="Good" calcext:value="=&quot;Y&quot;" calcext:base-cell-address="状態一覧.Q7"/>
            <calcext:condition calcext:apply-style-name="Bad" calcext:value="=&quot;N&quot;" calcext:base-cell-address="状態一覧.Q7"/>
          </calcext:conditional-format>
          <calcext:conditional-format calcext:target-range-address="状態一覧.R7:状態一覧.R7">
            <calcext:condition calcext:apply-style-name="Good" calcext:value="=&quot;Y&quot;" calcext:base-cell-address="状態一覧.R7"/>
            <calcext:condition calcext:apply-style-name="Bad" calcext:value="=&quot;N&quot;" calcext:base-cell-address="状態一覧.R7"/>
          </calcext:conditional-format>
          <calcext:conditional-format calcext:target-range-address="状態一覧.S7:状態一覧.S7">
            <calcext:condition calcext:apply-style-name="Good" calcext:value="=&quot;Y&quot;" calcext:base-cell-address="状態一覧.S7"/>
            <calcext:condition calcext:apply-style-name="Bad" calcext:value="=&quot;N&quot;" calcext:base-cell-address="状態一覧.S7"/>
          </calcext:conditional-format>
          <calcext:conditional-format calcext:target-range-address="状態一覧.T9:状態一覧.T9">
            <calcext:condition calcext:apply-style-name="Good" calcext:value="=&quot;Y&quot;" calcext:base-cell-address="状態一覧.T9"/>
            <calcext:condition calcext:apply-style-name="Bad" calcext:value="=&quot;N&quot;" calcext:base-cell-address="状態一覧.T9"/>
          </calcext:conditional-format>
          <calcext:conditional-format calcext:target-range-address="状態一覧.U9:状態一覧.U9">
            <calcext:condition calcext:apply-style-name="Good" calcext:value="=&quot;Y&quot;" calcext:base-cell-address="状態一覧.U9"/>
            <calcext:condition calcext:apply-style-name="Bad" calcext:value="=&quot;N&quot;" calcext:base-cell-address="状態一覧.U9"/>
          </calcext:conditional-format>
          <calcext:conditional-format calcext:target-range-address="状態一覧.V9:状態一覧.V9">
            <calcext:condition calcext:apply-style-name="Good" calcext:value="=&quot;Y&quot;" calcext:base-cell-address="状態一覧.V9"/>
            <calcext:condition calcext:apply-style-name="Bad" calcext:value="=&quot;N&quot;" calcext:base-cell-address="状態一覧.V9"/>
          </calcext:conditional-format>
          <calcext:conditional-format calcext:target-range-address="状態一覧.W9:状態一覧.W9">
            <calcext:condition calcext:apply-style-name="Good" calcext:value="=&quot;Y&quot;" calcext:base-cell-address="状態一覧.W9"/>
            <calcext:condition calcext:apply-style-name="Bad" calcext:value="=&quot;N&quot;" calcext:base-cell-address="状態一覧.W9"/>
          </calcext:conditional-format>
          <calcext:conditional-format calcext:target-range-address="状態一覧.P6:状態一覧.P6">
            <calcext:condition calcext:apply-style-name="Good" calcext:value="=&quot;Y&quot;" calcext:base-cell-address="状態一覧.P6"/>
            <calcext:condition calcext:apply-style-name="Bad" calcext:value="=&quot;N&quot;" calcext:base-cell-address="状態一覧.P6"/>
          </calcext:conditional-format>
          <calcext:conditional-format calcext:target-range-address="状態一覧.Q6:状態一覧.Q6">
            <calcext:condition calcext:apply-style-name="Good" calcext:value="=&quot;Y&quot;" calcext:base-cell-address="状態一覧.Q6"/>
            <calcext:condition calcext:apply-style-name="Bad" calcext:value="=&quot;N&quot;" calcext:base-cell-address="状態一覧.Q6"/>
          </calcext:conditional-format>
          <calcext:conditional-format calcext:target-range-address="状態一覧.R6:状態一覧.R6">
            <calcext:condition calcext:apply-style-name="Good" calcext:value="=&quot;Y&quot;" calcext:base-cell-address="状態一覧.R6"/>
            <calcext:condition calcext:apply-style-name="Bad" calcext:value="=&quot;N&quot;" calcext:base-cell-address="状態一覧.R6"/>
          </calcext:conditional-format>
          <calcext:conditional-format calcext:target-range-address="状態一覧.S6:状態一覧.S6">
            <calcext:condition calcext:apply-style-name="Good" calcext:value="=&quot;Y&quot;" calcext:base-cell-address="状態一覧.S6"/>
            <calcext:condition calcext:apply-style-name="Bad" calcext:value="=&quot;N&quot;" calcext:base-cell-address="状態一覧.S6"/>
          </calcext:conditional-format>
          <calcext:conditional-format calcext:target-range-address="状態一覧.T6:状態一覧.T6">
            <calcext:condition calcext:apply-style-name="Good" calcext:value="=&quot;Y&quot;" calcext:base-cell-address="状態一覧.T6"/>
            <calcext:condition calcext:apply-style-name="Bad" calcext:value="=&quot;N&quot;" calcext:base-cell-address="状態一覧.T6"/>
          </calcext:conditional-format>
          <calcext:conditional-format calcext:target-range-address="状態一覧.U6:状態一覧.U6">
            <calcext:condition calcext:apply-style-name="Good" calcext:value="=&quot;Y&quot;" calcext:base-cell-address="状態一覧.U6"/>
            <calcext:condition calcext:apply-style-name="Bad" calcext:value="=&quot;N&quot;" calcext:base-cell-address="状態一覧.U6"/>
          </calcext:conditional-format>
          <calcext:conditional-format calcext:target-range-address="状態一覧.V6:状態一覧.V6">
            <calcext:condition calcext:apply-style-name="Good" calcext:value="=&quot;Y&quot;" calcext:base-cell-address="状態一覧.V6"/>
            <calcext:condition calcext:apply-style-name="Bad" calcext:value="=&quot;N&quot;" calcext:base-cell-address="状態一覧.V6"/>
          </calcext:conditional-format>
          <calcext:conditional-format calcext:target-range-address="状態一覧.W6:状態一覧.W6">
            <calcext:condition calcext:apply-style-name="Good" calcext:value="=&quot;Y&quot;" calcext:base-cell-address="状態一覧.W6"/>
            <calcext:condition calcext:apply-style-name="Bad" calcext:value="=&quot;N&quot;" calcext:base-cell-address="状態一覧.W6"/>
          </calcext:conditional-format>
          <calcext:conditional-format calcext:target-range-address="状態一覧.W7:状態一覧.W7">
            <calcext:condition calcext:apply-style-name="Good" calcext:value="=&quot;Y&quot;" calcext:base-cell-address="状態一覧.W7"/>
            <calcext:condition calcext:apply-style-name="Bad" calcext:value="=&quot;N&quot;" calcext:base-cell-address="状態一覧.W7"/>
          </calcext:conditional-format>
          <calcext:conditional-format calcext:target-range-address="状態一覧.Z7:状態一覧.Z7">
            <calcext:condition calcext:apply-style-name="Good" calcext:value="=&quot;Y&quot;" calcext:base-cell-address="状態一覧.Z7"/>
            <calcext:condition calcext:apply-style-name="Bad" calcext:value="=&quot;N&quot;" calcext:base-cell-address="状態一覧.Z7"/>
          </calcext:conditional-format>
          <calcext:conditional-format calcext:target-range-address="状態一覧.AA7:状態一覧.AA7">
            <calcext:condition calcext:apply-style-name="Good" calcext:value="=&quot;Y&quot;" calcext:base-cell-address="状態一覧.AA7"/>
            <calcext:condition calcext:apply-style-name="Bad" calcext:value="=&quot;N&quot;" calcext:base-cell-address="状態一覧.AA7"/>
          </calcext:conditional-format>
          <calcext:conditional-format calcext:target-range-address="状態一覧.AB7:状態一覧.AB7">
            <calcext:condition calcext:apply-style-name="Good" calcext:value="=&quot;Y&quot;" calcext:base-cell-address="状態一覧.AB7"/>
            <calcext:condition calcext:apply-style-name="Bad" calcext:value="=&quot;N&quot;" calcext:base-cell-address="状態一覧.AB7"/>
          </calcext:conditional-format>
          <calcext:conditional-format calcext:target-range-address="状態一覧.AC7:状態一覧.AC7">
            <calcext:condition calcext:apply-style-name="Good" calcext:value="=&quot;Y&quot;" calcext:base-cell-address="状態一覧.AC7"/>
            <calcext:condition calcext:apply-style-name="Bad" calcext:value="=&quot;N&quot;" calcext:base-cell-address="状態一覧.AC7"/>
          </calcext:conditional-format>
          <calcext:conditional-format calcext:target-range-address="状態一覧.AD7:状態一覧.AD7">
            <calcext:condition calcext:apply-style-name="Good" calcext:value="=&quot;Y&quot;" calcext:base-cell-address="状態一覧.AD7"/>
            <calcext:condition calcext:apply-style-name="Bad" calcext:value="=&quot;N&quot;" calcext:base-cell-address="状態一覧.AD7"/>
          </calcext:conditional-format>
          <calcext:conditional-format calcext:target-range-address="状態一覧.AE7:状態一覧.AE7">
            <calcext:condition calcext:apply-style-name="Good" calcext:value="=&quot;Y&quot;" calcext:base-cell-address="状態一覧.AE7"/>
            <calcext:condition calcext:apply-style-name="Bad" calcext:value="=&quot;N&quot;" calcext:base-cell-address="状態一覧.AE7"/>
          </calcext:conditional-format>
          <calcext:conditional-format calcext:target-range-address="状態一覧.AF7:状態一覧.AF7">
            <calcext:condition calcext:apply-style-name="Good" calcext:value="=&quot;Y&quot;" calcext:base-cell-address="状態一覧.AF7"/>
            <calcext:condition calcext:apply-style-name="Bad" calcext:value="=&quot;N&quot;" calcext:base-cell-address="状態一覧.AF7"/>
          </calcext:conditional-format>
          <calcext:conditional-format calcext:target-range-address="状態一覧.AG7:状態一覧.AG7">
            <calcext:condition calcext:apply-style-name="Good" calcext:value="=&quot;Y&quot;" calcext:base-cell-address="状態一覧.AG7"/>
            <calcext:condition calcext:apply-style-name="Bad" calcext:value="=&quot;N&quot;" calcext:base-cell-address="状態一覧.AG7"/>
          </calcext:conditional-format>
          <calcext:conditional-format calcext:target-range-address="状態一覧.BD9:状態一覧.BD9">
            <calcext:condition calcext:apply-style-name="Good" calcext:value="=&quot;Y&quot;" calcext:base-cell-address="状態一覧.BD9"/>
            <calcext:condition calcext:apply-style-name="Bad" calcext:value="=&quot;N&quot;" calcext:base-cell-address="状態一覧.BD9"/>
          </calcext:conditional-format>
          <calcext:conditional-format calcext:target-range-address="状態一覧.Z5:状態一覧.Z5">
            <calcext:condition calcext:apply-style-name="Good" calcext:value="=&quot;Y&quot;" calcext:base-cell-address="状態一覧.Z5"/>
            <calcext:condition calcext:apply-style-name="Bad" calcext:value="=&quot;N&quot;" calcext:base-cell-address="状態一覧.Z5"/>
          </calcext:conditional-format>
          <calcext:conditional-format calcext:target-range-address="状態一覧.AA5:状態一覧.AA5">
            <calcext:condition calcext:apply-style-name="Good" calcext:value="=&quot;Y&quot;" calcext:base-cell-address="状態一覧.AA5"/>
            <calcext:condition calcext:apply-style-name="Bad" calcext:value="=&quot;N&quot;" calcext:base-cell-address="状態一覧.AA5"/>
          </calcext:conditional-format>
          <calcext:conditional-format calcext:target-range-address="状態一覧.AB5:状態一覧.AB5">
            <calcext:condition calcext:apply-style-name="Good" calcext:value="=&quot;Y&quot;" calcext:base-cell-address="状態一覧.AB5"/>
            <calcext:condition calcext:apply-style-name="Bad" calcext:value="=&quot;N&quot;" calcext:base-cell-address="状態一覧.AB5"/>
          </calcext:conditional-format>
          <calcext:conditional-format calcext:target-range-address="状態一覧.AC5:状態一覧.AC5">
            <calcext:condition calcext:apply-style-name="Good" calcext:value="=&quot;Y&quot;" calcext:base-cell-address="状態一覧.AC5"/>
            <calcext:condition calcext:apply-style-name="Bad" calcext:value="=&quot;N&quot;" calcext:base-cell-address="状態一覧.AC5"/>
          </calcext:conditional-format>
          <calcext:conditional-format calcext:target-range-address="状態一覧.AD5:状態一覧.AD5">
            <calcext:condition calcext:apply-style-name="Good" calcext:value="=&quot;Y&quot;" calcext:base-cell-address="状態一覧.AD5"/>
            <calcext:condition calcext:apply-style-name="Bad" calcext:value="=&quot;N&quot;" calcext:base-cell-address="状態一覧.AD5"/>
          </calcext:conditional-format>
          <calcext:conditional-format calcext:target-range-address="状態一覧.AE5:状態一覧.AE5">
            <calcext:condition calcext:apply-style-name="Good" calcext:value="=&quot;Y&quot;" calcext:base-cell-address="状態一覧.AE5"/>
            <calcext:condition calcext:apply-style-name="Bad" calcext:value="=&quot;N&quot;" calcext:base-cell-address="状態一覧.AE5"/>
          </calcext:conditional-format>
          <calcext:conditional-format calcext:target-range-address="状態一覧.AF5:状態一覧.AF5">
            <calcext:condition calcext:apply-style-name="Good" calcext:value="=&quot;Y&quot;" calcext:base-cell-address="状態一覧.AF5"/>
            <calcext:condition calcext:apply-style-name="Bad" calcext:value="=&quot;N&quot;" calcext:base-cell-address="状態一覧.AF5"/>
          </calcext:conditional-format>
          <calcext:conditional-format calcext:target-range-address="状態一覧.AG5:状態一覧.AG5">
            <calcext:condition calcext:apply-style-name="Good" calcext:value="=&quot;Y&quot;" calcext:base-cell-address="状態一覧.AG5"/>
            <calcext:condition calcext:apply-style-name="Bad" calcext:value="=&quot;N&quot;" calcext:base-cell-address="状態一覧.AG5"/>
          </calcext:conditional-format>
          <calcext:conditional-format calcext:target-range-address="状態一覧.Z6:状態一覧.Z6">
            <calcext:condition calcext:apply-style-name="Good" calcext:value="=&quot;Y&quot;" calcext:base-cell-address="状態一覧.Z6"/>
            <calcext:condition calcext:apply-style-name="Bad" calcext:value="=&quot;N&quot;" calcext:base-cell-address="状態一覧.Z6"/>
          </calcext:conditional-format>
          <calcext:conditional-format calcext:target-range-address="状態一覧.AA6:状態一覧.AA6">
            <calcext:condition calcext:apply-style-name="Good" calcext:value="=&quot;Y&quot;" calcext:base-cell-address="状態一覧.AA6"/>
            <calcext:condition calcext:apply-style-name="Bad" calcext:value="=&quot;N&quot;" calcext:base-cell-address="状態一覧.AA6"/>
          </calcext:conditional-format>
          <calcext:conditional-format calcext:target-range-address="状態一覧.AB6:状態一覧.AB6">
            <calcext:condition calcext:apply-style-name="Good" calcext:value="=&quot;Y&quot;" calcext:base-cell-address="状態一覧.AB6"/>
            <calcext:condition calcext:apply-style-name="Bad" calcext:value="=&quot;N&quot;" calcext:base-cell-address="状態一覧.AB6"/>
          </calcext:conditional-format>
          <calcext:conditional-format calcext:target-range-address="状態一覧.AC6:状態一覧.AC6">
            <calcext:condition calcext:apply-style-name="Good" calcext:value="=&quot;Y&quot;" calcext:base-cell-address="状態一覧.AC6"/>
            <calcext:condition calcext:apply-style-name="Bad" calcext:value="=&quot;N&quot;" calcext:base-cell-address="状態一覧.AC6"/>
          </calcext:conditional-format>
          <calcext:conditional-format calcext:target-range-address="状態一覧.AD6:状態一覧.AD6">
            <calcext:condition calcext:apply-style-name="Good" calcext:value="=&quot;Y&quot;" calcext:base-cell-address="状態一覧.AD6"/>
            <calcext:condition calcext:apply-style-name="Bad" calcext:value="=&quot;N&quot;" calcext:base-cell-address="状態一覧.AD6"/>
          </calcext:conditional-format>
          <calcext:conditional-format calcext:target-range-address="状態一覧.AE6:状態一覧.AE6">
            <calcext:condition calcext:apply-style-name="Good" calcext:value="=&quot;Y&quot;" calcext:base-cell-address="状態一覧.AE6"/>
            <calcext:condition calcext:apply-style-name="Bad" calcext:value="=&quot;N&quot;" calcext:base-cell-address="状態一覧.AE6"/>
          </calcext:conditional-format>
          <calcext:conditional-format calcext:target-range-address="状態一覧.AF6:状態一覧.AF6">
            <calcext:condition calcext:apply-style-name="Good" calcext:value="=&quot;Y&quot;" calcext:base-cell-address="状態一覧.AF6"/>
            <calcext:condition calcext:apply-style-name="Bad" calcext:value="=&quot;N&quot;" calcext:base-cell-address="状態一覧.AF6"/>
          </calcext:conditional-format>
          <calcext:conditional-format calcext:target-range-address="状態一覧.AG6:状態一覧.AG6">
            <calcext:condition calcext:apply-style-name="Good" calcext:value="=&quot;Y&quot;" calcext:base-cell-address="状態一覧.AG6"/>
            <calcext:condition calcext:apply-style-name="Bad" calcext:value="=&quot;N&quot;" calcext:base-cell-address="状態一覧.AG6"/>
          </calcext:conditional-format>
          <calcext:conditional-format calcext:target-range-address="状態一覧.AJ5:状態一覧.AJ5">
            <calcext:condition calcext:apply-style-name="Good" calcext:value="=&quot;Y&quot;" calcext:base-cell-address="状態一覧.AJ5"/>
            <calcext:condition calcext:apply-style-name="Bad" calcext:value="=&quot;N&quot;" calcext:base-cell-address="状態一覧.AJ5"/>
          </calcext:conditional-format>
          <calcext:conditional-format calcext:target-range-address="状態一覧.AK5:状態一覧.AK5">
            <calcext:condition calcext:apply-style-name="Good" calcext:value="=&quot;Y&quot;" calcext:base-cell-address="状態一覧.AK5"/>
            <calcext:condition calcext:apply-style-name="Bad" calcext:value="=&quot;N&quot;" calcext:base-cell-address="状態一覧.AK5"/>
          </calcext:conditional-format>
          <calcext:conditional-format calcext:target-range-address="状態一覧.AL5:状態一覧.AL5">
            <calcext:condition calcext:apply-style-name="Good" calcext:value="=&quot;Y&quot;" calcext:base-cell-address="状態一覧.AL5"/>
            <calcext:condition calcext:apply-style-name="Bad" calcext:value="=&quot;N&quot;" calcext:base-cell-address="状態一覧.AL5"/>
          </calcext:conditional-format>
          <calcext:conditional-format calcext:target-range-address="状態一覧.AM5:状態一覧.AM5">
            <calcext:condition calcext:apply-style-name="Good" calcext:value="=&quot;Y&quot;" calcext:base-cell-address="状態一覧.AM5"/>
            <calcext:condition calcext:apply-style-name="Bad" calcext:value="=&quot;N&quot;" calcext:base-cell-address="状態一覧.AM5"/>
          </calcext:conditional-format>
          <calcext:conditional-format calcext:target-range-address="状態一覧.AN5:状態一覧.AN5">
            <calcext:condition calcext:apply-style-name="Good" calcext:value="=&quot;Y&quot;" calcext:base-cell-address="状態一覧.AN5"/>
            <calcext:condition calcext:apply-style-name="Bad" calcext:value="=&quot;N&quot;" calcext:base-cell-address="状態一覧.AN5"/>
          </calcext:conditional-format>
          <calcext:conditional-format calcext:target-range-address="状態一覧.AO5:状態一覧.AO5">
            <calcext:condition calcext:apply-style-name="Good" calcext:value="=&quot;Y&quot;" calcext:base-cell-address="状態一覧.AO5"/>
            <calcext:condition calcext:apply-style-name="Bad" calcext:value="=&quot;N&quot;" calcext:base-cell-address="状態一覧.AO5"/>
          </calcext:conditional-format>
          <calcext:conditional-format calcext:target-range-address="状態一覧.AP5:状態一覧.AP5">
            <calcext:condition calcext:apply-style-name="Good" calcext:value="=&quot;Y&quot;" calcext:base-cell-address="状態一覧.AP5"/>
            <calcext:condition calcext:apply-style-name="Bad" calcext:value="=&quot;N&quot;" calcext:base-cell-address="状態一覧.AP5"/>
          </calcext:conditional-format>
          <calcext:conditional-format calcext:target-range-address="状態一覧.AT5:状態一覧.AT5 状態一覧.AT6:状態一覧.AT8 状態一覧.AQ5:状態一覧.AQ5">
            <calcext:condition calcext:apply-style-name="Good" calcext:value="=&quot;Y&quot;" calcext:base-cell-address="状態一覧.AQ5"/>
            <calcext:condition calcext:apply-style-name="Bad" calcext:value="=&quot;N&quot;" calcext:base-cell-address="状態一覧.AQ5"/>
          </calcext:conditional-format>
          <calcext:conditional-format calcext:target-range-address="状態一覧.AJ6:状態一覧.AJ6">
            <calcext:condition calcext:apply-style-name="Good" calcext:value="=&quot;Y&quot;" calcext:base-cell-address="状態一覧.AJ6"/>
            <calcext:condition calcext:apply-style-name="Bad" calcext:value="=&quot;N&quot;" calcext:base-cell-address="状態一覧.AJ6"/>
          </calcext:conditional-format>
          <calcext:conditional-format calcext:target-range-address="状態一覧.AK6:状態一覧.AK6">
            <calcext:condition calcext:apply-style-name="Good" calcext:value="=&quot;Y&quot;" calcext:base-cell-address="状態一覧.AK6"/>
            <calcext:condition calcext:apply-style-name="Bad" calcext:value="=&quot;N&quot;" calcext:base-cell-address="状態一覧.AK6"/>
          </calcext:conditional-format>
          <calcext:conditional-format calcext:target-range-address="状態一覧.AL6:状態一覧.AL6">
            <calcext:condition calcext:apply-style-name="Good" calcext:value="=&quot;Y&quot;" calcext:base-cell-address="状態一覧.AL6"/>
            <calcext:condition calcext:apply-style-name="Bad" calcext:value="=&quot;N&quot;" calcext:base-cell-address="状態一覧.AL6"/>
          </calcext:conditional-format>
          <calcext:conditional-format calcext:target-range-address="状態一覧.AM6:状態一覧.AM6">
            <calcext:condition calcext:apply-style-name="Good" calcext:value="=&quot;Y&quot;" calcext:base-cell-address="状態一覧.AM6"/>
            <calcext:condition calcext:apply-style-name="Bad" calcext:value="=&quot;N&quot;" calcext:base-cell-address="状態一覧.AM6"/>
          </calcext:conditional-format>
          <calcext:conditional-format calcext:target-range-address="状態一覧.AN6:状態一覧.AN6">
            <calcext:condition calcext:apply-style-name="Good" calcext:value="=&quot;Y&quot;" calcext:base-cell-address="状態一覧.AN6"/>
            <calcext:condition calcext:apply-style-name="Bad" calcext:value="=&quot;N&quot;" calcext:base-cell-address="状態一覧.AN6"/>
          </calcext:conditional-format>
          <calcext:conditional-format calcext:target-range-address="状態一覧.AO6:状態一覧.AO6">
            <calcext:condition calcext:apply-style-name="Good" calcext:value="=&quot;Y&quot;" calcext:base-cell-address="状態一覧.AO6"/>
            <calcext:condition calcext:apply-style-name="Bad" calcext:value="=&quot;N&quot;" calcext:base-cell-address="状態一覧.AO6"/>
          </calcext:conditional-format>
          <calcext:conditional-format calcext:target-range-address="状態一覧.AP6:状態一覧.AP6">
            <calcext:condition calcext:apply-style-name="Good" calcext:value="=&quot;Y&quot;" calcext:base-cell-address="状態一覧.AP6"/>
            <calcext:condition calcext:apply-style-name="Bad" calcext:value="=&quot;N&quot;" calcext:base-cell-address="状態一覧.AP6"/>
          </calcext:conditional-format>
          <calcext:conditional-format calcext:target-range-address="状態一覧.AQ6:状態一覧.AQ6">
            <calcext:condition calcext:apply-style-name="Good" calcext:value="=&quot;Y&quot;" calcext:base-cell-address="状態一覧.AQ6"/>
            <calcext:condition calcext:apply-style-name="Bad" calcext:value="=&quot;N&quot;" calcext:base-cell-address="状態一覧.AQ6"/>
          </calcext:conditional-format>
          <calcext:conditional-format calcext:target-range-address="状態一覧.AJ7:状態一覧.AJ7">
            <calcext:condition calcext:apply-style-name="Good" calcext:value="=&quot;Y&quot;" calcext:base-cell-address="状態一覧.AJ7"/>
            <calcext:condition calcext:apply-style-name="Bad" calcext:value="=&quot;N&quot;" calcext:base-cell-address="状態一覧.AJ7"/>
          </calcext:conditional-format>
          <calcext:conditional-format calcext:target-range-address="状態一覧.AK7:状態一覧.AK7">
            <calcext:condition calcext:apply-style-name="Good" calcext:value="=&quot;Y&quot;" calcext:base-cell-address="状態一覧.AK7"/>
            <calcext:condition calcext:apply-style-name="Bad" calcext:value="=&quot;N&quot;" calcext:base-cell-address="状態一覧.AK7"/>
          </calcext:conditional-format>
          <calcext:conditional-format calcext:target-range-address="状態一覧.AL7:状態一覧.AL7">
            <calcext:condition calcext:apply-style-name="Good" calcext:value="=&quot;Y&quot;" calcext:base-cell-address="状態一覧.AL7"/>
            <calcext:condition calcext:apply-style-name="Bad" calcext:value="=&quot;N&quot;" calcext:base-cell-address="状態一覧.AL7"/>
          </calcext:conditional-format>
          <calcext:conditional-format calcext:target-range-address="状態一覧.AM7:状態一覧.AM7">
            <calcext:condition calcext:apply-style-name="Good" calcext:value="=&quot;Y&quot;" calcext:base-cell-address="状態一覧.AM7"/>
            <calcext:condition calcext:apply-style-name="Bad" calcext:value="=&quot;N&quot;" calcext:base-cell-address="状態一覧.AM7"/>
          </calcext:conditional-format>
          <calcext:conditional-format calcext:target-range-address="状態一覧.AN7:状態一覧.AN7">
            <calcext:condition calcext:apply-style-name="Good" calcext:value="=&quot;Y&quot;" calcext:base-cell-address="状態一覧.AN7"/>
            <calcext:condition calcext:apply-style-name="Bad" calcext:value="=&quot;N&quot;" calcext:base-cell-address="状態一覧.AN7"/>
          </calcext:conditional-format>
          <calcext:conditional-format calcext:target-range-address="状態一覧.AO7:状態一覧.AO7">
            <calcext:condition calcext:apply-style-name="Good" calcext:value="=&quot;Y&quot;" calcext:base-cell-address="状態一覧.AO7"/>
            <calcext:condition calcext:apply-style-name="Bad" calcext:value="=&quot;N&quot;" calcext:base-cell-address="状態一覧.AO7"/>
          </calcext:conditional-format>
          <calcext:conditional-format calcext:target-range-address="状態一覧.AP7:状態一覧.AP7">
            <calcext:condition calcext:apply-style-name="Good" calcext:value="=&quot;Y&quot;" calcext:base-cell-address="状態一覧.AP7"/>
            <calcext:condition calcext:apply-style-name="Bad" calcext:value="=&quot;N&quot;" calcext:base-cell-address="状態一覧.AP7"/>
          </calcext:conditional-format>
          <calcext:conditional-format calcext:target-range-address="状態一覧.AQ7:状態一覧.AQ7">
            <calcext:condition calcext:apply-style-name="Good" calcext:value="=&quot;Y&quot;" calcext:base-cell-address="状態一覧.AQ7"/>
            <calcext:condition calcext:apply-style-name="Bad" calcext:value="=&quot;N&quot;" calcext:base-cell-address="状態一覧.AQ7"/>
          </calcext:conditional-format>
          <calcext:conditional-format calcext:target-range-address="状態一覧.Z9:状態一覧.Z9">
            <calcext:condition calcext:apply-style-name="Good" calcext:value="=&quot;Y&quot;" calcext:base-cell-address="状態一覧.Z9"/>
            <calcext:condition calcext:apply-style-name="Bad" calcext:value="=&quot;N&quot;" calcext:base-cell-address="状態一覧.Z9"/>
          </calcext:conditional-format>
          <calcext:conditional-format calcext:target-range-address="状態一覧.AA9:状態一覧.AA9">
            <calcext:condition calcext:apply-style-name="Good" calcext:value="=&quot;Y&quot;" calcext:base-cell-address="状態一覧.AA9"/>
            <calcext:condition calcext:apply-style-name="Bad" calcext:value="=&quot;N&quot;" calcext:base-cell-address="状態一覧.AA9"/>
          </calcext:conditional-format>
          <calcext:conditional-format calcext:target-range-address="状態一覧.AB9:状態一覧.AB9">
            <calcext:condition calcext:apply-style-name="Good" calcext:value="=&quot;Y&quot;" calcext:base-cell-address="状態一覧.AB9"/>
            <calcext:condition calcext:apply-style-name="Bad" calcext:value="=&quot;N&quot;" calcext:base-cell-address="状態一覧.AB9"/>
          </calcext:conditional-format>
          <calcext:conditional-format calcext:target-range-address="状態一覧.AC9:状態一覧.AC9">
            <calcext:condition calcext:apply-style-name="Good" calcext:value="=&quot;Y&quot;" calcext:base-cell-address="状態一覧.AC9"/>
            <calcext:condition calcext:apply-style-name="Bad" calcext:value="=&quot;N&quot;" calcext:base-cell-address="状態一覧.AC9"/>
          </calcext:conditional-format>
          <calcext:conditional-format calcext:target-range-address="状態一覧.AD9:状態一覧.AD9">
            <calcext:condition calcext:apply-style-name="Good" calcext:value="=&quot;Y&quot;" calcext:base-cell-address="状態一覧.AD9"/>
            <calcext:condition calcext:apply-style-name="Bad" calcext:value="=&quot;N&quot;" calcext:base-cell-address="状態一覧.AD9"/>
          </calcext:conditional-format>
          <calcext:conditional-format calcext:target-range-address="状態一覧.AE9:状態一覧.AE9">
            <calcext:condition calcext:apply-style-name="Good" calcext:value="=&quot;Y&quot;" calcext:base-cell-address="状態一覧.AE9"/>
            <calcext:condition calcext:apply-style-name="Bad" calcext:value="=&quot;N&quot;" calcext:base-cell-address="状態一覧.AE9"/>
          </calcext:conditional-format>
          <calcext:conditional-format calcext:target-range-address="状態一覧.AF9:状態一覧.AF9">
            <calcext:condition calcext:apply-style-name="Good" calcext:value="=&quot;Y&quot;" calcext:base-cell-address="状態一覧.AF9"/>
            <calcext:condition calcext:apply-style-name="Bad" calcext:value="=&quot;N&quot;" calcext:base-cell-address="状態一覧.AF9"/>
          </calcext:conditional-format>
          <calcext:conditional-format calcext:target-range-address="状態一覧.AG9:状態一覧.AG9">
            <calcext:condition calcext:apply-style-name="Good" calcext:value="=&quot;Y&quot;" calcext:base-cell-address="状態一覧.AG9"/>
            <calcext:condition calcext:apply-style-name="Bad" calcext:value="=&quot;N&quot;" calcext:base-cell-address="状態一覧.AG9"/>
          </calcext:conditional-format>
          <calcext:conditional-format calcext:target-range-address="状態一覧.Z11:状態一覧.Z13">
            <calcext:condition calcext:apply-style-name="Good" calcext:value="=&quot;Y&quot;" calcext:base-cell-address="状態一覧.Z11"/>
            <calcext:condition calcext:apply-style-name="Bad" calcext:value="=&quot;N&quot;" calcext:base-cell-address="状態一覧.Z11"/>
          </calcext:conditional-format>
          <calcext:conditional-format calcext:target-range-address="状態一覧.AD11:状態一覧.AD11">
            <calcext:condition calcext:apply-style-name="Good" calcext:value="=&quot;Y&quot;" calcext:base-cell-address="状態一覧.AD11"/>
            <calcext:condition calcext:apply-style-name="Bad" calcext:value="=&quot;N&quot;" calcext:base-cell-address="状態一覧.AD11"/>
          </calcext:conditional-format>
          <calcext:conditional-format calcext:target-range-address="状態一覧.AF11:状態一覧.AF11">
            <calcext:condition calcext:apply-style-name="Good" calcext:value="=&quot;Y&quot;" calcext:base-cell-address="状態一覧.AF11"/>
            <calcext:condition calcext:apply-style-name="Bad" calcext:value="=&quot;N&quot;" calcext:base-cell-address="状態一覧.AF11"/>
          </calcext:conditional-format>
          <calcext:conditional-format calcext:target-range-address="状態一覧.Z10:状態一覧.Z10">
            <calcext:condition calcext:apply-style-name="Good" calcext:value="=&quot;Y&quot;" calcext:base-cell-address="状態一覧.Z10"/>
            <calcext:condition calcext:apply-style-name="Bad" calcext:value="=&quot;N&quot;" calcext:base-cell-address="状態一覧.Z10"/>
          </calcext:conditional-format>
          <calcext:conditional-format calcext:target-range-address="状態一覧.AA13:状態一覧.AA13">
            <calcext:condition calcext:apply-style-name="Good" calcext:value="=&quot;Y&quot;" calcext:base-cell-address="状態一覧.AA13"/>
            <calcext:condition calcext:apply-style-name="Bad" calcext:value="=&quot;N&quot;" calcext:base-cell-address="状態一覧.AA13"/>
          </calcext:conditional-format>
          <calcext:conditional-format calcext:target-range-address="状態一覧.AB13:状態一覧.AB13">
            <calcext:condition calcext:apply-style-name="Good" calcext:value="=&quot;Y&quot;" calcext:base-cell-address="状態一覧.AB13"/>
            <calcext:condition calcext:apply-style-name="Bad" calcext:value="=&quot;N&quot;" calcext:base-cell-address="状態一覧.AB13"/>
          </calcext:conditional-format>
          <calcext:conditional-format calcext:target-range-address="状態一覧.AA12:状態一覧.AA12">
            <calcext:condition calcext:apply-style-name="Good" calcext:value="=&quot;Y&quot;" calcext:base-cell-address="状態一覧.AA12"/>
            <calcext:condition calcext:apply-style-name="Bad" calcext:value="=&quot;N&quot;" calcext:base-cell-address="状態一覧.AA12"/>
          </calcext:conditional-format>
          <calcext:conditional-format calcext:target-range-address="状態一覧.AB10:状態一覧.AB10">
            <calcext:condition calcext:apply-style-name="Good" calcext:value="=&quot;Y&quot;" calcext:base-cell-address="状態一覧.AB10"/>
            <calcext:condition calcext:apply-style-name="Bad" calcext:value="=&quot;N&quot;" calcext:base-cell-address="状態一覧.AB10"/>
          </calcext:conditional-format>
          <calcext:conditional-format calcext:target-range-address="状態一覧.AC10:状態一覧.AC10">
            <calcext:condition calcext:apply-style-name="Good" calcext:value="=&quot;Y&quot;" calcext:base-cell-address="状態一覧.AC10"/>
            <calcext:condition calcext:apply-style-name="Bad" calcext:value="=&quot;N&quot;" calcext:base-cell-address="状態一覧.AC10"/>
          </calcext:conditional-format>
          <calcext:conditional-format calcext:target-range-address="状態一覧.AC12:状態一覧.AC12">
            <calcext:condition calcext:apply-style-name="Good" calcext:value="=&quot;Y&quot;" calcext:base-cell-address="状態一覧.AC12"/>
            <calcext:condition calcext:apply-style-name="Bad" calcext:value="=&quot;N&quot;" calcext:base-cell-address="状態一覧.AC12"/>
          </calcext:conditional-format>
          <calcext:conditional-format calcext:target-range-address="状態一覧.AD11:状態一覧.AD11">
            <calcext:condition calcext:apply-style-name="Good" calcext:value="=&quot;Y&quot;" calcext:base-cell-address="状態一覧.AD11"/>
            <calcext:condition calcext:apply-style-name="Bad" calcext:value="=&quot;N&quot;" calcext:base-cell-address="状態一覧.AD11"/>
          </calcext:conditional-format>
          <calcext:conditional-format calcext:target-range-address="状態一覧.AE10:状態一覧.AE10">
            <calcext:condition calcext:apply-style-name="Good" calcext:value="=&quot;Y&quot;" calcext:base-cell-address="状態一覧.AE10"/>
            <calcext:condition calcext:apply-style-name="Bad" calcext:value="=&quot;N&quot;" calcext:base-cell-address="状態一覧.AE10"/>
          </calcext:conditional-format>
          <calcext:conditional-format calcext:target-range-address="状態一覧.AF10:状態一覧.AF10">
            <calcext:condition calcext:apply-style-name="Good" calcext:value="=&quot;Y&quot;" calcext:base-cell-address="状態一覧.AF10"/>
            <calcext:condition calcext:apply-style-name="Bad" calcext:value="=&quot;N&quot;" calcext:base-cell-address="状態一覧.AF10"/>
          </calcext:conditional-format>
          <calcext:conditional-format calcext:target-range-address="状態一覧.AF11:状態一覧.AF11">
            <calcext:condition calcext:apply-style-name="Good" calcext:value="=&quot;Y&quot;" calcext:base-cell-address="状態一覧.AF11"/>
            <calcext:condition calcext:apply-style-name="Bad" calcext:value="=&quot;N&quot;" calcext:base-cell-address="状態一覧.AF11"/>
          </calcext:conditional-format>
          <calcext:conditional-format calcext:target-range-address="状態一覧.AG10:状態一覧.AG10">
            <calcext:condition calcext:apply-style-name="Good" calcext:value="=&quot;Y&quot;" calcext:base-cell-address="状態一覧.AG10"/>
            <calcext:condition calcext:apply-style-name="Bad" calcext:value="=&quot;N&quot;" calcext:base-cell-address="状態一覧.AG10"/>
          </calcext:conditional-format>
          <calcext:conditional-format calcext:target-range-address="状態一覧.AG11:状態一覧.AG11">
            <calcext:condition calcext:apply-style-name="Good" calcext:value="=&quot;Y&quot;" calcext:base-cell-address="状態一覧.AG11"/>
            <calcext:condition calcext:apply-style-name="Bad" calcext:value="=&quot;N&quot;" calcext:base-cell-address="状態一覧.AG11"/>
          </calcext:conditional-format>
          <calcext:conditional-format calcext:target-range-address="状態一覧.AA10:状態一覧.AA10">
            <calcext:condition calcext:apply-style-name="Good" calcext:value="=&quot;Y&quot;" calcext:base-cell-address="状態一覧.AA10"/>
            <calcext:condition calcext:apply-style-name="Bad" calcext:value="=&quot;N&quot;" calcext:base-cell-address="状態一覧.AA10"/>
          </calcext:conditional-format>
          <calcext:conditional-format calcext:target-range-address="状態一覧.AA11:状態一覧.AA11">
            <calcext:condition calcext:apply-style-name="Good" calcext:value="=&quot;Y&quot;" calcext:base-cell-address="状態一覧.AA11"/>
            <calcext:condition calcext:apply-style-name="Bad" calcext:value="=&quot;N&quot;" calcext:base-cell-address="状態一覧.AA11"/>
          </calcext:conditional-format>
          <calcext:conditional-format calcext:target-range-address="状態一覧.AB11:状態一覧.AB11">
            <calcext:condition calcext:apply-style-name="Good" calcext:value="=&quot;Y&quot;" calcext:base-cell-address="状態一覧.AB11"/>
            <calcext:condition calcext:apply-style-name="Bad" calcext:value="=&quot;N&quot;" calcext:base-cell-address="状態一覧.AB11"/>
          </calcext:conditional-format>
          <calcext:conditional-format calcext:target-range-address="状態一覧.AC11:状態一覧.AC11">
            <calcext:condition calcext:apply-style-name="Good" calcext:value="=&quot;Y&quot;" calcext:base-cell-address="状態一覧.AC11"/>
            <calcext:condition calcext:apply-style-name="Bad" calcext:value="=&quot;N&quot;" calcext:base-cell-address="状態一覧.AC11"/>
          </calcext:conditional-format>
          <calcext:conditional-format calcext:target-range-address="状態一覧.AB12:状態一覧.AB12">
            <calcext:condition calcext:apply-style-name="Good" calcext:value="=&quot;Y&quot;" calcext:base-cell-address="状態一覧.AB12"/>
            <calcext:condition calcext:apply-style-name="Bad" calcext:value="=&quot;N&quot;" calcext:base-cell-address="状態一覧.AB12"/>
          </calcext:conditional-format>
          <calcext:conditional-format calcext:target-range-address="状態一覧.AC13:状態一覧.AC13">
            <calcext:condition calcext:apply-style-name="Good" calcext:value="=&quot;Y&quot;" calcext:base-cell-address="状態一覧.AC13"/>
            <calcext:condition calcext:apply-style-name="Bad" calcext:value="=&quot;N&quot;" calcext:base-cell-address="状態一覧.AC13"/>
          </calcext:conditional-format>
          <calcext:conditional-format calcext:target-range-address="状態一覧.AD13:状態一覧.AD13">
            <calcext:condition calcext:apply-style-name="Good" calcext:value="=&quot;Y&quot;" calcext:base-cell-address="状態一覧.AD13"/>
            <calcext:condition calcext:apply-style-name="Bad" calcext:value="=&quot;N&quot;" calcext:base-cell-address="状態一覧.AD13"/>
          </calcext:conditional-format>
          <calcext:conditional-format calcext:target-range-address="状態一覧.AD12:状態一覧.AD12">
            <calcext:condition calcext:apply-style-name="Good" calcext:value="=&quot;Y&quot;" calcext:base-cell-address="状態一覧.AD12"/>
            <calcext:condition calcext:apply-style-name="Bad" calcext:value="=&quot;N&quot;" calcext:base-cell-address="状態一覧.AD12"/>
          </calcext:conditional-format>
          <calcext:conditional-format calcext:target-range-address="状態一覧.AF12:状態一覧.AF12">
            <calcext:condition calcext:apply-style-name="Good" calcext:value="=&quot;Y&quot;" calcext:base-cell-address="状態一覧.AF12"/>
            <calcext:condition calcext:apply-style-name="Bad" calcext:value="=&quot;N&quot;" calcext:base-cell-address="状態一覧.AF12"/>
          </calcext:conditional-format>
          <calcext:conditional-format calcext:target-range-address="状態一覧.AG12:状態一覧.AG12">
            <calcext:condition calcext:apply-style-name="Good" calcext:value="=&quot;Y&quot;" calcext:base-cell-address="状態一覧.AG12"/>
            <calcext:condition calcext:apply-style-name="Bad" calcext:value="=&quot;N&quot;" calcext:base-cell-address="状態一覧.AG12"/>
          </calcext:conditional-format>
          <calcext:conditional-format calcext:target-range-address="状態一覧.AE12:状態一覧.AE12">
            <calcext:condition calcext:apply-style-name="Good" calcext:value="=&quot;Y&quot;" calcext:base-cell-address="状態一覧.AE12"/>
            <calcext:condition calcext:apply-style-name="Bad" calcext:value="=&quot;N&quot;" calcext:base-cell-address="状態一覧.AE12"/>
          </calcext:conditional-format>
          <calcext:conditional-format calcext:target-range-address="状態一覧.AE13:状態一覧.AE13">
            <calcext:condition calcext:apply-style-name="Good" calcext:value="=&quot;Y&quot;" calcext:base-cell-address="状態一覧.AE13"/>
            <calcext:condition calcext:apply-style-name="Bad" calcext:value="=&quot;N&quot;" calcext:base-cell-address="状態一覧.AE13"/>
          </calcext:conditional-format>
          <calcext:conditional-format calcext:target-range-address="状態一覧.AF13:状態一覧.AF13">
            <calcext:condition calcext:apply-style-name="Good" calcext:value="=&quot;Y&quot;" calcext:base-cell-address="状態一覧.AF13"/>
            <calcext:condition calcext:apply-style-name="Bad" calcext:value="=&quot;N&quot;" calcext:base-cell-address="状態一覧.AF13"/>
          </calcext:conditional-format>
          <calcext:conditional-format calcext:target-range-address="状態一覧.AG13:状態一覧.AG13">
            <calcext:condition calcext:apply-style-name="Good" calcext:value="=&quot;Y&quot;" calcext:base-cell-address="状態一覧.AG13"/>
            <calcext:condition calcext:apply-style-name="Bad" calcext:value="=&quot;N&quot;" calcext:base-cell-address="状態一覧.AG13"/>
          </calcext:conditional-format>
          <calcext:conditional-format calcext:target-range-address="状態一覧.AD10:状態一覧.AD10">
            <calcext:condition calcext:apply-style-name="Good" calcext:value="=&quot;Y&quot;" calcext:base-cell-address="状態一覧.AD10"/>
            <calcext:condition calcext:apply-style-name="Bad" calcext:value="=&quot;N&quot;" calcext:base-cell-address="状態一覧.AD10"/>
          </calcext:conditional-format>
          <calcext:conditional-format calcext:target-range-address="状態一覧.AE11:状態一覧.AE11">
            <calcext:condition calcext:apply-style-name="Good" calcext:value="=&quot;Y&quot;" calcext:base-cell-address="状態一覧.AE11"/>
            <calcext:condition calcext:apply-style-name="Bad" calcext:value="=&quot;N&quot;" calcext:base-cell-address="状態一覧.AE11"/>
          </calcext:conditional-format>
          <calcext:conditional-format calcext:target-range-address="状態一覧.AJ11:状態一覧.AJ13">
            <calcext:condition calcext:apply-style-name="Good" calcext:value="=&quot;Y&quot;" calcext:base-cell-address="状態一覧.AJ11"/>
            <calcext:condition calcext:apply-style-name="Bad" calcext:value="=&quot;N&quot;" calcext:base-cell-address="状態一覧.AJ11"/>
          </calcext:conditional-format>
          <calcext:conditional-format calcext:target-range-address="状態一覧.AN11:状態一覧.AN11">
            <calcext:condition calcext:apply-style-name="Good" calcext:value="=&quot;Y&quot;" calcext:base-cell-address="状態一覧.AN11"/>
            <calcext:condition calcext:apply-style-name="Bad" calcext:value="=&quot;N&quot;" calcext:base-cell-address="状態一覧.AN11"/>
          </calcext:conditional-format>
          <calcext:conditional-format calcext:target-range-address="状態一覧.AP11:状態一覧.AP11">
            <calcext:condition calcext:apply-style-name="Good" calcext:value="=&quot;Y&quot;" calcext:base-cell-address="状態一覧.AP11"/>
            <calcext:condition calcext:apply-style-name="Bad" calcext:value="=&quot;N&quot;" calcext:base-cell-address="状態一覧.AP11"/>
          </calcext:conditional-format>
          <calcext:conditional-format calcext:target-range-address="状態一覧.AJ10:状態一覧.AJ10">
            <calcext:condition calcext:apply-style-name="Good" calcext:value="=&quot;Y&quot;" calcext:base-cell-address="状態一覧.AJ10"/>
            <calcext:condition calcext:apply-style-name="Bad" calcext:value="=&quot;N&quot;" calcext:base-cell-address="状態一覧.AJ10"/>
          </calcext:conditional-format>
          <calcext:conditional-format calcext:target-range-address="状態一覧.AK13:状態一覧.AK13">
            <calcext:condition calcext:apply-style-name="Good" calcext:value="=&quot;Y&quot;" calcext:base-cell-address="状態一覧.AK13"/>
            <calcext:condition calcext:apply-style-name="Bad" calcext:value="=&quot;N&quot;" calcext:base-cell-address="状態一覧.AK13"/>
          </calcext:conditional-format>
          <calcext:conditional-format calcext:target-range-address="状態一覧.AL13:状態一覧.AL13">
            <calcext:condition calcext:apply-style-name="Good" calcext:value="=&quot;Y&quot;" calcext:base-cell-address="状態一覧.AL13"/>
            <calcext:condition calcext:apply-style-name="Bad" calcext:value="=&quot;N&quot;" calcext:base-cell-address="状態一覧.AL13"/>
          </calcext:conditional-format>
          <calcext:conditional-format calcext:target-range-address="状態一覧.AK12:状態一覧.AK12">
            <calcext:condition calcext:apply-style-name="Good" calcext:value="=&quot;Y&quot;" calcext:base-cell-address="状態一覧.AK12"/>
            <calcext:condition calcext:apply-style-name="Bad" calcext:value="=&quot;N&quot;" calcext:base-cell-address="状態一覧.AK12"/>
          </calcext:conditional-format>
          <calcext:conditional-format calcext:target-range-address="状態一覧.AL10:状態一覧.AL10">
            <calcext:condition calcext:apply-style-name="Good" calcext:value="=&quot;Y&quot;" calcext:base-cell-address="状態一覧.AL10"/>
            <calcext:condition calcext:apply-style-name="Bad" calcext:value="=&quot;N&quot;" calcext:base-cell-address="状態一覧.AL10"/>
          </calcext:conditional-format>
          <calcext:conditional-format calcext:target-range-address="状態一覧.AM10:状態一覧.AM10">
            <calcext:condition calcext:apply-style-name="Good" calcext:value="=&quot;Y&quot;" calcext:base-cell-address="状態一覧.AM10"/>
            <calcext:condition calcext:apply-style-name="Bad" calcext:value="=&quot;N&quot;" calcext:base-cell-address="状態一覧.AM10"/>
          </calcext:conditional-format>
          <calcext:conditional-format calcext:target-range-address="状態一覧.AM12:状態一覧.AM12">
            <calcext:condition calcext:apply-style-name="Good" calcext:value="=&quot;Y&quot;" calcext:base-cell-address="状態一覧.AM12"/>
            <calcext:condition calcext:apply-style-name="Bad" calcext:value="=&quot;N&quot;" calcext:base-cell-address="状態一覧.AM12"/>
          </calcext:conditional-format>
          <calcext:conditional-format calcext:target-range-address="状態一覧.AN11:状態一覧.AN11">
            <calcext:condition calcext:apply-style-name="Good" calcext:value="=&quot;Y&quot;" calcext:base-cell-address="状態一覧.AN11"/>
            <calcext:condition calcext:apply-style-name="Bad" calcext:value="=&quot;N&quot;" calcext:base-cell-address="状態一覧.AN11"/>
          </calcext:conditional-format>
          <calcext:conditional-format calcext:target-range-address="状態一覧.AO10:状態一覧.AO10">
            <calcext:condition calcext:apply-style-name="Good" calcext:value="=&quot;Y&quot;" calcext:base-cell-address="状態一覧.AO10"/>
            <calcext:condition calcext:apply-style-name="Bad" calcext:value="=&quot;N&quot;" calcext:base-cell-address="状態一覧.AO10"/>
          </calcext:conditional-format>
          <calcext:conditional-format calcext:target-range-address="状態一覧.AP10:状態一覧.AP10">
            <calcext:condition calcext:apply-style-name="Good" calcext:value="=&quot;Y&quot;" calcext:base-cell-address="状態一覧.AP10"/>
            <calcext:condition calcext:apply-style-name="Bad" calcext:value="=&quot;N&quot;" calcext:base-cell-address="状態一覧.AP10"/>
          </calcext:conditional-format>
          <calcext:conditional-format calcext:target-range-address="状態一覧.AP11:状態一覧.AP11">
            <calcext:condition calcext:apply-style-name="Good" calcext:value="=&quot;Y&quot;" calcext:base-cell-address="状態一覧.AP11"/>
            <calcext:condition calcext:apply-style-name="Bad" calcext:value="=&quot;N&quot;" calcext:base-cell-address="状態一覧.AP11"/>
          </calcext:conditional-format>
          <calcext:conditional-format calcext:target-range-address="状態一覧.AQ10:状態一覧.AQ10">
            <calcext:condition calcext:apply-style-name="Good" calcext:value="=&quot;Y&quot;" calcext:base-cell-address="状態一覧.AQ10"/>
            <calcext:condition calcext:apply-style-name="Bad" calcext:value="=&quot;N&quot;" calcext:base-cell-address="状態一覧.AQ10"/>
          </calcext:conditional-format>
          <calcext:conditional-format calcext:target-range-address="状態一覧.AQ11:状態一覧.AQ11">
            <calcext:condition calcext:apply-style-name="Good" calcext:value="=&quot;Y&quot;" calcext:base-cell-address="状態一覧.AQ11"/>
            <calcext:condition calcext:apply-style-name="Bad" calcext:value="=&quot;N&quot;" calcext:base-cell-address="状態一覧.AQ11"/>
          </calcext:conditional-format>
          <calcext:conditional-format calcext:target-range-address="状態一覧.AK10:状態一覧.AK10">
            <calcext:condition calcext:apply-style-name="Good" calcext:value="=&quot;Y&quot;" calcext:base-cell-address="状態一覧.AK10"/>
            <calcext:condition calcext:apply-style-name="Bad" calcext:value="=&quot;N&quot;" calcext:base-cell-address="状態一覧.AK10"/>
          </calcext:conditional-format>
          <calcext:conditional-format calcext:target-range-address="状態一覧.AK11:状態一覧.AK11">
            <calcext:condition calcext:apply-style-name="Good" calcext:value="=&quot;Y&quot;" calcext:base-cell-address="状態一覧.AK11"/>
            <calcext:condition calcext:apply-style-name="Bad" calcext:value="=&quot;N&quot;" calcext:base-cell-address="状態一覧.AK11"/>
          </calcext:conditional-format>
          <calcext:conditional-format calcext:target-range-address="状態一覧.AL11:状態一覧.AL11">
            <calcext:condition calcext:apply-style-name="Good" calcext:value="=&quot;Y&quot;" calcext:base-cell-address="状態一覧.AL11"/>
            <calcext:condition calcext:apply-style-name="Bad" calcext:value="=&quot;N&quot;" calcext:base-cell-address="状態一覧.AL11"/>
          </calcext:conditional-format>
          <calcext:conditional-format calcext:target-range-address="状態一覧.AM11:状態一覧.AM11">
            <calcext:condition calcext:apply-style-name="Good" calcext:value="=&quot;Y&quot;" calcext:base-cell-address="状態一覧.AM11"/>
            <calcext:condition calcext:apply-style-name="Bad" calcext:value="=&quot;N&quot;" calcext:base-cell-address="状態一覧.AM11"/>
          </calcext:conditional-format>
          <calcext:conditional-format calcext:target-range-address="状態一覧.AL12:状態一覧.AL12">
            <calcext:condition calcext:apply-style-name="Good" calcext:value="=&quot;Y&quot;" calcext:base-cell-address="状態一覧.AL12"/>
            <calcext:condition calcext:apply-style-name="Bad" calcext:value="=&quot;N&quot;" calcext:base-cell-address="状態一覧.AL12"/>
          </calcext:conditional-format>
          <calcext:conditional-format calcext:target-range-address="状態一覧.AM13:状態一覧.AM13">
            <calcext:condition calcext:apply-style-name="Good" calcext:value="=&quot;Y&quot;" calcext:base-cell-address="状態一覧.AM13"/>
            <calcext:condition calcext:apply-style-name="Bad" calcext:value="=&quot;N&quot;" calcext:base-cell-address="状態一覧.AM13"/>
          </calcext:conditional-format>
          <calcext:conditional-format calcext:target-range-address="状態一覧.AN13:状態一覧.AN13">
            <calcext:condition calcext:apply-style-name="Good" calcext:value="=&quot;Y&quot;" calcext:base-cell-address="状態一覧.AN13"/>
            <calcext:condition calcext:apply-style-name="Bad" calcext:value="=&quot;N&quot;" calcext:base-cell-address="状態一覧.AN13"/>
          </calcext:conditional-format>
          <calcext:conditional-format calcext:target-range-address="状態一覧.AN12:状態一覧.AN12">
            <calcext:condition calcext:apply-style-name="Good" calcext:value="=&quot;Y&quot;" calcext:base-cell-address="状態一覧.AN12"/>
            <calcext:condition calcext:apply-style-name="Bad" calcext:value="=&quot;N&quot;" calcext:base-cell-address="状態一覧.AN12"/>
          </calcext:conditional-format>
          <calcext:conditional-format calcext:target-range-address="状態一覧.AP12:状態一覧.AP12">
            <calcext:condition calcext:apply-style-name="Good" calcext:value="=&quot;Y&quot;" calcext:base-cell-address="状態一覧.AP12"/>
            <calcext:condition calcext:apply-style-name="Bad" calcext:value="=&quot;N&quot;" calcext:base-cell-address="状態一覧.AP12"/>
          </calcext:conditional-format>
          <calcext:conditional-format calcext:target-range-address="状態一覧.AQ12:状態一覧.AQ12">
            <calcext:condition calcext:apply-style-name="Good" calcext:value="=&quot;Y&quot;" calcext:base-cell-address="状態一覧.AQ12"/>
            <calcext:condition calcext:apply-style-name="Bad" calcext:value="=&quot;N&quot;" calcext:base-cell-address="状態一覧.AQ12"/>
          </calcext:conditional-format>
          <calcext:conditional-format calcext:target-range-address="状態一覧.AO12:状態一覧.AO12">
            <calcext:condition calcext:apply-style-name="Good" calcext:value="=&quot;Y&quot;" calcext:base-cell-address="状態一覧.AO12"/>
            <calcext:condition calcext:apply-style-name="Bad" calcext:value="=&quot;N&quot;" calcext:base-cell-address="状態一覧.AO12"/>
          </calcext:conditional-format>
          <calcext:conditional-format calcext:target-range-address="状態一覧.AO13:状態一覧.AO13">
            <calcext:condition calcext:apply-style-name="Good" calcext:value="=&quot;Y&quot;" calcext:base-cell-address="状態一覧.AO13"/>
            <calcext:condition calcext:apply-style-name="Bad" calcext:value="=&quot;N&quot;" calcext:base-cell-address="状態一覧.AO13"/>
          </calcext:conditional-format>
          <calcext:conditional-format calcext:target-range-address="状態一覧.AP13:状態一覧.AP13">
            <calcext:condition calcext:apply-style-name="Good" calcext:value="=&quot;Y&quot;" calcext:base-cell-address="状態一覧.AP13"/>
            <calcext:condition calcext:apply-style-name="Bad" calcext:value="=&quot;N&quot;" calcext:base-cell-address="状態一覧.AP13"/>
          </calcext:conditional-format>
          <calcext:conditional-format calcext:target-range-address="状態一覧.AQ13:状態一覧.AQ13">
            <calcext:condition calcext:apply-style-name="Good" calcext:value="=&quot;Y&quot;" calcext:base-cell-address="状態一覧.AQ13"/>
            <calcext:condition calcext:apply-style-name="Bad" calcext:value="=&quot;N&quot;" calcext:base-cell-address="状態一覧.AQ13"/>
          </calcext:conditional-format>
          <calcext:conditional-format calcext:target-range-address="状態一覧.AN10:状態一覧.AN10">
            <calcext:condition calcext:apply-style-name="Good" calcext:value="=&quot;Y&quot;" calcext:base-cell-address="状態一覧.AN10"/>
            <calcext:condition calcext:apply-style-name="Bad" calcext:value="=&quot;N&quot;" calcext:base-cell-address="状態一覧.AN10"/>
          </calcext:conditional-format>
          <calcext:conditional-format calcext:target-range-address="状態一覧.AO11:状態一覧.AO11">
            <calcext:condition calcext:apply-style-name="Good" calcext:value="=&quot;Y&quot;" calcext:base-cell-address="状態一覧.AO11"/>
            <calcext:condition calcext:apply-style-name="Bad" calcext:value="=&quot;N&quot;" calcext:base-cell-address="状態一覧.AO11"/>
          </calcext:conditional-format>
          <calcext:conditional-format calcext:target-range-address="状態一覧.D5:状態一覧.D13">
            <calcext:condition calcext:apply-style-name="Good" calcext:value="=&quot;Y&quot;" calcext:base-cell-address="状態一覧.D5"/>
            <calcext:condition calcext:apply-style-name="Bad" calcext:value="=&quot;N&quot;" calcext:base-cell-address="状態一覧.D5"/>
          </calcext:conditional-format>
          <calcext:conditional-format calcext:target-range-address="状態一覧.E6:状態一覧.E6">
            <calcext:condition calcext:apply-style-name="Good" calcext:value="=&quot;Y&quot;" calcext:base-cell-address="状態一覧.E6"/>
            <calcext:condition calcext:apply-style-name="Bad" calcext:value="=&quot;N&quot;" calcext:base-cell-address="状態一覧.E6"/>
          </calcext:conditional-format>
          <calcext:conditional-format calcext:target-range-address="状態一覧.E12:状態一覧.E12">
            <calcext:condition calcext:apply-style-name="Good" calcext:value="=&quot;Y&quot;" calcext:base-cell-address="状態一覧.E12"/>
            <calcext:condition calcext:apply-style-name="Bad" calcext:value="=&quot;N&quot;" calcext:base-cell-address="状態一覧.E12"/>
          </calcext:conditional-format>
          <calcext:conditional-format calcext:target-range-address="状態一覧.E11:状態一覧.E11">
            <calcext:condition calcext:apply-style-name="Good" calcext:value="=&quot;Y&quot;" calcext:base-cell-address="状態一覧.E11"/>
            <calcext:condition calcext:apply-style-name="Bad" calcext:value="=&quot;N&quot;" calcext:base-cell-address="状態一覧.E11"/>
          </calcext:conditional-format>
          <calcext:conditional-format calcext:target-range-address="状態一覧.E13:状態一覧.E13">
            <calcext:condition calcext:apply-style-name="Good" calcext:value="=&quot;Y&quot;" calcext:base-cell-address="状態一覧.E13"/>
            <calcext:condition calcext:apply-style-name="Bad" calcext:value="=&quot;N&quot;" calcext:base-cell-address="状態一覧.E13"/>
          </calcext:conditional-format>
          <calcext:conditional-format calcext:target-range-address="状態一覧.U8:状態一覧.U8">
            <calcext:condition calcext:apply-style-name="Good" calcext:value="=&quot;Y&quot;" calcext:base-cell-address="状態一覧.U8"/>
            <calcext:condition calcext:apply-style-name="Bad" calcext:value="=&quot;N&quot;" calcext:base-cell-address="状態一覧.U8"/>
          </calcext:conditional-format>
          <calcext:conditional-format calcext:target-range-address="状態一覧.T8:状態一覧.T8">
            <calcext:condition calcext:apply-style-name="Good" calcext:value="=&quot;Y&quot;" calcext:base-cell-address="状態一覧.T8"/>
            <calcext:condition calcext:apply-style-name="Bad" calcext:value="=&quot;N&quot;" calcext:base-cell-address="状態一覧.T8"/>
          </calcext:conditional-format>
          <calcext:conditional-format calcext:target-range-address="状態一覧.W8:状態一覧.W8">
            <calcext:condition calcext:apply-style-name="Good" calcext:value="=&quot;Y&quot;" calcext:base-cell-address="状態一覧.W8"/>
            <calcext:condition calcext:apply-style-name="Bad" calcext:value="=&quot;N&quot;" calcext:base-cell-address="状態一覧.W8"/>
          </calcext:conditional-format>
          <calcext:conditional-format calcext:target-range-address="状態一覧.V8:状態一覧.V8">
            <calcext:condition calcext:apply-style-name="Good" calcext:value="=&quot;Y&quot;" calcext:base-cell-address="状態一覧.V8"/>
            <calcext:condition calcext:apply-style-name="Bad" calcext:value="=&quot;N&quot;" calcext:base-cell-address="状態一覧.V8"/>
          </calcext:conditional-format>
          <calcext:conditional-format calcext:target-range-address="状態一覧.AC8:状態一覧.AC8">
            <calcext:condition calcext:apply-style-name="Good" calcext:value="=&quot;Y&quot;" calcext:base-cell-address="状態一覧.AC8"/>
            <calcext:condition calcext:apply-style-name="Bad" calcext:value="=&quot;N&quot;" calcext:base-cell-address="状態一覧.AC8"/>
          </calcext:conditional-format>
          <calcext:conditional-format calcext:target-range-address="状態一覧.AB8:状態一覧.AB8">
            <calcext:condition calcext:apply-style-name="Good" calcext:value="=&quot;Y&quot;" calcext:base-cell-address="状態一覧.AB8"/>
            <calcext:condition calcext:apply-style-name="Bad" calcext:value="=&quot;N&quot;" calcext:base-cell-address="状態一覧.AB8"/>
          </calcext:conditional-format>
          <calcext:conditional-format calcext:target-range-address="状態一覧.AE8:状態一覧.AE8">
            <calcext:condition calcext:apply-style-name="Good" calcext:value="=&quot;Y&quot;" calcext:base-cell-address="状態一覧.AE8"/>
            <calcext:condition calcext:apply-style-name="Bad" calcext:value="=&quot;N&quot;" calcext:base-cell-address="状態一覧.AE8"/>
          </calcext:conditional-format>
          <calcext:conditional-format calcext:target-range-address="状態一覧.AD8:状態一覧.AD8">
            <calcext:condition calcext:apply-style-name="Good" calcext:value="=&quot;Y&quot;" calcext:base-cell-address="状態一覧.AD8"/>
            <calcext:condition calcext:apply-style-name="Bad" calcext:value="=&quot;N&quot;" calcext:base-cell-address="状態一覧.AD8"/>
          </calcext:conditional-format>
          <calcext:conditional-format calcext:target-range-address="状態一覧.AG8:状態一覧.AG8">
            <calcext:condition calcext:apply-style-name="Good" calcext:value="=&quot;Y&quot;" calcext:base-cell-address="状態一覧.AG8"/>
            <calcext:condition calcext:apply-style-name="Bad" calcext:value="=&quot;N&quot;" calcext:base-cell-address="状態一覧.AG8"/>
          </calcext:conditional-format>
          <calcext:conditional-format calcext:target-range-address="状態一覧.AF8:状態一覧.AF8">
            <calcext:condition calcext:apply-style-name="Good" calcext:value="=&quot;Y&quot;" calcext:base-cell-address="状態一覧.AF8"/>
            <calcext:condition calcext:apply-style-name="Bad" calcext:value="=&quot;N&quot;" calcext:base-cell-address="状態一覧.AF8"/>
          </calcext:conditional-format>
          <calcext:conditional-format calcext:target-range-address="状態一覧.U8:状態一覧.U8">
            <calcext:condition calcext:apply-style-name="Good" calcext:value="=&quot;Y&quot;" calcext:base-cell-address="状態一覧.U8"/>
            <calcext:condition calcext:apply-style-name="Bad" calcext:value="=&quot;N&quot;" calcext:base-cell-address="状態一覧.U8"/>
          </calcext:conditional-format>
          <calcext:conditional-format calcext:target-range-address="状態一覧.T8:状態一覧.T8">
            <calcext:condition calcext:apply-style-name="Good" calcext:value="=&quot;Y&quot;" calcext:base-cell-address="状態一覧.T8"/>
            <calcext:condition calcext:apply-style-name="Bad" calcext:value="=&quot;N&quot;" calcext:base-cell-address="状態一覧.T8"/>
          </calcext:conditional-format>
          <calcext:conditional-format calcext:target-range-address="状態一覧.W8:状態一覧.W8">
            <calcext:condition calcext:apply-style-name="Good" calcext:value="=&quot;Y&quot;" calcext:base-cell-address="状態一覧.W8"/>
            <calcext:condition calcext:apply-style-name="Bad" calcext:value="=&quot;N&quot;" calcext:base-cell-address="状態一覧.W8"/>
          </calcext:conditional-format>
          <calcext:conditional-format calcext:target-range-address="状態一覧.V8:状態一覧.V8">
            <calcext:condition calcext:apply-style-name="Good" calcext:value="=&quot;Y&quot;" calcext:base-cell-address="状態一覧.V8"/>
            <calcext:condition calcext:apply-style-name="Bad" calcext:value="=&quot;N&quot;" calcext:base-cell-address="状態一覧.V8"/>
          </calcext:conditional-format>
          <calcext:conditional-format calcext:target-range-address="状態一覧.AC8:状態一覧.AC8">
            <calcext:condition calcext:apply-style-name="Good" calcext:value="=&quot;Y&quot;" calcext:base-cell-address="状態一覧.AC8"/>
            <calcext:condition calcext:apply-style-name="Bad" calcext:value="=&quot;N&quot;" calcext:base-cell-address="状態一覧.AC8"/>
          </calcext:conditional-format>
          <calcext:conditional-format calcext:target-range-address="状態一覧.AB8:状態一覧.AB8">
            <calcext:condition calcext:apply-style-name="Good" calcext:value="=&quot;Y&quot;" calcext:base-cell-address="状態一覧.AB8"/>
            <calcext:condition calcext:apply-style-name="Bad" calcext:value="=&quot;N&quot;" calcext:base-cell-address="状態一覧.AB8"/>
          </calcext:conditional-format>
          <calcext:conditional-format calcext:target-range-address="状態一覧.AE8:状態一覧.AE8">
            <calcext:condition calcext:apply-style-name="Good" calcext:value="=&quot;Y&quot;" calcext:base-cell-address="状態一覧.AE8"/>
            <calcext:condition calcext:apply-style-name="Bad" calcext:value="=&quot;N&quot;" calcext:base-cell-address="状態一覧.AE8"/>
          </calcext:conditional-format>
          <calcext:conditional-format calcext:target-range-address="状態一覧.AD8:状態一覧.AD8">
            <calcext:condition calcext:apply-style-name="Good" calcext:value="=&quot;Y&quot;" calcext:base-cell-address="状態一覧.AD8"/>
            <calcext:condition calcext:apply-style-name="Bad" calcext:value="=&quot;N&quot;" calcext:base-cell-address="状態一覧.AD8"/>
          </calcext:conditional-format>
          <calcext:conditional-format calcext:target-range-address="状態一覧.AG8:状態一覧.AG8">
            <calcext:condition calcext:apply-style-name="Good" calcext:value="=&quot;Y&quot;" calcext:base-cell-address="状態一覧.AG8"/>
            <calcext:condition calcext:apply-style-name="Bad" calcext:value="=&quot;N&quot;" calcext:base-cell-address="状態一覧.AG8"/>
          </calcext:conditional-format>
          <calcext:conditional-format calcext:target-range-address="状態一覧.AF8:状態一覧.AF8">
            <calcext:condition calcext:apply-style-name="Good" calcext:value="=&quot;Y&quot;" calcext:base-cell-address="状態一覧.AF8"/>
            <calcext:condition calcext:apply-style-name="Bad" calcext:value="=&quot;N&quot;" calcext:base-cell-address="状態一覧.AF8"/>
          </calcext:conditional-format>
          <calcext:conditional-format calcext:target-range-address="状態一覧.E8:状態一覧.E8">
            <calcext:condition calcext:apply-style-name="Good" calcext:value="=&quot;Y&quot;" calcext:base-cell-address="状態一覧.E8"/>
            <calcext:condition calcext:apply-style-name="Bad" calcext:value="=&quot;N&quot;" calcext:base-cell-address="状態一覧.E8"/>
          </calcext:conditional-format>
          <calcext:conditional-format calcext:target-range-address="状態一覧.F8:状態一覧.F8">
            <calcext:condition calcext:apply-style-name="Good" calcext:value="=&quot;Y&quot;" calcext:base-cell-address="状態一覧.F8"/>
            <calcext:condition calcext:apply-style-name="Bad" calcext:value="=&quot;N&quot;" calcext:base-cell-address="状態一覧.F8"/>
          </calcext:conditional-format>
          <calcext:conditional-format calcext:target-range-address="状態一覧.G8:状態一覧.G8">
            <calcext:condition calcext:apply-style-name="Good" calcext:value="=&quot;Y&quot;" calcext:base-cell-address="状態一覧.G8"/>
            <calcext:condition calcext:apply-style-name="Bad" calcext:value="=&quot;N&quot;" calcext:base-cell-address="状態一覧.G8"/>
          </calcext:conditional-format>
          <calcext:conditional-format calcext:target-range-address="状態一覧.H8:状態一覧.H8">
            <calcext:condition calcext:apply-style-name="Good" calcext:value="=&quot;Y&quot;" calcext:base-cell-address="状態一覧.H8"/>
            <calcext:condition calcext:apply-style-name="Bad" calcext:value="=&quot;N&quot;" calcext:base-cell-address="状態一覧.H8"/>
          </calcext:conditional-format>
          <calcext:conditional-format calcext:target-range-address="状態一覧.I8:状態一覧.I8">
            <calcext:condition calcext:apply-style-name="Good" calcext:value="=&quot;Y&quot;" calcext:base-cell-address="状態一覧.I8"/>
            <calcext:condition calcext:apply-style-name="Bad" calcext:value="=&quot;N&quot;" calcext:base-cell-address="状態一覧.I8"/>
          </calcext:conditional-format>
          <calcext:conditional-format calcext:target-range-address="状態一覧.J8:状態一覧.J8">
            <calcext:condition calcext:apply-style-name="Good" calcext:value="=&quot;Y&quot;" calcext:base-cell-address="状態一覧.J8"/>
            <calcext:condition calcext:apply-style-name="Bad" calcext:value="=&quot;N&quot;" calcext:base-cell-address="状態一覧.J8"/>
          </calcext:conditional-format>
          <calcext:conditional-format calcext:target-range-address="状態一覧.K8:状態一覧.K8">
            <calcext:condition calcext:apply-style-name="Good" calcext:value="=&quot;Y&quot;" calcext:base-cell-address="状態一覧.K8"/>
            <calcext:condition calcext:apply-style-name="Bad" calcext:value="=&quot;N&quot;" calcext:base-cell-address="状態一覧.K8"/>
          </calcext:conditional-format>
          <calcext:conditional-format calcext:target-range-address="状態一覧.L8:状態一覧.L8">
            <calcext:condition calcext:apply-style-name="Good" calcext:value="=&quot;Y&quot;" calcext:base-cell-address="状態一覧.L8"/>
            <calcext:condition calcext:apply-style-name="Bad" calcext:value="=&quot;N&quot;" calcext:base-cell-address="状態一覧.L8"/>
          </calcext:conditional-format>
          <calcext:conditional-format calcext:target-range-address="状態一覧.M8:状態一覧.M8">
            <calcext:condition calcext:apply-style-name="Good" calcext:value="=&quot;Y&quot;" calcext:base-cell-address="状態一覧.M8"/>
            <calcext:condition calcext:apply-style-name="Bad" calcext:value="=&quot;N&quot;" calcext:base-cell-address="状態一覧.M8"/>
          </calcext:conditional-format>
          <calcext:conditional-format calcext:target-range-address="状態一覧.P8:状態一覧.P8">
            <calcext:condition calcext:apply-style-name="Good" calcext:value="=&quot;Y&quot;" calcext:base-cell-address="状態一覧.P8"/>
            <calcext:condition calcext:apply-style-name="Bad" calcext:value="=&quot;N&quot;" calcext:base-cell-address="状態一覧.P8"/>
          </calcext:conditional-format>
          <calcext:conditional-format calcext:target-range-address="状態一覧.Q8:状態一覧.Q8">
            <calcext:condition calcext:apply-style-name="Good" calcext:value="=&quot;Y&quot;" calcext:base-cell-address="状態一覧.Q8"/>
            <calcext:condition calcext:apply-style-name="Bad" calcext:value="=&quot;N&quot;" calcext:base-cell-address="状態一覧.Q8"/>
          </calcext:conditional-format>
          <calcext:conditional-format calcext:target-range-address="状態一覧.R8:状態一覧.R8">
            <calcext:condition calcext:apply-style-name="Good" calcext:value="=&quot;Y&quot;" calcext:base-cell-address="状態一覧.R8"/>
            <calcext:condition calcext:apply-style-name="Bad" calcext:value="=&quot;N&quot;" calcext:base-cell-address="状態一覧.R8"/>
          </calcext:conditional-format>
          <calcext:conditional-format calcext:target-range-address="状態一覧.S8:状態一覧.S8">
            <calcext:condition calcext:apply-style-name="Good" calcext:value="=&quot;Y&quot;" calcext:base-cell-address="状態一覧.S8"/>
            <calcext:condition calcext:apply-style-name="Bad" calcext:value="=&quot;N&quot;" calcext:base-cell-address="状態一覧.S8"/>
          </calcext:conditional-format>
          <calcext:conditional-format calcext:target-range-address="状態一覧.T8:状態一覧.T8">
            <calcext:condition calcext:apply-style-name="Good" calcext:value="=&quot;Y&quot;" calcext:base-cell-address="状態一覧.T8"/>
            <calcext:condition calcext:apply-style-name="Bad" calcext:value="=&quot;N&quot;" calcext:base-cell-address="状態一覧.T8"/>
          </calcext:conditional-format>
          <calcext:conditional-format calcext:target-range-address="状態一覧.U8:状態一覧.U8">
            <calcext:condition calcext:apply-style-name="Good" calcext:value="=&quot;Y&quot;" calcext:base-cell-address="状態一覧.U8"/>
            <calcext:condition calcext:apply-style-name="Bad" calcext:value="=&quot;N&quot;" calcext:base-cell-address="状態一覧.U8"/>
          </calcext:conditional-format>
          <calcext:conditional-format calcext:target-range-address="状態一覧.V8:状態一覧.V8">
            <calcext:condition calcext:apply-style-name="Good" calcext:value="=&quot;Y&quot;" calcext:base-cell-address="状態一覧.V8"/>
            <calcext:condition calcext:apply-style-name="Bad" calcext:value="=&quot;N&quot;" calcext:base-cell-address="状態一覧.V8"/>
          </calcext:conditional-format>
          <calcext:conditional-format calcext:target-range-address="状態一覧.W8:状態一覧.W8">
            <calcext:condition calcext:apply-style-name="Good" calcext:value="=&quot;Y&quot;" calcext:base-cell-address="状態一覧.W8"/>
            <calcext:condition calcext:apply-style-name="Bad" calcext:value="=&quot;N&quot;" calcext:base-cell-address="状態一覧.W8"/>
          </calcext:conditional-format>
          <calcext:conditional-format calcext:target-range-address="状態一覧.Z8:状態一覧.Z8">
            <calcext:condition calcext:apply-style-name="Good" calcext:value="=&quot;Y&quot;" calcext:base-cell-address="状態一覧.Z8"/>
            <calcext:condition calcext:apply-style-name="Bad" calcext:value="=&quot;N&quot;" calcext:base-cell-address="状態一覧.Z8"/>
          </calcext:conditional-format>
          <calcext:conditional-format calcext:target-range-address="状態一覧.AA8:状態一覧.AA8">
            <calcext:condition calcext:apply-style-name="Good" calcext:value="=&quot;Y&quot;" calcext:base-cell-address="状態一覧.AA8"/>
            <calcext:condition calcext:apply-style-name="Bad" calcext:value="=&quot;N&quot;" calcext:base-cell-address="状態一覧.AA8"/>
          </calcext:conditional-format>
          <calcext:conditional-format calcext:target-range-address="状態一覧.AB8:状態一覧.AB8">
            <calcext:condition calcext:apply-style-name="Good" calcext:value="=&quot;Y&quot;" calcext:base-cell-address="状態一覧.AB8"/>
            <calcext:condition calcext:apply-style-name="Bad" calcext:value="=&quot;N&quot;" calcext:base-cell-address="状態一覧.AB8"/>
          </calcext:conditional-format>
          <calcext:conditional-format calcext:target-range-address="状態一覧.AC8:状態一覧.AC8">
            <calcext:condition calcext:apply-style-name="Good" calcext:value="=&quot;Y&quot;" calcext:base-cell-address="状態一覧.AC8"/>
            <calcext:condition calcext:apply-style-name="Bad" calcext:value="=&quot;N&quot;" calcext:base-cell-address="状態一覧.AC8"/>
          </calcext:conditional-format>
          <calcext:conditional-format calcext:target-range-address="状態一覧.AD8:状態一覧.AD8">
            <calcext:condition calcext:apply-style-name="Good" calcext:value="=&quot;Y&quot;" calcext:base-cell-address="状態一覧.AD8"/>
            <calcext:condition calcext:apply-style-name="Bad" calcext:value="=&quot;N&quot;" calcext:base-cell-address="状態一覧.AD8"/>
          </calcext:conditional-format>
          <calcext:conditional-format calcext:target-range-address="状態一覧.AE8:状態一覧.AE8">
            <calcext:condition calcext:apply-style-name="Good" calcext:value="=&quot;Y&quot;" calcext:base-cell-address="状態一覧.AE8"/>
            <calcext:condition calcext:apply-style-name="Bad" calcext:value="=&quot;N&quot;" calcext:base-cell-address="状態一覧.AE8"/>
          </calcext:conditional-format>
          <calcext:conditional-format calcext:target-range-address="状態一覧.AF8:状態一覧.AF8">
            <calcext:condition calcext:apply-style-name="Good" calcext:value="=&quot;Y&quot;" calcext:base-cell-address="状態一覧.AF8"/>
            <calcext:condition calcext:apply-style-name="Bad" calcext:value="=&quot;N&quot;" calcext:base-cell-address="状態一覧.AF8"/>
          </calcext:conditional-format>
          <calcext:conditional-format calcext:target-range-address="状態一覧.AG8:状態一覧.AG8">
            <calcext:condition calcext:apply-style-name="Good" calcext:value="=&quot;Y&quot;" calcext:base-cell-address="状態一覧.AG8"/>
            <calcext:condition calcext:apply-style-name="Bad" calcext:value="=&quot;N&quot;" calcext:base-cell-address="状態一覧.AG8"/>
          </calcext:conditional-format>
          <calcext:conditional-format calcext:target-range-address="状態一覧.AM9:状態一覧.AM9">
            <calcext:condition calcext:apply-style-name="Good" calcext:value="=&quot;Y&quot;" calcext:base-cell-address="状態一覧.AM9"/>
            <calcext:condition calcext:apply-style-name="Bad" calcext:value="=&quot;N&quot;" calcext:base-cell-address="状態一覧.AM9"/>
          </calcext:conditional-format>
          <calcext:conditional-format calcext:target-range-address="状態一覧.AL9:状態一覧.AL9">
            <calcext:condition calcext:apply-style-name="Good" calcext:value="=&quot;Y&quot;" calcext:base-cell-address="状態一覧.AL9"/>
            <calcext:condition calcext:apply-style-name="Bad" calcext:value="=&quot;N&quot;" calcext:base-cell-address="状態一覧.AL9"/>
          </calcext:conditional-format>
          <calcext:conditional-format calcext:target-range-address="状態一覧.AO9:状態一覧.AO9">
            <calcext:condition calcext:apply-style-name="Good" calcext:value="=&quot;Y&quot;" calcext:base-cell-address="状態一覧.AO9"/>
            <calcext:condition calcext:apply-style-name="Bad" calcext:value="=&quot;N&quot;" calcext:base-cell-address="状態一覧.AO9"/>
          </calcext:conditional-format>
          <calcext:conditional-format calcext:target-range-address="状態一覧.AN9:状態一覧.AN9">
            <calcext:condition calcext:apply-style-name="Good" calcext:value="=&quot;Y&quot;" calcext:base-cell-address="状態一覧.AN9"/>
            <calcext:condition calcext:apply-style-name="Bad" calcext:value="=&quot;N&quot;" calcext:base-cell-address="状態一覧.AN9"/>
          </calcext:conditional-format>
          <calcext:conditional-format calcext:target-range-address="状態一覧.AM9:状態一覧.AM9">
            <calcext:condition calcext:apply-style-name="Good" calcext:value="=&quot;Y&quot;" calcext:base-cell-address="状態一覧.AM9"/>
            <calcext:condition calcext:apply-style-name="Bad" calcext:value="=&quot;N&quot;" calcext:base-cell-address="状態一覧.AM9"/>
          </calcext:conditional-format>
          <calcext:conditional-format calcext:target-range-address="状態一覧.AL9:状態一覧.AL9">
            <calcext:condition calcext:apply-style-name="Good" calcext:value="=&quot;Y&quot;" calcext:base-cell-address="状態一覧.AL9"/>
            <calcext:condition calcext:apply-style-name="Bad" calcext:value="=&quot;N&quot;" calcext:base-cell-address="状態一覧.AL9"/>
          </calcext:conditional-format>
          <calcext:conditional-format calcext:target-range-address="状態一覧.AO9:状態一覧.AO9">
            <calcext:condition calcext:apply-style-name="Good" calcext:value="=&quot;Y&quot;" calcext:base-cell-address="状態一覧.AO9"/>
            <calcext:condition calcext:apply-style-name="Bad" calcext:value="=&quot;N&quot;" calcext:base-cell-address="状態一覧.AO9"/>
          </calcext:conditional-format>
          <calcext:conditional-format calcext:target-range-address="状態一覧.AN9:状態一覧.AN9">
            <calcext:condition calcext:apply-style-name="Good" calcext:value="=&quot;Y&quot;" calcext:base-cell-address="状態一覧.AN9"/>
            <calcext:condition calcext:apply-style-name="Bad" calcext:value="=&quot;N&quot;" calcext:base-cell-address="状態一覧.AN9"/>
          </calcext:conditional-format>
          <calcext:conditional-format calcext:target-range-address="状態一覧.AJ9:状態一覧.AJ9">
            <calcext:condition calcext:apply-style-name="Good" calcext:value="=&quot;Y&quot;" calcext:base-cell-address="状態一覧.AJ9"/>
            <calcext:condition calcext:apply-style-name="Bad" calcext:value="=&quot;N&quot;" calcext:base-cell-address="状態一覧.AJ9"/>
          </calcext:conditional-format>
          <calcext:conditional-format calcext:target-range-address="状態一覧.AK9:状態一覧.AK9">
            <calcext:condition calcext:apply-style-name="Good" calcext:value="=&quot;Y&quot;" calcext:base-cell-address="状態一覧.AK9"/>
            <calcext:condition calcext:apply-style-name="Bad" calcext:value="=&quot;N&quot;" calcext:base-cell-address="状態一覧.AK9"/>
          </calcext:conditional-format>
          <calcext:conditional-format calcext:target-range-address="状態一覧.AL9:状態一覧.AL9">
            <calcext:condition calcext:apply-style-name="Good" calcext:value="=&quot;Y&quot;" calcext:base-cell-address="状態一覧.AL9"/>
            <calcext:condition calcext:apply-style-name="Bad" calcext:value="=&quot;N&quot;" calcext:base-cell-address="状態一覧.AL9"/>
          </calcext:conditional-format>
          <calcext:conditional-format calcext:target-range-address="状態一覧.AM9:状態一覧.AM9">
            <calcext:condition calcext:apply-style-name="Good" calcext:value="=&quot;Y&quot;" calcext:base-cell-address="状態一覧.AM9"/>
            <calcext:condition calcext:apply-style-name="Bad" calcext:value="=&quot;N&quot;" calcext:base-cell-address="状態一覧.AM9"/>
          </calcext:conditional-format>
          <calcext:conditional-format calcext:target-range-address="状態一覧.AN9:状態一覧.AN9">
            <calcext:condition calcext:apply-style-name="Good" calcext:value="=&quot;Y&quot;" calcext:base-cell-address="状態一覧.AN9"/>
            <calcext:condition calcext:apply-style-name="Bad" calcext:value="=&quot;N&quot;" calcext:base-cell-address="状態一覧.AN9"/>
          </calcext:conditional-format>
          <calcext:conditional-format calcext:target-range-address="状態一覧.AO9:状態一覧.AO9">
            <calcext:condition calcext:apply-style-name="Good" calcext:value="=&quot;Y&quot;" calcext:base-cell-address="状態一覧.AO9"/>
            <calcext:condition calcext:apply-style-name="Bad" calcext:value="=&quot;N&quot;" calcext:base-cell-address="状態一覧.AO9"/>
          </calcext:conditional-format>
          <calcext:conditional-format calcext:target-range-address="状態一覧.AP9:状態一覧.AP9">
            <calcext:condition calcext:apply-style-name="Good" calcext:value="=&quot;Y&quot;" calcext:base-cell-address="状態一覧.AP9"/>
            <calcext:condition calcext:apply-style-name="Bad" calcext:value="=&quot;N&quot;" calcext:base-cell-address="状態一覧.AP9"/>
          </calcext:conditional-format>
          <calcext:conditional-format calcext:target-range-address="状態一覧.AQ9:状態一覧.AQ9">
            <calcext:condition calcext:apply-style-name="Good" calcext:value="=&quot;Y&quot;" calcext:base-cell-address="状態一覧.AQ9"/>
            <calcext:condition calcext:apply-style-name="Bad" calcext:value="=&quot;N&quot;" calcext:base-cell-address="状態一覧.AQ9"/>
          </calcext:conditional-format>
          <calcext:conditional-format calcext:target-range-address="状態一覧.AM8:状態一覧.AM8">
            <calcext:condition calcext:apply-style-name="Good" calcext:value="=&quot;Y&quot;" calcext:base-cell-address="状態一覧.AM8"/>
            <calcext:condition calcext:apply-style-name="Bad" calcext:value="=&quot;N&quot;" calcext:base-cell-address="状態一覧.AM8"/>
          </calcext:conditional-format>
          <calcext:conditional-format calcext:target-range-address="状態一覧.AL8:状態一覧.AL8">
            <calcext:condition calcext:apply-style-name="Good" calcext:value="=&quot;Y&quot;" calcext:base-cell-address="状態一覧.AL8"/>
            <calcext:condition calcext:apply-style-name="Bad" calcext:value="=&quot;N&quot;" calcext:base-cell-address="状態一覧.AL8"/>
          </calcext:conditional-format>
          <calcext:conditional-format calcext:target-range-address="状態一覧.AO8:状態一覧.AO8">
            <calcext:condition calcext:apply-style-name="Good" calcext:value="=&quot;Y&quot;" calcext:base-cell-address="状態一覧.AO8"/>
            <calcext:condition calcext:apply-style-name="Bad" calcext:value="=&quot;N&quot;" calcext:base-cell-address="状態一覧.AO8"/>
          </calcext:conditional-format>
          <calcext:conditional-format calcext:target-range-address="状態一覧.AN8:状態一覧.AN8">
            <calcext:condition calcext:apply-style-name="Good" calcext:value="=&quot;Y&quot;" calcext:base-cell-address="状態一覧.AN8"/>
            <calcext:condition calcext:apply-style-name="Bad" calcext:value="=&quot;N&quot;" calcext:base-cell-address="状態一覧.AN8"/>
          </calcext:conditional-format>
          <calcext:conditional-format calcext:target-range-address="状態一覧.AM8:状態一覧.AM8">
            <calcext:condition calcext:apply-style-name="Good" calcext:value="=&quot;Y&quot;" calcext:base-cell-address="状態一覧.AM8"/>
            <calcext:condition calcext:apply-style-name="Bad" calcext:value="=&quot;N&quot;" calcext:base-cell-address="状態一覧.AM8"/>
          </calcext:conditional-format>
          <calcext:conditional-format calcext:target-range-address="状態一覧.AL8:状態一覧.AL8">
            <calcext:condition calcext:apply-style-name="Good" calcext:value="=&quot;Y&quot;" calcext:base-cell-address="状態一覧.AL8"/>
            <calcext:condition calcext:apply-style-name="Bad" calcext:value="=&quot;N&quot;" calcext:base-cell-address="状態一覧.AL8"/>
          </calcext:conditional-format>
          <calcext:conditional-format calcext:target-range-address="状態一覧.AO8:状態一覧.AO8">
            <calcext:condition calcext:apply-style-name="Good" calcext:value="=&quot;Y&quot;" calcext:base-cell-address="状態一覧.AO8"/>
            <calcext:condition calcext:apply-style-name="Bad" calcext:value="=&quot;N&quot;" calcext:base-cell-address="状態一覧.AO8"/>
          </calcext:conditional-format>
          <calcext:conditional-format calcext:target-range-address="状態一覧.AN8:状態一覧.AN8">
            <calcext:condition calcext:apply-style-name="Good" calcext:value="=&quot;Y&quot;" calcext:base-cell-address="状態一覧.AN8"/>
            <calcext:condition calcext:apply-style-name="Bad" calcext:value="=&quot;N&quot;" calcext:base-cell-address="状態一覧.AN8"/>
          </calcext:conditional-format>
          <calcext:conditional-format calcext:target-range-address="状態一覧.AJ8:状態一覧.AJ8">
            <calcext:condition calcext:apply-style-name="Good" calcext:value="=&quot;Y&quot;" calcext:base-cell-address="状態一覧.AJ8"/>
            <calcext:condition calcext:apply-style-name="Bad" calcext:value="=&quot;N&quot;" calcext:base-cell-address="状態一覧.AJ8"/>
          </calcext:conditional-format>
          <calcext:conditional-format calcext:target-range-address="状態一覧.AK8:状態一覧.AK8">
            <calcext:condition calcext:apply-style-name="Good" calcext:value="=&quot;Y&quot;" calcext:base-cell-address="状態一覧.AK8"/>
            <calcext:condition calcext:apply-style-name="Bad" calcext:value="=&quot;N&quot;" calcext:base-cell-address="状態一覧.AK8"/>
          </calcext:conditional-format>
          <calcext:conditional-format calcext:target-range-address="状態一覧.AL8:状態一覧.AL8">
            <calcext:condition calcext:apply-style-name="Good" calcext:value="=&quot;Y&quot;" calcext:base-cell-address="状態一覧.AL8"/>
            <calcext:condition calcext:apply-style-name="Bad" calcext:value="=&quot;N&quot;" calcext:base-cell-address="状態一覧.AL8"/>
          </calcext:conditional-format>
          <calcext:conditional-format calcext:target-range-address="状態一覧.AM8:状態一覧.AM8">
            <calcext:condition calcext:apply-style-name="Good" calcext:value="=&quot;Y&quot;" calcext:base-cell-address="状態一覧.AM8"/>
            <calcext:condition calcext:apply-style-name="Bad" calcext:value="=&quot;N&quot;" calcext:base-cell-address="状態一覧.AM8"/>
          </calcext:conditional-format>
          <calcext:conditional-format calcext:target-range-address="状態一覧.AN8:状態一覧.AN8">
            <calcext:condition calcext:apply-style-name="Good" calcext:value="=&quot;Y&quot;" calcext:base-cell-address="状態一覧.AN8"/>
            <calcext:condition calcext:apply-style-name="Bad" calcext:value="=&quot;N&quot;" calcext:base-cell-address="状態一覧.AN8"/>
          </calcext:conditional-format>
          <calcext:conditional-format calcext:target-range-address="状態一覧.AO8:状態一覧.AO8">
            <calcext:condition calcext:apply-style-name="Good" calcext:value="=&quot;Y&quot;" calcext:base-cell-address="状態一覧.AO8"/>
            <calcext:condition calcext:apply-style-name="Bad" calcext:value="=&quot;N&quot;" calcext:base-cell-address="状態一覧.AO8"/>
          </calcext:conditional-format>
          <calcext:conditional-format calcext:target-range-address="状態一覧.AP8:状態一覧.AP8">
            <calcext:condition calcext:apply-style-name="Good" calcext:value="=&quot;Y&quot;" calcext:base-cell-address="状態一覧.AP8"/>
            <calcext:condition calcext:apply-style-name="Bad" calcext:value="=&quot;N&quot;" calcext:base-cell-address="状態一覧.AP8"/>
          </calcext:conditional-format>
          <calcext:conditional-format calcext:target-range-address="状態一覧.AQ8:状態一覧.AQ8">
            <calcext:condition calcext:apply-style-name="Good" calcext:value="=&quot;Y&quot;" calcext:base-cell-address="状態一覧.AQ8"/>
            <calcext:condition calcext:apply-style-name="Bad" calcext:value="=&quot;N&quot;" calcext:base-cell-address="状態一覧.AQ8"/>
          </calcext:conditional-format>
          <calcext:conditional-format calcext:target-range-address="状態一覧.AW9:状態一覧.AW9">
            <calcext:condition calcext:apply-style-name="Good" calcext:value="=&quot;Y&quot;" calcext:base-cell-address="状態一覧.AW9"/>
            <calcext:condition calcext:apply-style-name="Bad" calcext:value="=&quot;N&quot;" calcext:base-cell-address="状態一覧.AW9"/>
          </calcext:conditional-format>
          <calcext:conditional-format calcext:target-range-address="状態一覧.AV9:状態一覧.AV9">
            <calcext:condition calcext:apply-style-name="Good" calcext:value="=&quot;Y&quot;" calcext:base-cell-address="状態一覧.AV9"/>
            <calcext:condition calcext:apply-style-name="Bad" calcext:value="=&quot;N&quot;" calcext:base-cell-address="状態一覧.AV9"/>
          </calcext:conditional-format>
          <calcext:conditional-format calcext:target-range-address="状態一覧.AY9:状態一覧.AY9">
            <calcext:condition calcext:apply-style-name="Good" calcext:value="=&quot;Y&quot;" calcext:base-cell-address="状態一覧.AY9"/>
            <calcext:condition calcext:apply-style-name="Bad" calcext:value="=&quot;N&quot;" calcext:base-cell-address="状態一覧.AY9"/>
          </calcext:conditional-format>
          <calcext:conditional-format calcext:target-range-address="状態一覧.AX9:状態一覧.AX9">
            <calcext:condition calcext:apply-style-name="Good" calcext:value="=&quot;Y&quot;" calcext:base-cell-address="状態一覧.AX9"/>
            <calcext:condition calcext:apply-style-name="Bad" calcext:value="=&quot;N&quot;" calcext:base-cell-address="状態一覧.AX9"/>
          </calcext:conditional-format>
          <calcext:conditional-format calcext:target-range-address="状態一覧.AW9:状態一覧.AW9">
            <calcext:condition calcext:apply-style-name="Good" calcext:value="=&quot;Y&quot;" calcext:base-cell-address="状態一覧.AW9"/>
            <calcext:condition calcext:apply-style-name="Bad" calcext:value="=&quot;N&quot;" calcext:base-cell-address="状態一覧.AW9"/>
          </calcext:conditional-format>
          <calcext:conditional-format calcext:target-range-address="状態一覧.AV9:状態一覧.AV9">
            <calcext:condition calcext:apply-style-name="Good" calcext:value="=&quot;Y&quot;" calcext:base-cell-address="状態一覧.AV9"/>
            <calcext:condition calcext:apply-style-name="Bad" calcext:value="=&quot;N&quot;" calcext:base-cell-address="状態一覧.AV9"/>
          </calcext:conditional-format>
          <calcext:conditional-format calcext:target-range-address="状態一覧.AY9:状態一覧.AY9">
            <calcext:condition calcext:apply-style-name="Good" calcext:value="=&quot;Y&quot;" calcext:base-cell-address="状態一覧.AY9"/>
            <calcext:condition calcext:apply-style-name="Bad" calcext:value="=&quot;N&quot;" calcext:base-cell-address="状態一覧.AY9"/>
          </calcext:conditional-format>
          <calcext:conditional-format calcext:target-range-address="状態一覧.AX9:状態一覧.AX9">
            <calcext:condition calcext:apply-style-name="Good" calcext:value="=&quot;Y&quot;" calcext:base-cell-address="状態一覧.AX9"/>
            <calcext:condition calcext:apply-style-name="Bad" calcext:value="=&quot;N&quot;" calcext:base-cell-address="状態一覧.AX9"/>
          </calcext:conditional-format>
          <calcext:conditional-format calcext:target-range-address="状態一覧.AT9:状態一覧.AT9">
            <calcext:condition calcext:apply-style-name="Good" calcext:value="=&quot;Y&quot;" calcext:base-cell-address="状態一覧.AT9"/>
            <calcext:condition calcext:apply-style-name="Bad" calcext:value="=&quot;N&quot;" calcext:base-cell-address="状態一覧.AT9"/>
          </calcext:conditional-format>
          <calcext:conditional-format calcext:target-range-address="状態一覧.AU9:状態一覧.AU9">
            <calcext:condition calcext:apply-style-name="Good" calcext:value="=&quot;Y&quot;" calcext:base-cell-address="状態一覧.AU9"/>
            <calcext:condition calcext:apply-style-name="Bad" calcext:value="=&quot;N&quot;" calcext:base-cell-address="状態一覧.AU9"/>
          </calcext:conditional-format>
          <calcext:conditional-format calcext:target-range-address="状態一覧.AV9:状態一覧.AV9">
            <calcext:condition calcext:apply-style-name="Good" calcext:value="=&quot;Y&quot;" calcext:base-cell-address="状態一覧.AV9"/>
            <calcext:condition calcext:apply-style-name="Bad" calcext:value="=&quot;N&quot;" calcext:base-cell-address="状態一覧.AV9"/>
          </calcext:conditional-format>
          <calcext:conditional-format calcext:target-range-address="状態一覧.AW9:状態一覧.AW9">
            <calcext:condition calcext:apply-style-name="Good" calcext:value="=&quot;Y&quot;" calcext:base-cell-address="状態一覧.AW9"/>
            <calcext:condition calcext:apply-style-name="Bad" calcext:value="=&quot;N&quot;" calcext:base-cell-address="状態一覧.AW9"/>
          </calcext:conditional-format>
          <calcext:conditional-format calcext:target-range-address="状態一覧.AX9:状態一覧.AX9">
            <calcext:condition calcext:apply-style-name="Good" calcext:value="=&quot;Y&quot;" calcext:base-cell-address="状態一覧.AX9"/>
            <calcext:condition calcext:apply-style-name="Bad" calcext:value="=&quot;N&quot;" calcext:base-cell-address="状態一覧.AX9"/>
          </calcext:conditional-format>
          <calcext:conditional-format calcext:target-range-address="状態一覧.AY9:状態一覧.AY9">
            <calcext:condition calcext:apply-style-name="Good" calcext:value="=&quot;Y&quot;" calcext:base-cell-address="状態一覧.AY9"/>
            <calcext:condition calcext:apply-style-name="Bad" calcext:value="=&quot;N&quot;" calcext:base-cell-address="状態一覧.AY9"/>
          </calcext:conditional-format>
          <calcext:conditional-format calcext:target-range-address="状態一覧.AZ9:状態一覧.AZ9">
            <calcext:condition calcext:apply-style-name="Good" calcext:value="=&quot;Y&quot;" calcext:base-cell-address="状態一覧.AZ9"/>
            <calcext:condition calcext:apply-style-name="Bad" calcext:value="=&quot;N&quot;" calcext:base-cell-address="状態一覧.AZ9"/>
          </calcext:conditional-format>
          <calcext:conditional-format calcext:target-range-address="状態一覧.BA9:状態一覧.BA9">
            <calcext:condition calcext:apply-style-name="Good" calcext:value="=&quot;Y&quot;" calcext:base-cell-address="状態一覧.BA9"/>
            <calcext:condition calcext:apply-style-name="Bad" calcext:value="=&quot;N&quot;" calcext:base-cell-address="状態一覧.BA9"/>
          </calcext:conditional-format>
          <calcext:conditional-format calcext:target-range-address="状態一覧.AU4:状態一覧.AU4">
            <calcext:condition calcext:apply-style-name="Good" calcext:value="=&quot;Y&quot;" calcext:base-cell-address="状態一覧.AU4"/>
            <calcext:condition calcext:apply-style-name="Bad" calcext:value="=&quot;N&quot;" calcext:base-cell-address="状態一覧.AU4"/>
          </calcext:conditional-format>
          <calcext:conditional-format calcext:target-range-address="状態一覧.AV4:状態一覧.AV4">
            <calcext:condition calcext:apply-style-name="Good" calcext:value="=&quot;Y&quot;" calcext:base-cell-address="状態一覧.AV4"/>
            <calcext:condition calcext:apply-style-name="Bad" calcext:value="=&quot;N&quot;" calcext:base-cell-address="状態一覧.AV4"/>
          </calcext:conditional-format>
          <calcext:conditional-format calcext:target-range-address="状態一覧.AW4:状態一覧.AW4">
            <calcext:condition calcext:apply-style-name="Good" calcext:value="=&quot;Y&quot;" calcext:base-cell-address="状態一覧.AW4"/>
            <calcext:condition calcext:apply-style-name="Bad" calcext:value="=&quot;N&quot;" calcext:base-cell-address="状態一覧.AW4"/>
          </calcext:conditional-format>
          <calcext:conditional-format calcext:target-range-address="状態一覧.AX4:状態一覧.AX4">
            <calcext:condition calcext:apply-style-name="Good" calcext:value="=&quot;Y&quot;" calcext:base-cell-address="状態一覧.AX4"/>
            <calcext:condition calcext:apply-style-name="Bad" calcext:value="=&quot;N&quot;" calcext:base-cell-address="状態一覧.AX4"/>
          </calcext:conditional-format>
          <calcext:conditional-format calcext:target-range-address="状態一覧.AY4:状態一覧.AY4">
            <calcext:condition calcext:apply-style-name="Good" calcext:value="=&quot;Y&quot;" calcext:base-cell-address="状態一覧.AY4"/>
            <calcext:condition calcext:apply-style-name="Bad" calcext:value="=&quot;N&quot;" calcext:base-cell-address="状態一覧.AY4"/>
          </calcext:conditional-format>
          <calcext:conditional-format calcext:target-range-address="状態一覧.AZ4:状態一覧.AZ4">
            <calcext:condition calcext:apply-style-name="Good" calcext:value="=&quot;Y&quot;" calcext:base-cell-address="状態一覧.AZ4"/>
            <calcext:condition calcext:apply-style-name="Bad" calcext:value="=&quot;N&quot;" calcext:base-cell-address="状態一覧.AZ4"/>
          </calcext:conditional-format>
          <calcext:conditional-format calcext:target-range-address="状態一覧.BA4:状態一覧.BA4">
            <calcext:condition calcext:apply-style-name="Good" calcext:value="=&quot;Y&quot;" calcext:base-cell-address="状態一覧.BA4"/>
            <calcext:condition calcext:apply-style-name="Bad" calcext:value="=&quot;N&quot;" calcext:base-cell-address="状態一覧.BA4"/>
          </calcext:conditional-format>
          <calcext:conditional-format calcext:target-range-address="状態一覧.AU5:状態一覧.AU8">
            <calcext:condition calcext:apply-style-name="Good" calcext:value="=&quot;Y&quot;" calcext:base-cell-address="状態一覧.AU5"/>
            <calcext:condition calcext:apply-style-name="Bad" calcext:value="=&quot;N&quot;" calcext:base-cell-address="状態一覧.AU5"/>
          </calcext:conditional-format>
          <calcext:conditional-format calcext:target-range-address="状態一覧.AV5:状態一覧.AV8">
            <calcext:condition calcext:apply-style-name="Good" calcext:value="=&quot;Y&quot;" calcext:base-cell-address="状態一覧.AV5"/>
            <calcext:condition calcext:apply-style-name="Bad" calcext:value="=&quot;N&quot;" calcext:base-cell-address="状態一覧.AV5"/>
          </calcext:conditional-format>
          <calcext:conditional-format calcext:target-range-address="状態一覧.AW5:状態一覧.AW8">
            <calcext:condition calcext:apply-style-name="Good" calcext:value="=&quot;Y&quot;" calcext:base-cell-address="状態一覧.AW5"/>
            <calcext:condition calcext:apply-style-name="Bad" calcext:value="=&quot;N&quot;" calcext:base-cell-address="状態一覧.AW5"/>
          </calcext:conditional-format>
          <calcext:conditional-format calcext:target-range-address="状態一覧.AX5:状態一覧.AX8">
            <calcext:condition calcext:apply-style-name="Good" calcext:value="=&quot;Y&quot;" calcext:base-cell-address="状態一覧.AX5"/>
            <calcext:condition calcext:apply-style-name="Bad" calcext:value="=&quot;N&quot;" calcext:base-cell-address="状態一覧.AX5"/>
          </calcext:conditional-format>
          <calcext:conditional-format calcext:target-range-address="状態一覧.AY5:状態一覧.AY8">
            <calcext:condition calcext:apply-style-name="Good" calcext:value="=&quot;Y&quot;" calcext:base-cell-address="状態一覧.AY5"/>
            <calcext:condition calcext:apply-style-name="Bad" calcext:value="=&quot;N&quot;" calcext:base-cell-address="状態一覧.AY5"/>
          </calcext:conditional-format>
          <calcext:conditional-format calcext:target-range-address="状態一覧.AZ5:状態一覧.AZ8">
            <calcext:condition calcext:apply-style-name="Good" calcext:value="=&quot;Y&quot;" calcext:base-cell-address="状態一覧.AZ5"/>
            <calcext:condition calcext:apply-style-name="Bad" calcext:value="=&quot;N&quot;" calcext:base-cell-address="状態一覧.AZ5"/>
          </calcext:conditional-format>
          <calcext:conditional-format calcext:target-range-address="状態一覧.BA5:状態一覧.BA8">
            <calcext:condition calcext:apply-style-name="Good" calcext:value="=&quot;Y&quot;" calcext:base-cell-address="状態一覧.BA5"/>
            <calcext:condition calcext:apply-style-name="Bad" calcext:value="=&quot;N&quot;" calcext:base-cell-address="状態一覧.BA5"/>
          </calcext:conditional-format>
          <calcext:conditional-format calcext:target-range-address="状態一覧.F14:状態一覧.F14">
            <calcext:condition calcext:apply-style-name="Good" calcext:value="=&quot;Y&quot;" calcext:base-cell-address="状態一覧.F14"/>
            <calcext:condition calcext:apply-style-name="Bad" calcext:value="=&quot;N&quot;" calcext:base-cell-address="状態一覧.F14"/>
          </calcext:conditional-format>
          <calcext:conditional-format calcext:target-range-address="状態一覧.G14:状態一覧.G14">
            <calcext:condition calcext:apply-style-name="Good" calcext:value="=&quot;Y&quot;" calcext:base-cell-address="状態一覧.G14"/>
            <calcext:condition calcext:apply-style-name="Bad" calcext:value="=&quot;N&quot;" calcext:base-cell-address="状態一覧.G14"/>
          </calcext:conditional-format>
          <calcext:conditional-format calcext:target-range-address="状態一覧.H14:状態一覧.H14">
            <calcext:condition calcext:apply-style-name="Good" calcext:value="=&quot;Y&quot;" calcext:base-cell-address="状態一覧.H14"/>
            <calcext:condition calcext:apply-style-name="Bad" calcext:value="=&quot;N&quot;" calcext:base-cell-address="状態一覧.H14"/>
          </calcext:conditional-format>
          <calcext:conditional-format calcext:target-range-address="状態一覧.I14:状態一覧.I14">
            <calcext:condition calcext:apply-style-name="Good" calcext:value="=&quot;Y&quot;" calcext:base-cell-address="状態一覧.I14"/>
            <calcext:condition calcext:apply-style-name="Bad" calcext:value="=&quot;N&quot;" calcext:base-cell-address="状態一覧.I14"/>
          </calcext:conditional-format>
          <calcext:conditional-format calcext:target-range-address="状態一覧.J14:状態一覧.J14">
            <calcext:condition calcext:apply-style-name="Good" calcext:value="=&quot;Y&quot;" calcext:base-cell-address="状態一覧.J14"/>
            <calcext:condition calcext:apply-style-name="Bad" calcext:value="=&quot;N&quot;" calcext:base-cell-address="状態一覧.J14"/>
          </calcext:conditional-format>
          <calcext:conditional-format calcext:target-range-address="状態一覧.K14:状態一覧.K14">
            <calcext:condition calcext:apply-style-name="Good" calcext:value="=&quot;Y&quot;" calcext:base-cell-address="状態一覧.K14"/>
            <calcext:condition calcext:apply-style-name="Bad" calcext:value="=&quot;N&quot;" calcext:base-cell-address="状態一覧.K14"/>
          </calcext:conditional-format>
          <calcext:conditional-format calcext:target-range-address="状態一覧.L14:状態一覧.L14">
            <calcext:condition calcext:apply-style-name="Good" calcext:value="=&quot;Y&quot;" calcext:base-cell-address="状態一覧.L14"/>
            <calcext:condition calcext:apply-style-name="Bad" calcext:value="=&quot;N&quot;" calcext:base-cell-address="状態一覧.L14"/>
          </calcext:conditional-format>
          <calcext:conditional-format calcext:target-range-address="状態一覧.M14:状態一覧.M14">
            <calcext:condition calcext:apply-style-name="Good" calcext:value="=&quot;Y&quot;" calcext:base-cell-address="状態一覧.M14"/>
            <calcext:condition calcext:apply-style-name="Bad" calcext:value="=&quot;N&quot;" calcext:base-cell-address="状態一覧.M14"/>
          </calcext:conditional-format>
          <calcext:conditional-format calcext:target-range-address="状態一覧.M5:状態一覧.M5">
            <calcext:condition calcext:apply-style-name="Good" calcext:value="=&quot;Y&quot;" calcext:base-cell-address="状態一覧.M5"/>
            <calcext:condition calcext:apply-style-name="Bad" calcext:value="=&quot;N&quot;" calcext:base-cell-address="状態一覧.M5"/>
          </calcext:conditional-format>
          <calcext:conditional-format calcext:target-range-address="状態一覧.N5:状態一覧.N5">
            <calcext:condition calcext:apply-style-name="Good" calcext:value="=&quot;Y&quot;" calcext:base-cell-address="状態一覧.N5"/>
            <calcext:condition calcext:apply-style-name="Bad" calcext:value="=&quot;N&quot;" calcext:base-cell-address="状態一覧.N5"/>
          </calcext:conditional-format>
          <calcext:conditional-format calcext:target-range-address="状態一覧.O5:状態一覧.O5">
            <calcext:condition calcext:apply-style-name="Good" calcext:value="=&quot;Y&quot;" calcext:base-cell-address="状態一覧.O5"/>
            <calcext:condition calcext:apply-style-name="Bad" calcext:value="=&quot;N&quot;" calcext:base-cell-address="状態一覧.O5"/>
          </calcext:conditional-format>
          <calcext:conditional-format calcext:target-range-address="状態一覧.N4:状態一覧.N4">
            <calcext:condition calcext:apply-style-name="Good" calcext:value="=&quot;Y&quot;" calcext:base-cell-address="状態一覧.N4"/>
            <calcext:condition calcext:apply-style-name="Bad" calcext:value="=&quot;N&quot;" calcext:base-cell-address="状態一覧.N4"/>
          </calcext:conditional-format>
          <calcext:conditional-format calcext:target-range-address="状態一覧.O4:状態一覧.O4">
            <calcext:condition calcext:apply-style-name="Good" calcext:value="=&quot;Y&quot;" calcext:base-cell-address="状態一覧.O4"/>
            <calcext:condition calcext:apply-style-name="Bad" calcext:value="=&quot;N&quot;" calcext:base-cell-address="状態一覧.O4"/>
          </calcext:conditional-format>
          <calcext:conditional-format calcext:target-range-address="状態一覧.X14:状態一覧.Y14">
            <calcext:condition calcext:apply-style-name="Good" calcext:value="=&quot;Y&quot;" calcext:base-cell-address="状態一覧.X14"/>
            <calcext:condition calcext:apply-style-name="Bad" calcext:value="=&quot;N&quot;" calcext:base-cell-address="状態一覧.X14"/>
            <calcext:condition calcext:apply-style-name="無題1" calcext:value="=&quot;-&quot;" calcext:base-cell-address="状態一覧.X14"/>
          </calcext:conditional-format>
          <calcext:conditional-format calcext:target-range-address="状態一覧.P14:状態一覧.P14">
            <calcext:condition calcext:apply-style-name="Good" calcext:value="=&quot;Y&quot;" calcext:base-cell-address="状態一覧.P14"/>
            <calcext:condition calcext:apply-style-name="Bad" calcext:value="=&quot;N&quot;" calcext:base-cell-address="状態一覧.P14"/>
          </calcext:conditional-format>
          <calcext:conditional-format calcext:target-range-address="状態一覧.Q14:状態一覧.Q14">
            <calcext:condition calcext:apply-style-name="Good" calcext:value="=&quot;Y&quot;" calcext:base-cell-address="状態一覧.Q14"/>
            <calcext:condition calcext:apply-style-name="Bad" calcext:value="=&quot;N&quot;" calcext:base-cell-address="状態一覧.Q14"/>
          </calcext:conditional-format>
          <calcext:conditional-format calcext:target-range-address="状態一覧.R14:状態一覧.R14">
            <calcext:condition calcext:apply-style-name="Good" calcext:value="=&quot;Y&quot;" calcext:base-cell-address="状態一覧.R14"/>
            <calcext:condition calcext:apply-style-name="Bad" calcext:value="=&quot;N&quot;" calcext:base-cell-address="状態一覧.R14"/>
          </calcext:conditional-format>
          <calcext:conditional-format calcext:target-range-address="状態一覧.S14:状態一覧.S14">
            <calcext:condition calcext:apply-style-name="Good" calcext:value="=&quot;Y&quot;" calcext:base-cell-address="状態一覧.S14"/>
            <calcext:condition calcext:apply-style-name="Bad" calcext:value="=&quot;N&quot;" calcext:base-cell-address="状態一覧.S14"/>
          </calcext:conditional-format>
          <calcext:conditional-format calcext:target-range-address="状態一覧.T14:状態一覧.T14">
            <calcext:condition calcext:apply-style-name="Good" calcext:value="=&quot;Y&quot;" calcext:base-cell-address="状態一覧.T14"/>
            <calcext:condition calcext:apply-style-name="Bad" calcext:value="=&quot;N&quot;" calcext:base-cell-address="状態一覧.T14"/>
          </calcext:conditional-format>
          <calcext:conditional-format calcext:target-range-address="状態一覧.U14:状態一覧.U14">
            <calcext:condition calcext:apply-style-name="Good" calcext:value="=&quot;Y&quot;" calcext:base-cell-address="状態一覧.U14"/>
            <calcext:condition calcext:apply-style-name="Bad" calcext:value="=&quot;N&quot;" calcext:base-cell-address="状態一覧.U14"/>
          </calcext:conditional-format>
          <calcext:conditional-format calcext:target-range-address="状態一覧.V14:状態一覧.V14">
            <calcext:condition calcext:apply-style-name="Good" calcext:value="=&quot;Y&quot;" calcext:base-cell-address="状態一覧.V14"/>
            <calcext:condition calcext:apply-style-name="Bad" calcext:value="=&quot;N&quot;" calcext:base-cell-address="状態一覧.V14"/>
          </calcext:conditional-format>
          <calcext:conditional-format calcext:target-range-address="状態一覧.W14:状態一覧.W14">
            <calcext:condition calcext:apply-style-name="Good" calcext:value="=&quot;Y&quot;" calcext:base-cell-address="状態一覧.W14"/>
            <calcext:condition calcext:apply-style-name="Bad" calcext:value="=&quot;N&quot;" calcext:base-cell-address="状態一覧.W14"/>
          </calcext:conditional-format>
          <calcext:conditional-format calcext:target-range-address="状態一覧.X6:状態一覧.X6">
            <calcext:condition calcext:apply-style-name="Good" calcext:value="=&quot;Y&quot;" calcext:base-cell-address="状態一覧.X6"/>
            <calcext:condition calcext:apply-style-name="Bad" calcext:value="=&quot;N&quot;" calcext:base-cell-address="状態一覧.X6"/>
          </calcext:conditional-format>
          <calcext:conditional-format calcext:target-range-address="状態一覧.X6:状態一覧.X6">
            <calcext:condition calcext:apply-style-name="Good" calcext:value="=&quot;Y&quot;" calcext:base-cell-address="状態一覧.X6"/>
            <calcext:condition calcext:apply-style-name="Bad" calcext:value="=&quot;N&quot;" calcext:base-cell-address="状態一覧.X6"/>
          </calcext:conditional-format>
          <calcext:conditional-format calcext:target-range-address="状態一覧.X6:状態一覧.X6">
            <calcext:condition calcext:apply-style-name="Good" calcext:value="=&quot;Y&quot;" calcext:base-cell-address="状態一覧.X6"/>
            <calcext:condition calcext:apply-style-name="Bad" calcext:value="=&quot;N&quot;" calcext:base-cell-address="状態一覧.X6"/>
          </calcext:conditional-format>
          <calcext:conditional-format calcext:target-range-address="状態一覧.Y6:状態一覧.Y6">
            <calcext:condition calcext:apply-style-name="Good" calcext:value="=&quot;Y&quot;" calcext:base-cell-address="状態一覧.Y6"/>
            <calcext:condition calcext:apply-style-name="Bad" calcext:value="=&quot;N&quot;" calcext:base-cell-address="状態一覧.Y6"/>
          </calcext:conditional-format>
          <calcext:conditional-format calcext:target-range-address="状態一覧.Y6:状態一覧.Y6">
            <calcext:condition calcext:apply-style-name="Good" calcext:value="=&quot;Y&quot;" calcext:base-cell-address="状態一覧.Y6"/>
            <calcext:condition calcext:apply-style-name="Bad" calcext:value="=&quot;N&quot;" calcext:base-cell-address="状態一覧.Y6"/>
          </calcext:conditional-format>
          <calcext:conditional-format calcext:target-range-address="状態一覧.Y6:状態一覧.Y6">
            <calcext:condition calcext:apply-style-name="Good" calcext:value="=&quot;Y&quot;" calcext:base-cell-address="状態一覧.Y6"/>
            <calcext:condition calcext:apply-style-name="Bad" calcext:value="=&quot;N&quot;" calcext:base-cell-address="状態一覧.Y6"/>
          </calcext:conditional-format>
          <calcext:conditional-format calcext:target-range-address="状態一覧.X5:状態一覧.X5">
            <calcext:condition calcext:apply-style-name="Good" calcext:value="=&quot;Y&quot;" calcext:base-cell-address="状態一覧.X5"/>
            <calcext:condition calcext:apply-style-name="Bad" calcext:value="=&quot;N&quot;" calcext:base-cell-address="状態一覧.X5"/>
          </calcext:conditional-format>
          <calcext:conditional-format calcext:target-range-address="状態一覧.Y5:状態一覧.Y5">
            <calcext:condition calcext:apply-style-name="Good" calcext:value="=&quot;Y&quot;" calcext:base-cell-address="状態一覧.Y5"/>
            <calcext:condition calcext:apply-style-name="Bad" calcext:value="=&quot;N&quot;" calcext:base-cell-address="状態一覧.Y5"/>
          </calcext:conditional-format>
          <calcext:conditional-format calcext:target-range-address="状態一覧.X7:状態一覧.X13">
            <calcext:condition calcext:apply-style-name="Good" calcext:value="=&quot;Y&quot;" calcext:base-cell-address="状態一覧.X7"/>
            <calcext:condition calcext:apply-style-name="Bad" calcext:value="=&quot;N&quot;" calcext:base-cell-address="状態一覧.X7"/>
          </calcext:conditional-format>
          <calcext:conditional-format calcext:target-range-address="状態一覧.Y7:状態一覧.Y13">
            <calcext:condition calcext:apply-style-name="Good" calcext:value="=&quot;Y&quot;" calcext:base-cell-address="状態一覧.Y7"/>
            <calcext:condition calcext:apply-style-name="Bad" calcext:value="=&quot;N&quot;" calcext:base-cell-address="状態一覧.Y7"/>
          </calcext:conditional-format>
          <calcext:conditional-format calcext:target-range-address="状態一覧.AH6:状態一覧.AH7">
            <calcext:condition calcext:apply-style-name="Good" calcext:value="=&quot;Y&quot;" calcext:base-cell-address="状態一覧.AH6"/>
            <calcext:condition calcext:apply-style-name="Bad" calcext:value="=&quot;N&quot;" calcext:base-cell-address="状態一覧.AH6"/>
          </calcext:conditional-format>
          <calcext:conditional-format calcext:target-range-address="状態一覧.AH6:状態一覧.AH7">
            <calcext:condition calcext:apply-style-name="Good" calcext:value="=&quot;Y&quot;" calcext:base-cell-address="状態一覧.AH6"/>
            <calcext:condition calcext:apply-style-name="Bad" calcext:value="=&quot;N&quot;" calcext:base-cell-address="状態一覧.AH6"/>
          </calcext:conditional-format>
          <calcext:conditional-format calcext:target-range-address="状態一覧.AH7:状態一覧.AH7">
            <calcext:condition calcext:apply-style-name="Good" calcext:value="=&quot;Y&quot;" calcext:base-cell-address="状態一覧.AH7"/>
            <calcext:condition calcext:apply-style-name="Bad" calcext:value="=&quot;N&quot;" calcext:base-cell-address="状態一覧.AH7"/>
          </calcext:conditional-format>
          <calcext:conditional-format calcext:target-range-address="状態一覧.AH5:状態一覧.AH5">
            <calcext:condition calcext:apply-style-name="Good" calcext:value="=&quot;Y&quot;" calcext:base-cell-address="状態一覧.AH5"/>
            <calcext:condition calcext:apply-style-name="Bad" calcext:value="=&quot;N&quot;" calcext:base-cell-address="状態一覧.AH5"/>
          </calcext:conditional-format>
          <calcext:conditional-format calcext:target-range-address="状態一覧.AH6:状態一覧.AH6">
            <calcext:condition calcext:apply-style-name="Good" calcext:value="=&quot;Y&quot;" calcext:base-cell-address="状態一覧.AH6"/>
            <calcext:condition calcext:apply-style-name="Bad" calcext:value="=&quot;N&quot;" calcext:base-cell-address="状態一覧.AH6"/>
          </calcext:conditional-format>
          <calcext:conditional-format calcext:target-range-address="状態一覧.AH8:状態一覧.AH13">
            <calcext:condition calcext:apply-style-name="Good" calcext:value="=&quot;Y&quot;" calcext:base-cell-address="状態一覧.AH8"/>
            <calcext:condition calcext:apply-style-name="Bad" calcext:value="=&quot;N&quot;" calcext:base-cell-address="状態一覧.AH8"/>
          </calcext:conditional-format>
          <calcext:conditional-format calcext:target-range-address="状態一覧.AH8:状態一覧.AH13">
            <calcext:condition calcext:apply-style-name="Good" calcext:value="=&quot;Y&quot;" calcext:base-cell-address="状態一覧.AH8"/>
            <calcext:condition calcext:apply-style-name="Bad" calcext:value="=&quot;N&quot;" calcext:base-cell-address="状態一覧.AH8"/>
          </calcext:conditional-format>
          <calcext:conditional-format calcext:target-range-address="状態一覧.AH8:状態一覧.AH13">
            <calcext:condition calcext:apply-style-name="Good" calcext:value="=&quot;Y&quot;" calcext:base-cell-address="状態一覧.AH8"/>
            <calcext:condition calcext:apply-style-name="Bad" calcext:value="=&quot;N&quot;" calcext:base-cell-address="状態一覧.AH8"/>
          </calcext:conditional-format>
          <calcext:conditional-format calcext:target-range-address="状態一覧.AI6:状態一覧.AI7">
            <calcext:condition calcext:apply-style-name="Good" calcext:value="=&quot;Y&quot;" calcext:base-cell-address="状態一覧.AI6"/>
            <calcext:condition calcext:apply-style-name="Bad" calcext:value="=&quot;N&quot;" calcext:base-cell-address="状態一覧.AI6"/>
          </calcext:conditional-format>
          <calcext:conditional-format calcext:target-range-address="状態一覧.AI6:状態一覧.AI7">
            <calcext:condition calcext:apply-style-name="Good" calcext:value="=&quot;Y&quot;" calcext:base-cell-address="状態一覧.AI6"/>
            <calcext:condition calcext:apply-style-name="Bad" calcext:value="=&quot;N&quot;" calcext:base-cell-address="状態一覧.AI6"/>
          </calcext:conditional-format>
          <calcext:conditional-format calcext:target-range-address="状態一覧.AI7:状態一覧.AI7">
            <calcext:condition calcext:apply-style-name="Good" calcext:value="=&quot;Y&quot;" calcext:base-cell-address="状態一覧.AI7"/>
            <calcext:condition calcext:apply-style-name="Bad" calcext:value="=&quot;N&quot;" calcext:base-cell-address="状態一覧.AI7"/>
          </calcext:conditional-format>
          <calcext:conditional-format calcext:target-range-address="状態一覧.AI5:状態一覧.AI5">
            <calcext:condition calcext:apply-style-name="Good" calcext:value="=&quot;Y&quot;" calcext:base-cell-address="状態一覧.AI5"/>
            <calcext:condition calcext:apply-style-name="Bad" calcext:value="=&quot;N&quot;" calcext:base-cell-address="状態一覧.AI5"/>
          </calcext:conditional-format>
          <calcext:conditional-format calcext:target-range-address="状態一覧.AI6:状態一覧.AI6">
            <calcext:condition calcext:apply-style-name="Good" calcext:value="=&quot;Y&quot;" calcext:base-cell-address="状態一覧.AI6"/>
            <calcext:condition calcext:apply-style-name="Bad" calcext:value="=&quot;N&quot;" calcext:base-cell-address="状態一覧.AI6"/>
          </calcext:conditional-format>
          <calcext:conditional-format calcext:target-range-address="状態一覧.AI8:状態一覧.AI13">
            <calcext:condition calcext:apply-style-name="Good" calcext:value="=&quot;Y&quot;" calcext:base-cell-address="状態一覧.AI8"/>
            <calcext:condition calcext:apply-style-name="Bad" calcext:value="=&quot;N&quot;" calcext:base-cell-address="状態一覧.AI8"/>
          </calcext:conditional-format>
          <calcext:conditional-format calcext:target-range-address="状態一覧.AI8:状態一覧.AI13">
            <calcext:condition calcext:apply-style-name="Good" calcext:value="=&quot;Y&quot;" calcext:base-cell-address="状態一覧.AI8"/>
            <calcext:condition calcext:apply-style-name="Bad" calcext:value="=&quot;N&quot;" calcext:base-cell-address="状態一覧.AI8"/>
          </calcext:conditional-format>
          <calcext:conditional-format calcext:target-range-address="状態一覧.AI8:状態一覧.AI13">
            <calcext:condition calcext:apply-style-name="Good" calcext:value="=&quot;Y&quot;" calcext:base-cell-address="状態一覧.AI8"/>
            <calcext:condition calcext:apply-style-name="Bad" calcext:value="=&quot;N&quot;" calcext:base-cell-address="状態一覧.AI8"/>
          </calcext:conditional-format>
          <calcext:conditional-format calcext:target-range-address="状態一覧.Z14:状態一覧.Z14">
            <calcext:condition calcext:apply-style-name="Good" calcext:value="=&quot;Y&quot;" calcext:base-cell-address="状態一覧.Z14"/>
            <calcext:condition calcext:apply-style-name="Bad" calcext:value="=&quot;N&quot;" calcext:base-cell-address="状態一覧.Z14"/>
            <calcext:condition calcext:apply-style-name="無題1" calcext:value="=&quot;-&quot;" calcext:base-cell-address="状態一覧.Z14"/>
          </calcext:conditional-format>
          <calcext:conditional-format calcext:target-range-address="状態一覧.AA14:状態一覧.AA14">
            <calcext:condition calcext:apply-style-name="Good" calcext:value="=&quot;Y&quot;" calcext:base-cell-address="状態一覧.AA14"/>
            <calcext:condition calcext:apply-style-name="Bad" calcext:value="=&quot;N&quot;" calcext:base-cell-address="状態一覧.AA14"/>
            <calcext:condition calcext:apply-style-name="無題1" calcext:value="=&quot;-&quot;" calcext:base-cell-address="状態一覧.AA14"/>
          </calcext:conditional-format>
          <calcext:conditional-format calcext:target-range-address="状態一覧.AB14:状態一覧.AB14">
            <calcext:condition calcext:apply-style-name="Good" calcext:value="=&quot;Y&quot;" calcext:base-cell-address="状態一覧.AB14"/>
            <calcext:condition calcext:apply-style-name="Bad" calcext:value="=&quot;N&quot;" calcext:base-cell-address="状態一覧.AB14"/>
            <calcext:condition calcext:apply-style-name="無題1" calcext:value="=&quot;-&quot;" calcext:base-cell-address="状態一覧.AB14"/>
          </calcext:conditional-format>
          <calcext:conditional-format calcext:target-range-address="状態一覧.AC14:状態一覧.AC14">
            <calcext:condition calcext:apply-style-name="Good" calcext:value="=&quot;Y&quot;" calcext:base-cell-address="状態一覧.AC14"/>
            <calcext:condition calcext:apply-style-name="Bad" calcext:value="=&quot;N&quot;" calcext:base-cell-address="状態一覧.AC14"/>
            <calcext:condition calcext:apply-style-name="無題1" calcext:value="=&quot;-&quot;" calcext:base-cell-address="状態一覧.AC14"/>
          </calcext:conditional-format>
          <calcext:conditional-format calcext:target-range-address="状態一覧.AD14:状態一覧.AD14">
            <calcext:condition calcext:apply-style-name="Good" calcext:value="=&quot;Y&quot;" calcext:base-cell-address="状態一覧.AD14"/>
            <calcext:condition calcext:apply-style-name="Bad" calcext:value="=&quot;N&quot;" calcext:base-cell-address="状態一覧.AD14"/>
            <calcext:condition calcext:apply-style-name="無題1" calcext:value="=&quot;-&quot;" calcext:base-cell-address="状態一覧.AD14"/>
          </calcext:conditional-format>
          <calcext:conditional-format calcext:target-range-address="状態一覧.AE14:状態一覧.AE14">
            <calcext:condition calcext:apply-style-name="Good" calcext:value="=&quot;Y&quot;" calcext:base-cell-address="状態一覧.AE14"/>
            <calcext:condition calcext:apply-style-name="Bad" calcext:value="=&quot;N&quot;" calcext:base-cell-address="状態一覧.AE14"/>
            <calcext:condition calcext:apply-style-name="無題1" calcext:value="=&quot;-&quot;" calcext:base-cell-address="状態一覧.AE14"/>
          </calcext:conditional-format>
          <calcext:conditional-format calcext:target-range-address="状態一覧.AF14:状態一覧.AF14">
            <calcext:condition calcext:apply-style-name="Good" calcext:value="=&quot;Y&quot;" calcext:base-cell-address="状態一覧.AF14"/>
            <calcext:condition calcext:apply-style-name="Bad" calcext:value="=&quot;N&quot;" calcext:base-cell-address="状態一覧.AF14"/>
            <calcext:condition calcext:apply-style-name="無題1" calcext:value="=&quot;-&quot;" calcext:base-cell-address="状態一覧.AF14"/>
          </calcext:conditional-format>
          <calcext:conditional-format calcext:target-range-address="状態一覧.AG14:状態一覧.AG14">
            <calcext:condition calcext:apply-style-name="Good" calcext:value="=&quot;Y&quot;" calcext:base-cell-address="状態一覧.AG14"/>
            <calcext:condition calcext:apply-style-name="Bad" calcext:value="=&quot;N&quot;" calcext:base-cell-address="状態一覧.AG14"/>
            <calcext:condition calcext:apply-style-name="無題1" calcext:value="=&quot;-&quot;" calcext:base-cell-address="状態一覧.AG14"/>
          </calcext:conditional-format>
          <calcext:conditional-format calcext:target-range-address="状態一覧.AI14:状態一覧.AI14">
            <calcext:condition calcext:apply-style-name="Good" calcext:value="=&quot;Y&quot;" calcext:base-cell-address="状態一覧.AI14"/>
            <calcext:condition calcext:apply-style-name="Bad" calcext:value="=&quot;N&quot;" calcext:base-cell-address="状態一覧.AI14"/>
          </calcext:conditional-format>
          <calcext:conditional-format calcext:target-range-address="状態一覧.AH14:状態一覧.AH14">
            <calcext:condition calcext:apply-style-name="Good" calcext:value="=&quot;Y&quot;" calcext:base-cell-address="状態一覧.AH14"/>
            <calcext:condition calcext:apply-style-name="Bad" calcext:value="=&quot;N&quot;" calcext:base-cell-address="状態一覧.AH14"/>
          </calcext:conditional-format>
          <calcext:conditional-format calcext:target-range-address="状態一覧.AI14:状態一覧.AI14">
            <calcext:condition calcext:apply-style-name="Good" calcext:value="=&quot;Y&quot;" calcext:base-cell-address="状態一覧.AI14"/>
            <calcext:condition calcext:apply-style-name="Bad" calcext:value="=&quot;N&quot;" calcext:base-cell-address="状態一覧.AI14"/>
          </calcext:conditional-format>
          <calcext:conditional-format calcext:target-range-address="状態一覧.AH14:状態一覧.AH14">
            <calcext:condition calcext:apply-style-name="Good" calcext:value="=&quot;Y&quot;" calcext:base-cell-address="状態一覧.AH14"/>
            <calcext:condition calcext:apply-style-name="Bad" calcext:value="=&quot;N&quot;" calcext:base-cell-address="状態一覧.AH14"/>
          </calcext:conditional-format>
          <calcext:conditional-format calcext:target-range-address="状態一覧.AH14:状態一覧.AH14">
            <calcext:condition calcext:apply-style-name="Good" calcext:value="=&quot;Y&quot;" calcext:base-cell-address="状態一覧.AH14"/>
            <calcext:condition calcext:apply-style-name="Bad" calcext:value="=&quot;N&quot;" calcext:base-cell-address="状態一覧.AH14"/>
          </calcext:conditional-format>
          <calcext:conditional-format calcext:target-range-address="状態一覧.AI14:状態一覧.AI14">
            <calcext:condition calcext:apply-style-name="Good" calcext:value="=&quot;Y&quot;" calcext:base-cell-address="状態一覧.AI14"/>
            <calcext:condition calcext:apply-style-name="Bad" calcext:value="=&quot;N&quot;" calcext:base-cell-address="状態一覧.AI14"/>
          </calcext:conditional-format>
          <calcext:conditional-format calcext:target-range-address="状態一覧.AR5:状態一覧.AR5">
            <calcext:condition calcext:apply-style-name="Good" calcext:value="=&quot;Y&quot;" calcext:base-cell-address="状態一覧.AR5"/>
            <calcext:condition calcext:apply-style-name="Bad" calcext:value="=&quot;N&quot;" calcext:base-cell-address="状態一覧.AR5"/>
          </calcext:conditional-format>
          <calcext:conditional-format calcext:target-range-address="状態一覧.AR6:状態一覧.AR6">
            <calcext:condition calcext:apply-style-name="Good" calcext:value="=&quot;Y&quot;" calcext:base-cell-address="状態一覧.AR6"/>
            <calcext:condition calcext:apply-style-name="Bad" calcext:value="=&quot;N&quot;" calcext:base-cell-address="状態一覧.AR6"/>
          </calcext:conditional-format>
          <calcext:conditional-format calcext:target-range-address="状態一覧.AR7:状態一覧.AR7">
            <calcext:condition calcext:apply-style-name="Good" calcext:value="=&quot;Y&quot;" calcext:base-cell-address="状態一覧.AR7"/>
            <calcext:condition calcext:apply-style-name="Bad" calcext:value="=&quot;N&quot;" calcext:base-cell-address="状態一覧.AR7"/>
          </calcext:conditional-format>
          <calcext:conditional-format calcext:target-range-address="状態一覧.AR9:状態一覧.AR13">
            <calcext:condition calcext:apply-style-name="Good" calcext:value="=&quot;Y&quot;" calcext:base-cell-address="状態一覧.AR9"/>
            <calcext:condition calcext:apply-style-name="Bad" calcext:value="=&quot;N&quot;" calcext:base-cell-address="状態一覧.AR9"/>
          </calcext:conditional-format>
          <calcext:conditional-format calcext:target-range-address="状態一覧.AR8:状態一覧.AR8">
            <calcext:condition calcext:apply-style-name="Good" calcext:value="=&quot;Y&quot;" calcext:base-cell-address="状態一覧.AR8"/>
            <calcext:condition calcext:apply-style-name="Bad" calcext:value="=&quot;N&quot;" calcext:base-cell-address="状態一覧.AR8"/>
          </calcext:conditional-format>
          <calcext:conditional-format calcext:target-range-address="状態一覧.AS5:状態一覧.AS5">
            <calcext:condition calcext:apply-style-name="Good" calcext:value="=&quot;Y&quot;" calcext:base-cell-address="状態一覧.AS5"/>
            <calcext:condition calcext:apply-style-name="Bad" calcext:value="=&quot;N&quot;" calcext:base-cell-address="状態一覧.AS5"/>
          </calcext:conditional-format>
          <calcext:conditional-format calcext:target-range-address="状態一覧.AS6:状態一覧.AS6">
            <calcext:condition calcext:apply-style-name="Good" calcext:value="=&quot;Y&quot;" calcext:base-cell-address="状態一覧.AS6"/>
            <calcext:condition calcext:apply-style-name="Bad" calcext:value="=&quot;N&quot;" calcext:base-cell-address="状態一覧.AS6"/>
          </calcext:conditional-format>
          <calcext:conditional-format calcext:target-range-address="状態一覧.AS7:状態一覧.AS7">
            <calcext:condition calcext:apply-style-name="Good" calcext:value="=&quot;Y&quot;" calcext:base-cell-address="状態一覧.AS7"/>
            <calcext:condition calcext:apply-style-name="Bad" calcext:value="=&quot;N&quot;" calcext:base-cell-address="状態一覧.AS7"/>
          </calcext:conditional-format>
          <calcext:conditional-format calcext:target-range-address="状態一覧.AS9:状態一覧.AS13">
            <calcext:condition calcext:apply-style-name="Good" calcext:value="=&quot;Y&quot;" calcext:base-cell-address="状態一覧.AS9"/>
            <calcext:condition calcext:apply-style-name="Bad" calcext:value="=&quot;N&quot;" calcext:base-cell-address="状態一覧.AS9"/>
          </calcext:conditional-format>
          <calcext:conditional-format calcext:target-range-address="状態一覧.AS8:状態一覧.AS8">
            <calcext:condition calcext:apply-style-name="Good" calcext:value="=&quot;Y&quot;" calcext:base-cell-address="状態一覧.AS8"/>
            <calcext:condition calcext:apply-style-name="Bad" calcext:value="=&quot;N&quot;" calcext:base-cell-address="状態一覧.AS8"/>
          </calcext:conditional-format>
          <calcext:conditional-format calcext:target-range-address="状態一覧.AJ14:状態一覧.AJ14">
            <calcext:condition calcext:apply-style-name="Good" calcext:value="=&quot;Y&quot;" calcext:base-cell-address="状態一覧.AJ14"/>
            <calcext:condition calcext:apply-style-name="Bad" calcext:value="=&quot;N&quot;" calcext:base-cell-address="状態一覧.AJ14"/>
          </calcext:conditional-format>
          <calcext:conditional-format calcext:target-range-address="状態一覧.AK14:状態一覧.AK14">
            <calcext:condition calcext:apply-style-name="Good" calcext:value="=&quot;Y&quot;" calcext:base-cell-address="状態一覧.AK14"/>
            <calcext:condition calcext:apply-style-name="Bad" calcext:value="=&quot;N&quot;" calcext:base-cell-address="状態一覧.AK14"/>
          </calcext:conditional-format>
          <calcext:conditional-format calcext:target-range-address="状態一覧.AL14:状態一覧.AL14">
            <calcext:condition calcext:apply-style-name="Good" calcext:value="=&quot;Y&quot;" calcext:base-cell-address="状態一覧.AL14"/>
            <calcext:condition calcext:apply-style-name="Bad" calcext:value="=&quot;N&quot;" calcext:base-cell-address="状態一覧.AL14"/>
          </calcext:conditional-format>
          <calcext:conditional-format calcext:target-range-address="状態一覧.AP14:状態一覧.AP14">
            <calcext:condition calcext:apply-style-name="Good" calcext:value="=&quot;Y&quot;" calcext:base-cell-address="状態一覧.AP14"/>
            <calcext:condition calcext:apply-style-name="Bad" calcext:value="=&quot;N&quot;" calcext:base-cell-address="状態一覧.AP14"/>
          </calcext:conditional-format>
          <calcext:conditional-format calcext:target-range-address="状態一覧.AO14:状態一覧.AO14">
            <calcext:condition calcext:apply-style-name="Good" calcext:value="=&quot;Y&quot;" calcext:base-cell-address="状態一覧.AO14"/>
            <calcext:condition calcext:apply-style-name="Bad" calcext:value="=&quot;N&quot;" calcext:base-cell-address="状態一覧.AO14"/>
          </calcext:conditional-format>
          <calcext:conditional-format calcext:target-range-address="状態一覧.AQ14:状態一覧.AQ14">
            <calcext:condition calcext:apply-style-name="Good" calcext:value="=&quot;Y&quot;" calcext:base-cell-address="状態一覧.AQ14"/>
            <calcext:condition calcext:apply-style-name="Bad" calcext:value="=&quot;N&quot;" calcext:base-cell-address="状態一覧.AQ14"/>
          </calcext:conditional-format>
          <calcext:conditional-format calcext:target-range-address="状態一覧.AP14:状態一覧.AP14">
            <calcext:condition calcext:apply-style-name="Good" calcext:value="=&quot;Y&quot;" calcext:base-cell-address="状態一覧.AP14"/>
            <calcext:condition calcext:apply-style-name="Bad" calcext:value="=&quot;N&quot;" calcext:base-cell-address="状態一覧.AP14"/>
          </calcext:conditional-format>
          <calcext:conditional-format calcext:target-range-address="状態一覧.AO14:状態一覧.AO14">
            <calcext:condition calcext:apply-style-name="Good" calcext:value="=&quot;Y&quot;" calcext:base-cell-address="状態一覧.AO14"/>
            <calcext:condition calcext:apply-style-name="Bad" calcext:value="=&quot;N&quot;" calcext:base-cell-address="状態一覧.AO14"/>
          </calcext:conditional-format>
          <calcext:conditional-format calcext:target-range-address="状態一覧.AQ14:状態一覧.AQ14">
            <calcext:condition calcext:apply-style-name="Good" calcext:value="=&quot;Y&quot;" calcext:base-cell-address="状態一覧.AQ14"/>
            <calcext:condition calcext:apply-style-name="Bad" calcext:value="=&quot;N&quot;" calcext:base-cell-address="状態一覧.AQ14"/>
          </calcext:conditional-format>
          <calcext:conditional-format calcext:target-range-address="状態一覧.AM14:状態一覧.AM14">
            <calcext:condition calcext:apply-style-name="Good" calcext:value="=&quot;Y&quot;" calcext:base-cell-address="状態一覧.AM14"/>
            <calcext:condition calcext:apply-style-name="Bad" calcext:value="=&quot;N&quot;" calcext:base-cell-address="状態一覧.AM14"/>
          </calcext:conditional-format>
          <calcext:conditional-format calcext:target-range-address="状態一覧.AN14:状態一覧.AN14">
            <calcext:condition calcext:apply-style-name="Good" calcext:value="=&quot;Y&quot;" calcext:base-cell-address="状態一覧.AN14"/>
            <calcext:condition calcext:apply-style-name="Bad" calcext:value="=&quot;N&quot;" calcext:base-cell-address="状態一覧.AN14"/>
          </calcext:conditional-format>
          <calcext:conditional-format calcext:target-range-address="状態一覧.AO14:状態一覧.AO14">
            <calcext:condition calcext:apply-style-name="Good" calcext:value="=&quot;Y&quot;" calcext:base-cell-address="状態一覧.AO14"/>
            <calcext:condition calcext:apply-style-name="Bad" calcext:value="=&quot;N&quot;" calcext:base-cell-address="状態一覧.AO14"/>
          </calcext:conditional-format>
          <calcext:conditional-format calcext:target-range-address="状態一覧.AP14:状態一覧.AP14">
            <calcext:condition calcext:apply-style-name="Good" calcext:value="=&quot;Y&quot;" calcext:base-cell-address="状態一覧.AP14"/>
            <calcext:condition calcext:apply-style-name="Bad" calcext:value="=&quot;N&quot;" calcext:base-cell-address="状態一覧.AP14"/>
          </calcext:conditional-format>
          <calcext:conditional-format calcext:target-range-address="状態一覧.AQ14:状態一覧.AQ14">
            <calcext:condition calcext:apply-style-name="Good" calcext:value="=&quot;Y&quot;" calcext:base-cell-address="状態一覧.AQ14"/>
            <calcext:condition calcext:apply-style-name="Bad" calcext:value="=&quot;N&quot;" calcext:base-cell-address="状態一覧.AQ14"/>
          </calcext:conditional-format>
          <calcext:conditional-format calcext:target-range-address="状態一覧.AR14:状態一覧.AR14">
            <calcext:condition calcext:apply-style-name="Good" calcext:value="=&quot;Y&quot;" calcext:base-cell-address="状態一覧.AR14"/>
            <calcext:condition calcext:apply-style-name="Bad" calcext:value="=&quot;N&quot;" calcext:base-cell-address="状態一覧.AR14"/>
          </calcext:conditional-format>
          <calcext:conditional-format calcext:target-range-address="状態一覧.AS14:状態一覧.AS14">
            <calcext:condition calcext:apply-style-name="Good" calcext:value="=&quot;Y&quot;" calcext:base-cell-address="状態一覧.AS14"/>
            <calcext:condition calcext:apply-style-name="Bad" calcext:value="=&quot;N&quot;" calcext:base-cell-address="状態一覧.AS14"/>
          </calcext:conditional-format>
          <calcext:conditional-format calcext:target-range-address="状態一覧.AW10:状態一覧.AW13">
            <calcext:condition calcext:apply-style-name="Good" calcext:value="=&quot;Y&quot;" calcext:base-cell-address="状態一覧.AW10"/>
            <calcext:condition calcext:apply-style-name="Bad" calcext:value="=&quot;N&quot;" calcext:base-cell-address="状態一覧.AW10"/>
          </calcext:conditional-format>
          <calcext:conditional-format calcext:target-range-address="状態一覧.AV10:状態一覧.AV13">
            <calcext:condition calcext:apply-style-name="Good" calcext:value="=&quot;Y&quot;" calcext:base-cell-address="状態一覧.AV10"/>
            <calcext:condition calcext:apply-style-name="Bad" calcext:value="=&quot;N&quot;" calcext:base-cell-address="状態一覧.AV10"/>
          </calcext:conditional-format>
          <calcext:conditional-format calcext:target-range-address="状態一覧.AY10:状態一覧.AY13">
            <calcext:condition calcext:apply-style-name="Good" calcext:value="=&quot;Y&quot;" calcext:base-cell-address="状態一覧.AY10"/>
            <calcext:condition calcext:apply-style-name="Bad" calcext:value="=&quot;N&quot;" calcext:base-cell-address="状態一覧.AY10"/>
          </calcext:conditional-format>
          <calcext:conditional-format calcext:target-range-address="状態一覧.AX10:状態一覧.AX13">
            <calcext:condition calcext:apply-style-name="Good" calcext:value="=&quot;Y&quot;" calcext:base-cell-address="状態一覧.AX10"/>
            <calcext:condition calcext:apply-style-name="Bad" calcext:value="=&quot;N&quot;" calcext:base-cell-address="状態一覧.AX10"/>
          </calcext:conditional-format>
          <calcext:conditional-format calcext:target-range-address="状態一覧.AW10:状態一覧.AW13">
            <calcext:condition calcext:apply-style-name="Good" calcext:value="=&quot;Y&quot;" calcext:base-cell-address="状態一覧.AW10"/>
            <calcext:condition calcext:apply-style-name="Bad" calcext:value="=&quot;N&quot;" calcext:base-cell-address="状態一覧.AW10"/>
          </calcext:conditional-format>
          <calcext:conditional-format calcext:target-range-address="状態一覧.AV10:状態一覧.AV13">
            <calcext:condition calcext:apply-style-name="Good" calcext:value="=&quot;Y&quot;" calcext:base-cell-address="状態一覧.AV10"/>
            <calcext:condition calcext:apply-style-name="Bad" calcext:value="=&quot;N&quot;" calcext:base-cell-address="状態一覧.AV10"/>
          </calcext:conditional-format>
          <calcext:conditional-format calcext:target-range-address="状態一覧.AY10:状態一覧.AY13">
            <calcext:condition calcext:apply-style-name="Good" calcext:value="=&quot;Y&quot;" calcext:base-cell-address="状態一覧.AY10"/>
            <calcext:condition calcext:apply-style-name="Bad" calcext:value="=&quot;N&quot;" calcext:base-cell-address="状態一覧.AY10"/>
          </calcext:conditional-format>
          <calcext:conditional-format calcext:target-range-address="状態一覧.AX10:状態一覧.AX13">
            <calcext:condition calcext:apply-style-name="Good" calcext:value="=&quot;Y&quot;" calcext:base-cell-address="状態一覧.AX10"/>
            <calcext:condition calcext:apply-style-name="Bad" calcext:value="=&quot;N&quot;" calcext:base-cell-address="状態一覧.AX10"/>
          </calcext:conditional-format>
          <calcext:conditional-format calcext:target-range-address="状態一覧.AT11:状態一覧.AT13">
            <calcext:condition calcext:apply-style-name="Good" calcext:value="=&quot;Y&quot;" calcext:base-cell-address="状態一覧.AT11"/>
            <calcext:condition calcext:apply-style-name="Bad" calcext:value="=&quot;N&quot;" calcext:base-cell-address="状態一覧.AT11"/>
          </calcext:conditional-format>
          <calcext:conditional-format calcext:target-range-address="状態一覧.AX11:状態一覧.AX11">
            <calcext:condition calcext:apply-style-name="Good" calcext:value="=&quot;Y&quot;" calcext:base-cell-address="状態一覧.AX11"/>
            <calcext:condition calcext:apply-style-name="Bad" calcext:value="=&quot;N&quot;" calcext:base-cell-address="状態一覧.AX11"/>
          </calcext:conditional-format>
          <calcext:conditional-format calcext:target-range-address="状態一覧.AZ11:状態一覧.AZ11">
            <calcext:condition calcext:apply-style-name="Good" calcext:value="=&quot;Y&quot;" calcext:base-cell-address="状態一覧.AZ11"/>
            <calcext:condition calcext:apply-style-name="Bad" calcext:value="=&quot;N&quot;" calcext:base-cell-address="状態一覧.AZ11"/>
          </calcext:conditional-format>
          <calcext:conditional-format calcext:target-range-address="状態一覧.AT10:状態一覧.AT10">
            <calcext:condition calcext:apply-style-name="Good" calcext:value="=&quot;Y&quot;" calcext:base-cell-address="状態一覧.AT10"/>
            <calcext:condition calcext:apply-style-name="Bad" calcext:value="=&quot;N&quot;" calcext:base-cell-address="状態一覧.AT10"/>
          </calcext:conditional-format>
          <calcext:conditional-format calcext:target-range-address="状態一覧.AU13:状態一覧.AU13">
            <calcext:condition calcext:apply-style-name="Good" calcext:value="=&quot;Y&quot;" calcext:base-cell-address="状態一覧.AU13"/>
            <calcext:condition calcext:apply-style-name="Bad" calcext:value="=&quot;N&quot;" calcext:base-cell-address="状態一覧.AU13"/>
          </calcext:conditional-format>
          <calcext:conditional-format calcext:target-range-address="状態一覧.AV13:状態一覧.AV13">
            <calcext:condition calcext:apply-style-name="Good" calcext:value="=&quot;Y&quot;" calcext:base-cell-address="状態一覧.AV13"/>
            <calcext:condition calcext:apply-style-name="Bad" calcext:value="=&quot;N&quot;" calcext:base-cell-address="状態一覧.AV13"/>
          </calcext:conditional-format>
          <calcext:conditional-format calcext:target-range-address="状態一覧.AU12:状態一覧.AU12">
            <calcext:condition calcext:apply-style-name="Good" calcext:value="=&quot;Y&quot;" calcext:base-cell-address="状態一覧.AU12"/>
            <calcext:condition calcext:apply-style-name="Bad" calcext:value="=&quot;N&quot;" calcext:base-cell-address="状態一覧.AU12"/>
          </calcext:conditional-format>
          <calcext:conditional-format calcext:target-range-address="状態一覧.AV10:状態一覧.AV10">
            <calcext:condition calcext:apply-style-name="Good" calcext:value="=&quot;Y&quot;" calcext:base-cell-address="状態一覧.AV10"/>
            <calcext:condition calcext:apply-style-name="Bad" calcext:value="=&quot;N&quot;" calcext:base-cell-address="状態一覧.AV10"/>
          </calcext:conditional-format>
          <calcext:conditional-format calcext:target-range-address="状態一覧.AW10:状態一覧.AW10">
            <calcext:condition calcext:apply-style-name="Good" calcext:value="=&quot;Y&quot;" calcext:base-cell-address="状態一覧.AW10"/>
            <calcext:condition calcext:apply-style-name="Bad" calcext:value="=&quot;N&quot;" calcext:base-cell-address="状態一覧.AW10"/>
          </calcext:conditional-format>
          <calcext:conditional-format calcext:target-range-address="状態一覧.AW12:状態一覧.AW12">
            <calcext:condition calcext:apply-style-name="Good" calcext:value="=&quot;Y&quot;" calcext:base-cell-address="状態一覧.AW12"/>
            <calcext:condition calcext:apply-style-name="Bad" calcext:value="=&quot;N&quot;" calcext:base-cell-address="状態一覧.AW12"/>
          </calcext:conditional-format>
          <calcext:conditional-format calcext:target-range-address="状態一覧.AX11:状態一覧.AX11">
            <calcext:condition calcext:apply-style-name="Good" calcext:value="=&quot;Y&quot;" calcext:base-cell-address="状態一覧.AX11"/>
            <calcext:condition calcext:apply-style-name="Bad" calcext:value="=&quot;N&quot;" calcext:base-cell-address="状態一覧.AX11"/>
          </calcext:conditional-format>
          <calcext:conditional-format calcext:target-range-address="状態一覧.AY10:状態一覧.AY10">
            <calcext:condition calcext:apply-style-name="Good" calcext:value="=&quot;Y&quot;" calcext:base-cell-address="状態一覧.AY10"/>
            <calcext:condition calcext:apply-style-name="Bad" calcext:value="=&quot;N&quot;" calcext:base-cell-address="状態一覧.AY10"/>
          </calcext:conditional-format>
          <calcext:conditional-format calcext:target-range-address="状態一覧.AZ10:状態一覧.AZ10">
            <calcext:condition calcext:apply-style-name="Good" calcext:value="=&quot;Y&quot;" calcext:base-cell-address="状態一覧.AZ10"/>
            <calcext:condition calcext:apply-style-name="Bad" calcext:value="=&quot;N&quot;" calcext:base-cell-address="状態一覧.AZ10"/>
          </calcext:conditional-format>
          <calcext:conditional-format calcext:target-range-address="状態一覧.AZ11:状態一覧.AZ11">
            <calcext:condition calcext:apply-style-name="Good" calcext:value="=&quot;Y&quot;" calcext:base-cell-address="状態一覧.AZ11"/>
            <calcext:condition calcext:apply-style-name="Bad" calcext:value="=&quot;N&quot;" calcext:base-cell-address="状態一覧.AZ11"/>
          </calcext:conditional-format>
          <calcext:conditional-format calcext:target-range-address="状態一覧.BA10:状態一覧.BA10">
            <calcext:condition calcext:apply-style-name="Good" calcext:value="=&quot;Y&quot;" calcext:base-cell-address="状態一覧.BA10"/>
            <calcext:condition calcext:apply-style-name="Bad" calcext:value="=&quot;N&quot;" calcext:base-cell-address="状態一覧.BA10"/>
          </calcext:conditional-format>
          <calcext:conditional-format calcext:target-range-address="状態一覧.BA11:状態一覧.BA11">
            <calcext:condition calcext:apply-style-name="Good" calcext:value="=&quot;Y&quot;" calcext:base-cell-address="状態一覧.BA11"/>
            <calcext:condition calcext:apply-style-name="Bad" calcext:value="=&quot;N&quot;" calcext:base-cell-address="状態一覧.BA11"/>
          </calcext:conditional-format>
          <calcext:conditional-format calcext:target-range-address="状態一覧.AU10:状態一覧.AU10">
            <calcext:condition calcext:apply-style-name="Good" calcext:value="=&quot;Y&quot;" calcext:base-cell-address="状態一覧.AU10"/>
            <calcext:condition calcext:apply-style-name="Bad" calcext:value="=&quot;N&quot;" calcext:base-cell-address="状態一覧.AU10"/>
          </calcext:conditional-format>
          <calcext:conditional-format calcext:target-range-address="状態一覧.AU11:状態一覧.AU11">
            <calcext:condition calcext:apply-style-name="Good" calcext:value="=&quot;Y&quot;" calcext:base-cell-address="状態一覧.AU11"/>
            <calcext:condition calcext:apply-style-name="Bad" calcext:value="=&quot;N&quot;" calcext:base-cell-address="状態一覧.AU11"/>
          </calcext:conditional-format>
          <calcext:conditional-format calcext:target-range-address="状態一覧.AV11:状態一覧.AV11">
            <calcext:condition calcext:apply-style-name="Good" calcext:value="=&quot;Y&quot;" calcext:base-cell-address="状態一覧.AV11"/>
            <calcext:condition calcext:apply-style-name="Bad" calcext:value="=&quot;N&quot;" calcext:base-cell-address="状態一覧.AV11"/>
          </calcext:conditional-format>
          <calcext:conditional-format calcext:target-range-address="状態一覧.AW11:状態一覧.AW11">
            <calcext:condition calcext:apply-style-name="Good" calcext:value="=&quot;Y&quot;" calcext:base-cell-address="状態一覧.AW11"/>
            <calcext:condition calcext:apply-style-name="Bad" calcext:value="=&quot;N&quot;" calcext:base-cell-address="状態一覧.AW11"/>
          </calcext:conditional-format>
          <calcext:conditional-format calcext:target-range-address="状態一覧.AV12:状態一覧.AV12">
            <calcext:condition calcext:apply-style-name="Good" calcext:value="=&quot;Y&quot;" calcext:base-cell-address="状態一覧.AV12"/>
            <calcext:condition calcext:apply-style-name="Bad" calcext:value="=&quot;N&quot;" calcext:base-cell-address="状態一覧.AV12"/>
          </calcext:conditional-format>
          <calcext:conditional-format calcext:target-range-address="状態一覧.AW13:状態一覧.AW13">
            <calcext:condition calcext:apply-style-name="Good" calcext:value="=&quot;Y&quot;" calcext:base-cell-address="状態一覧.AW13"/>
            <calcext:condition calcext:apply-style-name="Bad" calcext:value="=&quot;N&quot;" calcext:base-cell-address="状態一覧.AW13"/>
          </calcext:conditional-format>
          <calcext:conditional-format calcext:target-range-address="状態一覧.AX13:状態一覧.AX13">
            <calcext:condition calcext:apply-style-name="Good" calcext:value="=&quot;Y&quot;" calcext:base-cell-address="状態一覧.AX13"/>
            <calcext:condition calcext:apply-style-name="Bad" calcext:value="=&quot;N&quot;" calcext:base-cell-address="状態一覧.AX13"/>
          </calcext:conditional-format>
          <calcext:conditional-format calcext:target-range-address="状態一覧.AX12:状態一覧.AX12">
            <calcext:condition calcext:apply-style-name="Good" calcext:value="=&quot;Y&quot;" calcext:base-cell-address="状態一覧.AX12"/>
            <calcext:condition calcext:apply-style-name="Bad" calcext:value="=&quot;N&quot;" calcext:base-cell-address="状態一覧.AX12"/>
          </calcext:conditional-format>
          <calcext:conditional-format calcext:target-range-address="状態一覧.AZ12:状態一覧.AZ12">
            <calcext:condition calcext:apply-style-name="Good" calcext:value="=&quot;Y&quot;" calcext:base-cell-address="状態一覧.AZ12"/>
            <calcext:condition calcext:apply-style-name="Bad" calcext:value="=&quot;N&quot;" calcext:base-cell-address="状態一覧.AZ12"/>
          </calcext:conditional-format>
          <calcext:conditional-format calcext:target-range-address="状態一覧.BA12:状態一覧.BA12">
            <calcext:condition calcext:apply-style-name="Good" calcext:value="=&quot;Y&quot;" calcext:base-cell-address="状態一覧.BA12"/>
            <calcext:condition calcext:apply-style-name="Bad" calcext:value="=&quot;N&quot;" calcext:base-cell-address="状態一覧.BA12"/>
          </calcext:conditional-format>
          <calcext:conditional-format calcext:target-range-address="状態一覧.AY12:状態一覧.AY12">
            <calcext:condition calcext:apply-style-name="Good" calcext:value="=&quot;Y&quot;" calcext:base-cell-address="状態一覧.AY12"/>
            <calcext:condition calcext:apply-style-name="Bad" calcext:value="=&quot;N&quot;" calcext:base-cell-address="状態一覧.AY12"/>
          </calcext:conditional-format>
          <calcext:conditional-format calcext:target-range-address="状態一覧.AY13:状態一覧.AY13">
            <calcext:condition calcext:apply-style-name="Good" calcext:value="=&quot;Y&quot;" calcext:base-cell-address="状態一覧.AY13"/>
            <calcext:condition calcext:apply-style-name="Bad" calcext:value="=&quot;N&quot;" calcext:base-cell-address="状態一覧.AY13"/>
          </calcext:conditional-format>
          <calcext:conditional-format calcext:target-range-address="状態一覧.AZ13:状態一覧.AZ13">
            <calcext:condition calcext:apply-style-name="Good" calcext:value="=&quot;Y&quot;" calcext:base-cell-address="状態一覧.AZ13"/>
            <calcext:condition calcext:apply-style-name="Bad" calcext:value="=&quot;N&quot;" calcext:base-cell-address="状態一覧.AZ13"/>
          </calcext:conditional-format>
          <calcext:conditional-format calcext:target-range-address="状態一覧.BA13:状態一覧.BA13">
            <calcext:condition calcext:apply-style-name="Good" calcext:value="=&quot;Y&quot;" calcext:base-cell-address="状態一覧.BA13"/>
            <calcext:condition calcext:apply-style-name="Bad" calcext:value="=&quot;N&quot;" calcext:base-cell-address="状態一覧.BA13"/>
          </calcext:conditional-format>
          <calcext:conditional-format calcext:target-range-address="状態一覧.AX10:状態一覧.AX10">
            <calcext:condition calcext:apply-style-name="Good" calcext:value="=&quot;Y&quot;" calcext:base-cell-address="状態一覧.AX10"/>
            <calcext:condition calcext:apply-style-name="Bad" calcext:value="=&quot;N&quot;" calcext:base-cell-address="状態一覧.AX10"/>
          </calcext:conditional-format>
          <calcext:conditional-format calcext:target-range-address="状態一覧.AY11:状態一覧.AY11">
            <calcext:condition calcext:apply-style-name="Good" calcext:value="=&quot;Y&quot;" calcext:base-cell-address="状態一覧.AY11"/>
            <calcext:condition calcext:apply-style-name="Bad" calcext:value="=&quot;N&quot;" calcext:base-cell-address="状態一覧.AY11"/>
          </calcext:conditional-format>
          <calcext:conditional-format calcext:target-range-address="状態一覧.BB10:状態一覧.BB13">
            <calcext:condition calcext:apply-style-name="Good" calcext:value="=&quot;Y&quot;" calcext:base-cell-address="状態一覧.BB10"/>
            <calcext:condition calcext:apply-style-name="Bad" calcext:value="=&quot;N&quot;" calcext:base-cell-address="状態一覧.BB10"/>
          </calcext:conditional-format>
          <calcext:conditional-format calcext:target-range-address="状態一覧.BC10:状態一覧.BC13">
            <calcext:condition calcext:apply-style-name="Good" calcext:value="=&quot;Y&quot;" calcext:base-cell-address="状態一覧.BC10"/>
            <calcext:condition calcext:apply-style-name="Bad" calcext:value="=&quot;N&quot;" calcext:base-cell-address="状態一覧.BC10"/>
          </calcext:conditional-format>
          <calcext:conditional-format calcext:target-range-address="状態一覧.AT14:状態一覧.AT14">
            <calcext:condition calcext:apply-style-name="Good" calcext:value="=&quot;Y&quot;" calcext:base-cell-address="状態一覧.AT14"/>
            <calcext:condition calcext:apply-style-name="Bad" calcext:value="=&quot;N&quot;" calcext:base-cell-address="状態一覧.AT14"/>
          </calcext:conditional-format>
          <calcext:conditional-format calcext:target-range-address="状態一覧.AU14:状態一覧.AU14">
            <calcext:condition calcext:apply-style-name="Good" calcext:value="=&quot;Y&quot;" calcext:base-cell-address="状態一覧.AU14"/>
            <calcext:condition calcext:apply-style-name="Bad" calcext:value="=&quot;N&quot;" calcext:base-cell-address="状態一覧.AU14"/>
          </calcext:conditional-format>
          <calcext:conditional-format calcext:target-range-address="状態一覧.AV14:状態一覧.AV14">
            <calcext:condition calcext:apply-style-name="Good" calcext:value="=&quot;Y&quot;" calcext:base-cell-address="状態一覧.AV14"/>
            <calcext:condition calcext:apply-style-name="Bad" calcext:value="=&quot;N&quot;" calcext:base-cell-address="状態一覧.AV14"/>
          </calcext:conditional-format>
          <calcext:conditional-format calcext:target-range-address="状態一覧.AZ14:状態一覧.AZ14">
            <calcext:condition calcext:apply-style-name="Good" calcext:value="=&quot;Y&quot;" calcext:base-cell-address="状態一覧.AZ14"/>
            <calcext:condition calcext:apply-style-name="Bad" calcext:value="=&quot;N&quot;" calcext:base-cell-address="状態一覧.AZ14"/>
          </calcext:conditional-format>
          <calcext:conditional-format calcext:target-range-address="状態一覧.AY14:状態一覧.AY14">
            <calcext:condition calcext:apply-style-name="Good" calcext:value="=&quot;Y&quot;" calcext:base-cell-address="状態一覧.AY14"/>
            <calcext:condition calcext:apply-style-name="Bad" calcext:value="=&quot;N&quot;" calcext:base-cell-address="状態一覧.AY14"/>
          </calcext:conditional-format>
          <calcext:conditional-format calcext:target-range-address="状態一覧.BA14:状態一覧.BA14">
            <calcext:condition calcext:apply-style-name="Good" calcext:value="=&quot;Y&quot;" calcext:base-cell-address="状態一覧.BA14"/>
            <calcext:condition calcext:apply-style-name="Bad" calcext:value="=&quot;N&quot;" calcext:base-cell-address="状態一覧.BA14"/>
          </calcext:conditional-format>
          <calcext:conditional-format calcext:target-range-address="状態一覧.AZ14:状態一覧.AZ14">
            <calcext:condition calcext:apply-style-name="Good" calcext:value="=&quot;Y&quot;" calcext:base-cell-address="状態一覧.AZ14"/>
            <calcext:condition calcext:apply-style-name="Bad" calcext:value="=&quot;N&quot;" calcext:base-cell-address="状態一覧.AZ14"/>
          </calcext:conditional-format>
          <calcext:conditional-format calcext:target-range-address="状態一覧.AY14:状態一覧.AY14">
            <calcext:condition calcext:apply-style-name="Good" calcext:value="=&quot;Y&quot;" calcext:base-cell-address="状態一覧.AY14"/>
            <calcext:condition calcext:apply-style-name="Bad" calcext:value="=&quot;N&quot;" calcext:base-cell-address="状態一覧.AY14"/>
          </calcext:conditional-format>
          <calcext:conditional-format calcext:target-range-address="状態一覧.BA14:状態一覧.BA14">
            <calcext:condition calcext:apply-style-name="Good" calcext:value="=&quot;Y&quot;" calcext:base-cell-address="状態一覧.BA14"/>
            <calcext:condition calcext:apply-style-name="Bad" calcext:value="=&quot;N&quot;" calcext:base-cell-address="状態一覧.BA14"/>
          </calcext:conditional-format>
          <calcext:conditional-format calcext:target-range-address="状態一覧.AW14:状態一覧.AW14">
            <calcext:condition calcext:apply-style-name="Good" calcext:value="=&quot;Y&quot;" calcext:base-cell-address="状態一覧.AW14"/>
            <calcext:condition calcext:apply-style-name="Bad" calcext:value="=&quot;N&quot;" calcext:base-cell-address="状態一覧.AW14"/>
          </calcext:conditional-format>
          <calcext:conditional-format calcext:target-range-address="状態一覧.AX14:状態一覧.AX14">
            <calcext:condition calcext:apply-style-name="Good" calcext:value="=&quot;Y&quot;" calcext:base-cell-address="状態一覧.AX14"/>
            <calcext:condition calcext:apply-style-name="Bad" calcext:value="=&quot;N&quot;" calcext:base-cell-address="状態一覧.AX14"/>
          </calcext:conditional-format>
          <calcext:conditional-format calcext:target-range-address="状態一覧.AY14:状態一覧.AY14">
            <calcext:condition calcext:apply-style-name="Good" calcext:value="=&quot;Y&quot;" calcext:base-cell-address="状態一覧.AY14"/>
            <calcext:condition calcext:apply-style-name="Bad" calcext:value="=&quot;N&quot;" calcext:base-cell-address="状態一覧.AY14"/>
          </calcext:conditional-format>
          <calcext:conditional-format calcext:target-range-address="状態一覧.AZ14:状態一覧.AZ14">
            <calcext:condition calcext:apply-style-name="Good" calcext:value="=&quot;Y&quot;" calcext:base-cell-address="状態一覧.AZ14"/>
            <calcext:condition calcext:apply-style-name="Bad" calcext:value="=&quot;N&quot;" calcext:base-cell-address="状態一覧.AZ14"/>
          </calcext:conditional-format>
          <calcext:conditional-format calcext:target-range-address="状態一覧.BA14:状態一覧.BA14">
            <calcext:condition calcext:apply-style-name="Good" calcext:value="=&quot;Y&quot;" calcext:base-cell-address="状態一覧.BA14"/>
            <calcext:condition calcext:apply-style-name="Bad" calcext:value="=&quot;N&quot;" calcext:base-cell-address="状態一覧.BA14"/>
          </calcext:conditional-format>
          <calcext:conditional-format calcext:target-range-address="状態一覧.BB14:状態一覧.BB14">
            <calcext:condition calcext:apply-style-name="Good" calcext:value="=&quot;Y&quot;" calcext:base-cell-address="状態一覧.BB14"/>
            <calcext:condition calcext:apply-style-name="Bad" calcext:value="=&quot;N&quot;" calcext:base-cell-address="状態一覧.BB14"/>
          </calcext:conditional-format>
          <calcext:conditional-format calcext:target-range-address="状態一覧.BC14:状態一覧.BC14">
            <calcext:condition calcext:apply-style-name="Good" calcext:value="=&quot;Y&quot;" calcext:base-cell-address="状態一覧.BC14"/>
            <calcext:condition calcext:apply-style-name="Bad" calcext:value="=&quot;N&quot;" calcext:base-cell-address="状態一覧.BC14"/>
          </calcext:conditional-format>
          <calcext:conditional-format calcext:target-range-address="状態一覧.BB9:状態一覧.BB9">
            <calcext:condition calcext:apply-style-name="Good" calcext:value="=&quot;Y&quot;" calcext:base-cell-address="状態一覧.BB9"/>
            <calcext:condition calcext:apply-style-name="Bad" calcext:value="=&quot;N&quot;" calcext:base-cell-address="状態一覧.BB9"/>
          </calcext:conditional-format>
          <calcext:conditional-format calcext:target-range-address="状態一覧.BB5:状態一覧.BB8">
            <calcext:condition calcext:apply-style-name="Good" calcext:value="=&quot;Y&quot;" calcext:base-cell-address="状態一覧.BB5"/>
            <calcext:condition calcext:apply-style-name="Bad" calcext:value="=&quot;N&quot;" calcext:base-cell-address="状態一覧.BB5"/>
          </calcext:conditional-format>
          <calcext:conditional-format calcext:target-range-address="状態一覧.BC9:状態一覧.BC9">
            <calcext:condition calcext:apply-style-name="Good" calcext:value="=&quot;Y&quot;" calcext:base-cell-address="状態一覧.BC9"/>
            <calcext:condition calcext:apply-style-name="Bad" calcext:value="=&quot;N&quot;" calcext:base-cell-address="状態一覧.BC9"/>
          </calcext:conditional-format>
          <calcext:conditional-format calcext:target-range-address="状態一覧.BC5:状態一覧.BC8">
            <calcext:condition calcext:apply-style-name="Good" calcext:value="=&quot;Y&quot;" calcext:base-cell-address="状態一覧.BC5"/>
            <calcext:condition calcext:apply-style-name="Bad" calcext:value="=&quot;N&quot;" calcext:base-cell-address="状態一覧.BC5"/>
          </calcext:conditional-format>
          <calcext:conditional-format calcext:target-range-address="状態一覧.P4:状態一覧.P4">
            <calcext:condition calcext:apply-style-name="Good" calcext:value="=&quot;Y&quot;" calcext:base-cell-address="状態一覧.P4"/>
            <calcext:condition calcext:apply-style-name="Bad" calcext:value="=&quot;N&quot;" calcext:base-cell-address="状態一覧.P4"/>
          </calcext:conditional-format>
          <calcext:conditional-format calcext:target-range-address="状態一覧.Q4:状態一覧.Q4">
            <calcext:condition calcext:apply-style-name="Good" calcext:value="=&quot;Y&quot;" calcext:base-cell-address="状態一覧.Q4"/>
            <calcext:condition calcext:apply-style-name="Bad" calcext:value="=&quot;N&quot;" calcext:base-cell-address="状態一覧.Q4"/>
          </calcext:conditional-format>
          <calcext:conditional-format calcext:target-range-address="状態一覧.R4:状態一覧.R4">
            <calcext:condition calcext:apply-style-name="Good" calcext:value="=&quot;Y&quot;" calcext:base-cell-address="状態一覧.R4"/>
            <calcext:condition calcext:apply-style-name="Bad" calcext:value="=&quot;N&quot;" calcext:base-cell-address="状態一覧.R4"/>
          </calcext:conditional-format>
          <calcext:conditional-format calcext:target-range-address="状態一覧.S4:状態一覧.S4">
            <calcext:condition calcext:apply-style-name="Good" calcext:value="=&quot;Y&quot;" calcext:base-cell-address="状態一覧.S4"/>
            <calcext:condition calcext:apply-style-name="Bad" calcext:value="=&quot;N&quot;" calcext:base-cell-address="状態一覧.S4"/>
          </calcext:conditional-format>
          <calcext:conditional-format calcext:target-range-address="状態一覧.X4:状態一覧.X4">
            <calcext:condition calcext:apply-style-name="Good" calcext:value="=&quot;Y&quot;" calcext:base-cell-address="状態一覧.X4"/>
            <calcext:condition calcext:apply-style-name="Bad" calcext:value="=&quot;N&quot;" calcext:base-cell-address="状態一覧.X4"/>
          </calcext:conditional-format>
          <calcext:conditional-format calcext:target-range-address="状態一覧.Y4:状態一覧.Y4">
            <calcext:condition calcext:apply-style-name="Good" calcext:value="=&quot;Y&quot;" calcext:base-cell-address="状態一覧.Y4"/>
            <calcext:condition calcext:apply-style-name="Bad" calcext:value="=&quot;N&quot;" calcext:base-cell-address="状態一覧.Y4"/>
          </calcext:conditional-format>
          <calcext:conditional-format calcext:target-range-address="状態一覧.Z4:状態一覧.Z4">
            <calcext:condition calcext:apply-style-name="Good" calcext:value="=&quot;Y&quot;" calcext:base-cell-address="状態一覧.Z4"/>
            <calcext:condition calcext:apply-style-name="Bad" calcext:value="=&quot;N&quot;" calcext:base-cell-address="状態一覧.Z4"/>
          </calcext:conditional-format>
          <calcext:conditional-format calcext:target-range-address="状態一覧.AH4:状態一覧.AH4">
            <calcext:condition calcext:apply-style-name="Good" calcext:value="=&quot;Y&quot;" calcext:base-cell-address="状態一覧.AH4"/>
            <calcext:condition calcext:apply-style-name="Bad" calcext:value="=&quot;N&quot;" calcext:base-cell-address="状態一覧.AH4"/>
          </calcext:conditional-format>
          <calcext:conditional-format calcext:target-range-address="状態一覧.AI4:状態一覧.AI4">
            <calcext:condition calcext:apply-style-name="Good" calcext:value="=&quot;Y&quot;" calcext:base-cell-address="状態一覧.AI4"/>
            <calcext:condition calcext:apply-style-name="Bad" calcext:value="=&quot;N&quot;" calcext:base-cell-address="状態一覧.AI4"/>
          </calcext:conditional-format>
          <calcext:conditional-format calcext:target-range-address="状態一覧.AJ4:状態一覧.AJ4">
            <calcext:condition calcext:apply-style-name="Good" calcext:value="=&quot;Y&quot;" calcext:base-cell-address="状態一覧.AJ4"/>
            <calcext:condition calcext:apply-style-name="Bad" calcext:value="=&quot;N&quot;" calcext:base-cell-address="状態一覧.AJ4"/>
          </calcext:conditional-format>
          <calcext:conditional-format calcext:target-range-address="状態一覧.AR4:状態一覧.AR4">
            <calcext:condition calcext:apply-style-name="Good" calcext:value="=&quot;Y&quot;" calcext:base-cell-address="状態一覧.AR4"/>
            <calcext:condition calcext:apply-style-name="Bad" calcext:value="=&quot;N&quot;" calcext:base-cell-address="状態一覧.AR4"/>
          </calcext:conditional-format>
          <calcext:conditional-format calcext:target-range-address="状態一覧.AS4:状態一覧.AS4">
            <calcext:condition calcext:apply-style-name="Good" calcext:value="=&quot;Y&quot;" calcext:base-cell-address="状態一覧.AS4"/>
            <calcext:condition calcext:apply-style-name="Bad" calcext:value="=&quot;N&quot;" calcext:base-cell-address="状態一覧.AS4"/>
          </calcext:conditional-format>
          <calcext:conditional-format calcext:target-range-address="状態一覧.AT4:状態一覧.AT4">
            <calcext:condition calcext:apply-style-name="Good" calcext:value="=&quot;Y&quot;" calcext:base-cell-address="状態一覧.AT4"/>
            <calcext:condition calcext:apply-style-name="Bad" calcext:value="=&quot;N&quot;" calcext:base-cell-address="状態一覧.AT4"/>
          </calcext:conditional-format>
          <calcext:conditional-format calcext:target-range-address="状態一覧.BB4:状態一覧.BB4">
            <calcext:condition calcext:apply-style-name="Good" calcext:value="=&quot;Y&quot;" calcext:base-cell-address="状態一覧.BB4"/>
            <calcext:condition calcext:apply-style-name="Bad" calcext:value="=&quot;N&quot;" calcext:base-cell-address="状態一覧.BB4"/>
          </calcext:conditional-format>
          <calcext:conditional-format calcext:target-range-address="状態一覧.BC4:状態一覧.BC4">
            <calcext:condition calcext:apply-style-name="Good" calcext:value="=&quot;Y&quot;" calcext:base-cell-address="状態一覧.BC4"/>
            <calcext:condition calcext:apply-style-name="Bad" calcext:value="=&quot;N&quot;" calcext:base-cell-address="状態一覧.BC4"/>
          </calcext:conditional-format>
          <calcext:conditional-format calcext:target-range-address="状態一覧.P15:状態一覧.P15">
            <calcext:condition calcext:apply-style-name="Good" calcext:value="=&quot;Y&quot;" calcext:base-cell-address="状態一覧.P15"/>
            <calcext:condition calcext:apply-style-name="Bad" calcext:value="=&quot;N&quot;" calcext:base-cell-address="状態一覧.P15"/>
          </calcext:conditional-format>
          <calcext:conditional-format calcext:target-range-address="状態一覧.Q15:状態一覧.Q15">
            <calcext:condition calcext:apply-style-name="Good" calcext:value="=&quot;Y&quot;" calcext:base-cell-address="状態一覧.Q15"/>
            <calcext:condition calcext:apply-style-name="Bad" calcext:value="=&quot;N&quot;" calcext:base-cell-address="状態一覧.Q15"/>
          </calcext:conditional-format>
          <calcext:conditional-format calcext:target-range-address="状態一覧.R15:状態一覧.R15">
            <calcext:condition calcext:apply-style-name="Good" calcext:value="=&quot;Y&quot;" calcext:base-cell-address="状態一覧.R15"/>
            <calcext:condition calcext:apply-style-name="Bad" calcext:value="=&quot;N&quot;" calcext:base-cell-address="状態一覧.R15"/>
          </calcext:conditional-format>
          <calcext:conditional-format calcext:target-range-address="状態一覧.S15:状態一覧.S15">
            <calcext:condition calcext:apply-style-name="Good" calcext:value="=&quot;Y&quot;" calcext:base-cell-address="状態一覧.S15"/>
            <calcext:condition calcext:apply-style-name="Bad" calcext:value="=&quot;N&quot;" calcext:base-cell-address="状態一覧.S15"/>
          </calcext:conditional-format>
          <calcext:conditional-format calcext:target-range-address="状態一覧.T15:状態一覧.T15">
            <calcext:condition calcext:apply-style-name="Good" calcext:value="=&quot;Y&quot;" calcext:base-cell-address="状態一覧.T15"/>
            <calcext:condition calcext:apply-style-name="Bad" calcext:value="=&quot;N&quot;" calcext:base-cell-address="状態一覧.T15"/>
          </calcext:conditional-format>
          <calcext:conditional-format calcext:target-range-address="状態一覧.U15:状態一覧.U15">
            <calcext:condition calcext:apply-style-name="Good" calcext:value="=&quot;Y&quot;" calcext:base-cell-address="状態一覧.U15"/>
            <calcext:condition calcext:apply-style-name="Bad" calcext:value="=&quot;N&quot;" calcext:base-cell-address="状態一覧.U15"/>
          </calcext:conditional-format>
          <calcext:conditional-format calcext:target-range-address="状態一覧.V15:状態一覧.V15">
            <calcext:condition calcext:apply-style-name="Good" calcext:value="=&quot;Y&quot;" calcext:base-cell-address="状態一覧.V15"/>
            <calcext:condition calcext:apply-style-name="Bad" calcext:value="=&quot;N&quot;" calcext:base-cell-address="状態一覧.V15"/>
          </calcext:conditional-format>
          <calcext:conditional-format calcext:target-range-address="状態一覧.W15:状態一覧.Y15">
            <calcext:condition calcext:apply-style-name="Good" calcext:value="=&quot;Y&quot;" calcext:base-cell-address="状態一覧.W15"/>
            <calcext:condition calcext:apply-style-name="Bad" calcext:value="=&quot;N&quot;" calcext:base-cell-address="状態一覧.W15"/>
          </calcext:conditional-format>
          <calcext:conditional-format calcext:target-range-address="状態一覧.Z15:状態一覧.Z15">
            <calcext:condition calcext:apply-style-name="Good" calcext:value="=&quot;Y&quot;" calcext:base-cell-address="状態一覧.Z15"/>
            <calcext:condition calcext:apply-style-name="Bad" calcext:value="=&quot;N&quot;" calcext:base-cell-address="状態一覧.Z15"/>
          </calcext:conditional-format>
          <calcext:conditional-format calcext:target-range-address="状態一覧.AA15:状態一覧.AA15">
            <calcext:condition calcext:apply-style-name="Good" calcext:value="=&quot;Y&quot;" calcext:base-cell-address="状態一覧.AA15"/>
            <calcext:condition calcext:apply-style-name="Bad" calcext:value="=&quot;N&quot;" calcext:base-cell-address="状態一覧.AA15"/>
          </calcext:conditional-format>
          <calcext:conditional-format calcext:target-range-address="状態一覧.AB15:状態一覧.AB15">
            <calcext:condition calcext:apply-style-name="Good" calcext:value="=&quot;Y&quot;" calcext:base-cell-address="状態一覧.AB15"/>
            <calcext:condition calcext:apply-style-name="Bad" calcext:value="=&quot;N&quot;" calcext:base-cell-address="状態一覧.AB15"/>
          </calcext:conditional-format>
          <calcext:conditional-format calcext:target-range-address="状態一覧.AC15:状態一覧.AC15">
            <calcext:condition calcext:apply-style-name="Good" calcext:value="=&quot;Y&quot;" calcext:base-cell-address="状態一覧.AC15"/>
            <calcext:condition calcext:apply-style-name="Bad" calcext:value="=&quot;N&quot;" calcext:base-cell-address="状態一覧.AC15"/>
          </calcext:conditional-format>
          <calcext:conditional-format calcext:target-range-address="状態一覧.AD15:状態一覧.AD15">
            <calcext:condition calcext:apply-style-name="Good" calcext:value="=&quot;Y&quot;" calcext:base-cell-address="状態一覧.AD15"/>
            <calcext:condition calcext:apply-style-name="Bad" calcext:value="=&quot;N&quot;" calcext:base-cell-address="状態一覧.AD15"/>
          </calcext:conditional-format>
          <calcext:conditional-format calcext:target-range-address="状態一覧.AE15:状態一覧.AE15">
            <calcext:condition calcext:apply-style-name="Good" calcext:value="=&quot;Y&quot;" calcext:base-cell-address="状態一覧.AE15"/>
            <calcext:condition calcext:apply-style-name="Bad" calcext:value="=&quot;N&quot;" calcext:base-cell-address="状態一覧.AE15"/>
          </calcext:conditional-format>
          <calcext:conditional-format calcext:target-range-address="状態一覧.AF15:状態一覧.AF15">
            <calcext:condition calcext:apply-style-name="Good" calcext:value="=&quot;Y&quot;" calcext:base-cell-address="状態一覧.AF15"/>
            <calcext:condition calcext:apply-style-name="Bad" calcext:value="=&quot;N&quot;" calcext:base-cell-address="状態一覧.AF15"/>
          </calcext:conditional-format>
          <calcext:conditional-format calcext:target-range-address="状態一覧.AG15:状態一覧.AI15">
            <calcext:condition calcext:apply-style-name="Good" calcext:value="=&quot;Y&quot;" calcext:base-cell-address="状態一覧.AG15"/>
            <calcext:condition calcext:apply-style-name="Bad" calcext:value="=&quot;N&quot;" calcext:base-cell-address="状態一覧.AG15"/>
          </calcext:conditional-format>
          <calcext:conditional-format calcext:target-range-address="状態一覧.AJ15:状態一覧.AJ15">
            <calcext:condition calcext:apply-style-name="Good" calcext:value="=&quot;Y&quot;" calcext:base-cell-address="状態一覧.AJ15"/>
            <calcext:condition calcext:apply-style-name="Bad" calcext:value="=&quot;N&quot;" calcext:base-cell-address="状態一覧.AJ15"/>
          </calcext:conditional-format>
          <calcext:conditional-format calcext:target-range-address="状態一覧.AK15:状態一覧.AK15">
            <calcext:condition calcext:apply-style-name="Good" calcext:value="=&quot;Y&quot;" calcext:base-cell-address="状態一覧.AK15"/>
            <calcext:condition calcext:apply-style-name="Bad" calcext:value="=&quot;N&quot;" calcext:base-cell-address="状態一覧.AK15"/>
          </calcext:conditional-format>
          <calcext:conditional-format calcext:target-range-address="状態一覧.AL15:状態一覧.AL15">
            <calcext:condition calcext:apply-style-name="Good" calcext:value="=&quot;Y&quot;" calcext:base-cell-address="状態一覧.AL15"/>
            <calcext:condition calcext:apply-style-name="Bad" calcext:value="=&quot;N&quot;" calcext:base-cell-address="状態一覧.AL15"/>
          </calcext:conditional-format>
          <calcext:conditional-format calcext:target-range-address="状態一覧.AM15:状態一覧.AM15">
            <calcext:condition calcext:apply-style-name="Good" calcext:value="=&quot;Y&quot;" calcext:base-cell-address="状態一覧.AM15"/>
            <calcext:condition calcext:apply-style-name="Bad" calcext:value="=&quot;N&quot;" calcext:base-cell-address="状態一覧.AM15"/>
          </calcext:conditional-format>
          <calcext:conditional-format calcext:target-range-address="状態一覧.AN15:状態一覧.AN15">
            <calcext:condition calcext:apply-style-name="Good" calcext:value="=&quot;Y&quot;" calcext:base-cell-address="状態一覧.AN15"/>
            <calcext:condition calcext:apply-style-name="Bad" calcext:value="=&quot;N&quot;" calcext:base-cell-address="状態一覧.AN15"/>
          </calcext:conditional-format>
          <calcext:conditional-format calcext:target-range-address="状態一覧.AO15:状態一覧.AO15">
            <calcext:condition calcext:apply-style-name="Good" calcext:value="=&quot;Y&quot;" calcext:base-cell-address="状態一覧.AO15"/>
            <calcext:condition calcext:apply-style-name="Bad" calcext:value="=&quot;N&quot;" calcext:base-cell-address="状態一覧.AO15"/>
          </calcext:conditional-format>
          <calcext:conditional-format calcext:target-range-address="状態一覧.AP15:状態一覧.AP15">
            <calcext:condition calcext:apply-style-name="Good" calcext:value="=&quot;Y&quot;" calcext:base-cell-address="状態一覧.AP15"/>
            <calcext:condition calcext:apply-style-name="Bad" calcext:value="=&quot;N&quot;" calcext:base-cell-address="状態一覧.AP15"/>
          </calcext:conditional-format>
          <calcext:conditional-format calcext:target-range-address="状態一覧.AQ15:状態一覧.AS15">
            <calcext:condition calcext:apply-style-name="Good" calcext:value="=&quot;Y&quot;" calcext:base-cell-address="状態一覧.AQ15"/>
            <calcext:condition calcext:apply-style-name="Bad" calcext:value="=&quot;N&quot;" calcext:base-cell-address="状態一覧.AQ15"/>
          </calcext:conditional-format>
          <calcext:conditional-format calcext:target-range-address="状態一覧.AT15:状態一覧.AT15">
            <calcext:condition calcext:apply-style-name="Good" calcext:value="=&quot;Y&quot;" calcext:base-cell-address="状態一覧.AT15"/>
            <calcext:condition calcext:apply-style-name="Bad" calcext:value="=&quot;N&quot;" calcext:base-cell-address="状態一覧.AT15"/>
          </calcext:conditional-format>
          <calcext:conditional-format calcext:target-range-address="状態一覧.AU15:状態一覧.AU15">
            <calcext:condition calcext:apply-style-name="Good" calcext:value="=&quot;Y&quot;" calcext:base-cell-address="状態一覧.AU15"/>
            <calcext:condition calcext:apply-style-name="Bad" calcext:value="=&quot;N&quot;" calcext:base-cell-address="状態一覧.AU15"/>
          </calcext:conditional-format>
          <calcext:conditional-format calcext:target-range-address="状態一覧.AV15:状態一覧.AV15">
            <calcext:condition calcext:apply-style-name="Good" calcext:value="=&quot;Y&quot;" calcext:base-cell-address="状態一覧.AV15"/>
            <calcext:condition calcext:apply-style-name="Bad" calcext:value="=&quot;N&quot;" calcext:base-cell-address="状態一覧.AV15"/>
          </calcext:conditional-format>
          <calcext:conditional-format calcext:target-range-address="状態一覧.AW15:状態一覧.AW15">
            <calcext:condition calcext:apply-style-name="Good" calcext:value="=&quot;Y&quot;" calcext:base-cell-address="状態一覧.AW15"/>
            <calcext:condition calcext:apply-style-name="Bad" calcext:value="=&quot;N&quot;" calcext:base-cell-address="状態一覧.AW15"/>
          </calcext:conditional-format>
          <calcext:conditional-format calcext:target-range-address="状態一覧.AX15:状態一覧.AX15">
            <calcext:condition calcext:apply-style-name="Good" calcext:value="=&quot;Y&quot;" calcext:base-cell-address="状態一覧.AX15"/>
            <calcext:condition calcext:apply-style-name="Bad" calcext:value="=&quot;N&quot;" calcext:base-cell-address="状態一覧.AX15"/>
          </calcext:conditional-format>
          <calcext:conditional-format calcext:target-range-address="状態一覧.AY15:状態一覧.AY15">
            <calcext:condition calcext:apply-style-name="Good" calcext:value="=&quot;Y&quot;" calcext:base-cell-address="状態一覧.AY15"/>
            <calcext:condition calcext:apply-style-name="Bad" calcext:value="=&quot;N&quot;" calcext:base-cell-address="状態一覧.AY15"/>
          </calcext:conditional-format>
          <calcext:conditional-format calcext:target-range-address="状態一覧.AZ15:状態一覧.AZ15">
            <calcext:condition calcext:apply-style-name="Good" calcext:value="=&quot;Y&quot;" calcext:base-cell-address="状態一覧.AZ15"/>
            <calcext:condition calcext:apply-style-name="Bad" calcext:value="=&quot;N&quot;" calcext:base-cell-address="状態一覧.AZ15"/>
          </calcext:conditional-format>
          <calcext:conditional-format calcext:target-range-address="状態一覧.BA15:状態一覧.BC15">
            <calcext:condition calcext:apply-style-name="Good" calcext:value="=&quot;Y&quot;" calcext:base-cell-address="状態一覧.BA15"/>
            <calcext:condition calcext:apply-style-name="Bad" calcext:value="=&quot;N&quot;" calcext:base-cell-address="状態一覧.BA15"/>
          </calcext:conditional-format>
          <calcext:conditional-format calcext:target-range-address="状態一覧.G16:状態一覧.G19">
            <calcext:condition calcext:apply-style-name="Good" calcext:value="=&quot;Y&quot;" calcext:base-cell-address="状態一覧.G16"/>
            <calcext:condition calcext:apply-style-name="Bad" calcext:value="=&quot;N&quot;" calcext:base-cell-address="状態一覧.G16"/>
            <calcext:condition calcext:apply-style-name="無題1" calcext:value="=&quot;-&quot;" calcext:base-cell-address="状態一覧.G16"/>
          </calcext:conditional-format>
          <calcext:conditional-format calcext:target-range-address="状態一覧.I17:状態一覧.I17">
            <calcext:condition calcext:apply-style-name="Good" calcext:value="=&quot;Y&quot;" calcext:base-cell-address="状態一覧.I17"/>
            <calcext:condition calcext:apply-style-name="Bad" calcext:value="=&quot;N&quot;" calcext:base-cell-address="状態一覧.I17"/>
            <calcext:condition calcext:apply-style-name="無題1" calcext:value="=&quot;-&quot;" calcext:base-cell-address="状態一覧.I17"/>
          </calcext:conditional-format>
          <calcext:conditional-format calcext:target-range-address="状態一覧.J17:状態一覧.J17">
            <calcext:condition calcext:apply-style-name="Good" calcext:value="=&quot;Y&quot;" calcext:base-cell-address="状態一覧.J17"/>
            <calcext:condition calcext:apply-style-name="Bad" calcext:value="=&quot;N&quot;" calcext:base-cell-address="状態一覧.J17"/>
            <calcext:condition calcext:apply-style-name="無題1" calcext:value="=&quot;-&quot;" calcext:base-cell-address="状態一覧.J17"/>
          </calcext:conditional-format>
          <calcext:conditional-format calcext:target-range-address="状態一覧.K17:状態一覧.K17">
            <calcext:condition calcext:apply-style-name="Good" calcext:value="=&quot;Y&quot;" calcext:base-cell-address="状態一覧.K17"/>
            <calcext:condition calcext:apply-style-name="Bad" calcext:value="=&quot;N&quot;" calcext:base-cell-address="状態一覧.K17"/>
            <calcext:condition calcext:apply-style-name="無題1" calcext:value="=&quot;-&quot;" calcext:base-cell-address="状態一覧.K17"/>
          </calcext:conditional-format>
          <calcext:conditional-format calcext:target-range-address="状態一覧.L17:状態一覧.L17">
            <calcext:condition calcext:apply-style-name="Good" calcext:value="=&quot;Y&quot;" calcext:base-cell-address="状態一覧.L17"/>
            <calcext:condition calcext:apply-style-name="Bad" calcext:value="=&quot;N&quot;" calcext:base-cell-address="状態一覧.L17"/>
            <calcext:condition calcext:apply-style-name="無題1" calcext:value="=&quot;-&quot;" calcext:base-cell-address="状態一覧.L17"/>
          </calcext:conditional-format>
          <calcext:conditional-format calcext:target-range-address="状態一覧.M17:状態一覧.M17">
            <calcext:condition calcext:apply-style-name="Good" calcext:value="=&quot;Y&quot;" calcext:base-cell-address="状態一覧.M17"/>
            <calcext:condition calcext:apply-style-name="Bad" calcext:value="=&quot;N&quot;" calcext:base-cell-address="状態一覧.M17"/>
            <calcext:condition calcext:apply-style-name="無題1" calcext:value="=&quot;-&quot;" calcext:base-cell-address="状態一覧.M17"/>
          </calcext:conditional-format>
          <calcext:conditional-format calcext:target-range-address="状態一覧.N17:状態一覧.N17">
            <calcext:condition calcext:apply-style-name="Good" calcext:value="=&quot;Y&quot;" calcext:base-cell-address="状態一覧.N17"/>
            <calcext:condition calcext:apply-style-name="Bad" calcext:value="=&quot;N&quot;" calcext:base-cell-address="状態一覧.N17"/>
            <calcext:condition calcext:apply-style-name="無題1" calcext:value="=&quot;-&quot;" calcext:base-cell-address="状態一覧.N17"/>
          </calcext:conditional-format>
          <calcext:conditional-format calcext:target-range-address="状態一覧.O17:状態一覧.O17">
            <calcext:condition calcext:apply-style-name="Good" calcext:value="=&quot;Y&quot;" calcext:base-cell-address="状態一覧.O17"/>
            <calcext:condition calcext:apply-style-name="Bad" calcext:value="=&quot;N&quot;" calcext:base-cell-address="状態一覧.O17"/>
            <calcext:condition calcext:apply-style-name="無題1" calcext:value="=&quot;-&quot;" calcext:base-cell-address="状態一覧.O17"/>
          </calcext:conditional-format>
          <calcext:conditional-format calcext:target-range-address="状態一覧.I16:状態一覧.I16">
            <calcext:condition calcext:apply-style-name="Good" calcext:value="=&quot;Y&quot;" calcext:base-cell-address="状態一覧.I16"/>
            <calcext:condition calcext:apply-style-name="Bad" calcext:value="=&quot;N&quot;" calcext:base-cell-address="状態一覧.I16"/>
          </calcext:conditional-format>
          <calcext:conditional-format calcext:target-range-address="状態一覧.J16:状態一覧.J16">
            <calcext:condition calcext:apply-style-name="Good" calcext:value="=&quot;Y&quot;" calcext:base-cell-address="状態一覧.J16"/>
            <calcext:condition calcext:apply-style-name="Bad" calcext:value="=&quot;N&quot;" calcext:base-cell-address="状態一覧.J16"/>
          </calcext:conditional-format>
          <calcext:conditional-format calcext:target-range-address="状態一覧.K16:状態一覧.K16">
            <calcext:condition calcext:apply-style-name="Good" calcext:value="=&quot;Y&quot;" calcext:base-cell-address="状態一覧.K16"/>
            <calcext:condition calcext:apply-style-name="Bad" calcext:value="=&quot;N&quot;" calcext:base-cell-address="状態一覧.K16"/>
          </calcext:conditional-format>
          <calcext:conditional-format calcext:target-range-address="状態一覧.L16:状態一覧.L16">
            <calcext:condition calcext:apply-style-name="Good" calcext:value="=&quot;Y&quot;" calcext:base-cell-address="状態一覧.L16"/>
            <calcext:condition calcext:apply-style-name="Bad" calcext:value="=&quot;N&quot;" calcext:base-cell-address="状態一覧.L16"/>
          </calcext:conditional-format>
          <calcext:conditional-format calcext:target-range-address="状態一覧.M16:状態一覧.M16">
            <calcext:condition calcext:apply-style-name="Good" calcext:value="=&quot;Y&quot;" calcext:base-cell-address="状態一覧.M16"/>
            <calcext:condition calcext:apply-style-name="Bad" calcext:value="=&quot;N&quot;" calcext:base-cell-address="状態一覧.M16"/>
          </calcext:conditional-format>
          <calcext:conditional-format calcext:target-range-address="状態一覧.N16:状態一覧.N16">
            <calcext:condition calcext:apply-style-name="Good" calcext:value="=&quot;Y&quot;" calcext:base-cell-address="状態一覧.N16"/>
            <calcext:condition calcext:apply-style-name="Bad" calcext:value="=&quot;N&quot;" calcext:base-cell-address="状態一覧.N16"/>
          </calcext:conditional-format>
          <calcext:conditional-format calcext:target-range-address="状態一覧.O16:状態一覧.O16">
            <calcext:condition calcext:apply-style-name="Good" calcext:value="=&quot;Y&quot;" calcext:base-cell-address="状態一覧.O16"/>
            <calcext:condition calcext:apply-style-name="Bad" calcext:value="=&quot;N&quot;" calcext:base-cell-address="状態一覧.O16"/>
          </calcext:conditional-format>
          <calcext:conditional-format calcext:target-range-address="状態一覧.H18:状態一覧.H18">
            <calcext:condition calcext:apply-style-name="Good" calcext:value="=&quot;Y&quot;" calcext:base-cell-address="状態一覧.H18"/>
            <calcext:condition calcext:apply-style-name="Bad" calcext:value="=&quot;N&quot;" calcext:base-cell-address="状態一覧.H18"/>
          </calcext:conditional-format>
          <calcext:conditional-format calcext:target-range-address="状態一覧.I18:状態一覧.I18">
            <calcext:condition calcext:apply-style-name="Good" calcext:value="=&quot;Y&quot;" calcext:base-cell-address="状態一覧.I18"/>
            <calcext:condition calcext:apply-style-name="Bad" calcext:value="=&quot;N&quot;" calcext:base-cell-address="状態一覧.I18"/>
          </calcext:conditional-format>
          <calcext:conditional-format calcext:target-range-address="状態一覧.J18:状態一覧.J18">
            <calcext:condition calcext:apply-style-name="Good" calcext:value="=&quot;Y&quot;" calcext:base-cell-address="状態一覧.J18"/>
            <calcext:condition calcext:apply-style-name="Bad" calcext:value="=&quot;N&quot;" calcext:base-cell-address="状態一覧.J18"/>
          </calcext:conditional-format>
          <calcext:conditional-format calcext:target-range-address="状態一覧.K18:状態一覧.K18">
            <calcext:condition calcext:apply-style-name="Good" calcext:value="=&quot;Y&quot;" calcext:base-cell-address="状態一覧.K18"/>
            <calcext:condition calcext:apply-style-name="Bad" calcext:value="=&quot;N&quot;" calcext:base-cell-address="状態一覧.K18"/>
          </calcext:conditional-format>
          <calcext:conditional-format calcext:target-range-address="状態一覧.L18:状態一覧.L18">
            <calcext:condition calcext:apply-style-name="Good" calcext:value="=&quot;Y&quot;" calcext:base-cell-address="状態一覧.L18"/>
            <calcext:condition calcext:apply-style-name="Bad" calcext:value="=&quot;N&quot;" calcext:base-cell-address="状態一覧.L18"/>
          </calcext:conditional-format>
          <calcext:conditional-format calcext:target-range-address="状態一覧.M18:状態一覧.M18">
            <calcext:condition calcext:apply-style-name="Good" calcext:value="=&quot;Y&quot;" calcext:base-cell-address="状態一覧.M18"/>
            <calcext:condition calcext:apply-style-name="Bad" calcext:value="=&quot;N&quot;" calcext:base-cell-address="状態一覧.M18"/>
          </calcext:conditional-format>
          <calcext:conditional-format calcext:target-range-address="状態一覧.N18:状態一覧.N18">
            <calcext:condition calcext:apply-style-name="Good" calcext:value="=&quot;Y&quot;" calcext:base-cell-address="状態一覧.N18"/>
            <calcext:condition calcext:apply-style-name="Bad" calcext:value="=&quot;N&quot;" calcext:base-cell-address="状態一覧.N18"/>
          </calcext:conditional-format>
          <calcext:conditional-format calcext:target-range-address="状態一覧.O18:状態一覧.O18">
            <calcext:condition calcext:apply-style-name="Good" calcext:value="=&quot;Y&quot;" calcext:base-cell-address="状態一覧.O18"/>
            <calcext:condition calcext:apply-style-name="Bad" calcext:value="=&quot;N&quot;" calcext:base-cell-address="状態一覧.O18"/>
          </calcext:conditional-format>
          <calcext:conditional-format calcext:target-range-address="状態一覧.H19:状態一覧.H19">
            <calcext:condition calcext:apply-style-name="Good" calcext:value="=&quot;Y&quot;" calcext:base-cell-address="状態一覧.H19"/>
            <calcext:condition calcext:apply-style-name="Bad" calcext:value="=&quot;N&quot;" calcext:base-cell-address="状態一覧.H19"/>
          </calcext:conditional-format>
          <calcext:conditional-format calcext:target-range-address="状態一覧.I19:状態一覧.I19">
            <calcext:condition calcext:apply-style-name="Good" calcext:value="=&quot;Y&quot;" calcext:base-cell-address="状態一覧.I19"/>
            <calcext:condition calcext:apply-style-name="Bad" calcext:value="=&quot;N&quot;" calcext:base-cell-address="状態一覧.I19"/>
          </calcext:conditional-format>
          <calcext:conditional-format calcext:target-range-address="状態一覧.J19:状態一覧.J19">
            <calcext:condition calcext:apply-style-name="Good" calcext:value="=&quot;Y&quot;" calcext:base-cell-address="状態一覧.J19"/>
            <calcext:condition calcext:apply-style-name="Bad" calcext:value="=&quot;N&quot;" calcext:base-cell-address="状態一覧.J19"/>
          </calcext:conditional-format>
          <calcext:conditional-format calcext:target-range-address="状態一覧.K19:状態一覧.K19">
            <calcext:condition calcext:apply-style-name="Good" calcext:value="=&quot;Y&quot;" calcext:base-cell-address="状態一覧.K19"/>
            <calcext:condition calcext:apply-style-name="Bad" calcext:value="=&quot;N&quot;" calcext:base-cell-address="状態一覧.K19"/>
          </calcext:conditional-format>
          <calcext:conditional-format calcext:target-range-address="状態一覧.L19:状態一覧.L19">
            <calcext:condition calcext:apply-style-name="Good" calcext:value="=&quot;Y&quot;" calcext:base-cell-address="状態一覧.L19"/>
            <calcext:condition calcext:apply-style-name="Bad" calcext:value="=&quot;N&quot;" calcext:base-cell-address="状態一覧.L19"/>
          </calcext:conditional-format>
          <calcext:conditional-format calcext:target-range-address="状態一覧.M19:状態一覧.M19">
            <calcext:condition calcext:apply-style-name="Good" calcext:value="=&quot;Y&quot;" calcext:base-cell-address="状態一覧.M19"/>
            <calcext:condition calcext:apply-style-name="Bad" calcext:value="=&quot;N&quot;" calcext:base-cell-address="状態一覧.M19"/>
          </calcext:conditional-format>
          <calcext:conditional-format calcext:target-range-address="状態一覧.N19:状態一覧.N19">
            <calcext:condition calcext:apply-style-name="Good" calcext:value="=&quot;Y&quot;" calcext:base-cell-address="状態一覧.N19"/>
            <calcext:condition calcext:apply-style-name="Bad" calcext:value="=&quot;N&quot;" calcext:base-cell-address="状態一覧.N19"/>
          </calcext:conditional-format>
          <calcext:conditional-format calcext:target-range-address="状態一覧.O19:状態一覧.O19">
            <calcext:condition calcext:apply-style-name="Good" calcext:value="=&quot;Y&quot;" calcext:base-cell-address="状態一覧.O19"/>
            <calcext:condition calcext:apply-style-name="Bad" calcext:value="=&quot;N&quot;" calcext:base-cell-address="状態一覧.O19"/>
          </calcext:conditional-format>
          <calcext:conditional-format calcext:target-range-address="状態一覧.P17:状態一覧.P17">
            <calcext:condition calcext:apply-style-name="Good" calcext:value="=&quot;Y&quot;" calcext:base-cell-address="状態一覧.P17"/>
            <calcext:condition calcext:apply-style-name="Bad" calcext:value="=&quot;N&quot;" calcext:base-cell-address="状態一覧.P17"/>
            <calcext:condition calcext:apply-style-name="無題1" calcext:value="=&quot;-&quot;" calcext:base-cell-address="状態一覧.P17"/>
          </calcext:conditional-format>
          <calcext:conditional-format calcext:target-range-address="状態一覧.Q17:状態一覧.Q17">
            <calcext:condition calcext:apply-style-name="Good" calcext:value="=&quot;Y&quot;" calcext:base-cell-address="状態一覧.Q17"/>
            <calcext:condition calcext:apply-style-name="Bad" calcext:value="=&quot;N&quot;" calcext:base-cell-address="状態一覧.Q17"/>
            <calcext:condition calcext:apply-style-name="無題1" calcext:value="=&quot;-&quot;" calcext:base-cell-address="状態一覧.Q17"/>
          </calcext:conditional-format>
          <calcext:conditional-format calcext:target-range-address="状態一覧.P16:状態一覧.P16">
            <calcext:condition calcext:apply-style-name="Good" calcext:value="=&quot;Y&quot;" calcext:base-cell-address="状態一覧.P16"/>
            <calcext:condition calcext:apply-style-name="Bad" calcext:value="=&quot;N&quot;" calcext:base-cell-address="状態一覧.P16"/>
          </calcext:conditional-format>
          <calcext:conditional-format calcext:target-range-address="状態一覧.Q16:状態一覧.Q16">
            <calcext:condition calcext:apply-style-name="Good" calcext:value="=&quot;Y&quot;" calcext:base-cell-address="状態一覧.Q16"/>
            <calcext:condition calcext:apply-style-name="Bad" calcext:value="=&quot;N&quot;" calcext:base-cell-address="状態一覧.Q16"/>
          </calcext:conditional-format>
          <calcext:conditional-format calcext:target-range-address="状態一覧.P18:状態一覧.P18">
            <calcext:condition calcext:apply-style-name="Good" calcext:value="=&quot;Y&quot;" calcext:base-cell-address="状態一覧.P18"/>
            <calcext:condition calcext:apply-style-name="Bad" calcext:value="=&quot;N&quot;" calcext:base-cell-address="状態一覧.P18"/>
          </calcext:conditional-format>
          <calcext:conditional-format calcext:target-range-address="状態一覧.Q18:状態一覧.Q18">
            <calcext:condition calcext:apply-style-name="Good" calcext:value="=&quot;Y&quot;" calcext:base-cell-address="状態一覧.Q18"/>
            <calcext:condition calcext:apply-style-name="Bad" calcext:value="=&quot;N&quot;" calcext:base-cell-address="状態一覧.Q18"/>
          </calcext:conditional-format>
          <calcext:conditional-format calcext:target-range-address="状態一覧.P19:状態一覧.P19">
            <calcext:condition calcext:apply-style-name="Good" calcext:value="=&quot;Y&quot;" calcext:base-cell-address="状態一覧.P19"/>
            <calcext:condition calcext:apply-style-name="Bad" calcext:value="=&quot;N&quot;" calcext:base-cell-address="状態一覧.P19"/>
          </calcext:conditional-format>
          <calcext:conditional-format calcext:target-range-address="状態一覧.Q19:状態一覧.Q19">
            <calcext:condition calcext:apply-style-name="Good" calcext:value="=&quot;Y&quot;" calcext:base-cell-address="状態一覧.Q19"/>
            <calcext:condition calcext:apply-style-name="Bad" calcext:value="=&quot;N&quot;" calcext:base-cell-address="状態一覧.Q19"/>
          </calcext:conditional-format>
          <calcext:conditional-format calcext:target-range-address="状態一覧.Z17:状態一覧.Z17">
            <calcext:condition calcext:apply-style-name="Good" calcext:value="=&quot;Y&quot;" calcext:base-cell-address="状態一覧.Z17"/>
            <calcext:condition calcext:apply-style-name="Bad" calcext:value="=&quot;N&quot;" calcext:base-cell-address="状態一覧.Z17"/>
            <calcext:condition calcext:apply-style-name="無題1" calcext:value="=&quot;-&quot;" calcext:base-cell-address="状態一覧.Z17"/>
          </calcext:conditional-format>
          <calcext:conditional-format calcext:target-range-address="状態一覧.AA17:状態一覧.AA17">
            <calcext:condition calcext:apply-style-name="Good" calcext:value="=&quot;Y&quot;" calcext:base-cell-address="状態一覧.AA17"/>
            <calcext:condition calcext:apply-style-name="Bad" calcext:value="=&quot;N&quot;" calcext:base-cell-address="状態一覧.AA17"/>
            <calcext:condition calcext:apply-style-name="無題1" calcext:value="=&quot;-&quot;" calcext:base-cell-address="状態一覧.AA17"/>
          </calcext:conditional-format>
          <calcext:conditional-format calcext:target-range-address="状態一覧.Z16:状態一覧.Z16">
            <calcext:condition calcext:apply-style-name="Good" calcext:value="=&quot;Y&quot;" calcext:base-cell-address="状態一覧.Z16"/>
            <calcext:condition calcext:apply-style-name="Bad" calcext:value="=&quot;N&quot;" calcext:base-cell-address="状態一覧.Z16"/>
          </calcext:conditional-format>
          <calcext:conditional-format calcext:target-range-address="状態一覧.AA16:状態一覧.AA16">
            <calcext:condition calcext:apply-style-name="Good" calcext:value="=&quot;Y&quot;" calcext:base-cell-address="状態一覧.AA16"/>
            <calcext:condition calcext:apply-style-name="Bad" calcext:value="=&quot;N&quot;" calcext:base-cell-address="状態一覧.AA16"/>
          </calcext:conditional-format>
          <calcext:conditional-format calcext:target-range-address="状態一覧.Z18:状態一覧.Z18">
            <calcext:condition calcext:apply-style-name="Good" calcext:value="=&quot;Y&quot;" calcext:base-cell-address="状態一覧.Z18"/>
            <calcext:condition calcext:apply-style-name="Bad" calcext:value="=&quot;N&quot;" calcext:base-cell-address="状態一覧.Z18"/>
          </calcext:conditional-format>
          <calcext:conditional-format calcext:target-range-address="状態一覧.AA18:状態一覧.AA18">
            <calcext:condition calcext:apply-style-name="Good" calcext:value="=&quot;Y&quot;" calcext:base-cell-address="状態一覧.AA18"/>
            <calcext:condition calcext:apply-style-name="Bad" calcext:value="=&quot;N&quot;" calcext:base-cell-address="状態一覧.AA18"/>
          </calcext:conditional-format>
          <calcext:conditional-format calcext:target-range-address="状態一覧.Z19:状態一覧.Z19">
            <calcext:condition calcext:apply-style-name="Good" calcext:value="=&quot;Y&quot;" calcext:base-cell-address="状態一覧.Z19"/>
            <calcext:condition calcext:apply-style-name="Bad" calcext:value="=&quot;N&quot;" calcext:base-cell-address="状態一覧.Z19"/>
          </calcext:conditional-format>
          <calcext:conditional-format calcext:target-range-address="状態一覧.AA19:状態一覧.AA19">
            <calcext:condition calcext:apply-style-name="Good" calcext:value="=&quot;Y&quot;" calcext:base-cell-address="状態一覧.AA19"/>
            <calcext:condition calcext:apply-style-name="Bad" calcext:value="=&quot;N&quot;" calcext:base-cell-address="状態一覧.AA19"/>
          </calcext:conditional-format>
          <calcext:conditional-format calcext:target-range-address="状態一覧.AJ17:状態一覧.AJ17">
            <calcext:condition calcext:apply-style-name="Good" calcext:value="=&quot;Y&quot;" calcext:base-cell-address="状態一覧.AJ17"/>
            <calcext:condition calcext:apply-style-name="Bad" calcext:value="=&quot;N&quot;" calcext:base-cell-address="状態一覧.AJ17"/>
            <calcext:condition calcext:apply-style-name="無題1" calcext:value="=&quot;-&quot;" calcext:base-cell-address="状態一覧.AJ17"/>
          </calcext:conditional-format>
          <calcext:conditional-format calcext:target-range-address="状態一覧.AK17:状態一覧.AK17">
            <calcext:condition calcext:apply-style-name="Good" calcext:value="=&quot;Y&quot;" calcext:base-cell-address="状態一覧.AK17"/>
            <calcext:condition calcext:apply-style-name="Bad" calcext:value="=&quot;N&quot;" calcext:base-cell-address="状態一覧.AK17"/>
            <calcext:condition calcext:apply-style-name="無題1" calcext:value="=&quot;-&quot;" calcext:base-cell-address="状態一覧.AK17"/>
          </calcext:conditional-format>
          <calcext:conditional-format calcext:target-range-address="状態一覧.AJ16:状態一覧.AJ16">
            <calcext:condition calcext:apply-style-name="Good" calcext:value="=&quot;Y&quot;" calcext:base-cell-address="状態一覧.AJ16"/>
            <calcext:condition calcext:apply-style-name="Bad" calcext:value="=&quot;N&quot;" calcext:base-cell-address="状態一覧.AJ16"/>
          </calcext:conditional-format>
          <calcext:conditional-format calcext:target-range-address="状態一覧.AK16:状態一覧.AK16">
            <calcext:condition calcext:apply-style-name="Good" calcext:value="=&quot;Y&quot;" calcext:base-cell-address="状態一覧.AK16"/>
            <calcext:condition calcext:apply-style-name="Bad" calcext:value="=&quot;N&quot;" calcext:base-cell-address="状態一覧.AK16"/>
          </calcext:conditional-format>
          <calcext:conditional-format calcext:target-range-address="状態一覧.AJ18:状態一覧.AJ18">
            <calcext:condition calcext:apply-style-name="Good" calcext:value="=&quot;Y&quot;" calcext:base-cell-address="状態一覧.AJ18"/>
            <calcext:condition calcext:apply-style-name="Bad" calcext:value="=&quot;N&quot;" calcext:base-cell-address="状態一覧.AJ18"/>
          </calcext:conditional-format>
          <calcext:conditional-format calcext:target-range-address="状態一覧.AK18:状態一覧.AK18">
            <calcext:condition calcext:apply-style-name="Good" calcext:value="=&quot;Y&quot;" calcext:base-cell-address="状態一覧.AK18"/>
            <calcext:condition calcext:apply-style-name="Bad" calcext:value="=&quot;N&quot;" calcext:base-cell-address="状態一覧.AK18"/>
          </calcext:conditional-format>
          <calcext:conditional-format calcext:target-range-address="状態一覧.AJ19:状態一覧.AJ19">
            <calcext:condition calcext:apply-style-name="Good" calcext:value="=&quot;Y&quot;" calcext:base-cell-address="状態一覧.AJ19"/>
            <calcext:condition calcext:apply-style-name="Bad" calcext:value="=&quot;N&quot;" calcext:base-cell-address="状態一覧.AJ19"/>
          </calcext:conditional-format>
          <calcext:conditional-format calcext:target-range-address="状態一覧.AK19:状態一覧.AK19">
            <calcext:condition calcext:apply-style-name="Good" calcext:value="=&quot;Y&quot;" calcext:base-cell-address="状態一覧.AK19"/>
            <calcext:condition calcext:apply-style-name="Bad" calcext:value="=&quot;N&quot;" calcext:base-cell-address="状態一覧.AK19"/>
          </calcext:conditional-format>
          <calcext:conditional-format calcext:target-range-address="状態一覧.AS18:状態一覧.AS19">
            <calcext:condition calcext:apply-style-name="Good" calcext:value="=&quot;Y&quot;" calcext:base-cell-address="状態一覧.AS18"/>
            <calcext:condition calcext:apply-style-name="Bad" calcext:value="=&quot;N&quot;" calcext:base-cell-address="状態一覧.AS18"/>
            <calcext:condition calcext:apply-style-name="無題1" calcext:value="=&quot;-&quot;" calcext:base-cell-address="状態一覧.AS18"/>
          </calcext:conditional-format>
          <calcext:conditional-format calcext:target-range-address="状態一覧.AT17:状態一覧.AT17">
            <calcext:condition calcext:apply-style-name="Good" calcext:value="=&quot;Y&quot;" calcext:base-cell-address="状態一覧.AT17"/>
            <calcext:condition calcext:apply-style-name="Bad" calcext:value="=&quot;N&quot;" calcext:base-cell-address="状態一覧.AT17"/>
            <calcext:condition calcext:apply-style-name="無題1" calcext:value="=&quot;-&quot;" calcext:base-cell-address="状態一覧.AT17"/>
          </calcext:conditional-format>
          <calcext:conditional-format calcext:target-range-address="状態一覧.AU17:状態一覧.AU17">
            <calcext:condition calcext:apply-style-name="Good" calcext:value="=&quot;Y&quot;" calcext:base-cell-address="状態一覧.AU17"/>
            <calcext:condition calcext:apply-style-name="Bad" calcext:value="=&quot;N&quot;" calcext:base-cell-address="状態一覧.AU17"/>
            <calcext:condition calcext:apply-style-name="無題1" calcext:value="=&quot;-&quot;" calcext:base-cell-address="状態一覧.AU17"/>
          </calcext:conditional-format>
          <calcext:conditional-format calcext:target-range-address="状態一覧.AT16:状態一覧.AT16">
            <calcext:condition calcext:apply-style-name="Good" calcext:value="=&quot;Y&quot;" calcext:base-cell-address="状態一覧.AT16"/>
            <calcext:condition calcext:apply-style-name="Bad" calcext:value="=&quot;N&quot;" calcext:base-cell-address="状態一覧.AT16"/>
          </calcext:conditional-format>
          <calcext:conditional-format calcext:target-range-address="状態一覧.AU16:状態一覧.AU16">
            <calcext:condition calcext:apply-style-name="Good" calcext:value="=&quot;Y&quot;" calcext:base-cell-address="状態一覧.AU16"/>
            <calcext:condition calcext:apply-style-name="Bad" calcext:value="=&quot;N&quot;" calcext:base-cell-address="状態一覧.AU16"/>
          </calcext:conditional-format>
          <calcext:conditional-format calcext:target-range-address="状態一覧.AT18:状態一覧.AT18">
            <calcext:condition calcext:apply-style-name="Good" calcext:value="=&quot;Y&quot;" calcext:base-cell-address="状態一覧.AT18"/>
            <calcext:condition calcext:apply-style-name="Bad" calcext:value="=&quot;N&quot;" calcext:base-cell-address="状態一覧.AT18"/>
          </calcext:conditional-format>
          <calcext:conditional-format calcext:target-range-address="状態一覧.AU18:状態一覧.AU18">
            <calcext:condition calcext:apply-style-name="Good" calcext:value="=&quot;Y&quot;" calcext:base-cell-address="状態一覧.AU18"/>
            <calcext:condition calcext:apply-style-name="Bad" calcext:value="=&quot;N&quot;" calcext:base-cell-address="状態一覧.AU18"/>
          </calcext:conditional-format>
          <calcext:conditional-format calcext:target-range-address="状態一覧.AT19:状態一覧.AT19">
            <calcext:condition calcext:apply-style-name="Good" calcext:value="=&quot;Y&quot;" calcext:base-cell-address="状態一覧.AT19"/>
            <calcext:condition calcext:apply-style-name="Bad" calcext:value="=&quot;N&quot;" calcext:base-cell-address="状態一覧.AT19"/>
          </calcext:conditional-format>
          <calcext:conditional-format calcext:target-range-address="状態一覧.AU19:状態一覧.AU19">
            <calcext:condition calcext:apply-style-name="Good" calcext:value="=&quot;Y&quot;" calcext:base-cell-address="状態一覧.AU19"/>
            <calcext:condition calcext:apply-style-name="Bad" calcext:value="=&quot;N&quot;" calcext:base-cell-address="状態一覧.AU19"/>
          </calcext:conditional-format>
          <calcext:conditional-format calcext:target-range-address="状態一覧.S18:状態一覧.S18">
            <calcext:condition calcext:apply-style-name="Good" calcext:value="=&quot;Y&quot;" calcext:base-cell-address="状態一覧.S18"/>
            <calcext:condition calcext:apply-style-name="Bad" calcext:value="=&quot;N&quot;" calcext:base-cell-address="状態一覧.S18"/>
            <calcext:condition calcext:apply-style-name="無題1" calcext:value="=&quot;-&quot;" calcext:base-cell-address="状態一覧.S18"/>
          </calcext:conditional-format>
          <calcext:conditional-format calcext:target-range-address="状態一覧.T18:状態一覧.T18">
            <calcext:condition calcext:apply-style-name="Good" calcext:value="=&quot;Y&quot;" calcext:base-cell-address="状態一覧.T18"/>
            <calcext:condition calcext:apply-style-name="Bad" calcext:value="=&quot;N&quot;" calcext:base-cell-address="状態一覧.T18"/>
            <calcext:condition calcext:apply-style-name="無題1" calcext:value="=&quot;-&quot;" calcext:base-cell-address="状態一覧.T18"/>
          </calcext:conditional-format>
          <calcext:conditional-format calcext:target-range-address="状態一覧.X18:状態一覧.X18">
            <calcext:condition calcext:apply-style-name="Good" calcext:value="=&quot;Y&quot;" calcext:base-cell-address="状態一覧.X18"/>
            <calcext:condition calcext:apply-style-name="Bad" calcext:value="=&quot;N&quot;" calcext:base-cell-address="状態一覧.X18"/>
            <calcext:condition calcext:apply-style-name="無題1" calcext:value="=&quot;-&quot;" calcext:base-cell-address="状態一覧.X18"/>
          </calcext:conditional-format>
          <calcext:conditional-format calcext:target-range-address="状態一覧.U18:状態一覧.U18">
            <calcext:condition calcext:apply-style-name="Good" calcext:value="=&quot;Y&quot;" calcext:base-cell-address="状態一覧.U18"/>
            <calcext:condition calcext:apply-style-name="Bad" calcext:value="=&quot;N&quot;" calcext:base-cell-address="状態一覧.U18"/>
            <calcext:condition calcext:apply-style-name="無題1" calcext:value="=&quot;-&quot;" calcext:base-cell-address="状態一覧.U18"/>
          </calcext:conditional-format>
          <calcext:conditional-format calcext:target-range-address="状態一覧.V18:状態一覧.V18">
            <calcext:condition calcext:apply-style-name="Good" calcext:value="=&quot;Y&quot;" calcext:base-cell-address="状態一覧.V18"/>
            <calcext:condition calcext:apply-style-name="Bad" calcext:value="=&quot;N&quot;" calcext:base-cell-address="状態一覧.V18"/>
            <calcext:condition calcext:apply-style-name="無題1" calcext:value="=&quot;-&quot;" calcext:base-cell-address="状態一覧.V18"/>
          </calcext:conditional-format>
          <calcext:conditional-format calcext:target-range-address="状態一覧.W18:状態一覧.W18">
            <calcext:condition calcext:apply-style-name="Good" calcext:value="=&quot;Y&quot;" calcext:base-cell-address="状態一覧.W18"/>
            <calcext:condition calcext:apply-style-name="Bad" calcext:value="=&quot;N&quot;" calcext:base-cell-address="状態一覧.W18"/>
            <calcext:condition calcext:apply-style-name="無題1" calcext:value="=&quot;-&quot;" calcext:base-cell-address="状態一覧.W18"/>
          </calcext:conditional-format>
          <calcext:conditional-format calcext:target-range-address="状態一覧.Y18:状態一覧.Y18">
            <calcext:condition calcext:apply-style-name="Good" calcext:value="=&quot;Y&quot;" calcext:base-cell-address="状態一覧.Y18"/>
            <calcext:condition calcext:apply-style-name="Bad" calcext:value="=&quot;N&quot;" calcext:base-cell-address="状態一覧.Y18"/>
            <calcext:condition calcext:apply-style-name="無題1" calcext:value="=&quot;-&quot;" calcext:base-cell-address="状態一覧.Y18"/>
          </calcext:conditional-format>
          <calcext:conditional-format calcext:target-range-address="状態一覧.R16:状態一覧.R17">
            <calcext:condition calcext:apply-style-name="Good" calcext:value="=&quot;Y&quot;" calcext:base-cell-address="状態一覧.R16"/>
            <calcext:condition calcext:apply-style-name="Bad" calcext:value="=&quot;N&quot;" calcext:base-cell-address="状態一覧.R16"/>
          </calcext:conditional-format>
          <calcext:conditional-format calcext:target-range-address="状態一覧.S16:状態一覧.S17">
            <calcext:condition calcext:apply-style-name="Good" calcext:value="=&quot;Y&quot;" calcext:base-cell-address="状態一覧.S16"/>
            <calcext:condition calcext:apply-style-name="Bad" calcext:value="=&quot;N&quot;" calcext:base-cell-address="状態一覧.S16"/>
          </calcext:conditional-format>
          <calcext:conditional-format calcext:target-range-address="状態一覧.T16:状態一覧.T17">
            <calcext:condition calcext:apply-style-name="Good" calcext:value="=&quot;Y&quot;" calcext:base-cell-address="状態一覧.T16"/>
            <calcext:condition calcext:apply-style-name="Bad" calcext:value="=&quot;N&quot;" calcext:base-cell-address="状態一覧.T16"/>
          </calcext:conditional-format>
          <calcext:conditional-format calcext:target-range-address="状態一覧.U16:状態一覧.U17">
            <calcext:condition calcext:apply-style-name="Good" calcext:value="=&quot;Y&quot;" calcext:base-cell-address="状態一覧.U16"/>
            <calcext:condition calcext:apply-style-name="Bad" calcext:value="=&quot;N&quot;" calcext:base-cell-address="状態一覧.U16"/>
          </calcext:conditional-format>
          <calcext:conditional-format calcext:target-range-address="状態一覧.V16:状態一覧.V17">
            <calcext:condition calcext:apply-style-name="Good" calcext:value="=&quot;Y&quot;" calcext:base-cell-address="状態一覧.V16"/>
            <calcext:condition calcext:apply-style-name="Bad" calcext:value="=&quot;N&quot;" calcext:base-cell-address="状態一覧.V16"/>
          </calcext:conditional-format>
          <calcext:conditional-format calcext:target-range-address="状態一覧.W16:状態一覧.W17">
            <calcext:condition calcext:apply-style-name="Good" calcext:value="=&quot;Y&quot;" calcext:base-cell-address="状態一覧.W16"/>
            <calcext:condition calcext:apply-style-name="Bad" calcext:value="=&quot;N&quot;" calcext:base-cell-address="状態一覧.W16"/>
          </calcext:conditional-format>
          <calcext:conditional-format calcext:target-range-address="状態一覧.X16:状態一覧.X17">
            <calcext:condition calcext:apply-style-name="Good" calcext:value="=&quot;Y&quot;" calcext:base-cell-address="状態一覧.X16"/>
            <calcext:condition calcext:apply-style-name="Bad" calcext:value="=&quot;N&quot;" calcext:base-cell-address="状態一覧.X16"/>
          </calcext:conditional-format>
          <calcext:conditional-format calcext:target-range-address="状態一覧.Y16:状態一覧.Y17">
            <calcext:condition calcext:apply-style-name="Good" calcext:value="=&quot;Y&quot;" calcext:base-cell-address="状態一覧.Y16"/>
            <calcext:condition calcext:apply-style-name="Bad" calcext:value="=&quot;N&quot;" calcext:base-cell-address="状態一覧.Y16"/>
          </calcext:conditional-format>
          <calcext:conditional-format calcext:target-range-address="状態一覧.R19:状態一覧.R19">
            <calcext:condition calcext:apply-style-name="Good" calcext:value="=&quot;Y&quot;" calcext:base-cell-address="状態一覧.R19"/>
            <calcext:condition calcext:apply-style-name="Bad" calcext:value="=&quot;N&quot;" calcext:base-cell-address="状態一覧.R19"/>
          </calcext:conditional-format>
          <calcext:conditional-format calcext:target-range-address="状態一覧.S19:状態一覧.S19">
            <calcext:condition calcext:apply-style-name="Good" calcext:value="=&quot;Y&quot;" calcext:base-cell-address="状態一覧.S19"/>
            <calcext:condition calcext:apply-style-name="Bad" calcext:value="=&quot;N&quot;" calcext:base-cell-address="状態一覧.S19"/>
          </calcext:conditional-format>
          <calcext:conditional-format calcext:target-range-address="状態一覧.T19:状態一覧.T19">
            <calcext:condition calcext:apply-style-name="Good" calcext:value="=&quot;Y&quot;" calcext:base-cell-address="状態一覧.T19"/>
            <calcext:condition calcext:apply-style-name="Bad" calcext:value="=&quot;N&quot;" calcext:base-cell-address="状態一覧.T19"/>
          </calcext:conditional-format>
          <calcext:conditional-format calcext:target-range-address="状態一覧.U19:状態一覧.U19">
            <calcext:condition calcext:apply-style-name="Good" calcext:value="=&quot;Y&quot;" calcext:base-cell-address="状態一覧.U19"/>
            <calcext:condition calcext:apply-style-name="Bad" calcext:value="=&quot;N&quot;" calcext:base-cell-address="状態一覧.U19"/>
          </calcext:conditional-format>
          <calcext:conditional-format calcext:target-range-address="状態一覧.V19:状態一覧.V19">
            <calcext:condition calcext:apply-style-name="Good" calcext:value="=&quot;Y&quot;" calcext:base-cell-address="状態一覧.V19"/>
            <calcext:condition calcext:apply-style-name="Bad" calcext:value="=&quot;N&quot;" calcext:base-cell-address="状態一覧.V19"/>
          </calcext:conditional-format>
          <calcext:conditional-format calcext:target-range-address="状態一覧.W19:状態一覧.W19">
            <calcext:condition calcext:apply-style-name="Good" calcext:value="=&quot;Y&quot;" calcext:base-cell-address="状態一覧.W19"/>
            <calcext:condition calcext:apply-style-name="Bad" calcext:value="=&quot;N&quot;" calcext:base-cell-address="状態一覧.W19"/>
          </calcext:conditional-format>
          <calcext:conditional-format calcext:target-range-address="状態一覧.X19:状態一覧.X19">
            <calcext:condition calcext:apply-style-name="Good" calcext:value="=&quot;Y&quot;" calcext:base-cell-address="状態一覧.X19"/>
            <calcext:condition calcext:apply-style-name="Bad" calcext:value="=&quot;N&quot;" calcext:base-cell-address="状態一覧.X19"/>
          </calcext:conditional-format>
          <calcext:conditional-format calcext:target-range-address="状態一覧.Y19:状態一覧.Y19">
            <calcext:condition calcext:apply-style-name="Good" calcext:value="=&quot;Y&quot;" calcext:base-cell-address="状態一覧.Y19"/>
            <calcext:condition calcext:apply-style-name="Bad" calcext:value="=&quot;N&quot;" calcext:base-cell-address="状態一覧.Y19"/>
          </calcext:conditional-format>
          <calcext:conditional-format calcext:target-range-address="状態一覧.AB18:状態一覧.AB18">
            <calcext:condition calcext:apply-style-name="Good" calcext:value="=&quot;Y&quot;" calcext:base-cell-address="状態一覧.AB18"/>
            <calcext:condition calcext:apply-style-name="Bad" calcext:value="=&quot;N&quot;" calcext:base-cell-address="状態一覧.AB18"/>
            <calcext:condition calcext:apply-style-name="無題1" calcext:value="=&quot;-&quot;" calcext:base-cell-address="状態一覧.AB18"/>
          </calcext:conditional-format>
          <calcext:conditional-format calcext:target-range-address="状態一覧.AC18:状態一覧.AC18">
            <calcext:condition calcext:apply-style-name="Good" calcext:value="=&quot;Y&quot;" calcext:base-cell-address="状態一覧.AC18"/>
            <calcext:condition calcext:apply-style-name="Bad" calcext:value="=&quot;N&quot;" calcext:base-cell-address="状態一覧.AC18"/>
            <calcext:condition calcext:apply-style-name="無題1" calcext:value="=&quot;-&quot;" calcext:base-cell-address="状態一覧.AC18"/>
          </calcext:conditional-format>
          <calcext:conditional-format calcext:target-range-address="状態一覧.AB16:状態一覧.AB17">
            <calcext:condition calcext:apply-style-name="Good" calcext:value="=&quot;Y&quot;" calcext:base-cell-address="状態一覧.AB16"/>
            <calcext:condition calcext:apply-style-name="Bad" calcext:value="=&quot;N&quot;" calcext:base-cell-address="状態一覧.AB16"/>
          </calcext:conditional-format>
          <calcext:conditional-format calcext:target-range-address="状態一覧.AC16:状態一覧.AC17">
            <calcext:condition calcext:apply-style-name="Good" calcext:value="=&quot;Y&quot;" calcext:base-cell-address="状態一覧.AC16"/>
            <calcext:condition calcext:apply-style-name="Bad" calcext:value="=&quot;N&quot;" calcext:base-cell-address="状態一覧.AC16"/>
          </calcext:conditional-format>
          <calcext:conditional-format calcext:target-range-address="状態一覧.AB19:状態一覧.AB19">
            <calcext:condition calcext:apply-style-name="Good" calcext:value="=&quot;Y&quot;" calcext:base-cell-address="状態一覧.AB19"/>
            <calcext:condition calcext:apply-style-name="Bad" calcext:value="=&quot;N&quot;" calcext:base-cell-address="状態一覧.AB19"/>
          </calcext:conditional-format>
          <calcext:conditional-format calcext:target-range-address="状態一覧.AC19:状態一覧.AC19">
            <calcext:condition calcext:apply-style-name="Good" calcext:value="=&quot;Y&quot;" calcext:base-cell-address="状態一覧.AC19"/>
            <calcext:condition calcext:apply-style-name="Bad" calcext:value="=&quot;N&quot;" calcext:base-cell-address="状態一覧.AC19"/>
          </calcext:conditional-format>
          <calcext:conditional-format calcext:target-range-address="状態一覧.AL18:状態一覧.AL18">
            <calcext:condition calcext:apply-style-name="Good" calcext:value="=&quot;Y&quot;" calcext:base-cell-address="状態一覧.AL18"/>
            <calcext:condition calcext:apply-style-name="Bad" calcext:value="=&quot;N&quot;" calcext:base-cell-address="状態一覧.AL18"/>
            <calcext:condition calcext:apply-style-name="無題1" calcext:value="=&quot;-&quot;" calcext:base-cell-address="状態一覧.AL18"/>
          </calcext:conditional-format>
          <calcext:conditional-format calcext:target-range-address="状態一覧.AM18:状態一覧.AM18">
            <calcext:condition calcext:apply-style-name="Good" calcext:value="=&quot;Y&quot;" calcext:base-cell-address="状態一覧.AM18"/>
            <calcext:condition calcext:apply-style-name="Bad" calcext:value="=&quot;N&quot;" calcext:base-cell-address="状態一覧.AM18"/>
            <calcext:condition calcext:apply-style-name="無題1" calcext:value="=&quot;-&quot;" calcext:base-cell-address="状態一覧.AM18"/>
          </calcext:conditional-format>
          <calcext:conditional-format calcext:target-range-address="状態一覧.AL16:状態一覧.AL17">
            <calcext:condition calcext:apply-style-name="Good" calcext:value="=&quot;Y&quot;" calcext:base-cell-address="状態一覧.AL16"/>
            <calcext:condition calcext:apply-style-name="Bad" calcext:value="=&quot;N&quot;" calcext:base-cell-address="状態一覧.AL16"/>
          </calcext:conditional-format>
          <calcext:conditional-format calcext:target-range-address="状態一覧.AM16:状態一覧.AM17">
            <calcext:condition calcext:apply-style-name="Good" calcext:value="=&quot;Y&quot;" calcext:base-cell-address="状態一覧.AM16"/>
            <calcext:condition calcext:apply-style-name="Bad" calcext:value="=&quot;N&quot;" calcext:base-cell-address="状態一覧.AM16"/>
          </calcext:conditional-format>
          <calcext:conditional-format calcext:target-range-address="状態一覧.AL19:状態一覧.AL19">
            <calcext:condition calcext:apply-style-name="Good" calcext:value="=&quot;Y&quot;" calcext:base-cell-address="状態一覧.AL19"/>
            <calcext:condition calcext:apply-style-name="Bad" calcext:value="=&quot;N&quot;" calcext:base-cell-address="状態一覧.AL19"/>
          </calcext:conditional-format>
          <calcext:conditional-format calcext:target-range-address="状態一覧.AM19:状態一覧.AM19">
            <calcext:condition calcext:apply-style-name="Good" calcext:value="=&quot;Y&quot;" calcext:base-cell-address="状態一覧.AM19"/>
            <calcext:condition calcext:apply-style-name="Bad" calcext:value="=&quot;N&quot;" calcext:base-cell-address="状態一覧.AM19"/>
          </calcext:conditional-format>
          <calcext:conditional-format calcext:target-range-address="状態一覧.AV18:状態一覧.AV18">
            <calcext:condition calcext:apply-style-name="Good" calcext:value="=&quot;Y&quot;" calcext:base-cell-address="状態一覧.AV18"/>
            <calcext:condition calcext:apply-style-name="Bad" calcext:value="=&quot;N&quot;" calcext:base-cell-address="状態一覧.AV18"/>
            <calcext:condition calcext:apply-style-name="無題1" calcext:value="=&quot;-&quot;" calcext:base-cell-address="状態一覧.AV18"/>
          </calcext:conditional-format>
          <calcext:conditional-format calcext:target-range-address="状態一覧.AW18:状態一覧.AW18">
            <calcext:condition calcext:apply-style-name="Good" calcext:value="=&quot;Y&quot;" calcext:base-cell-address="状態一覧.AW18"/>
            <calcext:condition calcext:apply-style-name="Bad" calcext:value="=&quot;N&quot;" calcext:base-cell-address="状態一覧.AW18"/>
            <calcext:condition calcext:apply-style-name="無題1" calcext:value="=&quot;-&quot;" calcext:base-cell-address="状態一覧.AW18"/>
          </calcext:conditional-format>
          <calcext:conditional-format calcext:target-range-address="状態一覧.AV16:状態一覧.AV17">
            <calcext:condition calcext:apply-style-name="Good" calcext:value="=&quot;Y&quot;" calcext:base-cell-address="状態一覧.AV16"/>
            <calcext:condition calcext:apply-style-name="Bad" calcext:value="=&quot;N&quot;" calcext:base-cell-address="状態一覧.AV16"/>
          </calcext:conditional-format>
          <calcext:conditional-format calcext:target-range-address="状態一覧.AW16:状態一覧.AW17">
            <calcext:condition calcext:apply-style-name="Good" calcext:value="=&quot;Y&quot;" calcext:base-cell-address="状態一覧.AW16"/>
            <calcext:condition calcext:apply-style-name="Bad" calcext:value="=&quot;N&quot;" calcext:base-cell-address="状態一覧.AW16"/>
          </calcext:conditional-format>
          <calcext:conditional-format calcext:target-range-address="状態一覧.AV19:状態一覧.AV19">
            <calcext:condition calcext:apply-style-name="Good" calcext:value="=&quot;Y&quot;" calcext:base-cell-address="状態一覧.AV19"/>
            <calcext:condition calcext:apply-style-name="Bad" calcext:value="=&quot;N&quot;" calcext:base-cell-address="状態一覧.AV19"/>
          </calcext:conditional-format>
          <calcext:conditional-format calcext:target-range-address="状態一覧.AW19:状態一覧.AW19">
            <calcext:condition calcext:apply-style-name="Good" calcext:value="=&quot;Y&quot;" calcext:base-cell-address="状態一覧.AW19"/>
            <calcext:condition calcext:apply-style-name="Bad" calcext:value="=&quot;N&quot;" calcext:base-cell-address="状態一覧.AW19"/>
          </calcext:conditional-format>
          <calcext:conditional-format calcext:target-range-address="状態一覧.AE16:状態一覧.AE16">
            <calcext:condition calcext:apply-style-name="Good" calcext:value="=&quot;Y&quot;" calcext:base-cell-address="状態一覧.AE16"/>
            <calcext:condition calcext:apply-style-name="Bad" calcext:value="=&quot;N&quot;" calcext:base-cell-address="状態一覧.AE16"/>
          </calcext:conditional-format>
          <calcext:conditional-format calcext:target-range-address="状態一覧.AF16:状態一覧.AF16">
            <calcext:condition calcext:apply-style-name="Good" calcext:value="=&quot;Y&quot;" calcext:base-cell-address="状態一覧.AF16"/>
            <calcext:condition calcext:apply-style-name="Bad" calcext:value="=&quot;N&quot;" calcext:base-cell-address="状態一覧.AF16"/>
          </calcext:conditional-format>
          <calcext:conditional-format calcext:target-range-address="状態一覧.AG16:状態一覧.AG16">
            <calcext:condition calcext:apply-style-name="Good" calcext:value="=&quot;Y&quot;" calcext:base-cell-address="状態一覧.AG16"/>
            <calcext:condition calcext:apply-style-name="Bad" calcext:value="=&quot;N&quot;" calcext:base-cell-address="状態一覧.AG16"/>
          </calcext:conditional-format>
          <calcext:conditional-format calcext:target-range-address="状態一覧.AD17:状態一覧.AD19">
            <calcext:condition calcext:apply-style-name="Good" calcext:value="=&quot;Y&quot;" calcext:base-cell-address="状態一覧.AD17"/>
            <calcext:condition calcext:apply-style-name="Bad" calcext:value="=&quot;N&quot;" calcext:base-cell-address="状態一覧.AD17"/>
            <calcext:condition calcext:apply-style-name="無題1" calcext:value="=&quot;-&quot;" calcext:base-cell-address="状態一覧.AD17"/>
          </calcext:conditional-format>
          <calcext:conditional-format calcext:target-range-address="状態一覧.AE17:状態一覧.AE19">
            <calcext:condition calcext:apply-style-name="Good" calcext:value="=&quot;Y&quot;" calcext:base-cell-address="状態一覧.AE17"/>
            <calcext:condition calcext:apply-style-name="Bad" calcext:value="=&quot;N&quot;" calcext:base-cell-address="状態一覧.AE17"/>
            <calcext:condition calcext:apply-style-name="無題1" calcext:value="=&quot;-&quot;" calcext:base-cell-address="状態一覧.AE17"/>
          </calcext:conditional-format>
          <calcext:conditional-format calcext:target-range-address="状態一覧.AF17:状態一覧.AF19">
            <calcext:condition calcext:apply-style-name="Good" calcext:value="=&quot;Y&quot;" calcext:base-cell-address="状態一覧.AF17"/>
            <calcext:condition calcext:apply-style-name="Bad" calcext:value="=&quot;N&quot;" calcext:base-cell-address="状態一覧.AF17"/>
            <calcext:condition calcext:apply-style-name="無題1" calcext:value="=&quot;-&quot;" calcext:base-cell-address="状態一覧.AF17"/>
          </calcext:conditional-format>
          <calcext:conditional-format calcext:target-range-address="状態一覧.AG17:状態一覧.AG19">
            <calcext:condition calcext:apply-style-name="Good" calcext:value="=&quot;Y&quot;" calcext:base-cell-address="状態一覧.AG17"/>
            <calcext:condition calcext:apply-style-name="Bad" calcext:value="=&quot;N&quot;" calcext:base-cell-address="状態一覧.AG17"/>
            <calcext:condition calcext:apply-style-name="無題1" calcext:value="=&quot;-&quot;" calcext:base-cell-address="状態一覧.AG17"/>
          </calcext:conditional-format>
          <calcext:conditional-format calcext:target-range-address="状態一覧.AH16:状態一覧.AI16">
            <calcext:condition calcext:apply-style-name="Good" calcext:value="=&quot;Y&quot;" calcext:base-cell-address="状態一覧.AH16"/>
            <calcext:condition calcext:apply-style-name="Bad" calcext:value="=&quot;N&quot;" calcext:base-cell-address="状態一覧.AH16"/>
          </calcext:conditional-format>
          <calcext:conditional-format calcext:target-range-address="状態一覧.AH17:状態一覧.AH19">
            <calcext:condition calcext:apply-style-name="Good" calcext:value="=&quot;Y&quot;" calcext:base-cell-address="状態一覧.AH17"/>
            <calcext:condition calcext:apply-style-name="Bad" calcext:value="=&quot;N&quot;" calcext:base-cell-address="状態一覧.AH17"/>
            <calcext:condition calcext:apply-style-name="無題1" calcext:value="=&quot;-&quot;" calcext:base-cell-address="状態一覧.AH17"/>
          </calcext:conditional-format>
          <calcext:conditional-format calcext:target-range-address="状態一覧.AI17:状態一覧.AI19">
            <calcext:condition calcext:apply-style-name="Good" calcext:value="=&quot;Y&quot;" calcext:base-cell-address="状態一覧.AI17"/>
            <calcext:condition calcext:apply-style-name="Bad" calcext:value="=&quot;N&quot;" calcext:base-cell-address="状態一覧.AI17"/>
            <calcext:condition calcext:apply-style-name="無題1" calcext:value="=&quot;-&quot;" calcext:base-cell-address="状態一覧.AI17"/>
          </calcext:conditional-format>
          <calcext:conditional-format calcext:target-range-address="状態一覧.AS16:状態一覧.AS18">
            <calcext:condition calcext:apply-style-name="Good" calcext:value="=&quot;Y&quot;" calcext:base-cell-address="状態一覧.AS16"/>
            <calcext:condition calcext:apply-style-name="Bad" calcext:value="=&quot;N&quot;" calcext:base-cell-address="状態一覧.AS16"/>
          </calcext:conditional-format>
          <calcext:conditional-format calcext:target-range-address="状態一覧.BB18:状態一覧.BB19">
            <calcext:condition calcext:apply-style-name="Good" calcext:value="=&quot;Y&quot;" calcext:base-cell-address="状態一覧.BB18"/>
            <calcext:condition calcext:apply-style-name="Bad" calcext:value="=&quot;N&quot;" calcext:base-cell-address="状態一覧.BB18"/>
            <calcext:condition calcext:apply-style-name="無題1" calcext:value="=&quot;-&quot;" calcext:base-cell-address="状態一覧.BB18"/>
          </calcext:conditional-format>
          <calcext:conditional-format calcext:target-range-address="状態一覧.BB16:状態一覧.BB18">
            <calcext:condition calcext:apply-style-name="Good" calcext:value="=&quot;Y&quot;" calcext:base-cell-address="状態一覧.BB16"/>
            <calcext:condition calcext:apply-style-name="Bad" calcext:value="=&quot;N&quot;" calcext:base-cell-address="状態一覧.BB16"/>
          </calcext:conditional-format>
          <calcext:conditional-format calcext:target-range-address="状態一覧.BC18:状態一覧.BC19">
            <calcext:condition calcext:apply-style-name="Good" calcext:value="=&quot;Y&quot;" calcext:base-cell-address="状態一覧.BC18"/>
            <calcext:condition calcext:apply-style-name="Bad" calcext:value="=&quot;N&quot;" calcext:base-cell-address="状態一覧.BC18"/>
            <calcext:condition calcext:apply-style-name="無題1" calcext:value="=&quot;-&quot;" calcext:base-cell-address="状態一覧.BC18"/>
          </calcext:conditional-format>
          <calcext:conditional-format calcext:target-range-address="状態一覧.BC16:状態一覧.BC18">
            <calcext:condition calcext:apply-style-name="Good" calcext:value="=&quot;Y&quot;" calcext:base-cell-address="状態一覧.BC16"/>
            <calcext:condition calcext:apply-style-name="Bad" calcext:value="=&quot;N&quot;" calcext:base-cell-address="状態一覧.BC16"/>
          </calcext:conditional-format>
          <calcext:conditional-format calcext:target-range-address="状態一覧.AY17:状態一覧.AY19">
            <calcext:condition calcext:apply-style-name="Good" calcext:value="=&quot;Y&quot;" calcext:base-cell-address="状態一覧.AY17"/>
            <calcext:condition calcext:apply-style-name="Bad" calcext:value="=&quot;N&quot;" calcext:base-cell-address="状態一覧.AY17"/>
            <calcext:condition calcext:apply-style-name="無題1" calcext:value="=&quot;-&quot;" calcext:base-cell-address="状態一覧.AY17"/>
          </calcext:conditional-format>
          <calcext:conditional-format calcext:target-range-address="状態一覧.AZ17:状態一覧.AZ19 状態一覧.AZ16:状態一覧.BA16">
            <calcext:condition calcext:apply-style-name="Good" calcext:value="=&quot;Y&quot;" calcext:base-cell-address="状態一覧.AZ16"/>
            <calcext:condition calcext:apply-style-name="Bad" calcext:value="=&quot;N&quot;" calcext:base-cell-address="状態一覧.AZ16"/>
            <calcext:condition calcext:apply-style-name="無題1" calcext:value="=&quot;-&quot;" calcext:base-cell-address="状態一覧.AZ16"/>
          </calcext:conditional-format>
          <calcext:conditional-format calcext:target-range-address="状態一覧.BA17:状態一覧.BA19">
            <calcext:condition calcext:apply-style-name="Good" calcext:value="=&quot;Y&quot;" calcext:base-cell-address="状態一覧.BA17"/>
            <calcext:condition calcext:apply-style-name="Bad" calcext:value="=&quot;N&quot;" calcext:base-cell-address="状態一覧.BA17"/>
            <calcext:condition calcext:apply-style-name="無題1" calcext:value="=&quot;-&quot;" calcext:base-cell-address="状態一覧.BA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b2b2b2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00/00/00</text:date>, <text:time style:data-style-name="N2" text:time-value="17:45:34.07353906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00:19:15.307580919</meta:creation-date>
    <dc:date>2018-06-29T18:23:43.093097904</dc:date>
    <meta:editing-duration>PT2H13M7S</meta:editing-duration>
    <meta:editing-cycles>54</meta:editing-cycles>
    <meta:generator>LibreOffice/6.0.3.2$Linux_X86_64 LibreOffice_project/00m0$Build-2</meta:generator>
    <meta:document-statistic meta:table-count="2" meta:cell-count="873" meta:object-count="0"/>
  </office:meta>
</office:document-meta>
</file>